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9902777777778cm"/>
    </style:style>
    <style:style style:name="co5" style:family="table-column">
      <style:table-column-properties fo:break-before="auto" style:column-width="4.72722222222222cm"/>
    </style:style>
    <style:style style:name="co6" style:family="table-column">
      <style:table-column-properties fo:break-before="auto" style:column-width="4.35680555555555cm"/>
    </style:style>
    <style:style style:name="co7" style:family="table-column">
      <style:table-column-properties fo:break-before="auto" style:column-width="6.49111111111111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Experiment 4</text:p>
          </table:table-cell>
          <table:table-cell table:number-columns-repeated="4" table:style-name="ce1"/>
          <table:table-cell table:style-name="ce5"/>
          <table:table-cell table:number-columns-repeated="16378" table:style-name="ce1"/>
        </table:table-row>
        <table:table-row table:style-name="ro2">
          <table:table-cell office:value-type="string" table:style-name="ce3">
            <text:p><text:s/>T_start</text:p>
          </table:table-cell>
          <table:table-cell office:value-type="string" table:style-name="ce2">
            <text:p><text:s/>T_end</text:p>
          </table:table-cell>
          <table:table-cell office:value-type="string" table:style-name="ce3">
            <text:p>T_elapsed (ms)</text:p>
          </table:table-cell>
          <table:table-cell office:value-type="string" table:style-name="ce3">
            <text:p>Voltage (W)</text:p>
          </table:table-cell>
          <table:table-cell office:value-type="string" table:style-name="ce6">
            <text:p>Current (mA)</text:p>
          </table:table-cell>
          <table:table-cell office:value-type="string" table:style-name="ce7">
            <text:p>Consumed energy (J=Ws)</text:p>
          </table:table-cell>
          <table:table-cell table:number-columns-repeated="2" table:style-name="ce3"/>
          <table:table-cell office:value-type="string" table:style-name="ce3">
            <text:p>Consumed energy without SO (J=Ws)</text:p>
          </table:table-cell>
          <table:table-cell office:value-type="string" table:style-name="ce3">
            <text:p>Base power consumption by SO (Ws)</text:p>
          </table:table-cell>
          <table:table-cell table:number-columns-repeated="16374" table:style-name="ce3"/>
        </table:table-row>
        <table:table-row table:style-name="ro3">
          <table:table-cell office:value-type="time" office:time-value="PT17H34M0S" table:style-name="ce4">
            <text:p>17:34:00</text:p>
          </table:table-cell>
          <table:table-cell office:value-type="time" office:time-value="PT17H34M2S" table:style-name="ce4">
            <text:p>17:34:02</text:p>
          </table:table-cell>
          <table:table-cell office:value-type="float" office:value="1046" table:style-name="ce1">
            <text:p>1046</text:p>
          </table:table-cell>
          <table:table-cell office:value-type="float" office:value="5.13" table:style-name="ce1">
            <text:p>5,13</text:p>
          </table:table-cell>
          <table:table-cell office:value-type="float" office:value="664.41" table:style-name="ce1">
            <text:p>664,41</text:p>
          </table:table-cell>
          <table:table-cell office:value-type="float" office:value="3.5652107718000003" table:formula="of:=[.C3]/1000 * [.D3]*[.E3]/1000" table:style-name="ce1">
            <text:p>3,565210772</text:p>
          </table:table-cell>
          <table:table-cell table:number-columns-repeated="2" table:style-name="ce1"/>
          <table:table-cell office:value-type="float" office:value="0.90638808606089638" table:formula="of:=[.F3]-([.$J$3]*[.C3]/1000)" table:style-name="ce1">
            <text:p>0,906388086</text:p>
          </table:table-cell>
          <table:table-cell office:value-type="float" office:value="2.541895493058417" table:style-name="ce1">
            <text:p>2,541895493</text:p>
          </table:table-cell>
          <table:table-cell table:number-columns-repeated="16374"/>
        </table:table-row>
        <table:table-row table:style-name="ro3">
          <table:table-cell office:value-type="time" office:time-value="PT17H34M2S" table:style-name="ce4">
            <text:p>17:34:02</text:p>
          </table:table-cell>
          <table:table-cell office:value-type="time" office:time-value="PT17H34M3S" table:style-name="ce4">
            <text:p>17:34:03</text:p>
          </table:table-cell>
          <table:table-cell office:value-type="float" office:value="1055" table:style-name="ce1">
            <text:p>1055</text:p>
          </table:table-cell>
          <table:table-cell office:value-type="float" office:value="5.15" table:style-name="ce1">
            <text:p>5,15</text:p>
          </table:table-cell>
          <table:table-cell office:value-type="float" office:value="575.54999999999995" table:style-name="ce1">
            <text:p>575,55</text:p>
          </table:table-cell>
          <table:table-cell office:value-type="float" office:value="3.1271070375000001" table:formula="of:=[.C4]/1000 * [.D4]*[.E4]/1000" table:style-name="ce1">
            <text:p>3,127107038</text:p>
          </table:table-cell>
          <table:table-cell table:number-columns-repeated="2" table:style-name="ce1"/>
          <table:table-cell office:value-type="float" office:value="0.44540729232336984" table:formula="of:=[.F4]-([.$J$3]*[.C4]/1000)" table:style-name="ce1">
            <text:p>0,445407292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3S" table:style-name="ce4">
            <text:p>17:34:03</text:p>
          </table:table-cell>
          <table:table-cell office:value-type="time" office:time-value="PT17H34M4S" table:style-name="ce4">
            <text:p>17:34:04</text:p>
          </table:table-cell>
          <table:table-cell office:value-type="float" office:value="1056" table:style-name="ce1">
            <text:p>1056</text:p>
          </table:table-cell>
          <table:table-cell office:value-type="float" office:value="5.16" table:style-name="ce1">
            <text:p>5,16</text:p>
          </table:table-cell>
          <table:table-cell office:value-type="float" office:value="579.57000000000005" table:style-name="ce1">
            <text:p>579,57</text:p>
          </table:table-cell>
          <table:table-cell office:value-type="float" office:value="3.1580537472000008" table:formula="of:=[.C5]/1000 * [.D5]*[.E5]/1000" table:style-name="ce1">
            <text:p>3,158053747</text:p>
          </table:table-cell>
          <table:table-cell table:number-columns-repeated="2" table:style-name="ce1"/>
          <table:table-cell office:value-type="float" office:value="0.47381210653031225" table:formula="of:=[.F5]-([.$J$3]*[.C5]/1000)" table:style-name="ce1">
            <text:p>0,473812107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4S" table:style-name="ce4">
            <text:p>17:34:04</text:p>
          </table:table-cell>
          <table:table-cell office:value-type="time" office:time-value="PT17H34M5S" table:style-name="ce4">
            <text:p>17:34:05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6.4" table:style-name="ce1">
            <text:p>536,4</text:p>
          </table:table-cell>
          <table:table-cell office:value-type="float" office:value="2.9617647840000001" table:formula="of:=[.C6]/1000 * [.D6]*[.E6]/1000" table:style-name="ce1">
            <text:p>2,961764784</text:p>
          </table:table-cell>
          <table:table-cell table:number-columns-repeated="2" table:style-name="ce1"/>
          <table:table-cell office:value-type="float" office:value="0.24702039741361093" table:formula="of:=[.F6]-([.$J$3]*[.C6]/1000)" table:style-name="ce1">
            <text:p>0,247020397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5S" table:style-name="ce4">
            <text:p>17:34:05</text:p>
          </table:table-cell>
          <table:table-cell office:value-type="time" office:time-value="PT17H34M6S" table:style-name="ce4">
            <text:p>17:34:06</text:p>
          </table:table-cell>
          <table:table-cell office:value-type="float" office:value="1058" table:style-name="ce1">
            <text:p>1058</text:p>
          </table:table-cell>
          <table:table-cell office:value-type="float" office:value="5.15" table:style-name="ce1">
            <text:p>5,15</text:p>
          </table:table-cell>
          <table:table-cell office:value-type="float" office:value="577.83000000000004" table:style-name="ce1">
            <text:p>577,83</text:p>
          </table:table-cell>
          <table:table-cell office:value-type="float" office:value="3.1484223210000004" table:formula="of:=[.C7]/1000 * [.D7]*[.E7]/1000" table:style-name="ce1">
            <text:p>3,148422321</text:p>
          </table:table-cell>
          <table:table-cell table:number-columns-repeated="2" table:style-name="ce1"/>
          <table:table-cell office:value-type="float" office:value="0.45909688934419535" table:formula="of:=[.F7]-([.$J$3]*[.C7]/1000)" table:style-name="ce1">
            <text:p>0,459096889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6S" table:style-name="ce4">
            <text:p>17:34:06</text:p>
          </table:table-cell>
          <table:table-cell office:value-type="time" office:time-value="PT17H34M7S" table:style-name="ce4">
            <text:p>17:34:07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9.96" table:style-name="ce1">
            <text:p>559,96</text:p>
          </table:table-cell>
          <table:table-cell office:value-type="float" office:value="3.0945405455999997" table:formula="of:=[.C8]/1000 * [.D8]*[.E8]/1000" table:style-name="ce1">
            <text:p>3,094540546</text:p>
          </table:table-cell>
          <table:table-cell table:number-columns-repeated="2" table:style-name="ce1"/>
          <table:table-cell office:value-type="float" office:value="0.37217047253443525" table:formula="of:=[.F8]-([.$J$3]*[.C8]/1000)" table:style-name="ce1">
            <text:p>0,372170473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7S" table:style-name="ce4">
            <text:p>17:34:07</text:p>
          </table:table-cell>
          <table:table-cell office:value-type="time" office:time-value="PT17H34M8S" table:style-name="ce4">
            <text:p>17:34:08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7.52" table:style-name="ce1">
            <text:p>557,52</text:p>
          </table:table-cell>
          <table:table-cell office:value-type="float" office:value="3.0810562271999999" table:formula="of:=[.C9]/1000 * [.D9]*[.E9]/1000" table:style-name="ce1">
            <text:p>3,081056227</text:p>
          </table:table-cell>
          <table:table-cell table:number-columns-repeated="2" table:style-name="ce1"/>
          <table:table-cell office:value-type="float" office:value="0.3586861541344355" table:formula="of:=[.F9]-([.$J$3]*[.C9]/1000)" table:style-name="ce1">
            <text:p>0,358686154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8S" table:style-name="ce4">
            <text:p>17:34:08</text:p>
          </table:table-cell>
          <table:table-cell office:value-type="time" office:time-value="PT17H34M9S" table:style-name="ce4">
            <text:p>17:34:09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49.4" table:style-name="ce1">
            <text:p>549,4</text:p>
          </table:table-cell>
          <table:table-cell office:value-type="float" office:value="3.0588614159999996" table:formula="of:=[.C10]/1000 * [.D10]*[.E10]/1000" table:style-name="ce1">
            <text:p>3,058861416</text:p>
          </table:table-cell>
          <table:table-cell table:number-columns-repeated="2" table:style-name="ce1"/>
          <table:table-cell office:value-type="float" office:value="0.31615617898996762" table:formula="of:=[.F10]-([.$J$3]*[.C10]/1000)" table:style-name="ce1">
            <text:p>0,316156179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9S" table:style-name="ce4">
            <text:p>17:34:09</text:p>
          </table:table-cell>
          <table:table-cell office:value-type="time" office:time-value="PT17H34M10S" table:style-name="ce4">
            <text:p>17:34:10</text:p>
          </table:table-cell>
          <table:table-cell office:value-type="float" office:value="1092" table:style-name="ce1">
            <text:p>1092</text:p>
          </table:table-cell>
          <table:table-cell office:value-type="float" office:value="5.16" table:style-name="ce1">
            <text:p>5,16</text:p>
          </table:table-cell>
          <table:table-cell office:value-type="float" office:value="563.66999999999996" table:style-name="ce1">
            <text:p>563,67</text:p>
          </table:table-cell>
          <table:table-cell office:value-type="float" office:value="3.1761226224000003" table:formula="of:=[.C11]/1000 * [.D11]*[.E11]/1000" table:style-name="ce1">
            <text:p>3,176122622</text:p>
          </table:table-cell>
          <table:table-cell table:number-columns-repeated="2" table:style-name="ce1"/>
          <table:table-cell office:value-type="float" office:value="0.40037274398020894" table:formula="of:=[.F11]-([.$J$3]*[.C11]/1000)" table:style-name="ce1">
            <text:p>0,400372744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10S" table:style-name="ce4">
            <text:p>17:34:10</text:p>
          </table:table-cell>
          <table:table-cell office:value-type="time" office:time-value="PT17H34M11S" table:style-name="ce4">
            <text:p>17:34:1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5.63" table:style-name="ce1">
            <text:p>565,63</text:p>
          </table:table-cell>
          <table:table-cell office:value-type="float" office:value="3.1025258003999996" table:formula="of:=[.C12]/1000 * [.D12]*[.E12]/1000" table:style-name="ce1">
            <text:p>3,1025258</text:p>
          </table:table-cell>
          <table:table-cell table:number-columns-repeated="2" table:style-name="ce1"/>
          <table:table-cell office:value-type="float" office:value="0.40049089127890225" table:formula="of:=[.F12]-([.$J$3]*[.C12]/1000)" table:style-name="ce1">
            <text:p>0,400490891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11S" table:style-name="ce4">
            <text:p>17:34:11</text:p>
          </table:table-cell>
          <table:table-cell office:value-type="time" office:time-value="PT17H34M12S" table:style-name="ce4">
            <text:p>17:34:1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2.6" table:style-name="ce1">
            <text:p>572,6</text:p>
          </table:table-cell>
          <table:table-cell office:value-type="float" office:value="3.1437114240000001" table:formula="of:=[.C13]/1000 * [.D13]*[.E13]/1000" table:style-name="ce1">
            <text:p>3,143711424</text:p>
          </table:table-cell>
          <table:table-cell table:number-columns-repeated="2" table:style-name="ce1"/>
          <table:table-cell office:value-type="float" office:value="0.43913461938584453" table:formula="of:=[.F13]-([.$J$3]*[.C13]/1000)" table:style-name="ce1">
            <text:p>0,439134619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12S" table:style-name="ce4">
            <text:p>17:34:12</text:p>
          </table:table-cell>
          <table:table-cell office:value-type="time" office:time-value="PT17H34M14S" table:style-name="ce4">
            <text:p>17:34:14</text:p>
          </table:table-cell>
          <table:table-cell office:value-type="float" office:value="1083" table:style-name="ce1">
            <text:p>1083</text:p>
          </table:table-cell>
          <table:table-cell office:value-type="float" office:value="5.16" table:style-name="ce1">
            <text:p>5,16</text:p>
          </table:table-cell>
          <table:table-cell office:value-type="float" office:value="561.76" table:style-name="ce1">
            <text:p>561,76</text:p>
          </table:table-cell>
          <table:table-cell office:value-type="float" office:value="3.1392721728000001" table:formula="of:=[.C14]/1000 * [.D14]*[.E14]/1000" table:style-name="ce1">
            <text:p>3,139272173</text:p>
          </table:table-cell>
          <table:table-cell table:number-columns-repeated="2" table:style-name="ce1"/>
          <table:table-cell office:value-type="float" office:value="0.3863993538177346" table:formula="of:=[.F14]-([.$J$3]*[.C14]/1000)" table:style-name="ce1">
            <text:p>0,386399354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14S" table:style-name="ce4">
            <text:p>17:34:14</text:p>
          </table:table-cell>
          <table:table-cell office:value-type="time" office:time-value="PT17H34M15S" table:style-name="ce4">
            <text:p>17:34:15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0.89" table:style-name="ce1">
            <text:p>560,89</text:p>
          </table:table-cell>
          <table:table-cell office:value-type="float" office:value="3.1025742528000002" table:formula="of:=[.C15]/1000 * [.D15]*[.E15]/1000" table:style-name="ce1">
            <text:p>3,102574253</text:p>
          </table:table-cell>
          <table:table-cell table:number-columns-repeated="2" table:style-name="ce1"/>
          <table:table-cell office:value-type="float" office:value="0.37766228424137749" table:formula="of:=[.F15]-([.$J$3]*[.C15]/1000)" table:style-name="ce1">
            <text:p>0,377662284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15S" table:style-name="ce4">
            <text:p>17:34:15</text:p>
          </table:table-cell>
          <table:table-cell office:value-type="time" office:time-value="PT17H34M16S" table:style-name="ce4">
            <text:p>17:34:16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5.51" table:style-name="ce1">
            <text:p>525,51</text:p>
          </table:table-cell>
          <table:table-cell office:value-type="float" office:value="2.9070687689999999" table:formula="of:=[.C16]/1000 * [.D16]*[.E16]/1000" table:style-name="ce1">
            <text:p>2,907068769</text:p>
          </table:table-cell>
          <table:table-cell table:number-columns-repeated="2" table:style-name="ce1"/>
          <table:table-cell office:value-type="float" office:value="0.18724059142749372" table:formula="of:=[.F16]-([.$J$3]*[.C16]/1000)" table:style-name="ce1">
            <text:p>0,187240591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7H34M16S" table:style-name="ce4">
            <text:p>17:34:16</text:p>
          </table:table-cell>
          <table:table-cell office:value-type="time" office:time-value="PT17H34M17S" table:style-name="ce4">
            <text:p>17:34:17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35.38" table:style-name="ce1">
            <text:p>535,38</text:p>
          </table:table-cell>
          <table:table-cell office:value-type="float" office:value="2.9755081949999997" table:formula="of:=[.C17]/1000 * [.D17]*[.E17]/1000" table:style-name="ce1">
            <text:p>2,975508195</text:p>
          </table:table-cell>
          <table:table-cell table:number-columns-repeated="2" table:style-name="ce1"/>
          <table:table-cell office:value-type="float" office:value="0.2429705399622013" table:formula="of:=[.F17]-([.$J$3]*[.C17]/1000)" table:style-name="ce1">
            <text:p>0,24297054</text:p>
          </table:table-cell>
          <table:table-cell table:number-columns-repeated="16375"/>
        </table:table-row>
        <table:table-row table:style-name="ro3">
          <table:table-cell office:value-type="time" office:time-value="PT17H34M17S" table:style-name="ce4">
            <text:p>17:34:17</text:p>
          </table:table-cell>
          <table:table-cell office:value-type="time" office:time-value="PT17H34M18S" table:style-name="ce4">
            <text:p>17:34:18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73.64" table:style-name="ce1">
            <text:p>573,64</text:p>
          </table:table-cell>
          <table:table-cell office:value-type="float" office:value="3.1911134288" table:formula="of:=[.C18]/1000 * [.D18]*[.E18]/1000" table:style-name="ce1">
            <text:p>3,191113429</text:p>
          </table:table-cell>
          <table:table-cell table:number-columns-repeated="2" table:style-name="ce1"/>
          <table:table-cell office:value-type="float" office:value="0.45603387826914332" table:formula="of:=[.F18]-([.$J$3]*[.C18]/1000)" table:style-name="ce1">
            <text:p>0,456033878</text:p>
          </table:table-cell>
          <table:table-cell table:number-columns-repeated="16375"/>
        </table:table-row>
        <table:table-row table:style-name="ro3">
          <table:table-cell office:value-type="time" office:time-value="PT17H34M18S" table:style-name="ce4">
            <text:p>17:34:18</text:p>
          </table:table-cell>
          <table:table-cell office:value-type="time" office:time-value="PT17H34M19S" table:style-name="ce4">
            <text:p>17:34:19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41.52" table:style-name="ce1">
            <text:p>541,52</text:p>
          </table:table-cell>
          <table:table-cell office:value-type="float" office:value="3.0040334631999994" table:formula="of:=[.C19]/1000 * [.D19]*[.E19]/1000" table:style-name="ce1">
            <text:p>3,004033463</text:p>
          </table:table-cell>
          <table:table-cell table:number-columns-repeated="2" table:style-name="ce1"/>
          <table:table-cell office:value-type="float" office:value="0.27657959914831798" table:formula="of:=[.F19]-([.$J$3]*[.C19]/1000)" table:style-name="ce1">
            <text:p>0,276579599</text:p>
          </table:table-cell>
          <table:table-cell table:number-columns-repeated="16375"/>
        </table:table-row>
        <table:table-row table:style-name="ro3">
          <table:table-cell office:value-type="time" office:time-value="PT17H34M19S" table:style-name="ce4">
            <text:p>17:34:19</text:p>
          </table:table-cell>
          <table:table-cell office:value-type="time" office:time-value="PT17H34M20S" table:style-name="ce4">
            <text:p>17:34:20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72.15" table:style-name="ce1">
            <text:p>572,15</text:p>
          </table:table-cell>
          <table:table-cell office:value-type="float" office:value="3.1766683440000003" table:formula="of:=[.C20]/1000 * [.D20]*[.E20]/1000" table:style-name="ce1">
            <text:p>3,176668344</text:p>
          </table:table-cell>
          <table:table-cell table:number-columns-repeated="2" table:style-name="ce1"/>
          <table:table-cell office:value-type="float" office:value="0.44158879346914359" table:formula="of:=[.F20]-([.$J$3]*[.C20]/1000)" table:style-name="ce1">
            <text:p>0,441588793</text:p>
          </table:table-cell>
          <table:table-cell table:number-columns-repeated="16375"/>
        </table:table-row>
        <table:table-row table:style-name="ro3">
          <table:table-cell office:value-type="time" office:time-value="PT17H34M20S" table:style-name="ce4">
            <text:p>17:34:20</text:p>
          </table:table-cell>
          <table:table-cell office:value-type="time" office:time-value="PT17H34M21S" table:style-name="ce4">
            <text:p>17:34:2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2.41999999999996" table:style-name="ce1">
            <text:p>532,42</text:p>
          </table:table-cell>
          <table:table-cell office:value-type="float" office:value="2.9425415865999995" table:formula="of:=[.C21]/1000 * [.D21]*[.E21]/1000" table:style-name="ce1">
            <text:p>2,942541587</text:p>
          </table:table-cell>
          <table:table-cell table:number-columns-repeated="2" table:style-name="ce1"/>
          <table:table-cell office:value-type="float" office:value="0.22525530452055209" table:formula="of:=[.F21]-([.$J$3]*[.C21]/1000)" table:style-name="ce1">
            <text:p>0,225255305</text:p>
          </table:table-cell>
          <table:table-cell table:number-columns-repeated="16375"/>
        </table:table-row>
        <table:table-row table:style-name="ro3">
          <table:table-cell office:value-type="time" office:time-value="PT17H34M21S" table:style-name="ce4">
            <text:p>17:34:21</text:p>
          </table:table-cell>
          <table:table-cell office:value-type="time" office:time-value="PT17H34M22S" table:style-name="ce4">
            <text:p>17:34:2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6.88" table:style-name="ce1">
            <text:p>536,88</text:p>
          </table:table-cell>
          <table:table-cell office:value-type="float" office:value="2.9644151327999997" table:formula="of:=[.C22]/1000 * [.D22]*[.E22]/1000" table:style-name="ce1">
            <text:p>2,964415133</text:p>
          </table:table-cell>
          <table:table-cell table:number-columns-repeated="2" table:style-name="ce1"/>
          <table:table-cell office:value-type="float" office:value="0.24967074621361052" table:formula="of:=[.F22]-([.$J$3]*[.C22]/1000)" table:style-name="ce1">
            <text:p>0,249670746</text:p>
          </table:table-cell>
          <table:table-cell table:number-columns-repeated="16375"/>
        </table:table-row>
        <table:table-row table:style-name="ro3">
          <table:table-cell office:value-type="time" office:time-value="PT17H34M22S" table:style-name="ce4">
            <text:p>17:34:22</text:p>
          </table:table-cell>
          <table:table-cell office:value-type="time" office:time-value="PT17H34M23S" table:style-name="ce4">
            <text:p>17:34:23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4.87" table:style-name="ce1">
            <text:p>544,87</text:p>
          </table:table-cell>
          <table:table-cell office:value-type="float" office:value="3.0055247148000004" table:formula="of:=[.C23]/1000 * [.D23]*[.E23]/1000" table:style-name="ce1">
            <text:p>3,005524715</text:p>
          </table:table-cell>
          <table:table-cell table:number-columns-repeated="2" table:style-name="ce1"/>
          <table:table-cell office:value-type="float" office:value="0.28823843272055294" table:formula="of:=[.F23]-([.$J$3]*[.C23]/1000)" table:style-name="ce1">
            <text:p>0,288238433</text:p>
          </table:table-cell>
          <table:table-cell table:number-columns-repeated="16375"/>
        </table:table-row>
        <table:table-row table:style-name="ro3">
          <table:table-cell office:value-type="time" office:time-value="PT17H34M24S" table:style-name="ce4">
            <text:p>17:34:24</text:p>
          </table:table-cell>
          <table:table-cell office:value-type="time" office:time-value="PT17H34M25S" table:style-name="ce4">
            <text:p>17:34:25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3.58000000000004" table:style-name="ce1">
            <text:p>553,58</text:p>
          </table:table-cell>
          <table:table-cell office:value-type="float" office:value="3.0592823687999999" table:formula="of:=[.C24]/1000 * [.D24]*[.E24]/1000" table:style-name="ce1">
            <text:p>3,059282369</text:p>
          </table:table-cell>
          <table:table-cell table:number-columns-repeated="2" table:style-name="ce1"/>
          <table:table-cell office:value-type="float" office:value="0.33691229573443549" table:formula="of:=[.F24]-([.$J$3]*[.C24]/1000)" table:style-name="ce1">
            <text:p>0,336912296</text:p>
          </table:table-cell>
          <table:table-cell table:number-columns-repeated="16375"/>
        </table:table-row>
        <table:table-row table:style-name="ro3">
          <table:table-cell office:value-type="time" office:time-value="PT17H34M25S" table:style-name="ce4">
            <text:p>17:34:25</text:p>
          </table:table-cell>
          <table:table-cell office:value-type="time" office:time-value="PT17H34M26S" table:style-name="ce4">
            <text:p>17:34:2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8.80999999999995" table:style-name="ce1">
            <text:p>548,81</text:p>
          </table:table-cell>
          <table:table-cell office:value-type="float" office:value="3.0331246912999994" table:formula="of:=[.C25]/1000 * [.D25]*[.E25]/1000" table:style-name="ce1">
            <text:p>3,033124691</text:p>
          </table:table-cell>
          <table:table-cell table:number-columns-repeated="2" table:style-name="ce1"/>
          <table:table-cell office:value-type="float" office:value="0.31583840922055195" table:formula="of:=[.F25]-([.$J$3]*[.C25]/1000)" table:style-name="ce1">
            <text:p>0,315838409</text:p>
          </table:table-cell>
          <table:table-cell table:number-columns-repeated="16375"/>
        </table:table-row>
        <table:table-row table:style-name="ro3">
          <table:table-cell office:value-type="time" office:time-value="PT17H34M26S" table:style-name="ce4">
            <text:p>17:34:26</text:p>
          </table:table-cell>
          <table:table-cell office:value-type="time" office:time-value="PT17H34M27S" table:style-name="ce4">
            <text:p>17:34:27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2.61" table:style-name="ce1">
            <text:p>542,61</text:p>
          </table:table-cell>
          <table:table-cell office:value-type="float" office:value="3.0042579348" table:formula="of:=[.C26]/1000 * [.D26]*[.E26]/1000" table:style-name="ce1">
            <text:p>3,004257935</text:p>
          </table:table-cell>
          <table:table-cell table:number-columns-repeated="2" table:style-name="ce1"/>
          <table:table-cell office:value-type="float" office:value="0.27680407074831859" table:formula="of:=[.F26]-([.$J$3]*[.C26]/1000)" table:style-name="ce1">
            <text:p>0,276804071</text:p>
          </table:table-cell>
          <table:table-cell table:number-columns-repeated="16375"/>
        </table:table-row>
        <table:table-row table:style-name="ro3">
          <table:table-cell office:value-type="time" office:time-value="PT17H34M27S" table:style-name="ce4">
            <text:p>17:34:27</text:p>
          </table:table-cell>
          <table:table-cell office:value-type="time" office:time-value="PT17H34M28S" table:style-name="ce4">
            <text:p>17:34:28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54.32000000000005" table:style-name="ce1">
            <text:p>554,32</text:p>
          </table:table-cell>
          <table:table-cell office:value-type="float" office:value="3.0779061456000005" table:formula="of:=[.C27]/1000 * [.D27]*[.E27]/1000" table:style-name="ce1">
            <text:p>3,077906146</text:p>
          </table:table-cell>
          <table:table-cell table:number-columns-repeated="2" table:style-name="ce1"/>
          <table:table-cell office:value-type="float" office:value="0.34791038605526081" table:formula="of:=[.F27]-([.$J$3]*[.C27]/1000)" table:style-name="ce1">
            <text:p>0,347910386</text:p>
          </table:table-cell>
          <table:table-cell table:number-columns-repeated="16375"/>
        </table:table-row>
        <table:table-row table:style-name="ro3">
          <table:table-cell office:value-type="time" office:time-value="PT17H34M28S" table:style-name="ce4">
            <text:p>17:34:28</text:p>
          </table:table-cell>
          <table:table-cell office:value-type="time" office:time-value="PT17H34M29S" table:style-name="ce4">
            <text:p>17:34:29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6.5" table:style-name="ce1">
            <text:p>546,5</text:p>
          </table:table-cell>
          <table:table-cell office:value-type="float" office:value="3.0288341600000002" table:formula="of:=[.C28]/1000 * [.D28]*[.E28]/1000" table:style-name="ce1">
            <text:p>3,02883416</text:p>
          </table:table-cell>
          <table:table-cell table:number-columns-repeated="2" table:style-name="ce1"/>
          <table:table-cell office:value-type="float" office:value="0.30392219144137744" table:formula="of:=[.F28]-([.$J$3]*[.C28]/1000)" table:style-name="ce1">
            <text:p>0,303922191</text:p>
          </table:table-cell>
          <table:table-cell table:number-columns-repeated="16375"/>
        </table:table-row>
        <table:table-row table:style-name="ro3">
          <table:table-cell office:value-type="time" office:time-value="PT17H34M29S" table:style-name="ce4">
            <text:p>17:34:29</text:p>
          </table:table-cell>
          <table:table-cell office:value-type="time" office:time-value="PT17H34M30S" table:style-name="ce4">
            <text:p>17:34:3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1.71" table:style-name="ce1">
            <text:p>541,71</text:p>
          </table:table-cell>
          <table:table-cell office:value-type="float" office:value="2.9880940284000004" table:formula="of:=[.C29]/1000 * [.D29]*[.E29]/1000" table:style-name="ce1">
            <text:p>2,988094028</text:p>
          </table:table-cell>
          <table:table-cell table:number-columns-repeated="2" table:style-name="ce1"/>
          <table:table-cell office:value-type="float" office:value="0.27080774632055293" table:formula="of:=[.F29]-([.$J$3]*[.C29]/1000)" table:style-name="ce1">
            <text:p>0,270807746</text:p>
          </table:table-cell>
          <table:table-cell table:number-columns-repeated="16375"/>
        </table:table-row>
        <table:table-row table:style-name="ro3">
          <table:table-cell office:value-type="time" office:time-value="PT17H34M30S" table:style-name="ce4">
            <text:p>17:34:30</text:p>
          </table:table-cell>
          <table:table-cell office:value-type="time" office:time-value="PT17H34M31S" table:style-name="ce4">
            <text:p>17:34:31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43.32000000000005" table:style-name="ce1">
            <text:p>543,32</text:p>
          </table:table-cell>
          <table:table-cell office:value-type="float" office:value="3.0196367300000002" table:formula="of:=[.C30]/1000 * [.D30]*[.E30]/1000" table:style-name="ce1">
            <text:p>3,01963673</text:p>
          </table:table-cell>
          <table:table-cell table:number-columns-repeated="2" table:style-name="ce1"/>
          <table:table-cell office:value-type="float" office:value="0.28709907496220177" table:formula="of:=[.F30]-([.$J$3]*[.C30]/1000)" table:style-name="ce1">
            <text:p>0,287099075</text:p>
          </table:table-cell>
          <table:table-cell table:number-columns-repeated="16375"/>
        </table:table-row>
        <table:table-row table:style-name="ro3">
          <table:table-cell office:value-type="time" office:time-value="PT17H34M31S" table:style-name="ce4">
            <text:p>17:34:31</text:p>
          </table:table-cell>
          <table:table-cell office:value-type="time" office:time-value="PT17H34M32S" table:style-name="ce4">
            <text:p>17:34:3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1.09" table:style-name="ce1">
            <text:p>541,09</text:p>
          </table:table-cell>
          <table:table-cell office:value-type="float" office:value="2.9876609004000003" table:formula="of:=[.C31]/1000 * [.D31]*[.E31]/1000" table:style-name="ce1">
            <text:p>2,9876609</text:p>
          </table:table-cell>
          <table:table-cell table:number-columns-repeated="2" table:style-name="ce1"/>
          <table:table-cell office:value-type="float" office:value="0.27291651381361115" table:formula="of:=[.F31]-([.$J$3]*[.C31]/1000)" table:style-name="ce1">
            <text:p>0,272916514</text:p>
          </table:table-cell>
          <table:table-cell table:number-columns-repeated="16375"/>
        </table:table-row>
        <table:table-row table:style-name="ro3">
          <table:table-cell office:value-type="time" office:time-value="PT17H34M32S" table:style-name="ce4">
            <text:p>17:34:32</text:p>
          </table:table-cell>
          <table:table-cell office:value-type="time" office:time-value="PT17H34M33S" table:style-name="ce4">
            <text:p>17:34:33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59.05999999999995" table:style-name="ce1">
            <text:p>559,06</text:p>
          </table:table-cell>
          <table:table-cell office:value-type="float" office:value="3.0926640139999999" table:formula="of:=[.C32]/1000 * [.D32]*[.E32]/1000" table:style-name="ce1">
            <text:p>3,092664014</text:p>
          </table:table-cell>
          <table:table-cell table:number-columns-repeated="2" table:style-name="ce1"/>
          <table:table-cell office:value-type="float" office:value="0.37283583642749374" table:formula="of:=[.F32]-([.$J$3]*[.C32]/1000)" table:style-name="ce1">
            <text:p>0,372835836</text:p>
          </table:table-cell>
          <table:table-cell table:number-columns-repeated="16375"/>
        </table:table-row>
        <table:table-row table:style-name="ro3">
          <table:table-cell office:value-type="time" office:time-value="PT17H34M33S" table:style-name="ce4">
            <text:p>17:34:33</text:p>
          </table:table-cell>
          <table:table-cell office:value-type="time" office:time-value="PT17H34M34S" table:style-name="ce4">
            <text:p>17:34:34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9.12" table:style-name="ce1">
            <text:p>559,12</text:p>
          </table:table-cell>
          <table:table-cell office:value-type="float" office:value="3.0927834624000003" table:formula="of:=[.C33]/1000 * [.D33]*[.E33]/1000" table:style-name="ce1">
            <text:p>3,092783462</text:p>
          </table:table-cell>
          <table:table-cell table:number-columns-repeated="2" table:style-name="ce1"/>
          <table:table-cell office:value-type="float" office:value="0.36787149384137763" table:formula="of:=[.F33]-([.$J$3]*[.C33]/1000)" table:style-name="ce1">
            <text:p>0,367871494</text:p>
          </table:table-cell>
          <table:table-cell table:number-columns-repeated="16375"/>
        </table:table-row>
        <table:table-row table:style-name="ro3">
          <table:table-cell office:value-type="time" office:time-value="PT17H34M35S" table:style-name="ce4">
            <text:p>17:34:35</text:p>
          </table:table-cell>
          <table:table-cell office:value-type="time" office:time-value="PT17H34M36S" table:style-name="ce4">
            <text:p>17:34:36</text:p>
          </table:table-cell>
          <table:table-cell office:value-type="float" office:value="1081" table:style-name="ce1">
            <text:p>1081</text:p>
          </table:table-cell>
          <table:table-cell office:value-type="float" office:value="5.16" table:style-name="ce1">
            <text:p>5,16</text:p>
          </table:table-cell>
          <table:table-cell office:value-type="float" office:value="567.29999999999995" table:style-name="ce1">
            <text:p>567,3</text:p>
          </table:table-cell>
          <table:table-cell office:value-type="float" office:value="3.1643767079999998" table:formula="of:=[.C34]/1000 * [.D34]*[.E34]/1000" table:style-name="ce1">
            <text:p>3,164376708</text:p>
          </table:table-cell>
          <table:table-cell table:number-columns-repeated="2" table:style-name="ce1"/>
          <table:table-cell office:value-type="float" office:value="0.41658768000385082" table:formula="of:=[.F34]-([.$J$3]*[.C34]/1000)" table:style-name="ce1">
            <text:p>0,41658768</text:p>
          </table:table-cell>
          <table:table-cell table:number-columns-repeated="16375"/>
        </table:table-row>
        <table:table-row table:style-name="ro3">
          <table:table-cell office:value-type="time" office:time-value="PT17H34M36S" table:style-name="ce4">
            <text:p>17:34:36</text:p>
          </table:table-cell>
          <table:table-cell office:value-type="time" office:time-value="PT17H34M37S" table:style-name="ce4">
            <text:p>17:34:37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6.34" table:style-name="ce1">
            <text:p>536,34</text:p>
          </table:table-cell>
          <table:table-cell office:value-type="float" office:value="2.9614334904000001" table:formula="of:=[.C35]/1000 * [.D35]*[.E35]/1000" table:style-name="ce1">
            <text:p>2,96143349</text:p>
          </table:table-cell>
          <table:table-cell table:number-columns-repeated="2" table:style-name="ce1"/>
          <table:table-cell office:value-type="float" office:value="0.24668910381361098" table:formula="of:=[.F35]-([.$J$3]*[.C35]/1000)" table:style-name="ce1">
            <text:p>0,246689104</text:p>
          </table:table-cell>
          <table:table-cell table:number-columns-repeated="16375"/>
        </table:table-row>
        <table:table-row table:style-name="ro3">
          <table:table-cell office:value-type="time" office:time-value="PT17H34M37S" table:style-name="ce4">
            <text:p>17:34:37</text:p>
          </table:table-cell>
          <table:table-cell office:value-type="time" office:time-value="PT17H34M38S" table:style-name="ce4">
            <text:p>17:34:38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38.55999999999995" table:style-name="ce1">
            <text:p>538,56</text:p>
          </table:table-cell>
          <table:table-cell office:value-type="float" office:value="2.9873923199999997" table:formula="of:=[.C36]/1000 * [.D36]*[.E36]/1000" table:style-name="ce1">
            <text:p>2,98739232</text:p>
          </table:table-cell>
          <table:table-cell table:number-columns-repeated="2" table:style-name="ce1"/>
          <table:table-cell office:value-type="float" office:value="0.25485466496220122" table:formula="of:=[.F36]-([.$J$3]*[.C36]/1000)" table:style-name="ce1">
            <text:p>0,254854665</text:p>
          </table:table-cell>
          <table:table-cell table:number-columns-repeated="16375"/>
        </table:table-row>
        <table:table-row table:style-name="ro3">
          <table:table-cell office:value-type="time" office:time-value="PT17H34M38S" table:style-name="ce4">
            <text:p>17:34:38</text:p>
          </table:table-cell>
          <table:table-cell office:value-type="time" office:time-value="PT17H34M39S" table:style-name="ce4">
            <text:p>17:34:39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3.78" table:style-name="ce1">
            <text:p>553,78</text:p>
          </table:table-cell>
          <table:table-cell office:value-type="float" office:value="3.0632451455999998" table:formula="of:=[.C37]/1000 * [.D37]*[.E37]/1000" table:style-name="ce1">
            <text:p>3,063245146</text:p>
          </table:table-cell>
          <table:table-cell table:number-columns-repeated="2" table:style-name="ce1"/>
          <table:table-cell office:value-type="float" office:value="0.33833317704137711" table:formula="of:=[.F37]-([.$J$3]*[.C37]/1000)" table:style-name="ce1">
            <text:p>0,338333177</text:p>
          </table:table-cell>
          <table:table-cell table:number-columns-repeated="16375"/>
        </table:table-row>
        <table:table-row table:style-name="ro3">
          <table:table-cell office:value-type="time" office:time-value="PT17H34M39S" table:style-name="ce4">
            <text:p>17:34:39</text:p>
          </table:table-cell>
          <table:table-cell office:value-type="time" office:time-value="PT17H34M40S" table:style-name="ce4">
            <text:p>17:34:4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6.84" table:style-name="ce1">
            <text:p>546,84</text:p>
          </table:table-cell>
          <table:table-cell office:value-type="float" office:value="3.0163913136000002" table:formula="of:=[.C38]/1000 * [.D38]*[.E38]/1000" table:style-name="ce1">
            <text:p>3,016391314</text:p>
          </table:table-cell>
          <table:table-cell table:number-columns-repeated="2" table:style-name="ce1"/>
          <table:table-cell office:value-type="float" office:value="0.29910503152055279" table:formula="of:=[.F38]-([.$J$3]*[.C38]/1000)" table:style-name="ce1">
            <text:p>0,299105032</text:p>
          </table:table-cell>
          <table:table-cell table:number-columns-repeated="16375"/>
        </table:table-row>
        <table:table-row table:style-name="ro3">
          <table:table-cell office:value-type="time" office:time-value="PT17H34M40S" table:style-name="ce4">
            <text:p>17:34:40</text:p>
          </table:table-cell>
          <table:table-cell office:value-type="time" office:time-value="PT17H34M41S" table:style-name="ce4">
            <text:p>17:34:4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18.65" table:style-name="ce1">
            <text:p>518,65</text:p>
          </table:table-cell>
          <table:table-cell office:value-type="float" office:value="2.8582179120000002" table:formula="of:=[.C39]/1000 * [.D39]*[.E39]/1000" table:style-name="ce1">
            <text:p>2,858217912</text:p>
          </table:table-cell>
          <table:table-cell table:number-columns-repeated="2" table:style-name="ce1"/>
          <table:table-cell office:value-type="float" office:value="0.14347352541361102" table:formula="of:=[.F39]-([.$J$3]*[.C39]/1000)" table:style-name="ce1">
            <text:p>0,143473525</text:p>
          </table:table-cell>
          <table:table-cell table:number-columns-repeated="16375"/>
        </table:table-row>
        <table:table-row table:style-name="ro3">
          <table:table-cell office:value-type="time" office:time-value="PT17H34M41S" table:style-name="ce4">
            <text:p>17:34:41</text:p>
          </table:table-cell>
          <table:table-cell office:value-type="time" office:time-value="PT17H34M42S" table:style-name="ce4">
            <text:p>17:34:42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40.74" table:style-name="ce1">
            <text:p>540,74</text:p>
          </table:table-cell>
          <table:table-cell office:value-type="float" office:value="3.0050652168000003" table:formula="of:=[.C40]/1000 * [.D40]*[.E40]/1000" table:style-name="ce1">
            <text:p>3,005065217</text:p>
          </table:table-cell>
          <table:table-cell table:number-columns-repeated="2" table:style-name="ce1"/>
          <table:table-cell office:value-type="float" office:value="0.26744377077608483" table:formula="of:=[.F40]-([.$J$3]*[.C40]/1000)" table:style-name="ce1">
            <text:p>0,267443771</text:p>
          </table:table-cell>
          <table:table-cell table:number-columns-repeated="16375"/>
        </table:table-row>
        <table:table-row table:style-name="ro3">
          <table:table-cell office:value-type="time" office:time-value="PT17H34M42S" table:style-name="ce4">
            <text:p>17:34:42</text:p>
          </table:table-cell>
          <table:table-cell office:value-type="time" office:time-value="PT17H34M43S" table:style-name="ce4">
            <text:p>17:34:43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79.47" table:style-name="ce1">
            <text:p>579,47</text:p>
          </table:table-cell>
          <table:table-cell office:value-type="float" office:value="3.2173101552000007" table:formula="of:=[.C41]/1000 * [.D41]*[.E41]/1000" table:style-name="ce1">
            <text:p>3,217310155</text:p>
          </table:table-cell>
          <table:table-cell table:number-columns-repeated="2" table:style-name="ce1"/>
          <table:table-cell office:value-type="float" office:value="0.48223060466914403" table:formula="of:=[.F41]-([.$J$3]*[.C41]/1000)" table:style-name="ce1">
            <text:p>0,482230605</text:p>
          </table:table-cell>
          <table:table-cell table:number-columns-repeated="16375"/>
        </table:table-row>
        <table:table-row table:style-name="ro3">
          <table:table-cell office:value-type="time" office:time-value="PT17H34M43S" table:style-name="ce4">
            <text:p>17:34:43</text:p>
          </table:table-cell>
          <table:table-cell office:value-type="time" office:time-value="PT17H34M44S" table:style-name="ce4">
            <text:p>17:34:44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0.52" table:style-name="ce1">
            <text:p>560,52</text:p>
          </table:table-cell>
          <table:table-cell office:value-type="float" office:value="3.1063121568000001" table:formula="of:=[.C42]/1000 * [.D42]*[.E42]/1000" table:style-name="ce1">
            <text:p>3,106312157</text:p>
          </table:table-cell>
          <table:table-cell table:number-columns-repeated="2" table:style-name="ce1"/>
          <table:table-cell office:value-type="float" office:value="0.37631639725526034" table:formula="of:=[.F42]-([.$J$3]*[.C42]/1000)" table:style-name="ce1">
            <text:p>0,376316397</text:p>
          </table:table-cell>
          <table:table-cell table:number-columns-repeated="16375"/>
        </table:table-row>
        <table:table-row table:style-name="ro3">
          <table:table-cell office:value-type="time" office:time-value="PT17H34M44S" table:style-name="ce4">
            <text:p>17:34:44</text:p>
          </table:table-cell>
          <table:table-cell office:value-type="time" office:time-value="PT17H34M45S" table:style-name="ce4">
            <text:p>17:34:45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1.59" table:style-name="ce1">
            <text:p>531,59</text:p>
          </table:table-cell>
          <table:table-cell office:value-type="float" office:value="2.9295286992" table:formula="of:=[.C43]/1000 * [.D43]*[.E43]/1000" table:style-name="ce1">
            <text:p>2,929528699</text:p>
          </table:table-cell>
          <table:table-cell table:number-columns-repeated="2" table:style-name="ce1"/>
          <table:table-cell office:value-type="float" office:value="0.21478431261361086" table:formula="of:=[.F43]-([.$J$3]*[.C43]/1000)" table:style-name="ce1">
            <text:p>0,214784313</text:p>
          </table:table-cell>
          <table:table-cell table:number-columns-repeated="16375"/>
        </table:table-row>
        <table:table-row table:style-name="ro3">
          <table:table-cell office:value-type="time" office:time-value="PT17H34M46S" table:style-name="ce4">
            <text:p>17:34:46</text:p>
          </table:table-cell>
          <table:table-cell office:value-type="time" office:time-value="PT17H34M47S" table:style-name="ce4">
            <text:p>17:34:47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5.36" table:style-name="ce1">
            <text:p>555,36</text:p>
          </table:table-cell>
          <table:table-cell office:value-type="float" office:value="3.0607111392000004" table:formula="of:=[.C44]/1000 * [.D44]*[.E44]/1000" table:style-name="ce1">
            <text:p>3,060711139</text:p>
          </table:table-cell>
          <table:table-cell table:number-columns-repeated="2" table:style-name="ce1"/>
          <table:table-cell office:value-type="float" office:value="0.35105054359972776" table:formula="of:=[.F44]-([.$J$3]*[.C44]/1000)" table:style-name="ce1">
            <text:p>0,351050544</text:p>
          </table:table-cell>
          <table:table-cell table:number-columns-repeated="16375"/>
        </table:table-row>
        <table:table-row table:style-name="ro3">
          <table:table-cell office:value-type="time" office:time-value="PT17H34M47S" table:style-name="ce4">
            <text:p>17:34:47</text:p>
          </table:table-cell>
          <table:table-cell office:value-type="time" office:time-value="PT17H34M48S" table:style-name="ce4">
            <text:p>17:34:48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4.24" table:style-name="ce1">
            <text:p>564,24</text:p>
          </table:table-cell>
          <table:table-cell office:value-type="float" office:value="3.1152818880000006" table:formula="of:=[.C45]/1000 * [.D45]*[.E45]/1000" table:style-name="ce1">
            <text:p>3,115281888</text:p>
          </table:table-cell>
          <table:table-cell table:number-columns-repeated="2" table:style-name="ce1"/>
          <table:table-cell office:value-type="float" office:value="0.39545371042749444" table:formula="of:=[.F45]-([.$J$3]*[.C45]/1000)" table:style-name="ce1">
            <text:p>0,39545371</text:p>
          </table:table-cell>
          <table:table-cell table:number-columns-repeated="16375"/>
        </table:table-row>
        <table:table-row table:style-name="ro3">
          <table:table-cell office:value-type="time" office:time-value="PT17H34M48S" table:style-name="ce4">
            <text:p>17:34:48</text:p>
          </table:table-cell>
          <table:table-cell office:value-type="time" office:time-value="PT17H34M49S" table:style-name="ce4">
            <text:p>17:34:49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60.55999999999995" table:style-name="ce1">
            <text:p>560,56</text:p>
          </table:table-cell>
          <table:table-cell office:value-type="float" office:value="3.1152112991999998" table:formula="of:=[.C46]/1000 * [.D46]*[.E46]/1000" table:style-name="ce1">
            <text:p>3,115211299</text:p>
          </table:table-cell>
          <table:table-cell table:number-columns-repeated="2" table:style-name="ce1"/>
          <table:table-cell office:value-type="float" office:value="0.3775898531760844" table:formula="of:=[.F46]-([.$J$3]*[.C46]/1000)" table:style-name="ce1">
            <text:p>0,377589853</text:p>
          </table:table-cell>
          <table:table-cell table:number-columns-repeated="16375"/>
        </table:table-row>
        <table:table-row table:style-name="ro3">
          <table:table-cell office:value-type="time" office:time-value="PT17H34M49S" table:style-name="ce4">
            <text:p>17:34:49</text:p>
          </table:table-cell>
          <table:table-cell office:value-type="time" office:time-value="PT17H34M50S" table:style-name="ce4">
            <text:p>17:34:5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8.66" table:style-name="ce1">
            <text:p>548,66</text:p>
          </table:table-cell>
          <table:table-cell office:value-type="float" office:value="3.0179372496000001" table:formula="of:=[.C47]/1000 * [.D47]*[.E47]/1000" table:style-name="ce1">
            <text:p>3,01793725</text:p>
          </table:table-cell>
          <table:table-cell table:number-columns-repeated="2" table:style-name="ce1"/>
          <table:table-cell office:value-type="float" office:value="0.30827665399972748" table:formula="of:=[.F47]-([.$J$3]*[.C47]/1000)" table:style-name="ce1">
            <text:p>0,308276654</text:p>
          </table:table-cell>
          <table:table-cell table:number-columns-repeated="16375"/>
        </table:table-row>
        <table:table-row table:style-name="ro3">
          <table:table-cell office:value-type="time" office:time-value="PT17H34M50S" table:style-name="ce4">
            <text:p>17:34:50</text:p>
          </table:table-cell>
          <table:table-cell office:value-type="time" office:time-value="PT17H34M51S" table:style-name="ce4">
            <text:p>17:34:5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3.74" table:style-name="ce1">
            <text:p>553,74</text:p>
          </table:table-cell>
          <table:table-cell office:value-type="float" office:value="3.0489201269999993" table:formula="of:=[.C48]/1000 * [.D48]*[.E48]/1000" table:style-name="ce1">
            <text:p>3,048920127</text:p>
          </table:table-cell>
          <table:table-cell table:number-columns-repeated="2" table:style-name="ce1"/>
          <table:table-cell office:value-type="float" office:value="0.34180142689278536" table:formula="of:=[.F48]-([.$J$3]*[.C48]/1000)" table:style-name="ce1">
            <text:p>0,341801427</text:p>
          </table:table-cell>
          <table:table-cell table:number-columns-repeated="16375"/>
        </table:table-row>
        <table:table-row table:style-name="ro3">
          <table:table-cell office:value-type="time" office:time-value="PT17H34M51S" table:style-name="ce4">
            <text:p>17:34:51</text:p>
          </table:table-cell>
          <table:table-cell office:value-type="time" office:time-value="PT17H34M52S" table:style-name="ce4">
            <text:p>17:34:52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6.84" table:style-name="ce1">
            <text:p>556,84</text:p>
          </table:table-cell>
          <table:table-cell office:value-type="float" office:value="3.0658051248000002" table:formula="of:=[.C49]/1000 * [.D49]*[.E49]/1000" table:style-name="ce1">
            <text:p>3,065805125</text:p>
          </table:table-cell>
          <table:table-cell table:number-columns-repeated="2" table:style-name="ce1"/>
          <table:table-cell office:value-type="float" office:value="0.35360263370666933" table:formula="of:=[.F49]-([.$J$3]*[.C49]/1000)" table:style-name="ce1">
            <text:p>0,353602634</text:p>
          </table:table-cell>
          <table:table-cell table:number-columns-repeated="16375"/>
        </table:table-row>
        <table:table-row table:style-name="ro3">
          <table:table-cell office:value-type="time" office:time-value="PT17H34M52S" table:style-name="ce4">
            <text:p>17:34:52</text:p>
          </table:table-cell>
          <table:table-cell office:value-type="time" office:time-value="PT17H34M53S" table:style-name="ce4">
            <text:p>17:34:53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0.84" table:style-name="ce1">
            <text:p>540,84</text:p>
          </table:table-cell>
          <table:table-cell office:value-type="float" office:value="2.9860858080000003" table:formula="of:=[.C50]/1000 * [.D50]*[.E50]/1000" table:style-name="ce1">
            <text:p>2,986085808</text:p>
          </table:table-cell>
          <table:table-cell table:number-columns-repeated="2" table:style-name="ce1"/>
          <table:table-cell office:value-type="float" office:value="0.26625763042749417" table:formula="of:=[.F50]-([.$J$3]*[.C50]/1000)" table:style-name="ce1">
            <text:p>0,26625763</text:p>
          </table:table-cell>
          <table:table-cell table:number-columns-repeated="16375"/>
        </table:table-row>
        <table:table-row table:style-name="ro3">
          <table:table-cell office:value-type="time" office:time-value="PT17H34M53S" table:style-name="ce4">
            <text:p>17:34:53</text:p>
          </table:table-cell>
          <table:table-cell office:value-type="time" office:time-value="PT17H34M54S" table:style-name="ce4">
            <text:p>17:34:54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4.05999999999995" table:style-name="ce1">
            <text:p>554,06</text:p>
          </table:table-cell>
          <table:table-cell office:value-type="float" office:value="3.0533581727999999" table:formula="of:=[.C51]/1000 * [.D51]*[.E51]/1000" table:style-name="ce1">
            <text:p>3,053358173</text:p>
          </table:table-cell>
          <table:table-cell table:number-columns-repeated="2" table:style-name="ce1"/>
          <table:table-cell office:value-type="float" office:value="0.33861378621361071" table:formula="of:=[.F51]-([.$J$3]*[.C51]/1000)" table:style-name="ce1">
            <text:p>0,338613786</text:p>
          </table:table-cell>
          <table:table-cell table:number-columns-repeated="16375"/>
        </table:table-row>
        <table:table-row table:style-name="ro3">
          <table:table-cell office:value-type="time" office:time-value="PT17H34M54S" table:style-name="ce4">
            <text:p>17:34:54</text:p>
          </table:table-cell>
          <table:table-cell office:value-type="time" office:time-value="PT17H34M55S" table:style-name="ce4">
            <text:p>17:34:5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5.27" table:style-name="ce1">
            <text:p>545,27</text:p>
          </table:table-cell>
          <table:table-cell office:value-type="float" office:value="3.0191981588999997" table:formula="of:=[.C52]/1000 * [.D52]*[.E52]/1000" table:style-name="ce1">
            <text:p>3,019198159</text:p>
          </table:table-cell>
          <table:table-cell table:number-columns-repeated="2" table:style-name="ce1"/>
          <table:table-cell office:value-type="float" office:value="0.29682808583443521" table:formula="of:=[.F52]-([.$J$3]*[.C52]/1000)" table:style-name="ce1">
            <text:p>0,296828086</text:p>
          </table:table-cell>
          <table:table-cell table:number-columns-repeated="16375"/>
        </table:table-row>
        <table:table-row table:style-name="ro3">
          <table:table-cell office:value-type="time" office:time-value="PT17H34M55S" table:style-name="ce4">
            <text:p>17:34:55</text:p>
          </table:table-cell>
          <table:table-cell office:value-type="time" office:time-value="PT17H34M56S" table:style-name="ce4">
            <text:p>17:34:56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4.55999999999995" table:style-name="ce1">
            <text:p>544,56</text:p>
          </table:table-cell>
          <table:table-cell office:value-type="float" office:value="2.9981948831999996" table:formula="of:=[.C53]/1000 * [.D53]*[.E53]/1000" table:style-name="ce1">
            <text:p>2,998194883</text:p>
          </table:table-cell>
          <table:table-cell table:number-columns-repeated="2" table:style-name="ce1"/>
          <table:table-cell office:value-type="float" office:value="0.28599239210666871" table:formula="of:=[.F53]-([.$J$3]*[.C53]/1000)" table:style-name="ce1">
            <text:p>0,285992392</text:p>
          </table:table-cell>
          <table:table-cell table:number-columns-repeated="16375"/>
        </table:table-row>
        <table:table-row table:style-name="ro3">
          <table:table-cell office:value-type="time" office:time-value="PT17H34M56S" table:style-name="ce4">
            <text:p>17:34:56</text:p>
          </table:table-cell>
          <table:table-cell office:value-type="time" office:time-value="PT17H34M58S" table:style-name="ce4">
            <text:p>17:34:5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56.79" table:style-name="ce1">
            <text:p>556,79</text:p>
          </table:table-cell>
          <table:table-cell office:value-type="float" office:value="3.0743493923999998" table:formula="of:=[.C54]/1000 * [.D54]*[.E54]/1000" table:style-name="ce1">
            <text:p>3,074349392</text:p>
          </table:table-cell>
          <table:table-cell table:number-columns-repeated="2" table:style-name="ce1"/>
          <table:table-cell office:value-type="float" office:value="0.35960500581361066" table:formula="of:=[.F54]-([.$J$3]*[.C54]/1000)" table:style-name="ce1">
            <text:p>0,359605006</text:p>
          </table:table-cell>
          <table:table-cell table:number-columns-repeated="16375"/>
        </table:table-row>
        <table:table-row table:style-name="ro3">
          <table:table-cell office:value-type="time" office:time-value="PT17H34M58S" table:style-name="ce4">
            <text:p>17:34:58</text:p>
          </table:table-cell>
          <table:table-cell office:value-type="time" office:time-value="PT17H34M59S" table:style-name="ce4">
            <text:p>17:34:5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6.96" table:style-name="ce1">
            <text:p>536,96</text:p>
          </table:table-cell>
          <table:table-cell office:value-type="float" office:value="2.9620807743999999" table:formula="of:=[.C55]/1000 * [.D55]*[.E55]/1000" table:style-name="ce1">
            <text:p>2,962080774</text:p>
          </table:table-cell>
          <table:table-cell table:number-columns-repeated="2" table:style-name="ce1"/>
          <table:table-cell office:value-type="float" office:value="0.24987828330666906" table:formula="of:=[.F55]-([.$J$3]*[.C55]/1000)" table:style-name="ce1">
            <text:p>0,249878283</text:p>
          </table:table-cell>
          <table:table-cell table:number-columns-repeated="16375"/>
        </table:table-row>
        <table:table-row table:style-name="ro3">
          <table:table-cell office:value-type="time" office:time-value="PT17H34M59S" table:style-name="ce4">
            <text:p>17:34:59</text:p>
          </table:table-cell>
          <table:table-cell office:value-type="time" office:time-value="PT17H35M0S" table:style-name="ce4">
            <text:p>17:35:0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5.36" table:style-name="ce1">
            <text:p>555,36</text:p>
          </table:table-cell>
          <table:table-cell office:value-type="float" office:value="3.0578399279999995" table:formula="of:=[.C56]/1000 * [.D56]*[.E56]/1000" table:style-name="ce1">
            <text:p>3,057839928</text:p>
          </table:table-cell>
          <table:table-cell table:number-columns-repeated="2" table:style-name="ce1"/>
          <table:table-cell office:value-type="float" office:value="0.35072122789278559" table:formula="of:=[.F56]-([.$J$3]*[.C56]/1000)" table:style-name="ce1">
            <text:p>0,350721228</text:p>
          </table:table-cell>
          <table:table-cell table:number-columns-repeated="16375"/>
        </table:table-row>
        <table:table-row table:style-name="ro3">
          <table:table-cell office:value-type="time" office:time-value="PT17H35M0S" table:style-name="ce4">
            <text:p>17:35:00</text:p>
          </table:table-cell>
          <table:table-cell office:value-type="time" office:time-value="PT17H35M1S" table:style-name="ce4">
            <text:p>17:35:0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4.04999999999995" table:style-name="ce1">
            <text:p>554,05</text:p>
          </table:table-cell>
          <table:table-cell office:value-type="float" office:value="3.0533030639999996" table:formula="of:=[.C57]/1000 * [.D57]*[.E57]/1000" table:style-name="ce1">
            <text:p>3,053303064</text:p>
          </table:table-cell>
          <table:table-cell table:number-columns-repeated="2" table:style-name="ce1"/>
          <table:table-cell office:value-type="float" office:value="0.33855867741361045" table:formula="of:=[.F57]-([.$J$3]*[.C57]/1000)" table:style-name="ce1">
            <text:p>0,338558677</text:p>
          </table:table-cell>
          <table:table-cell table:number-columns-repeated="16375"/>
        </table:table-row>
        <table:table-row table:style-name="ro3">
          <table:table-cell office:value-type="time" office:time-value="PT17H35M1S" table:style-name="ce4">
            <text:p>17:35:01</text:p>
          </table:table-cell>
          <table:table-cell office:value-type="time" office:time-value="PT17H35M2S" table:style-name="ce4">
            <text:p>17:35:02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3.82000000000005" table:style-name="ce1">
            <text:p>543,82</text:p>
          </table:table-cell>
          <table:table-cell office:value-type="float" office:value="3.0111694074000002" table:formula="of:=[.C58]/1000 * [.D58]*[.E58]/1000" table:style-name="ce1">
            <text:p>3,011169407</text:p>
          </table:table-cell>
          <table:table-cell table:number-columns-repeated="2" table:style-name="ce1"/>
          <table:table-cell office:value-type="float" office:value="0.28879933433443572" table:formula="of:=[.F58]-([.$J$3]*[.C58]/1000)" table:style-name="ce1">
            <text:p>0,288799334</text:p>
          </table:table-cell>
          <table:table-cell table:number-columns-repeated="16375"/>
        </table:table-row>
        <table:table-row table:style-name="ro3">
          <table:table-cell office:value-type="time" office:time-value="PT17H35M2S" table:style-name="ce4">
            <text:p>17:35:02</text:p>
          </table:table-cell>
          <table:table-cell office:value-type="time" office:time-value="PT17H35M3S" table:style-name="ce4">
            <text:p>17:35:0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07.82" table:style-name="ce1">
            <text:p>507,82</text:p>
          </table:table-cell>
          <table:table-cell office:value-type="float" office:value="2.7906740279999998" table:formula="of:=[.C59]/1000 * [.D59]*[.E59]/1000" table:style-name="ce1">
            <text:p>2,790674028</text:p>
          </table:table-cell>
          <table:table-cell table:number-columns-repeated="2" table:style-name="ce1"/>
          <table:table-cell office:value-type="float" office:value="8.3555327892785858E-2" table:formula="of:=[.F59]-([.$J$3]*[.C59]/1000)" table:style-name="ce1">
            <text:p>0,083555328</text:p>
          </table:table-cell>
          <table:table-cell table:number-columns-repeated="16375"/>
        </table:table-row>
        <table:table-row table:style-name="ro3">
          <table:table-cell office:value-type="time" office:time-value="PT17H35M3S" table:style-name="ce4">
            <text:p>17:35:03</text:p>
          </table:table-cell>
          <table:table-cell office:value-type="time" office:time-value="PT17H35M4S" table:style-name="ce4">
            <text:p>17:35:04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8.54" table:style-name="ce1">
            <text:p>528,54</text:p>
          </table:table-cell>
          <table:table-cell office:value-type="float" office:value="2.9072659823999998" table:formula="of:=[.C60]/1000 * [.D60]*[.E60]/1000" table:style-name="ce1">
            <text:p>2,907265982</text:p>
          </table:table-cell>
          <table:table-cell table:number-columns-repeated="2" table:style-name="ce1"/>
          <table:table-cell office:value-type="float" office:value="0.19760538679972717" table:formula="of:=[.F60]-([.$J$3]*[.C60]/1000)" table:style-name="ce1">
            <text:p>0,197605387</text:p>
          </table:table-cell>
          <table:table-cell table:number-columns-repeated="16375"/>
        </table:table-row>
        <table:table-row table:style-name="ro3">
          <table:table-cell office:value-type="time" office:time-value="PT17H35M4S" table:style-name="ce4">
            <text:p>17:35:04</text:p>
          </table:table-cell>
          <table:table-cell office:value-type="time" office:time-value="PT17H35M5S" table:style-name="ce4">
            <text:p>17:35:0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17.27" table:style-name="ce1">
            <text:p>517,27</text:p>
          </table:table-cell>
          <table:table-cell office:value-type="float" office:value="2.8452746711999999" table:formula="of:=[.C61]/1000 * [.D61]*[.E61]/1000" table:style-name="ce1">
            <text:p>2,845274671</text:p>
          </table:table-cell>
          <table:table-cell table:number-columns-repeated="2" table:style-name="ce1"/>
          <table:table-cell office:value-type="float" office:value="0.13561407559972727" table:formula="of:=[.F61]-([.$J$3]*[.C61]/1000)" table:style-name="ce1">
            <text:p>0,135614076</text:p>
          </table:table-cell>
          <table:table-cell table:number-columns-repeated="16375"/>
        </table:table-row>
        <table:table-row table:style-name="ro3">
          <table:table-cell office:value-type="time" office:time-value="PT17H35M5S" table:style-name="ce4">
            <text:p>17:35:05</text:p>
          </table:table-cell>
          <table:table-cell office:value-type="time" office:time-value="PT17H35M6S" table:style-name="ce4">
            <text:p>17:35:06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9.22" table:style-name="ce1">
            <text:p>539,22</text:p>
          </table:table-cell>
          <table:table-cell office:value-type="float" office:value="2.9856988854000002" table:formula="of:=[.C62]/1000 * [.D62]*[.E62]/1000" table:style-name="ce1">
            <text:p>2,985698885</text:p>
          </table:table-cell>
          <table:table-cell table:number-columns-repeated="2" table:style-name="ce1"/>
          <table:table-cell office:value-type="float" office:value="0.26332881233443572" table:formula="of:=[.F62]-([.$J$3]*[.C62]/1000)" table:style-name="ce1">
            <text:p>0,263328812</text:p>
          </table:table-cell>
          <table:table-cell table:number-columns-repeated="16375"/>
        </table:table-row>
        <table:table-row table:style-name="ro3">
          <table:table-cell office:value-type="time" office:time-value="PT17H35M6S" table:style-name="ce4">
            <text:p>17:35:06</text:p>
          </table:table-cell>
          <table:table-cell office:value-type="time" office:time-value="PT17H35M7S" table:style-name="ce4">
            <text:p>17:35:0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7.27" table:style-name="ce1">
            <text:p>557,27</text:p>
          </table:table-cell>
          <table:table-cell office:value-type="float" office:value="3.0683564834999992" table:formula="of:=[.C63]/1000 * [.D63]*[.E63]/1000" table:style-name="ce1">
            <text:p>3,068356484</text:p>
          </table:table-cell>
          <table:table-cell table:number-columns-repeated="2" table:style-name="ce1"/>
          <table:table-cell office:value-type="float" office:value="0.36123778339278534" table:formula="of:=[.F63]-([.$J$3]*[.C63]/1000)" table:style-name="ce1">
            <text:p>0,361237783</text:p>
          </table:table-cell>
          <table:table-cell table:number-columns-repeated="16375"/>
        </table:table-row>
        <table:table-row table:style-name="ro3">
          <table:table-cell office:value-type="time" office:time-value="PT17H35M7S" table:style-name="ce4">
            <text:p>17:35:07</text:p>
          </table:table-cell>
          <table:table-cell office:value-type="time" office:time-value="PT17H35M8S" table:style-name="ce4">
            <text:p>17:35:08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72.6" table:style-name="ce1">
            <text:p>572,6</text:p>
          </table:table-cell>
          <table:table-cell office:value-type="float" office:value="3.1732575840000004" table:formula="of:=[.C64]/1000 * [.D64]*[.E64]/1000" table:style-name="ce1">
            <text:p>3,173257584</text:p>
          </table:table-cell>
          <table:table-cell table:number-columns-repeated="2" table:style-name="ce1"/>
          <table:table-cell office:value-type="float" office:value="0.44326182445526063" table:formula="of:=[.F64]-([.$J$3]*[.C64]/1000)" table:style-name="ce1">
            <text:p>0,443261824</text:p>
          </table:table-cell>
          <table:table-cell table:number-columns-repeated="16375"/>
        </table:table-row>
        <table:table-row table:style-name="ro3">
          <table:table-cell office:value-type="time" office:time-value="PT17H35M9S" table:style-name="ce4">
            <text:p>17:35:09</text:p>
          </table:table-cell>
          <table:table-cell office:value-type="time" office:time-value="PT17H35M10S" table:style-name="ce4">
            <text:p>17:35:10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51.02" table:style-name="ce1">
            <text:p>551,02</text:p>
          </table:table-cell>
          <table:table-cell office:value-type="float" office:value="3.0707242560000005" table:formula="of:=[.C65]/1000 * [.D65]*[.E65]/1000" table:style-name="ce1">
            <text:p>3,070724256</text:p>
          </table:table-cell>
          <table:table-cell table:number-columns-repeated="2" table:style-name="ce1"/>
          <table:table-cell office:value-type="float" office:value="0.32547712349691027" table:formula="of:=[.F65]-([.$J$3]*[.C65]/1000)" table:style-name="ce1">
            <text:p>0,325477123</text:p>
          </table:table-cell>
          <table:table-cell table:number-columns-repeated="16375"/>
        </table:table-row>
        <table:table-row table:style-name="ro3">
          <table:table-cell office:value-type="time" office:time-value="PT17H35M10S" table:style-name="ce4">
            <text:p>17:35:10</text:p>
          </table:table-cell>
          <table:table-cell office:value-type="time" office:time-value="PT17H35M11S" table:style-name="ce4">
            <text:p>17:35:11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6.54" table:style-name="ce1">
            <text:p>536,54</text:p>
          </table:table-cell>
          <table:table-cell office:value-type="float" office:value="2.9597638905999992" table:formula="of:=[.C66]/1000 * [.D66]*[.E66]/1000" table:style-name="ce1">
            <text:p>2,959763891</text:p>
          </table:table-cell>
          <table:table-cell table:number-columns-repeated="2" table:style-name="ce1"/>
          <table:table-cell office:value-type="float" office:value="0.24756139950666833" table:formula="of:=[.F66]-([.$J$3]*[.C66]/1000)" table:style-name="ce1">
            <text:p>0,2475614</text:p>
          </table:table-cell>
          <table:table-cell table:number-columns-repeated="16375"/>
        </table:table-row>
        <table:table-row table:style-name="ro3">
          <table:table-cell office:value-type="time" office:time-value="PT17H35M11S" table:style-name="ce4">
            <text:p>17:35:11</text:p>
          </table:table-cell>
          <table:table-cell office:value-type="time" office:time-value="PT17H35M12S" table:style-name="ce4">
            <text:p>17:35:1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13.38" table:style-name="ce1">
            <text:p>513,38</text:p>
          </table:table-cell>
          <table:table-cell office:value-type="float" office:value="2.8212284519999997" table:formula="of:=[.C67]/1000 * [.D67]*[.E67]/1000" table:style-name="ce1">
            <text:p>2,821228452</text:p>
          </table:table-cell>
          <table:table-cell table:number-columns-repeated="2" table:style-name="ce1"/>
          <table:table-cell office:value-type="float" office:value="0.11410975189278583" table:formula="of:=[.F67]-([.$J$3]*[.C67]/1000)" table:style-name="ce1">
            <text:p>0,114109752</text:p>
          </table:table-cell>
          <table:table-cell table:number-columns-repeated="16375"/>
        </table:table-row>
        <table:table-row table:style-name="ro3">
          <table:table-cell office:value-type="time" office:time-value="PT17H35M12S" table:style-name="ce4">
            <text:p>17:35:12</text:p>
          </table:table-cell>
          <table:table-cell office:value-type="time" office:time-value="PT17H35M13S" table:style-name="ce4">
            <text:p>17:35:13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54.62" table:style-name="ce1">
            <text:p>554,62</text:p>
          </table:table-cell>
          <table:table-cell office:value-type="float" office:value="3.0822008184" table:formula="of:=[.C68]/1000 * [.D68]*[.E68]/1000" table:style-name="ce1">
            <text:p>3,082200818</text:p>
          </table:table-cell>
          <table:table-cell table:number-columns-repeated="2" table:style-name="ce1"/>
          <table:table-cell office:value-type="float" office:value="0.3445793723760846" table:formula="of:=[.F68]-([.$J$3]*[.C68]/1000)" table:style-name="ce1">
            <text:p>0,344579372</text:p>
          </table:table-cell>
          <table:table-cell table:number-columns-repeated="16375"/>
        </table:table-row>
        <table:table-row table:style-name="ro3">
          <table:table-cell office:value-type="time" office:time-value="PT17H35M13S" table:style-name="ce4">
            <text:p>17:35:13</text:p>
          </table:table-cell>
          <table:table-cell office:value-type="time" office:time-value="PT17H35M14S" table:style-name="ce4">
            <text:p>17:35:14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7.4" table:style-name="ce1">
            <text:p>527,4</text:p>
          </table:table-cell>
          <table:table-cell office:value-type="float" office:value="2.900995344" table:formula="of:=[.C69]/1000 * [.D69]*[.E69]/1000" table:style-name="ce1">
            <text:p>2,900995344</text:p>
          </table:table-cell>
          <table:table-cell table:number-columns-repeated="2" table:style-name="ce1"/>
          <table:table-cell office:value-type="float" office:value="0.19133474839972742" table:formula="of:=[.F69]-([.$J$3]*[.C69]/1000)" table:style-name="ce1">
            <text:p>0,191334748</text:p>
          </table:table-cell>
          <table:table-cell table:number-columns-repeated="16375"/>
        </table:table-row>
        <table:table-row table:style-name="ro3">
          <table:table-cell office:value-type="time" office:time-value="PT17H35M14S" table:style-name="ce4">
            <text:p>17:35:14</text:p>
          </table:table-cell>
          <table:table-cell office:value-type="time" office:time-value="PT17H35M15S" table:style-name="ce4">
            <text:p>17:35:15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6.41" table:style-name="ce1">
            <text:p>556,41</text:p>
          </table:table-cell>
          <table:table-cell office:value-type="float" office:value="3.0864062699999995" table:formula="of:=[.C70]/1000 * [.D70]*[.E70]/1000" table:style-name="ce1">
            <text:p>3,08640627</text:p>
          </table:table-cell>
          <table:table-cell table:number-columns-repeated="2" table:style-name="ce1"/>
          <table:table-cell office:value-type="float" office:value="0.35386861496220101" table:formula="of:=[.F70]-([.$J$3]*[.C70]/1000)" table:style-name="ce1">
            <text:p>0,353868615</text:p>
          </table:table-cell>
          <table:table-cell table:number-columns-repeated="16375"/>
        </table:table-row>
        <table:table-row table:style-name="ro3">
          <table:table-cell office:value-type="time" office:time-value="PT17H35M15S" table:style-name="ce4">
            <text:p>17:35:15</text:p>
          </table:table-cell>
          <table:table-cell office:value-type="time" office:time-value="PT17H35M16S" table:style-name="ce4">
            <text:p>17:35:1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9.94000000000005" table:style-name="ce1">
            <text:p>529,94</text:p>
          </table:table-cell>
          <table:table-cell office:value-type="float" office:value="2.9151363472000007" table:formula="of:=[.C71]/1000 * [.D71]*[.E71]/1000" table:style-name="ce1">
            <text:p>2,915136347</text:p>
          </table:table-cell>
          <table:table-cell table:number-columns-repeated="2" table:style-name="ce1"/>
          <table:table-cell office:value-type="float" office:value="0.21055954258584508" table:formula="of:=[.F71]-([.$J$3]*[.C71]/1000)" table:style-name="ce1">
            <text:p>0,210559543</text:p>
          </table:table-cell>
          <table:table-cell table:number-columns-repeated="16375"/>
        </table:table-row>
        <table:table-row table:style-name="ro3">
          <table:table-cell office:value-type="time" office:time-value="PT17H35M16S" table:style-name="ce4">
            <text:p>17:35:16</text:p>
          </table:table-cell>
          <table:table-cell office:value-type="time" office:time-value="PT17H35M17S" table:style-name="ce4">
            <text:p>17:35:1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2.37" table:style-name="ce1">
            <text:p>552,37</text:p>
          </table:table-cell>
          <table:table-cell office:value-type="float" office:value="3.0385210856000002" table:formula="of:=[.C72]/1000 * [.D72]*[.E72]/1000" table:style-name="ce1">
            <text:p>3,038521086</text:p>
          </table:table-cell>
          <table:table-cell table:number-columns-repeated="2" table:style-name="ce1"/>
          <table:table-cell office:value-type="float" office:value="0.33394428098584461" table:formula="of:=[.F72]-([.$J$3]*[.C72]/1000)" table:style-name="ce1">
            <text:p>0,333944281</text:p>
          </table:table-cell>
          <table:table-cell table:number-columns-repeated="16375"/>
        </table:table-row>
        <table:table-row table:style-name="ro3">
          <table:table-cell office:value-type="time" office:time-value="PT17H35M17S" table:style-name="ce4">
            <text:p>17:35:17</text:p>
          </table:table-cell>
          <table:table-cell office:value-type="time" office:time-value="PT17H35M18S" table:style-name="ce4">
            <text:p>17:35:18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2.92999999999995" table:style-name="ce1">
            <text:p>552,93</text:p>
          </table:table-cell>
          <table:table-cell office:value-type="float" office:value="3.0416015783999999" table:formula="of:=[.C73]/1000 * [.D73]*[.E73]/1000" table:style-name="ce1">
            <text:p>3,041601578</text:p>
          </table:table-cell>
          <table:table-cell table:number-columns-repeated="2" table:style-name="ce1"/>
          <table:table-cell office:value-type="float" office:value="0.33702477378584428" table:formula="of:=[.F73]-([.$J$3]*[.C73]/1000)" table:style-name="ce1">
            <text:p>0,337024774</text:p>
          </table:table-cell>
          <table:table-cell table:number-columns-repeated="16375"/>
        </table:table-row>
        <table:table-row table:style-name="ro3">
          <table:table-cell office:value-type="time" office:time-value="PT17H35M18S" table:style-name="ce4">
            <text:p>17:35:18</text:p>
          </table:table-cell>
          <table:table-cell office:value-type="time" office:time-value="PT17H35M19S" table:style-name="ce4">
            <text:p>17:35:1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3.62" table:style-name="ce1">
            <text:p>543,62</text:p>
          </table:table-cell>
          <table:table-cell office:value-type="float" office:value="2.993198901" table:formula="of:=[.C74]/1000 * [.D74]*[.E74]/1000" table:style-name="ce1">
            <text:p>2,993198901</text:p>
          </table:table-cell>
          <table:table-cell table:number-columns-repeated="2" table:style-name="ce1"/>
          <table:table-cell office:value-type="float" office:value="0.28608020089278607" table:formula="of:=[.F74]-([.$J$3]*[.C74]/1000)" table:style-name="ce1">
            <text:p>0,286080201</text:p>
          </table:table-cell>
          <table:table-cell table:number-columns-repeated="16375"/>
        </table:table-row>
        <table:table-row table:style-name="ro3">
          <table:table-cell office:value-type="time" office:time-value="PT17H35M19S" table:style-name="ce4">
            <text:p>17:35:19</text:p>
          </table:table-cell>
          <table:table-cell office:value-type="time" office:time-value="PT17H35M21S" table:style-name="ce4">
            <text:p>17:35:21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15.16999999999996" table:style-name="ce1">
            <text:p>515,17</text:p>
          </table:table-cell>
          <table:table-cell office:value-type="float" office:value="2.8498689229999998" table:formula="of:=[.C75]/1000 * [.D75]*[.E75]/1000" table:style-name="ce1">
            <text:p>2,849868923</text:p>
          </table:table-cell>
          <table:table-cell table:number-columns-repeated="2" table:style-name="ce1"/>
          <table:table-cell office:value-type="float" office:value="0.13004074542749366" table:formula="of:=[.F75]-([.$J$3]*[.C75]/1000)" table:style-name="ce1">
            <text:p>0,130040745</text:p>
          </table:table-cell>
          <table:table-cell table:number-columns-repeated="16375"/>
        </table:table-row>
        <table:table-row table:style-name="ro3">
          <table:table-cell office:value-type="time" office:time-value="PT17H35M21S" table:style-name="ce4">
            <text:p>17:35:21</text:p>
          </table:table-cell>
          <table:table-cell office:value-type="time" office:time-value="PT17H35M22S" table:style-name="ce4">
            <text:p>17:35:2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3.55999999999995" table:style-name="ce1">
            <text:p>563,56</text:p>
          </table:table-cell>
          <table:table-cell office:value-type="float" office:value="3.0969876240000001" table:formula="of:=[.C76]/1000 * [.D76]*[.E76]/1000" table:style-name="ce1">
            <text:p>3,096987624</text:p>
          </table:table-cell>
          <table:table-cell table:number-columns-repeated="2" table:style-name="ce1"/>
          <table:table-cell office:value-type="float" office:value="0.38986892389278616" table:formula="of:=[.F76]-([.$J$3]*[.C76]/1000)" table:style-name="ce1">
            <text:p>0,389868924</text:p>
          </table:table-cell>
          <table:table-cell table:number-columns-repeated="16375"/>
        </table:table-row>
        <table:table-row table:style-name="ro3">
          <table:table-cell office:value-type="time" office:time-value="PT17H35M22S" table:style-name="ce4">
            <text:p>17:35:22</text:p>
          </table:table-cell>
          <table:table-cell office:value-type="time" office:time-value="PT17H35M23S" table:style-name="ce4">
            <text:p>17:35:23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4.74" table:style-name="ce1">
            <text:p>554,74</text:p>
          </table:table-cell>
          <table:table-cell office:value-type="float" office:value="3.0542431128000005" table:formula="of:=[.C77]/1000 * [.D77]*[.E77]/1000" table:style-name="ce1">
            <text:p>3,054243113</text:p>
          </table:table-cell>
          <table:table-cell table:number-columns-repeated="2" table:style-name="ce1"/>
          <table:table-cell office:value-type="float" office:value="0.3420406217066696" table:formula="of:=[.F77]-([.$J$3]*[.C77]/1000)" table:style-name="ce1">
            <text:p>0,342040622</text:p>
          </table:table-cell>
          <table:table-cell table:number-columns-repeated="16375"/>
        </table:table-row>
        <table:table-row table:style-name="ro3">
          <table:table-cell office:value-type="time" office:time-value="PT17H35M23S" table:style-name="ce4">
            <text:p>17:35:23</text:p>
          </table:table-cell>
          <table:table-cell office:value-type="time" office:time-value="PT17H35M24S" table:style-name="ce4">
            <text:p>17:35:24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7.78" table:style-name="ce1">
            <text:p>527,78</text:p>
          </table:table-cell>
          <table:table-cell office:value-type="float" office:value="2.919626182" table:formula="of:=[.C78]/1000 * [.D78]*[.E78]/1000" table:style-name="ce1">
            <text:p>2,919626182</text:p>
          </table:table-cell>
          <table:table-cell table:number-columns-repeated="2" table:style-name="ce1"/>
          <table:table-cell office:value-type="float" office:value="0.19979800442749385" table:formula="of:=[.F78]-([.$J$3]*[.C78]/1000)" table:style-name="ce1">
            <text:p>0,199798004</text:p>
          </table:table-cell>
          <table:table-cell table:number-columns-repeated="16375"/>
        </table:table-row>
        <table:table-row table:style-name="ro3">
          <table:table-cell office:value-type="time" office:time-value="PT17H35M24S" table:style-name="ce4">
            <text:p>17:35:24</text:p>
          </table:table-cell>
          <table:table-cell office:value-type="time" office:time-value="PT17H35M25S" table:style-name="ce4">
            <text:p>17:35:2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6.38" table:style-name="ce1">
            <text:p>546,38</text:p>
          </table:table-cell>
          <table:table-cell office:value-type="float" office:value="3.0053959728000001" table:formula="of:=[.C79]/1000 * [.D79]*[.E79]/1000" table:style-name="ce1">
            <text:p>3,005395973</text:p>
          </table:table-cell>
          <table:table-cell table:number-columns-repeated="2" table:style-name="ce1"/>
          <table:table-cell office:value-type="float" office:value="0.29573537719972753" table:formula="of:=[.F79]-([.$J$3]*[.C79]/1000)" table:style-name="ce1">
            <text:p>0,295735377</text:p>
          </table:table-cell>
          <table:table-cell table:number-columns-repeated="16375"/>
        </table:table-row>
        <table:table-row table:style-name="ro3">
          <table:table-cell office:value-type="time" office:time-value="PT17H35M25S" table:style-name="ce4">
            <text:p>17:35:25</text:p>
          </table:table-cell>
          <table:table-cell office:value-type="time" office:time-value="PT17H35M26S" table:style-name="ce4">
            <text:p>17:35:2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60.92999999999995" table:style-name="ce1">
            <text:p>560,93</text:p>
          </table:table-cell>
          <table:table-cell office:value-type="float" office:value="3.0856086184000002" table:formula="of:=[.C80]/1000 * [.D80]*[.E80]/1000" table:style-name="ce1">
            <text:p>3,085608618</text:p>
          </table:table-cell>
          <table:table-cell table:number-columns-repeated="2" table:style-name="ce1"/>
          <table:table-cell office:value-type="float" office:value="0.38103181378584461" table:formula="of:=[.F80]-([.$J$3]*[.C80]/1000)" table:style-name="ce1">
            <text:p>0,381031814</text:p>
          </table:table-cell>
          <table:table-cell table:number-columns-repeated="16375"/>
        </table:table-row>
        <table:table-row table:style-name="ro3">
          <table:table-cell office:value-type="time" office:time-value="PT17H35M26S" table:style-name="ce4">
            <text:p>17:35:26</text:p>
          </table:table-cell>
          <table:table-cell office:value-type="time" office:time-value="PT17H35M27S" table:style-name="ce4">
            <text:p>17:35:27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7.9" table:style-name="ce1">
            <text:p>537,9</text:p>
          </table:table-cell>
          <table:table-cell office:value-type="float" office:value="2.9700471239999997" table:formula="of:=[.C81]/1000 * [.D81]*[.E81]/1000" table:style-name="ce1">
            <text:p>2,970047124</text:p>
          </table:table-cell>
          <table:table-cell table:number-columns-repeated="2" table:style-name="ce1"/>
          <table:table-cell office:value-type="float" office:value="0.25530273741361054" table:formula="of:=[.F81]-([.$J$3]*[.C81]/1000)" table:style-name="ce1">
            <text:p>0,255302737</text:p>
          </table:table-cell>
          <table:table-cell table:number-columns-repeated="16375"/>
        </table:table-row>
        <table:table-row table:style-name="ro3">
          <table:table-cell office:value-type="time" office:time-value="PT17H35M27S" table:style-name="ce4">
            <text:p>17:35:27</text:p>
          </table:table-cell>
          <table:table-cell office:value-type="time" office:time-value="PT17H35M28S" table:style-name="ce4">
            <text:p>17:35:2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18.59" table:style-name="ce1">
            <text:p>518,59</text:p>
          </table:table-cell>
          <table:table-cell office:value-type="float" office:value="2.8498594860000002" table:formula="of:=[.C82]/1000 * [.D82]*[.E82]/1000" table:style-name="ce1">
            <text:p>2,849859486</text:p>
          </table:table-cell>
          <table:table-cell table:number-columns-repeated="2" table:style-name="ce1"/>
          <table:table-cell office:value-type="float" office:value="0.14274078589278627" table:formula="of:=[.F82]-([.$J$3]*[.C82]/1000)" table:style-name="ce1">
            <text:p>0,142740786</text:p>
          </table:table-cell>
          <table:table-cell table:number-columns-repeated="16375"/>
        </table:table-row>
        <table:table-row table:style-name="ro3">
          <table:table-cell office:value-type="time" office:time-value="PT17H35M28S" table:style-name="ce4">
            <text:p>17:35:28</text:p>
          </table:table-cell>
          <table:table-cell office:value-type="time" office:time-value="PT17H35M29S" table:style-name="ce4">
            <text:p>17:35:2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4.27" table:style-name="ce1">
            <text:p>534,27</text:p>
          </table:table-cell>
          <table:table-cell office:value-type="float" office:value="2.936027358" table:formula="of:=[.C83]/1000 * [.D83]*[.E83]/1000" table:style-name="ce1">
            <text:p>2,936027358</text:p>
          </table:table-cell>
          <table:table-cell table:number-columns-repeated="2" table:style-name="ce1"/>
          <table:table-cell office:value-type="float" office:value="0.22890865789278614" table:formula="of:=[.F83]-([.$J$3]*[.C83]/1000)" table:style-name="ce1">
            <text:p>0,228908658</text:p>
          </table:table-cell>
          <table:table-cell table:number-columns-repeated="16375"/>
        </table:table-row>
        <table:table-row table:style-name="ro3">
          <table:table-cell office:value-type="time" office:time-value="PT17H35M29S" table:style-name="ce4">
            <text:p>17:35:29</text:p>
          </table:table-cell>
          <table:table-cell office:value-type="time" office:time-value="PT17H35M30S" table:style-name="ce4">
            <text:p>17:35:30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33.22" table:style-name="ce1">
            <text:p>533,22</text:p>
          </table:table-cell>
          <table:table-cell office:value-type="float" office:value="2.9579899601999995" table:formula="of:=[.C84]/1000 * [.D84]*[.E84]/1000" table:style-name="ce1">
            <text:p>2,95798996</text:p>
          </table:table-cell>
          <table:table-cell table:number-columns-repeated="2" table:style-name="ce1"/>
          <table:table-cell office:value-type="float" office:value="0.23053609614831805" table:formula="of:=[.F84]-([.$J$3]*[.C84]/1000)" table:style-name="ce1">
            <text:p>0,230536096</text:p>
          </table:table-cell>
          <table:table-cell table:number-columns-repeated="16375"/>
        </table:table-row>
        <table:table-row table:style-name="ro3">
          <table:table-cell office:value-type="time" office:time-value="PT17H35M30S" table:style-name="ce4">
            <text:p>17:35:30</text:p>
          </table:table-cell>
          <table:table-cell office:value-type="time" office:time-value="PT17H35M31S" table:style-name="ce4">
            <text:p>17:35:3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4.1" table:style-name="ce1">
            <text:p>524,1</text:p>
          </table:table-cell>
          <table:table-cell office:value-type="float" office:value="2.8747304280000003" table:formula="of:=[.C85]/1000 * [.D85]*[.E85]/1000" table:style-name="ce1">
            <text:p>2,874730428</text:p>
          </table:table-cell>
          <table:table-cell table:number-columns-repeated="2" table:style-name="ce1"/>
          <table:table-cell office:value-type="float" office:value="0.172695518878903" table:formula="of:=[.F85]-([.$J$3]*[.C85]/1000)" table:style-name="ce1">
            <text:p>0,172695519</text:p>
          </table:table-cell>
          <table:table-cell table:number-columns-repeated="16375"/>
        </table:table-row>
        <table:table-row table:style-name="ro3">
          <table:table-cell office:value-type="time" office:time-value="PT17H35M31S" table:style-name="ce4">
            <text:p>17:35:31</text:p>
          </table:table-cell>
          <table:table-cell office:value-type="time" office:time-value="PT17H35M33S" table:style-name="ce4">
            <text:p>17:35:33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2.26" table:style-name="ce1">
            <text:p>552,26</text:p>
          </table:table-cell>
          <table:table-cell office:value-type="float" office:value="3.0377392656" table:formula="of:=[.C86]/1000 * [.D86]*[.E86]/1000" table:style-name="ce1">
            <text:p>3,037739266</text:p>
          </table:table-cell>
          <table:table-cell table:number-columns-repeated="2" table:style-name="ce1"/>
          <table:table-cell office:value-type="float" office:value="0.32807866999972735" table:formula="of:=[.F86]-([.$J$3]*[.C86]/1000)" table:style-name="ce1">
            <text:p>0,32807867</text:p>
          </table:table-cell>
          <table:table-cell table:number-columns-repeated="16375"/>
        </table:table-row>
        <table:table-row table:style-name="ro3">
          <table:table-cell office:value-type="time" office:time-value="PT17H35M33S" table:style-name="ce4">
            <text:p>17:35:33</text:p>
          </table:table-cell>
          <table:table-cell office:value-type="time" office:time-value="PT17H35M34S" table:style-name="ce4">
            <text:p>17:35:3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2.67999999999995" table:style-name="ce1">
            <text:p>542,68</text:p>
          </table:table-cell>
          <table:table-cell office:value-type="float" office:value="2.9878441295999996" table:formula="of:=[.C87]/1000 * [.D87]*[.E87]/1000" table:style-name="ce1">
            <text:p>2,98784413</text:p>
          </table:table-cell>
          <table:table-cell table:number-columns-repeated="2" table:style-name="ce1"/>
          <table:table-cell office:value-type="float" office:value="0.27564163850666867" table:formula="of:=[.F87]-([.$J$3]*[.C87]/1000)" table:style-name="ce1">
            <text:p>0,275641639</text:p>
          </table:table-cell>
          <table:table-cell table:number-columns-repeated="16375"/>
        </table:table-row>
        <table:table-row table:style-name="ro3">
          <table:table-cell office:value-type="time" office:time-value="PT17H35M34S" table:style-name="ce4">
            <text:p>17:35:34</text:p>
          </table:table-cell>
          <table:table-cell office:value-type="time" office:time-value="PT17H35M35S" table:style-name="ce4">
            <text:p>17:35:3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3.39" table:style-name="ce1">
            <text:p>543,39</text:p>
          </table:table-cell>
          <table:table-cell office:value-type="float" office:value="3.0031698146999997" table:formula="of:=[.C88]/1000 * [.D88]*[.E88]/1000" table:style-name="ce1">
            <text:p>3,003169815</text:p>
          </table:table-cell>
          <table:table-cell table:number-columns-repeated="2" table:style-name="ce1"/>
          <table:table-cell office:value-type="float" office:value="0.28588353262055222" table:formula="of:=[.F88]-([.$J$3]*[.C88]/1000)" table:style-name="ce1">
            <text:p>0,285883533</text:p>
          </table:table-cell>
          <table:table-cell table:number-columns-repeated="16375"/>
        </table:table-row>
        <table:table-row table:style-name="ro3">
          <table:table-cell office:value-type="time" office:time-value="PT17H35M35S" table:style-name="ce4">
            <text:p>17:35:35</text:p>
          </table:table-cell>
          <table:table-cell office:value-type="time" office:time-value="PT17H35M36S" table:style-name="ce4">
            <text:p>17:35:3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5.19000000000005" table:style-name="ce1">
            <text:p>545,19</text:p>
          </table:table-cell>
          <table:table-cell office:value-type="float" office:value="2.9933875026000005" table:formula="of:=[.C89]/1000 * [.D89]*[.E89]/1000" table:style-name="ce1">
            <text:p>2,993387503</text:p>
          </table:table-cell>
          <table:table-cell table:number-columns-repeated="2" table:style-name="ce1"/>
          <table:table-cell office:value-type="float" office:value="0.29389448897196147" table:formula="of:=[.F89]-([.$J$3]*[.C89]/1000)" table:style-name="ce1">
            <text:p>0,293894489</text:p>
          </table:table-cell>
          <table:table-cell table:number-columns-repeated="16375"/>
        </table:table-row>
        <table:table-row table:style-name="ro3">
          <table:table-cell office:value-type="time" office:time-value="PT17H35M36S" table:style-name="ce4">
            <text:p>17:35:36</text:p>
          </table:table-cell>
          <table:table-cell office:value-type="time" office:time-value="PT17H35M37S" table:style-name="ce4">
            <text:p>17:35:3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6.07000000000005" table:style-name="ce1">
            <text:p>536,07</text:p>
          </table:table-cell>
          <table:table-cell office:value-type="float" office:value="2.9431529568000001" table:formula="of:=[.C90]/1000 * [.D90]*[.E90]/1000" table:style-name="ce1">
            <text:p>2,943152957</text:p>
          </table:table-cell>
          <table:table-cell table:number-columns-repeated="2" table:style-name="ce1"/>
          <table:table-cell office:value-type="float" office:value="0.23857615218584449" table:formula="of:=[.F90]-([.$J$3]*[.C90]/1000)" table:style-name="ce1">
            <text:p>0,238576152</text:p>
          </table:table-cell>
          <table:table-cell table:number-columns-repeated="16375"/>
        </table:table-row>
        <table:table-row table:style-name="ro3">
          <table:table-cell office:value-type="time" office:time-value="PT17H35M37S" table:style-name="ce4">
            <text:p>17:35:37</text:p>
          </table:table-cell>
          <table:table-cell office:value-type="time" office:time-value="PT17H35M38S" table:style-name="ce4">
            <text:p>17:35:3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0.55999999999995" table:style-name="ce1">
            <text:p>540,56</text:p>
          </table:table-cell>
          <table:table-cell office:value-type="float" office:value="2.9789612927999998" table:formula="of:=[.C91]/1000 * [.D91]*[.E91]/1000" table:style-name="ce1">
            <text:p>2,978961293</text:p>
          </table:table-cell>
          <table:table-cell table:number-columns-repeated="2" table:style-name="ce1"/>
          <table:table-cell office:value-type="float" office:value="0.2642169062136106" table:formula="of:=[.F91]-([.$J$3]*[.C91]/1000)" table:style-name="ce1">
            <text:p>0,264216906</text:p>
          </table:table-cell>
          <table:table-cell table:number-columns-repeated="16375"/>
        </table:table-row>
        <table:table-row table:style-name="ro3">
          <table:table-cell office:value-type="time" office:time-value="PT17H35M38S" table:style-name="ce4">
            <text:p>17:35:38</text:p>
          </table:table-cell>
          <table:table-cell office:value-type="time" office:time-value="PT17H35M39S" table:style-name="ce4">
            <text:p>17:35:3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5.08000000000004" table:style-name="ce1">
            <text:p>545,08</text:p>
          </table:table-cell>
          <table:table-cell office:value-type="float" office:value="3.0010578576000002" table:formula="of:=[.C92]/1000 * [.D92]*[.E92]/1000" table:style-name="ce1">
            <text:p>3,001057858</text:p>
          </table:table-cell>
          <table:table-cell table:number-columns-repeated="2" table:style-name="ce1"/>
          <table:table-cell office:value-type="float" office:value="0.28885536650666932" table:formula="of:=[.F92]-([.$J$3]*[.C92]/1000)" table:style-name="ce1">
            <text:p>0,288855367</text:p>
          </table:table-cell>
          <table:table-cell table:number-columns-repeated="16375"/>
        </table:table-row>
        <table:table-row table:style-name="ro3">
          <table:table-cell office:value-type="time" office:time-value="PT17H35M39S" table:style-name="ce4">
            <text:p>17:35:39</text:p>
          </table:table-cell>
          <table:table-cell office:value-type="time" office:time-value="PT17H35M40S" table:style-name="ce4">
            <text:p>17:35:4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06.32" table:style-name="ce1">
            <text:p>506,32</text:p>
          </table:table-cell>
          <table:table-cell office:value-type="float" office:value="2.7850435392000001" table:formula="of:=[.C93]/1000 * [.D93]*[.E93]/1000" table:style-name="ce1">
            <text:p>2,785043539</text:p>
          </table:table-cell>
          <table:table-cell table:number-columns-repeated="2" table:style-name="ce1"/>
          <table:table-cell office:value-type="float" office:value="7.5382943599727525E-2" table:formula="of:=[.F93]-([.$J$3]*[.C93]/1000)" table:style-name="ce1">
            <text:p>0,075382944</text:p>
          </table:table-cell>
          <table:table-cell table:number-columns-repeated="16375"/>
        </table:table-row>
        <table:table-row table:style-name="ro3">
          <table:table-cell office:value-type="time" office:time-value="PT17H35M40S" table:style-name="ce4">
            <text:p>17:35:40</text:p>
          </table:table-cell>
          <table:table-cell office:value-type="time" office:time-value="PT17H35M41S" table:style-name="ce4">
            <text:p>17:35:41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8.67999999999995" table:style-name="ce1">
            <text:p>558,68</text:p>
          </table:table-cell>
          <table:table-cell office:value-type="float" office:value="3.0989979599999997" table:formula="of:=[.C94]/1000 * [.D94]*[.E94]/1000" table:style-name="ce1">
            <text:p>3,09899796</text:p>
          </table:table-cell>
          <table:table-cell table:number-columns-repeated="2" table:style-name="ce1"/>
          <table:table-cell office:value-type="float" office:value="0.36646030496220128" table:formula="of:=[.F94]-([.$J$3]*[.C94]/1000)" table:style-name="ce1">
            <text:p>0,366460305</text:p>
          </table:table-cell>
          <table:table-cell table:number-columns-repeated="16375"/>
        </table:table-row>
        <table:table-row table:style-name="ro3">
          <table:table-cell office:value-type="time" office:time-value="PT17H35M41S" table:style-name="ce4">
            <text:p>17:35:41</text:p>
          </table:table-cell>
          <table:table-cell office:value-type="time" office:time-value="PT17H35M42S" table:style-name="ce4">
            <text:p>17:35:42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1.49" table:style-name="ce1">
            <text:p>561,49</text:p>
          </table:table-cell>
          <table:table-cell office:value-type="float" office:value="3.0914067228000004" table:formula="of:=[.C95]/1000 * [.D95]*[.E95]/1000" table:style-name="ce1">
            <text:p>3,091406723</text:p>
          </table:table-cell>
          <table:table-cell table:number-columns-repeated="2" table:style-name="ce1"/>
          <table:table-cell office:value-type="float" office:value="0.3792042317066695" table:formula="of:=[.F95]-([.$J$3]*[.C95]/1000)" table:style-name="ce1">
            <text:p>0,379204232</text:p>
          </table:table-cell>
          <table:table-cell table:number-columns-repeated="16375"/>
        </table:table-row>
        <table:table-row table:style-name="ro3">
          <table:table-cell office:value-type="time" office:time-value="PT17H35M42S" table:style-name="ce4">
            <text:p>17:35:42</text:p>
          </table:table-cell>
          <table:table-cell office:value-type="time" office:time-value="PT17H35M44S" table:style-name="ce4">
            <text:p>17:35:4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8.03" table:style-name="ce1">
            <text:p>548,03</text:p>
          </table:table-cell>
          <table:table-cell office:value-type="float" office:value="3.0118139512999997" table:formula="of:=[.C96]/1000 * [.D96]*[.E96]/1000" table:style-name="ce1">
            <text:p>3,011813951</text:p>
          </table:table-cell>
          <table:table-cell table:number-columns-repeated="2" table:style-name="ce1"/>
          <table:table-cell office:value-type="float" office:value="0.3097790421789024" table:formula="of:=[.F96]-([.$J$3]*[.C96]/1000)" table:style-name="ce1">
            <text:p>0,309779042</text:p>
          </table:table-cell>
          <table:table-cell table:number-columns-repeated="16375"/>
        </table:table-row>
        <table:table-row table:style-name="ro3">
          <table:table-cell office:value-type="time" office:time-value="PT17H35M44S" table:style-name="ce4">
            <text:p>17:35:44</text:p>
          </table:table-cell>
          <table:table-cell office:value-type="time" office:time-value="PT17H35M45S" table:style-name="ce4">
            <text:p>17:35:4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7.41999999999996" table:style-name="ce1">
            <text:p>537,42</text:p>
          </table:table-cell>
          <table:table-cell office:value-type="float" office:value="2.9588840423999998" table:formula="of:=[.C97]/1000 * [.D97]*[.E97]/1000" table:style-name="ce1">
            <text:p>2,958884042</text:p>
          </table:table-cell>
          <table:table-cell table:number-columns-repeated="2" table:style-name="ce1"/>
          <table:table-cell office:value-type="float" office:value="0.24668155130666891" table:formula="of:=[.F97]-([.$J$3]*[.C97]/1000)" table:style-name="ce1">
            <text:p>0,246681551</text:p>
          </table:table-cell>
          <table:table-cell table:number-columns-repeated="16375"/>
        </table:table-row>
        <table:table-row table:style-name="ro3">
          <table:table-cell office:value-type="time" office:time-value="PT17H35M45S" table:style-name="ce4">
            <text:p>17:35:45</text:p>
          </table:table-cell>
          <table:table-cell office:value-type="time" office:time-value="PT17H35M46S" table:style-name="ce4">
            <text:p>17:35:46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4.80999999999995" table:style-name="ce1">
            <text:p>554,81</text:p>
          </table:table-cell>
          <table:table-cell office:value-type="float" office:value="3.0605483358999996" table:formula="of:=[.C98]/1000 * [.D98]*[.E98]/1000" table:style-name="ce1">
            <text:p>3,060548336</text:p>
          </table:table-cell>
          <table:table-cell table:number-columns-repeated="2" table:style-name="ce1"/>
          <table:table-cell office:value-type="float" office:value="0.34834584480666875" table:formula="of:=[.F98]-([.$J$3]*[.C98]/1000)" table:style-name="ce1">
            <text:p>0,348345845</text:p>
          </table:table-cell>
          <table:table-cell table:number-columns-repeated="16375"/>
        </table:table-row>
        <table:table-row table:style-name="ro3">
          <table:table-cell office:value-type="time" office:time-value="PT17H35M46S" table:style-name="ce4">
            <text:p>17:35:46</text:p>
          </table:table-cell>
          <table:table-cell office:value-type="time" office:time-value="PT17H35M47S" table:style-name="ce4">
            <text:p>17:35:4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9.54999999999995" table:style-name="ce1">
            <text:p>529,55</text:p>
          </table:table-cell>
          <table:table-cell office:value-type="float" office:value="2.9100890700000002" table:formula="of:=[.C99]/1000 * [.D99]*[.E99]/1000" table:style-name="ce1">
            <text:p>2,91008907</text:p>
          </table:table-cell>
          <table:table-cell table:number-columns-repeated="2" table:style-name="ce1"/>
          <table:table-cell office:value-type="float" office:value="0.20297036989278627" table:formula="of:=[.F99]-([.$J$3]*[.C99]/1000)" table:style-name="ce1">
            <text:p>0,20297037</text:p>
          </table:table-cell>
          <table:table-cell table:number-columns-repeated="16375"/>
        </table:table-row>
        <table:table-row table:style-name="ro3">
          <table:table-cell office:value-type="time" office:time-value="PT17H35M47S" table:style-name="ce4">
            <text:p>17:35:47</text:p>
          </table:table-cell>
          <table:table-cell office:value-type="time" office:time-value="PT17H35M48S" table:style-name="ce4">
            <text:p>17:35:48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8.62" table:style-name="ce1">
            <text:p>538,62</text:p>
          </table:table-cell>
          <table:table-cell office:value-type="float" office:value="2.9795919780000002" table:formula="of:=[.C100]/1000 * [.D100]*[.E100]/1000" table:style-name="ce1">
            <text:p>2,979591978</text:p>
          </table:table-cell>
          <table:table-cell table:number-columns-repeated="2" table:style-name="ce1"/>
          <table:table-cell office:value-type="float" office:value="0.25976380042749403" table:formula="of:=[.F100]-([.$J$3]*[.C100]/1000)" table:style-name="ce1">
            <text:p>0,2597638</text:p>
          </table:table-cell>
          <table:table-cell table:number-columns-repeated="16375"/>
        </table:table-row>
        <table:table-row table:style-name="ro3">
          <table:table-cell office:value-type="time" office:time-value="PT17H35M48S" table:style-name="ce4">
            <text:p>17:35:48</text:p>
          </table:table-cell>
          <table:table-cell office:value-type="time" office:time-value="PT17H35M49S" table:style-name="ce4">
            <text:p>17:35:4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1.46" table:style-name="ce1">
            <text:p>551,46</text:p>
          </table:table-cell>
          <table:table-cell office:value-type="float" office:value="3.0304932840000003" table:formula="of:=[.C101]/1000 * [.D101]*[.E101]/1000" table:style-name="ce1">
            <text:p>3,030493284</text:p>
          </table:table-cell>
          <table:table-cell table:number-columns-repeated="2" table:style-name="ce1"/>
          <table:table-cell office:value-type="float" office:value="0.32337458389278639" table:formula="of:=[.F101]-([.$J$3]*[.C101]/1000)" table:style-name="ce1">
            <text:p>0,323374584</text:p>
          </table:table-cell>
          <table:table-cell table:number-columns-repeated="16375"/>
        </table:table-row>
        <table:table-row table:style-name="ro3">
          <table:table-cell office:value-type="time" office:time-value="PT17H35M49S" table:style-name="ce4">
            <text:p>17:35:49</text:p>
          </table:table-cell>
          <table:table-cell office:value-type="time" office:time-value="PT17H35M50S" table:style-name="ce4">
            <text:p>17:35:50</text:p>
          </table:table-cell>
          <table:table-cell office:value-type="float" office:value="1053" table:style-name="ce1">
            <text:p>1053</text:p>
          </table:table-cell>
          <table:table-cell office:value-type="float" office:value="5.16" table:style-name="ce1">
            <text:p>5,16</text:p>
          </table:table-cell>
          <table:table-cell office:value-type="float" office:value="559.26" table:style-name="ce1">
            <text:p>559,26</text:p>
          </table:table-cell>
          <table:table-cell office:value-type="float" office:value="3.0387280247999997" table:formula="of:=[.C102]/1000 * [.D102]*[.E102]/1000" table:style-name="ce1">
            <text:p>3,038728025</text:p>
          </table:table-cell>
          <table:table-cell table:number-columns-repeated="2" table:style-name="ce1"/>
          <table:table-cell office:value-type="float" office:value="0.36211207060948647" table:formula="of:=[.F102]-([.$J$3]*[.C102]/1000)" table:style-name="ce1">
            <text:p>0,362112071</text:p>
          </table:table-cell>
          <table:table-cell table:number-columns-repeated="16375"/>
        </table:table-row>
        <table:table-row table:style-name="ro3">
          <table:table-cell office:value-type="time" office:time-value="PT17H35M50S" table:style-name="ce4">
            <text:p>17:35:50</text:p>
          </table:table-cell>
          <table:table-cell office:value-type="time" office:time-value="PT17H35M51S" table:style-name="ce4">
            <text:p>17:35:5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7.72" table:style-name="ce1">
            <text:p>557,72</text:p>
          </table:table-cell>
          <table:table-cell office:value-type="float" office:value="3.0679507936000006" table:formula="of:=[.C103]/1000 * [.D103]*[.E103]/1000" table:style-name="ce1">
            <text:p>3,067950794</text:p>
          </table:table-cell>
          <table:table-cell table:number-columns-repeated="2" table:style-name="ce1"/>
          <table:table-cell office:value-type="float" office:value="0.36337398898584494" table:formula="of:=[.F103]-([.$J$3]*[.C103]/1000)" table:style-name="ce1">
            <text:p>0,363373989</text:p>
          </table:table-cell>
          <table:table-cell table:number-columns-repeated="16375"/>
        </table:table-row>
        <table:table-row table:style-name="ro3">
          <table:table-cell office:value-type="time" office:time-value="PT17H35M51S" table:style-name="ce4">
            <text:p>17:35:51</text:p>
          </table:table-cell>
          <table:table-cell office:value-type="time" office:time-value="PT17H35M52S" table:style-name="ce4">
            <text:p>17:35:52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67.70000000000005" table:style-name="ce1">
            <text:p>567,7</text:p>
          </table:table-cell>
          <table:table-cell office:value-type="float" office:value="3.1287195940000001" table:formula="of:=[.C104]/1000 * [.D104]*[.E104]/1000" table:style-name="ce1">
            <text:p>3,128719594</text:p>
          </table:table-cell>
          <table:table-cell table:number-columns-repeated="2" table:style-name="ce1"/>
          <table:table-cell office:value-type="float" office:value="0.41905899839972749" table:formula="of:=[.F104]-([.$J$3]*[.C104]/1000)" table:style-name="ce1">
            <text:p>0,419058998</text:p>
          </table:table-cell>
          <table:table-cell table:number-columns-repeated="16375"/>
        </table:table-row>
        <table:table-row table:style-name="ro3">
          <table:table-cell office:value-type="time" office:time-value="PT17H35M52S" table:style-name="ce4">
            <text:p>17:35:52</text:p>
          </table:table-cell>
          <table:table-cell office:value-type="time" office:time-value="PT17H35M53S" table:style-name="ce4">
            <text:p>17:35:5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1.91999999999996" table:style-name="ce1">
            <text:p>551,92</text:p>
          </table:table-cell>
          <table:table-cell office:value-type="float" office:value="3.0360456895999999" table:formula="of:=[.C105]/1000 * [.D105]*[.E105]/1000" table:style-name="ce1">
            <text:p>3,03604569</text:p>
          </table:table-cell>
          <table:table-cell table:number-columns-repeated="2" table:style-name="ce1"/>
          <table:table-cell office:value-type="float" office:value="0.33146888498584426" table:formula="of:=[.F105]-([.$J$3]*[.C105]/1000)" table:style-name="ce1">
            <text:p>0,331468885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311.78337589929998" table:formula="of:=SUM([.F3:.F105])" table:style-name="ce3">
            <text:p>311,7833759</text:p>
          </table:table-cell>
          <table:table-cell table:style-name="ce3"/>
          <table:table-cell office:value-type="string" table:style-name="ce3">
            <text:p>Total energy without SO</text:p>
          </table:table-cell>
          <table:table-cell office:value-type="float" office:value="32.007106560332268" table:formula="of:=SUM([.I3:.I105])" table:style-name="ce3">
            <text:p>32,00710656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Experiment 5</text:p>
          </table:table-cell>
          <table:table-cell table:style-name="ce2"/>
          <table:table-cell table:number-columns-repeated="6" table:style-name="ce3"/>
          <table:table-cell table:style-name="ce1"/>
          <table:table-cell table:number-columns-repeated="16375" table:style-name="ce3"/>
        </table:table-row>
        <table:table-row table:style-name="ro3">
          <table:table-cell office:value-type="time" office:time-value="PT17H37M0S" table:style-name="ce4">
            <text:p>17:37:00</text:p>
          </table:table-cell>
          <table:table-cell office:value-type="time" office:time-value="PT17H37M1S" table:style-name="ce4">
            <text:p>17:37:01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8.61" table:style-name="ce1">
            <text:p>558,61</text:p>
          </table:table-cell>
          <table:table-cell office:value-type="float" office:value="3.0986096699999996" table:formula="of:=[.C108]/1000 * [.D108]*[.E108]/1000" table:style-name="ce1">
            <text:p>3,09860967</text:p>
          </table:table-cell>
          <table:table-cell table:number-columns-repeated="2" table:style-name="ce1"/>
          <table:table-cell office:value-type="float" office:value="0.36607201496220121" table:formula="of:=[.F108]-([.$J$3]*[.C108]/1000)" table:style-name="ce1">
            <text:p>0,366072015</text:p>
          </table:table-cell>
          <table:table-cell table:number-columns-repeated="16375"/>
        </table:table-row>
        <table:table-row table:style-name="ro3">
          <table:table-cell office:value-type="time" office:time-value="PT17H37M1S" table:style-name="ce4">
            <text:p>17:37:01</text:p>
          </table:table-cell>
          <table:table-cell office:value-type="time" office:time-value="PT17H37M2S" table:style-name="ce4">
            <text:p>17:37:0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9.29999999999995" table:style-name="ce1">
            <text:p>549,3</text:p>
          </table:table-cell>
          <table:table-cell office:value-type="float" office:value="3.0157888319999997" table:formula="of:=[.C109]/1000 * [.D109]*[.E109]/1000" table:style-name="ce1">
            <text:p>3,015788832</text:p>
          </table:table-cell>
          <table:table-cell table:number-columns-repeated="2" table:style-name="ce1"/>
          <table:table-cell office:value-type="float" office:value="0.31121202738584408" table:formula="of:=[.F109]-([.$J$3]*[.C109]/1000)" table:style-name="ce1">
            <text:p>0,311212027</text:p>
          </table:table-cell>
          <table:table-cell table:number-columns-repeated="16375"/>
        </table:table-row>
        <table:table-row table:style-name="ro3">
          <table:table-cell office:value-type="time" office:time-value="PT17H37M2S" table:style-name="ce4">
            <text:p>17:37:02</text:p>
          </table:table-cell>
          <table:table-cell office:value-type="time" office:time-value="PT17H37M3S" table:style-name="ce4">
            <text:p>17:37:03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9.96" table:style-name="ce1">
            <text:p>559,96</text:p>
          </table:table-cell>
          <table:table-cell office:value-type="float" office:value="3.0773777716000001" table:formula="of:=[.C110]/1000 * [.D110]*[.E110]/1000" table:style-name="ce1">
            <text:p>3,077377772</text:p>
          </table:table-cell>
          <table:table-cell table:number-columns-repeated="2" table:style-name="ce1"/>
          <table:table-cell office:value-type="float" office:value="0.37534286247890281" table:formula="of:=[.F110]-([.$J$3]*[.C110]/1000)" table:style-name="ce1">
            <text:p>0,375342862</text:p>
          </table:table-cell>
          <table:table-cell table:number-columns-repeated="16375"/>
        </table:table-row>
        <table:table-row table:style-name="ro3">
          <table:table-cell office:value-type="time" office:time-value="PT17H37M3S" table:style-name="ce4">
            <text:p>17:37:03</text:p>
          </table:table-cell>
          <table:table-cell office:value-type="time" office:time-value="PT17H37M4S" table:style-name="ce4">
            <text:p>17:37:0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5.73" table:style-name="ce1">
            <text:p>545,73</text:p>
          </table:table-cell>
          <table:table-cell office:value-type="float" office:value="2.9933727084000004" table:formula="of:=[.C111]/1000 * [.D111]*[.E111]/1000" table:style-name="ce1">
            <text:p>2,993372708</text:p>
          </table:table-cell>
          <table:table-cell table:number-columns-repeated="2" table:style-name="ce1"/>
          <table:table-cell office:value-type="float" office:value="0.29133779927890302" table:formula="of:=[.F111]-([.$J$3]*[.C111]/1000)" table:style-name="ce1">
            <text:p>0,291337799</text:p>
          </table:table-cell>
          <table:table-cell table:number-columns-repeated="16375"/>
        </table:table-row>
        <table:table-row table:style-name="ro3">
          <table:table-cell office:value-type="time" office:time-value="PT17H37M4S" table:style-name="ce4">
            <text:p>17:37:04</text:p>
          </table:table-cell>
          <table:table-cell office:value-type="time" office:time-value="PT17H37M5S" table:style-name="ce4">
            <text:p>17:37:05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9.78" table:style-name="ce1">
            <text:p>549,78</text:p>
          </table:table-cell>
          <table:table-cell office:value-type="float" office:value="3.0242738064000001" table:formula="of:=[.C112]/1000 * [.D112]*[.E112]/1000" table:style-name="ce1">
            <text:p>3,024273806</text:p>
          </table:table-cell>
          <table:table-cell table:number-columns-repeated="2" table:style-name="ce1"/>
          <table:table-cell office:value-type="float" office:value="0.31969700178584448" table:formula="of:=[.F112]-([.$J$3]*[.C112]/1000)" table:style-name="ce1">
            <text:p>0,319697002</text:p>
          </table:table-cell>
          <table:table-cell table:number-columns-repeated="16375"/>
        </table:table-row>
        <table:table-row table:style-name="ro3">
          <table:table-cell office:value-type="time" office:time-value="PT17H37M5S" table:style-name="ce4">
            <text:p>17:37:05</text:p>
          </table:table-cell>
          <table:table-cell office:value-type="time" office:time-value="PT17H37M6S" table:style-name="ce4">
            <text:p>17:37:0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0.74" table:style-name="ce1">
            <text:p>540,74</text:p>
          </table:table-cell>
          <table:table-cell office:value-type="float" office:value="2.9687923776000003" table:formula="of:=[.C113]/1000 * [.D113]*[.E113]/1000" table:style-name="ce1">
            <text:p>2,968792378</text:p>
          </table:table-cell>
          <table:table-cell table:number-columns-repeated="2" table:style-name="ce1"/>
          <table:table-cell office:value-type="float" office:value="0.26421557298584464" table:formula="of:=[.F113]-([.$J$3]*[.C113]/1000)" table:style-name="ce1">
            <text:p>0,264215573</text:p>
          </table:table-cell>
          <table:table-cell table:number-columns-repeated="16375"/>
        </table:table-row>
        <table:table-row table:style-name="ro3">
          <table:table-cell office:value-type="time" office:time-value="PT17H37M6S" table:style-name="ce4">
            <text:p>17:37:06</text:p>
          </table:table-cell>
          <table:table-cell office:value-type="time" office:time-value="PT17H37M8S" table:style-name="ce4">
            <text:p>17:37:0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2.17999999999995" table:style-name="ce1">
            <text:p>522,18</text:p>
          </table:table-cell>
          <table:table-cell office:value-type="float" office:value="2.8722824207999995" table:formula="of:=[.C114]/1000 * [.D114]*[.E114]/1000" table:style-name="ce1">
            <text:p>2,872282421</text:p>
          </table:table-cell>
          <table:table-cell table:number-columns-repeated="2" table:style-name="ce1"/>
          <table:table-cell office:value-type="float" office:value="0.1626218251997269" table:formula="of:=[.F114]-([.$J$3]*[.C114]/1000)" table:style-name="ce1">
            <text:p>0,162621825</text:p>
          </table:table-cell>
          <table:table-cell table:number-columns-repeated="16375"/>
        </table:table-row>
        <table:table-row table:style-name="ro3">
          <table:table-cell office:value-type="time" office:time-value="PT17H37M8S" table:style-name="ce4">
            <text:p>17:37:08</text:p>
          </table:table-cell>
          <table:table-cell office:value-type="time" office:time-value="PT17H37M9S" table:style-name="ce4">
            <text:p>17:37:09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34.97" table:style-name="ce1">
            <text:p>534,97</text:p>
          </table:table-cell>
          <table:table-cell office:value-type="float" office:value="2.9785203708000001" table:formula="of:=[.C115]/1000 * [.D115]*[.E115]/1000" table:style-name="ce1">
            <text:p>2,978520371</text:p>
          </table:table-cell>
          <table:table-cell table:number-columns-repeated="2" table:style-name="ce1"/>
          <table:table-cell office:value-type="float" office:value="0.2358151337899681" table:formula="of:=[.F115]-([.$J$3]*[.C115]/1000)" table:style-name="ce1">
            <text:p>0,235815134</text:p>
          </table:table-cell>
          <table:table-cell table:number-columns-repeated="16375"/>
        </table:table-row>
        <table:table-row table:style-name="ro3">
          <table:table-cell office:value-type="time" office:time-value="PT17H37M9S" table:style-name="ce4">
            <text:p>17:37:09</text:p>
          </table:table-cell>
          <table:table-cell office:value-type="time" office:time-value="PT17H37M10S" table:style-name="ce4">
            <text:p>17:37:1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5.16" table:style-name="ce1">
            <text:p>555,16</text:p>
          </table:table-cell>
          <table:table-cell office:value-type="float" office:value="3.0509983635999998" table:formula="of:=[.C116]/1000 * [.D116]*[.E116]/1000" table:style-name="ce1">
            <text:p>3,050998364</text:p>
          </table:table-cell>
          <table:table-cell table:number-columns-repeated="2" table:style-name="ce1"/>
          <table:table-cell office:value-type="float" office:value="0.34896345447890242" table:formula="of:=[.F116]-([.$J$3]*[.C116]/1000)" table:style-name="ce1">
            <text:p>0,348963454</text:p>
          </table:table-cell>
          <table:table-cell table:number-columns-repeated="16375"/>
        </table:table-row>
        <table:table-row table:style-name="ro3">
          <table:table-cell office:value-type="time" office:time-value="PT17H37M10S" table:style-name="ce4">
            <text:p>17:37:10</text:p>
          </table:table-cell>
          <table:table-cell office:value-type="time" office:time-value="PT17H37M11S" table:style-name="ce4">
            <text:p>17:37:1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3.41" table:style-name="ce1">
            <text:p>533,41</text:p>
          </table:table-cell>
          <table:table-cell office:value-type="float" office:value="2.9313013139999997" table:formula="of:=[.C117]/1000 * [.D117]*[.E117]/1000" table:style-name="ce1">
            <text:p>2,931301314</text:p>
          </table:table-cell>
          <table:table-cell table:number-columns-repeated="2" table:style-name="ce1"/>
          <table:table-cell office:value-type="float" office:value="0.22418261389278582" table:formula="of:=[.F117]-([.$J$3]*[.C117]/1000)" table:style-name="ce1">
            <text:p>0,224182614</text:p>
          </table:table-cell>
          <table:table-cell table:number-columns-repeated="16375"/>
        </table:table-row>
        <table:table-row table:style-name="ro3">
          <table:table-cell office:value-type="time" office:time-value="PT17H37M11S" table:style-name="ce4">
            <text:p>17:37:11</text:p>
          </table:table-cell>
          <table:table-cell office:value-type="time" office:time-value="PT17H37M12S" table:style-name="ce4">
            <text:p>17:37:12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74.80999999999995" table:style-name="ce1">
            <text:p>574,81</text:p>
          </table:table-cell>
          <table:table-cell office:value-type="float" office:value="3.1857349743999999" table:formula="of:=[.C118]/1000 * [.D118]*[.E118]/1000" table:style-name="ce1">
            <text:p>3,185734974</text:p>
          </table:table-cell>
          <table:table-cell table:number-columns-repeated="2" table:style-name="ce1"/>
          <table:table-cell office:value-type="float" office:value="0.46082300584137714" table:formula="of:=[.F118]-([.$J$3]*[.C118]/1000)" table:style-name="ce1">
            <text:p>0,460823006</text:p>
          </table:table-cell>
          <table:table-cell table:number-columns-repeated="16375"/>
        </table:table-row>
        <table:table-row table:style-name="ro3">
          <table:table-cell office:value-type="time" office:time-value="PT17H37M12S" table:style-name="ce4">
            <text:p>17:37:12</text:p>
          </table:table-cell>
          <table:table-cell office:value-type="time" office:time-value="PT17H37M13S" table:style-name="ce4">
            <text:p>17:37:13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6.70000000000005" table:style-name="ce1">
            <text:p>536,7</text:p>
          </table:table-cell>
          <table:table-cell office:value-type="float" office:value="2.9521505520000004" table:formula="of:=[.C119]/1000 * [.D119]*[.E119]/1000" table:style-name="ce1">
            <text:p>2,952150552</text:p>
          </table:table-cell>
          <table:table-cell table:number-columns-repeated="2" table:style-name="ce1"/>
          <table:table-cell office:value-type="float" office:value="0.24248995639972781" table:formula="of:=[.F119]-([.$J$3]*[.C119]/1000)" table:style-name="ce1">
            <text:p>0,242489956</text:p>
          </table:table-cell>
          <table:table-cell table:number-columns-repeated="16375"/>
        </table:table-row>
        <table:table-row table:style-name="ro3">
          <table:table-cell office:value-type="time" office:time-value="PT17H37M13S" table:style-name="ce4">
            <text:p>17:37:13</text:p>
          </table:table-cell>
          <table:table-cell office:value-type="time" office:time-value="PT17H37M14S" table:style-name="ce4">
            <text:p>17:37:1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9.30999999999995" table:style-name="ce1">
            <text:p>549,31</text:p>
          </table:table-cell>
          <table:table-cell office:value-type="float" office:value="3.0101748551999998" table:formula="of:=[.C120]/1000 * [.D120]*[.E120]/1000" table:style-name="ce1">
            <text:p>3,010174855</text:p>
          </table:table-cell>
          <table:table-cell table:number-columns-repeated="2" table:style-name="ce1"/>
          <table:table-cell office:value-type="float" office:value="0.31068184157196077" table:formula="of:=[.F120]-([.$J$3]*[.C120]/1000)" table:style-name="ce1">
            <text:p>0,310681842</text:p>
          </table:table-cell>
          <table:table-cell table:number-columns-repeated="16375"/>
        </table:table-row>
        <table:table-row table:style-name="ro3">
          <table:table-cell office:value-type="time" office:time-value="PT17H37M14S" table:style-name="ce4">
            <text:p>17:37:14</text:p>
          </table:table-cell>
          <table:table-cell office:value-type="time" office:time-value="PT17H37M15S" table:style-name="ce4">
            <text:p>17:37:15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0.73" table:style-name="ce1">
            <text:p>520,73</text:p>
          </table:table-cell>
          <table:table-cell office:value-type="float" office:value="2.8671654164999993" table:formula="of:=[.C121]/1000 * [.D121]*[.E121]/1000" table:style-name="ce1">
            <text:p>2,867165417</text:p>
          </table:table-cell>
          <table:table-cell table:number-columns-repeated="2" table:style-name="ce1"/>
          <table:table-cell office:value-type="float" office:value="0.16004671639278545" table:formula="of:=[.F121]-([.$J$3]*[.C121]/1000)" table:style-name="ce1">
            <text:p>0,160046716</text:p>
          </table:table-cell>
          <table:table-cell table:number-columns-repeated="16375"/>
        </table:table-row>
        <table:table-row table:style-name="ro3">
          <table:table-cell office:value-type="time" office:time-value="PT17H37M15S" table:style-name="ce4">
            <text:p>17:37:15</text:p>
          </table:table-cell>
          <table:table-cell office:value-type="time" office:time-value="PT17H37M16S" table:style-name="ce4">
            <text:p>17:37:1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1.15" table:style-name="ce1">
            <text:p>551,15</text:p>
          </table:table-cell>
          <table:table-cell office:value-type="float" office:value="3.026111121" table:formula="of:=[.C122]/1000 * [.D122]*[.E122]/1000" table:style-name="ce1">
            <text:p>3,026111121</text:p>
          </table:table-cell>
          <table:table-cell table:number-columns-repeated="2" table:style-name="ce1"/>
          <table:table-cell office:value-type="float" office:value="0.32661810737196095" table:formula="of:=[.F122]-([.$J$3]*[.C122]/1000)" table:style-name="ce1">
            <text:p>0,326618107</text:p>
          </table:table-cell>
          <table:table-cell table:number-columns-repeated="16375"/>
        </table:table-row>
        <table:table-row table:style-name="ro3">
          <table:table-cell office:value-type="time" office:time-value="PT17H37M16S" table:style-name="ce4">
            <text:p>17:37:16</text:p>
          </table:table-cell>
          <table:table-cell office:value-type="time" office:time-value="PT17H37M17S" table:style-name="ce4">
            <text:p>17:37:1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7.42999999999995" table:style-name="ce1">
            <text:p>537,43</text:p>
          </table:table-cell>
          <table:table-cell office:value-type="float" office:value="2.9478465443999999" table:formula="of:=[.C123]/1000 * [.D123]*[.E123]/1000" table:style-name="ce1">
            <text:p>2,947846544</text:p>
          </table:table-cell>
          <table:table-cell table:number-columns-repeated="2" table:style-name="ce1"/>
          <table:table-cell office:value-type="float" office:value="0.2458116352789026" table:formula="of:=[.F123]-([.$J$3]*[.C123]/1000)" table:style-name="ce1">
            <text:p>0,245811635</text:p>
          </table:table-cell>
          <table:table-cell table:number-columns-repeated="16375"/>
        </table:table-row>
        <table:table-row table:style-name="ro3">
          <table:table-cell office:value-type="time" office:time-value="PT17H37M17S" table:style-name="ce4">
            <text:p>17:37:17</text:p>
          </table:table-cell>
          <table:table-cell office:value-type="time" office:time-value="PT17H37M18S" table:style-name="ce4">
            <text:p>17:37:18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51.41999999999996" table:style-name="ce1">
            <text:p>551,42</text:p>
          </table:table-cell>
          <table:table-cell office:value-type="float" office:value="3.0561019808000003" table:formula="of:=[.C124]/1000 * [.D124]*[.E124]/1000" table:style-name="ce1">
            <text:p>3,056101981</text:p>
          </table:table-cell>
          <table:table-cell table:number-columns-repeated="2" table:style-name="ce1"/>
          <table:table-cell office:value-type="float" office:value="0.33119001224137756" table:formula="of:=[.F124]-([.$J$3]*[.C124]/1000)" table:style-name="ce1">
            <text:p>0,331190012</text:p>
          </table:table-cell>
          <table:table-cell table:number-columns-repeated="16375"/>
        </table:table-row>
        <table:table-row table:style-name="ro3">
          <table:table-cell office:value-type="time" office:time-value="PT17H37M18S" table:style-name="ce4">
            <text:p>17:37:18</text:p>
          </table:table-cell>
          <table:table-cell office:value-type="time" office:time-value="PT17H37M20S" table:style-name="ce4">
            <text:p>17:37:2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7.05999999999995" table:style-name="ce1">
            <text:p>547,06</text:p>
          </table:table-cell>
          <table:table-cell office:value-type="float" office:value="3.0119591831999997" table:formula="of:=[.C125]/1000 * [.D125]*[.E125]/1000" table:style-name="ce1">
            <text:p>3,011959183</text:p>
          </table:table-cell>
          <table:table-cell table:number-columns-repeated="2" table:style-name="ce1"/>
          <table:table-cell office:value-type="float" office:value="0.29975669210666878" table:formula="of:=[.F125]-([.$J$3]*[.C125]/1000)" table:style-name="ce1">
            <text:p>0,299756692</text:p>
          </table:table-cell>
          <table:table-cell table:number-columns-repeated="16375"/>
        </table:table-row>
        <table:table-row table:style-name="ro3">
          <table:table-cell office:value-type="time" office:time-value="PT17H37M20S" table:style-name="ce4">
            <text:p>17:37:20</text:p>
          </table:table-cell>
          <table:table-cell office:value-type="time" office:time-value="PT17H37M21S" table:style-name="ce4">
            <text:p>17:37:2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5.63" table:style-name="ce1">
            <text:p>545,63</text:p>
          </table:table-cell>
          <table:table-cell office:value-type="float" office:value="3.0014451544000003" table:formula="of:=[.C126]/1000 * [.D126]*[.E126]/1000" table:style-name="ce1">
            <text:p>3,001445154</text:p>
          </table:table-cell>
          <table:table-cell table:number-columns-repeated="2" table:style-name="ce1"/>
          <table:table-cell office:value-type="float" office:value="0.29686834978584464" table:formula="of:=[.F126]-([.$J$3]*[.C126]/1000)" table:style-name="ce1">
            <text:p>0,29686835</text:p>
          </table:table-cell>
          <table:table-cell table:number-columns-repeated="16375"/>
        </table:table-row>
        <table:table-row table:style-name="ro3">
          <table:table-cell office:value-type="time" office:time-value="PT17H37M21S" table:style-name="ce4">
            <text:p>17:37:21</text:p>
          </table:table-cell>
          <table:table-cell office:value-type="time" office:time-value="PT17H37M22S" table:style-name="ce4">
            <text:p>17:37:22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0.20000000000005" table:style-name="ce1">
            <text:p>560,2</text:p>
          </table:table-cell>
          <table:table-cell office:value-type="float" office:value="3.084304344" table:formula="of:=[.C127]/1000 * [.D127]*[.E127]/1000" table:style-name="ce1">
            <text:p>3,084304344</text:p>
          </table:table-cell>
          <table:table-cell table:number-columns-repeated="2" table:style-name="ce1"/>
          <table:table-cell office:value-type="float" office:value="0.37210185290666908" table:formula="of:=[.F127]-([.$J$3]*[.C127]/1000)" table:style-name="ce1">
            <text:p>0,372101853</text:p>
          </table:table-cell>
          <table:table-cell table:number-columns-repeated="16375"/>
        </table:table-row>
        <table:table-row table:style-name="ro3">
          <table:table-cell office:value-type="time" office:time-value="PT17H37M22S" table:style-name="ce4">
            <text:p>17:37:22</text:p>
          </table:table-cell>
          <table:table-cell office:value-type="time" office:time-value="PT17H37M23S" table:style-name="ce4">
            <text:p>17:37:23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4.33000000000004" table:style-name="ce1">
            <text:p>564,33</text:p>
          </table:table-cell>
          <table:table-cell office:value-type="float" office:value="3.1070429676000004" table:formula="of:=[.C128]/1000 * [.D128]*[.E128]/1000" table:style-name="ce1">
            <text:p>3,107042968</text:p>
          </table:table-cell>
          <table:table-cell table:number-columns-repeated="2" table:style-name="ce1"/>
          <table:table-cell office:value-type="float" office:value="0.39484047650666954" table:formula="of:=[.F128]-([.$J$3]*[.C128]/1000)" table:style-name="ce1">
            <text:p>0,394840477</text:p>
          </table:table-cell>
          <table:table-cell table:number-columns-repeated="16375"/>
        </table:table-row>
        <table:table-row table:style-name="ro3">
          <table:table-cell office:value-type="time" office:time-value="PT17H37M23S" table:style-name="ce4">
            <text:p>17:37:23</text:p>
          </table:table-cell>
          <table:table-cell office:value-type="time" office:time-value="PT17H37M24S" table:style-name="ce4">
            <text:p>17:37:24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9.29" table:style-name="ce1">
            <text:p>529,29</text:p>
          </table:table-cell>
          <table:table-cell office:value-type="float" office:value="2.9113914024000001" table:formula="of:=[.C129]/1000 * [.D129]*[.E129]/1000" table:style-name="ce1">
            <text:p>2,911391402</text:p>
          </table:table-cell>
          <table:table-cell table:number-columns-repeated="2" table:style-name="ce1"/>
          <table:table-cell office:value-type="float" office:value="0.20173080679972744" table:formula="of:=[.F129]-([.$J$3]*[.C129]/1000)" table:style-name="ce1">
            <text:p>0,201730807</text:p>
          </table:table-cell>
          <table:table-cell table:number-columns-repeated="16375"/>
        </table:table-row>
        <table:table-row table:style-name="ro3">
          <table:table-cell office:value-type="time" office:time-value="PT17H37M24S" table:style-name="ce4">
            <text:p>17:37:24</text:p>
          </table:table-cell>
          <table:table-cell office:value-type="time" office:time-value="PT17H37M25S" table:style-name="ce4">
            <text:p>17:37:2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8.83000000000004" table:style-name="ce1">
            <text:p>528,83</text:p>
          </table:table-cell>
          <table:table-cell office:value-type="float" office:value="2.9062963193" table:formula="of:=[.C130]/1000 * [.D130]*[.E130]/1000" table:style-name="ce1">
            <text:p>2,906296319</text:p>
          </table:table-cell>
          <table:table-cell table:number-columns-repeated="2" table:style-name="ce1"/>
          <table:table-cell office:value-type="float" office:value="0.20426141017890265" table:formula="of:=[.F130]-([.$J$3]*[.C130]/1000)" table:style-name="ce1">
            <text:p>0,20426141</text:p>
          </table:table-cell>
          <table:table-cell table:number-columns-repeated="16375"/>
        </table:table-row>
        <table:table-row table:style-name="ro3">
          <table:table-cell office:value-type="time" office:time-value="PT17H37M25S" table:style-name="ce4">
            <text:p>17:37:25</text:p>
          </table:table-cell>
          <table:table-cell office:value-type="time" office:time-value="PT17H37M26S" table:style-name="ce4">
            <text:p>17:37:2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6.52" table:style-name="ce1">
            <text:p>536,52</text:p>
          </table:table-cell>
          <table:table-cell office:value-type="float" office:value="2.9428551216000001" table:formula="of:=[.C131]/1000 * [.D131]*[.E131]/1000" table:style-name="ce1">
            <text:p>2,942855122</text:p>
          </table:table-cell>
          <table:table-cell table:number-columns-repeated="2" table:style-name="ce1"/>
          <table:table-cell office:value-type="float" office:value="0.24082021247890273" table:formula="of:=[.F131]-([.$J$3]*[.C131]/1000)" table:style-name="ce1">
            <text:p>0,240820212</text:p>
          </table:table-cell>
          <table:table-cell table:number-columns-repeated="16375"/>
        </table:table-row>
        <table:table-row table:style-name="ro3">
          <table:table-cell office:value-type="time" office:time-value="PT17H37M26S" table:style-name="ce4">
            <text:p>17:37:26</text:p>
          </table:table-cell>
          <table:table-cell office:value-type="time" office:time-value="PT17H37M27S" table:style-name="ce4">
            <text:p>17:37:2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4.4" table:style-name="ce1">
            <text:p>524,4</text:p>
          </table:table-cell>
          <table:table-cell office:value-type="float" office:value="2.8873726199999998" table:formula="of:=[.C132]/1000 * [.D132]*[.E132]/1000" table:style-name="ce1">
            <text:p>2,88737262</text:p>
          </table:table-cell>
          <table:table-cell table:number-columns-repeated="2" table:style-name="ce1"/>
          <table:table-cell office:value-type="float" office:value="0.18025391989278594" table:formula="of:=[.F132]-([.$J$3]*[.C132]/1000)" table:style-name="ce1">
            <text:p>0,18025392</text:p>
          </table:table-cell>
          <table:table-cell table:number-columns-repeated="16375"/>
        </table:table-row>
        <table:table-row table:style-name="ro3">
          <table:table-cell office:value-type="time" office:time-value="PT17H37M27S" table:style-name="ce4">
            <text:p>17:37:27</text:p>
          </table:table-cell>
          <table:table-cell office:value-type="time" office:time-value="PT17H37M28S" table:style-name="ce4">
            <text:p>17:37:2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6.33000000000004" table:style-name="ce1">
            <text:p>536,33</text:p>
          </table:table-cell>
          <table:table-cell office:value-type="float" office:value="2.9418129564000002" table:formula="of:=[.C133]/1000 * [.D133]*[.E133]/1000" table:style-name="ce1">
            <text:p>2,941812956</text:p>
          </table:table-cell>
          <table:table-cell table:number-columns-repeated="2" table:style-name="ce1"/>
          <table:table-cell office:value-type="float" office:value="0.23977804727890284" table:formula="of:=[.F133]-([.$J$3]*[.C133]/1000)" table:style-name="ce1">
            <text:p>0,239778047</text:p>
          </table:table-cell>
          <table:table-cell table:number-columns-repeated="16375"/>
        </table:table-row>
        <table:table-row table:style-name="ro3">
          <table:table-cell office:value-type="time" office:time-value="PT17H37M28S" table:style-name="ce4">
            <text:p>17:37:28</text:p>
          </table:table-cell>
          <table:table-cell office:value-type="time" office:time-value="PT17H37M29S" table:style-name="ce4">
            <text:p>17:37:2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7.94000000000005" table:style-name="ce1">
            <text:p>527,94</text:p>
          </table:table-cell>
          <table:table-cell office:value-type="float" office:value="2.9068640369999996" table:formula="of:=[.C134]/1000 * [.D134]*[.E134]/1000" table:style-name="ce1">
            <text:p>2,906864037</text:p>
          </table:table-cell>
          <table:table-cell table:number-columns-repeated="2" table:style-name="ce1"/>
          <table:table-cell office:value-type="float" office:value="0.19974533689278573" table:formula="of:=[.F134]-([.$J$3]*[.C134]/1000)" table:style-name="ce1">
            <text:p>0,199745337</text:p>
          </table:table-cell>
          <table:table-cell table:number-columns-repeated="16375"/>
        </table:table-row>
        <table:table-row table:style-name="ro3">
          <table:table-cell office:value-type="time" office:time-value="PT17H37M29S" table:style-name="ce4">
            <text:p>17:37:29</text:p>
          </table:table-cell>
          <table:table-cell office:value-type="time" office:time-value="PT17H37M30S" table:style-name="ce4">
            <text:p>17:37:3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7.98" table:style-name="ce1">
            <text:p>547,98</text:p>
          </table:table-cell>
          <table:table-cell office:value-type="float" office:value="3.0113692920000004" table:formula="of:=[.C135]/1000 * [.D135]*[.E135]/1000" table:style-name="ce1">
            <text:p>3,011369292</text:p>
          </table:table-cell>
          <table:table-cell table:number-columns-repeated="2" table:style-name="ce1"/>
          <table:table-cell office:value-type="float" office:value="0.30425059189278647" table:formula="of:=[.F135]-([.$J$3]*[.C135]/1000)" table:style-name="ce1">
            <text:p>0,304250592</text:p>
          </table:table-cell>
          <table:table-cell table:number-columns-repeated="16375"/>
        </table:table-row>
        <table:table-row table:style-name="ro3">
          <table:table-cell office:value-type="time" office:time-value="PT17H37M30S" table:style-name="ce4">
            <text:p>17:37:30</text:p>
          </table:table-cell>
          <table:table-cell office:value-type="time" office:time-value="PT17H37M32S" table:style-name="ce4">
            <text:p>17:37:3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1.96" table:style-name="ce1">
            <text:p>551,96</text:p>
          </table:table-cell>
          <table:table-cell office:value-type="float" office:value="3.0305584584000003" table:formula="of:=[.C136]/1000 * [.D136]*[.E136]/1000" table:style-name="ce1">
            <text:p>3,030558458</text:p>
          </table:table-cell>
          <table:table-cell table:number-columns-repeated="2" table:style-name="ce1"/>
          <table:table-cell office:value-type="float" office:value="0.3310654447719612" table:formula="of:=[.F136]-([.$J$3]*[.C136]/1000)" table:style-name="ce1">
            <text:p>0,331065445</text:p>
          </table:table-cell>
          <table:table-cell table:number-columns-repeated="16375"/>
        </table:table-row>
        <table:table-row table:style-name="ro3">
          <table:table-cell office:value-type="time" office:time-value="PT17H37M32S" table:style-name="ce4">
            <text:p>17:37:32</text:p>
          </table:table-cell>
          <table:table-cell office:value-type="time" office:time-value="PT17H37M33S" table:style-name="ce4">
            <text:p>17:37:33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7.25" table:style-name="ce1">
            <text:p>527,25</text:p>
          </table:table-cell>
          <table:table-cell office:value-type="float" office:value="2.9166942750000002" table:formula="of:=[.C137]/1000 * [.D137]*[.E137]/1000" table:style-name="ce1">
            <text:p>2,916694275</text:p>
          </table:table-cell>
          <table:table-cell table:number-columns-repeated="2" table:style-name="ce1"/>
          <table:table-cell office:value-type="float" office:value="0.19686609742749406" table:formula="of:=[.F137]-([.$J$3]*[.C137]/1000)" table:style-name="ce1">
            <text:p>0,196866097</text:p>
          </table:table-cell>
          <table:table-cell table:number-columns-repeated="16375"/>
        </table:table-row>
        <table:table-row table:style-name="ro3">
          <table:table-cell office:value-type="time" office:time-value="PT17H37M33S" table:style-name="ce4">
            <text:p>17:37:33</text:p>
          </table:table-cell>
          <table:table-cell office:value-type="time" office:time-value="PT17H37M34S" table:style-name="ce4">
            <text:p>17:37:3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6.02" table:style-name="ce1">
            <text:p>536,02</text:p>
          </table:table-cell>
          <table:table-cell office:value-type="float" office:value="2.9402680273999993" table:formula="of:=[.C138]/1000 * [.D138]*[.E138]/1000" table:style-name="ce1">
            <text:p>2,940268027</text:p>
          </table:table-cell>
          <table:table-cell table:number-columns-repeated="2" table:style-name="ce1"/>
          <table:table-cell office:value-type="float" office:value="0.24331690926501892" table:formula="of:=[.F138]-([.$J$3]*[.C138]/1000)" table:style-name="ce1">
            <text:p>0,243316909</text:p>
          </table:table-cell>
          <table:table-cell table:number-columns-repeated="16375"/>
        </table:table-row>
        <table:table-row table:style-name="ro3">
          <table:table-cell office:value-type="time" office:time-value="PT17H37M34S" table:style-name="ce4">
            <text:p>17:37:34</text:p>
          </table:table-cell>
          <table:table-cell office:value-type="time" office:time-value="PT17H37M35S" table:style-name="ce4">
            <text:p>17:37:3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0.52" table:style-name="ce1">
            <text:p>530,52</text:p>
          </table:table-cell>
          <table:table-cell office:value-type="float" office:value="2.9155840691999999" table:formula="of:=[.C139]/1000 * [.D139]*[.E139]/1000" table:style-name="ce1">
            <text:p>2,915584069</text:p>
          </table:table-cell>
          <table:table-cell table:number-columns-repeated="2" table:style-name="ce1"/>
          <table:table-cell office:value-type="float" office:value="0.21354916007890257" table:formula="of:=[.F139]-([.$J$3]*[.C139]/1000)" table:style-name="ce1">
            <text:p>0,21354916</text:p>
          </table:table-cell>
          <table:table-cell table:number-columns-repeated="16375"/>
        </table:table-row>
        <table:table-row table:style-name="ro3">
          <table:table-cell office:value-type="time" office:time-value="PT17H37M35S" table:style-name="ce4">
            <text:p>17:37:35</text:p>
          </table:table-cell>
          <table:table-cell office:value-type="time" office:time-value="PT17H37M36S" table:style-name="ce4">
            <text:p>17:37:36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3.85" table:style-name="ce1">
            <text:p>543,85</text:p>
          </table:table-cell>
          <table:table-cell office:value-type="float" office:value="3.0113355194999998" table:formula="of:=[.C140]/1000 * [.D140]*[.E140]/1000" table:style-name="ce1">
            <text:p>3,01133552</text:p>
          </table:table-cell>
          <table:table-cell table:number-columns-repeated="2" table:style-name="ce1"/>
          <table:table-cell office:value-type="float" office:value="0.28896544643443534" table:formula="of:=[.F140]-([.$J$3]*[.C140]/1000)" table:style-name="ce1">
            <text:p>0,288965446</text:p>
          </table:table-cell>
          <table:table-cell table:number-columns-repeated="16375"/>
        </table:table-row>
        <table:table-row table:style-name="ro3">
          <table:table-cell office:value-type="time" office:time-value="PT17H37M36S" table:style-name="ce4">
            <text:p>17:37:36</text:p>
          </table:table-cell>
          <table:table-cell office:value-type="time" office:time-value="PT17H37M37S" table:style-name="ce4">
            <text:p>17:37:3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5.22" table:style-name="ce1">
            <text:p>545,22</text:p>
          </table:table-cell>
          <table:table-cell office:value-type="float" office:value="2.9963710062" table:formula="of:=[.C141]/1000 * [.D141]*[.E141]/1000" table:style-name="ce1">
            <text:p>2,996371006</text:p>
          </table:table-cell>
          <table:table-cell table:number-columns-repeated="2" table:style-name="ce1"/>
          <table:table-cell office:value-type="float" office:value="0.29433609707890263" table:formula="of:=[.F141]-([.$J$3]*[.C141]/1000)" table:style-name="ce1">
            <text:p>0,294336097</text:p>
          </table:table-cell>
          <table:table-cell table:number-columns-repeated="16375"/>
        </table:table-row>
        <table:table-row table:style-name="ro3">
          <table:table-cell office:value-type="time" office:time-value="PT17H37M37S" table:style-name="ce4">
            <text:p>17:37:37</text:p>
          </table:table-cell>
          <table:table-cell office:value-type="time" office:time-value="PT17H37M38S" table:style-name="ce4">
            <text:p>17:37:3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9.41999999999996" table:style-name="ce1">
            <text:p>519,42</text:p>
          </table:table-cell>
          <table:table-cell office:value-type="float" office:value="2.8490602535999998" table:formula="of:=[.C142]/1000 * [.D142]*[.E142]/1000" table:style-name="ce1">
            <text:p>2,849060254</text:p>
          </table:table-cell>
          <table:table-cell table:number-columns-repeated="2" table:style-name="ce1"/>
          <table:table-cell office:value-type="float" office:value="0.14702534447890248" table:formula="of:=[.F142]-([.$J$3]*[.C142]/1000)" table:style-name="ce1">
            <text:p>0,147025344</text:p>
          </table:table-cell>
          <table:table-cell table:number-columns-repeated="16375"/>
        </table:table-row>
        <table:table-row table:style-name="ro3">
          <table:table-cell office:value-type="time" office:time-value="PT17H37M38S" table:style-name="ce4">
            <text:p>17:37:38</text:p>
          </table:table-cell>
          <table:table-cell office:value-type="time" office:time-value="PT17H37M39S" table:style-name="ce4">
            <text:p>17:37:3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0.57000000000005" table:style-name="ce1">
            <text:p>550,57</text:p>
          </table:table-cell>
          <table:table-cell office:value-type="float" office:value="3.0286195016000006" table:formula="of:=[.C143]/1000 * [.D143]*[.E143]/1000" table:style-name="ce1">
            <text:p>3,028619502</text:p>
          </table:table-cell>
          <table:table-cell table:number-columns-repeated="2" table:style-name="ce1"/>
          <table:table-cell office:value-type="float" office:value="0.32404269698584498" table:formula="of:=[.F143]-([.$J$3]*[.C143]/1000)" table:style-name="ce1">
            <text:p>0,324042697</text:p>
          </table:table-cell>
          <table:table-cell table:number-columns-repeated="16375"/>
        </table:table-row>
        <table:table-row table:style-name="ro3">
          <table:table-cell office:value-type="time" office:time-value="PT17H37M39S" table:style-name="ce4">
            <text:p>17:37:39</text:p>
          </table:table-cell>
          <table:table-cell office:value-type="time" office:time-value="PT17H37M40S" table:style-name="ce4">
            <text:p>17:37:4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3.66999999999996" table:style-name="ce1">
            <text:p>553,67</text:p>
          </table:table-cell>
          <table:table-cell office:value-type="float" office:value="3.0397811807999995" table:formula="of:=[.C144]/1000 * [.D144]*[.E144]/1000" table:style-name="ce1">
            <text:p>3,039781181</text:p>
          </table:table-cell>
          <table:table-cell table:number-columns-repeated="2" table:style-name="ce1"/>
          <table:table-cell office:value-type="float" office:value="0.33520437618584387" table:formula="of:=[.F144]-([.$J$3]*[.C144]/1000)" table:style-name="ce1">
            <text:p>0,335204376</text:p>
          </table:table-cell>
          <table:table-cell table:number-columns-repeated="16375"/>
        </table:table-row>
        <table:table-row table:style-name="ro3">
          <table:table-cell office:value-type="time" office:time-value="PT17H37M40S" table:style-name="ce4">
            <text:p>17:37:40</text:p>
          </table:table-cell>
          <table:table-cell office:value-type="time" office:time-value="PT17H37M41S" table:style-name="ce4">
            <text:p>17:37:4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7.17999999999995" table:style-name="ce1">
            <text:p>537,18</text:p>
          </table:table-cell>
          <table:table-cell office:value-type="float" office:value="2.9549627184" table:formula="of:=[.C145]/1000 * [.D145]*[.E145]/1000" table:style-name="ce1">
            <text:p>2,954962718</text:p>
          </table:table-cell>
          <table:table-cell table:number-columns-repeated="2" table:style-name="ce1"/>
          <table:table-cell office:value-type="float" office:value="0.25038591378584441" table:formula="of:=[.F145]-([.$J$3]*[.C145]/1000)" table:style-name="ce1">
            <text:p>0,250385914</text:p>
          </table:table-cell>
          <table:table-cell table:number-columns-repeated="16375"/>
        </table:table-row>
        <table:table-row table:style-name="ro3">
          <table:table-cell office:value-type="time" office:time-value="PT17H37M41S" table:style-name="ce4">
            <text:p>17:37:41</text:p>
          </table:table-cell>
          <table:table-cell office:value-type="time" office:time-value="PT17H37M42S" table:style-name="ce4">
            <text:p>17:37:42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1.49" table:style-name="ce1">
            <text:p>511,49</text:p>
          </table:table-cell>
          <table:table-cell office:value-type="float" office:value="2.8029242808000006" table:formula="of:=[.C146]/1000 * [.D146]*[.E146]/1000" table:style-name="ce1">
            <text:p>2,802924281</text:p>
          </table:table-cell>
          <table:table-cell table:number-columns-repeated="2" table:style-name="ce1"/>
          <table:table-cell office:value-type="float" office:value="0.10343126717196149" table:formula="of:=[.F146]-([.$J$3]*[.C146]/1000)" table:style-name="ce1">
            <text:p>0,103431267</text:p>
          </table:table-cell>
          <table:table-cell table:number-columns-repeated="16375"/>
        </table:table-row>
        <table:table-row table:style-name="ro3">
          <table:table-cell office:value-type="time" office:time-value="PT17H37M42S" table:style-name="ce4">
            <text:p>17:37:42</text:p>
          </table:table-cell>
          <table:table-cell office:value-type="time" office:time-value="PT17H37M43S" table:style-name="ce4">
            <text:p>17:37:43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1.16" table:style-name="ce1">
            <text:p>541,16</text:p>
          </table:table-cell>
          <table:table-cell office:value-type="float" office:value="2.9740584235999998" table:formula="of:=[.C147]/1000 * [.D147]*[.E147]/1000" table:style-name="ce1">
            <text:p>2,974058424</text:p>
          </table:table-cell>
          <table:table-cell table:number-columns-repeated="2" table:style-name="ce1"/>
          <table:table-cell office:value-type="float" office:value="0.2720235144789025" table:formula="of:=[.F147]-([.$J$3]*[.C147]/1000)" table:style-name="ce1">
            <text:p>0,272023514</text:p>
          </table:table-cell>
          <table:table-cell table:number-columns-repeated="16375"/>
        </table:table-row>
        <table:table-row table:style-name="ro3">
          <table:table-cell office:value-type="time" office:time-value="PT17H37M43S" table:style-name="ce4">
            <text:p>17:37:43</text:p>
          </table:table-cell>
          <table:table-cell office:value-type="time" office:time-value="PT17H37M45S" table:style-name="ce4">
            <text:p>17:37:4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1.48" table:style-name="ce1">
            <text:p>541,48</text:p>
          </table:table-cell>
          <table:table-cell office:value-type="float" office:value="2.9784432288000002" table:formula="of:=[.C148]/1000 * [.D148]*[.E148]/1000" table:style-name="ce1">
            <text:p>2,978443229</text:p>
          </table:table-cell>
          <table:table-cell table:number-columns-repeated="2" table:style-name="ce1"/>
          <table:table-cell office:value-type="float" office:value="0.26878263319972762" table:formula="of:=[.F148]-([.$J$3]*[.C148]/1000)" table:style-name="ce1">
            <text:p>0,268782633</text:p>
          </table:table-cell>
          <table:table-cell table:number-columns-repeated="16375"/>
        </table:table-row>
        <table:table-row table:style-name="ro3">
          <table:table-cell office:value-type="time" office:time-value="PT17H37M45S" table:style-name="ce4">
            <text:p>17:37:45</text:p>
          </table:table-cell>
          <table:table-cell office:value-type="time" office:time-value="PT17H37M46S" table:style-name="ce4">
            <text:p>17:37:4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52.12" table:style-name="ce1">
            <text:p>552,12</text:p>
          </table:table-cell>
          <table:table-cell office:value-type="float" office:value="3.0485637072" table:formula="of:=[.C149]/1000 * [.D149]*[.E149]/1000" table:style-name="ce1">
            <text:p>3,048563707</text:p>
          </table:table-cell>
          <table:table-cell table:number-columns-repeated="2" table:style-name="ce1"/>
          <table:table-cell office:value-type="float" office:value="0.33381932061361086" table:formula="of:=[.F149]-([.$J$3]*[.C149]/1000)" table:style-name="ce1">
            <text:p>0,333819321</text:p>
          </table:table-cell>
          <table:table-cell table:number-columns-repeated="16375"/>
        </table:table-row>
        <table:table-row table:style-name="ro3">
          <table:table-cell office:value-type="time" office:time-value="PT17H37M46S" table:style-name="ce4">
            <text:p>17:37:46</text:p>
          </table:table-cell>
          <table:table-cell office:value-type="time" office:time-value="PT17H37M47S" table:style-name="ce4">
            <text:p>17:37:47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0.17999999999995" table:style-name="ce1">
            <text:p>540,18</text:p>
          </table:table-cell>
          <table:table-cell office:value-type="float" office:value="2.9824418160000001" table:formula="of:=[.C150]/1000 * [.D150]*[.E150]/1000" table:style-name="ce1">
            <text:p>2,982441816</text:p>
          </table:table-cell>
          <table:table-cell table:number-columns-repeated="2" table:style-name="ce1"/>
          <table:table-cell office:value-type="float" office:value="0.26261363842749397" table:formula="of:=[.F150]-([.$J$3]*[.C150]/1000)" table:style-name="ce1">
            <text:p>0,262613638</text:p>
          </table:table-cell>
          <table:table-cell table:number-columns-repeated="16375"/>
        </table:table-row>
        <table:table-row table:style-name="ro3">
          <table:table-cell office:value-type="time" office:time-value="PT17H37M47S" table:style-name="ce4">
            <text:p>17:37:47</text:p>
          </table:table-cell>
          <table:table-cell office:value-type="time" office:time-value="PT17H37M48S" table:style-name="ce4">
            <text:p>17:37:4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0.88" table:style-name="ce1">
            <text:p>540,88</text:p>
          </table:table-cell>
          <table:table-cell office:value-type="float" office:value="2.9725196247999999" table:formula="of:=[.C151]/1000 * [.D151]*[.E151]/1000" table:style-name="ce1">
            <text:p>2,972519625</text:p>
          </table:table-cell>
          <table:table-cell table:number-columns-repeated="2" table:style-name="ce1"/>
          <table:table-cell office:value-type="float" office:value="0.27048471567890253" table:formula="of:=[.F151]-([.$J$3]*[.C151]/1000)" table:style-name="ce1">
            <text:p>0,270484716</text:p>
          </table:table-cell>
          <table:table-cell table:number-columns-repeated="16375"/>
        </table:table-row>
        <table:table-row table:style-name="ro3">
          <table:table-cell office:value-type="time" office:time-value="PT17H37M48S" table:style-name="ce4">
            <text:p>17:37:48</text:p>
          </table:table-cell>
          <table:table-cell office:value-type="time" office:time-value="PT17H37M49S" table:style-name="ce4">
            <text:p>17:37:4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9.96" table:style-name="ce1">
            <text:p>549,96</text:p>
          </table:table-cell>
          <table:table-cell office:value-type="float" office:value="3.0250879776000001" table:formula="of:=[.C152]/1000 * [.D152]*[.E152]/1000" table:style-name="ce1">
            <text:p>3,025087978</text:p>
          </table:table-cell>
          <table:table-cell table:number-columns-repeated="2" table:style-name="ce1"/>
          <table:table-cell office:value-type="float" office:value="0.31542738199972753" table:formula="of:=[.F152]-([.$J$3]*[.C152]/1000)" table:style-name="ce1">
            <text:p>0,315427382</text:p>
          </table:table-cell>
          <table:table-cell table:number-columns-repeated="16375"/>
        </table:table-row>
        <table:table-row table:style-name="ro3">
          <table:table-cell office:value-type="time" office:time-value="PT17H37M49S" table:style-name="ce4">
            <text:p>17:37:49</text:p>
          </table:table-cell>
          <table:table-cell office:value-type="time" office:time-value="PT17H37M50S" table:style-name="ce4">
            <text:p>17:37:50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9.88" table:style-name="ce1">
            <text:p>559,88</text:p>
          </table:table-cell>
          <table:table-cell office:value-type="float" office:value="3.1000947515999999" table:formula="of:=[.C153]/1000 * [.D153]*[.E153]/1000" table:style-name="ce1">
            <text:p>3,100094752</text:p>
          </table:table-cell>
          <table:table-cell table:number-columns-repeated="2" table:style-name="ce1"/>
          <table:table-cell office:value-type="float" office:value="0.37772467853443548" table:formula="of:=[.F153]-([.$J$3]*[.C153]/1000)" table:style-name="ce1">
            <text:p>0,377724679</text:p>
          </table:table-cell>
          <table:table-cell table:number-columns-repeated="16375"/>
        </table:table-row>
        <table:table-row table:style-name="ro3">
          <table:table-cell office:value-type="time" office:time-value="PT17H37M50S" table:style-name="ce4">
            <text:p>17:37:50</text:p>
          </table:table-cell>
          <table:table-cell office:value-type="time" office:time-value="PT17H37M51S" table:style-name="ce4">
            <text:p>17:37:5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5.32000000000005" table:style-name="ce1">
            <text:p>545,32</text:p>
          </table:table-cell>
          <table:table-cell office:value-type="float" office:value="2.9911238256000003" table:formula="of:=[.C154]/1000 * [.D154]*[.E154]/1000" table:style-name="ce1">
            <text:p>2,991123826</text:p>
          </table:table-cell>
          <table:table-cell table:number-columns-repeated="2" table:style-name="ce1"/>
          <table:table-cell office:value-type="float" office:value="0.289088916478903" table:formula="of:=[.F154]-([.$J$3]*[.C154]/1000)" table:style-name="ce1">
            <text:p>0,289088916</text:p>
          </table:table-cell>
          <table:table-cell table:number-columns-repeated="16375"/>
        </table:table-row>
        <table:table-row table:style-name="ro3">
          <table:table-cell office:value-type="time" office:time-value="PT17H37M51S" table:style-name="ce4">
            <text:p>17:37:51</text:p>
          </table:table-cell>
          <table:table-cell office:value-type="time" office:time-value="PT17H37M52S" table:style-name="ce4">
            <text:p>17:37:52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64.04999999999995" table:style-name="ce1">
            <text:p>564,05</text:p>
          </table:table-cell>
          <table:table-cell office:value-type="float" office:value="3.1115197794999996" table:formula="of:=[.C155]/1000 * [.D155]*[.E155]/1000" table:style-name="ce1">
            <text:p>3,11151978</text:p>
          </table:table-cell>
          <table:table-cell table:number-columns-repeated="2" table:style-name="ce1"/>
          <table:table-cell office:value-type="float" office:value="0.39931728840666869" table:formula="of:=[.F155]-([.$J$3]*[.C155]/1000)" table:style-name="ce1">
            <text:p>0,399317288</text:p>
          </table:table-cell>
          <table:table-cell table:number-columns-repeated="16375"/>
        </table:table-row>
        <table:table-row table:style-name="ro3">
          <table:table-cell office:value-type="time" office:time-value="PT17H37M52S" table:style-name="ce4">
            <text:p>17:37:52</text:p>
          </table:table-cell>
          <table:table-cell office:value-type="time" office:time-value="PT17H37M53S" table:style-name="ce4">
            <text:p>17:37:53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6.55999999999995" table:style-name="ce1">
            <text:p>536,56</text:p>
          </table:table-cell>
          <table:table-cell office:value-type="float" office:value="2.9513804735999996" table:formula="of:=[.C156]/1000 * [.D156]*[.E156]/1000" table:style-name="ce1">
            <text:p>2,951380474</text:p>
          </table:table-cell>
          <table:table-cell table:number-columns-repeated="2" table:style-name="ce1"/>
          <table:table-cell office:value-type="float" office:value="0.24171987799972694" table:formula="of:=[.F156]-([.$J$3]*[.C156]/1000)" table:style-name="ce1">
            <text:p>0,241719878</text:p>
          </table:table-cell>
          <table:table-cell table:number-columns-repeated="16375"/>
        </table:table-row>
        <table:table-row table:style-name="ro3">
          <table:table-cell office:value-type="time" office:time-value="PT17H37M53S" table:style-name="ce4">
            <text:p>17:37:53</text:p>
          </table:table-cell>
          <table:table-cell office:value-type="time" office:time-value="PT17H37M54S" table:style-name="ce4">
            <text:p>17:37:5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5.85" table:style-name="ce1">
            <text:p>545,85</text:p>
          </table:table-cell>
          <table:table-cell office:value-type="float" office:value="2.9912143320000006" table:formula="of:=[.C157]/1000 * [.D157]*[.E157]/1000" table:style-name="ce1">
            <text:p>2,991214332</text:p>
          </table:table-cell>
          <table:table-cell table:number-columns-repeated="2" table:style-name="ce1"/>
          <table:table-cell office:value-type="float" office:value="0.29172131837196158" table:formula="of:=[.F157]-([.$J$3]*[.C157]/1000)" table:style-name="ce1">
            <text:p>0,291721318</text:p>
          </table:table-cell>
          <table:table-cell table:number-columns-repeated="16375"/>
        </table:table-row>
        <table:table-row table:style-name="ro3">
          <table:table-cell office:value-type="time" office:time-value="PT17H37M54S" table:style-name="ce4">
            <text:p>17:37:54</text:p>
          </table:table-cell>
          <table:table-cell office:value-type="time" office:time-value="PT17H37M55S" table:style-name="ce4">
            <text:p>17:37:5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62" table:style-name="ce1">
            <text:p>541,62</text:p>
          </table:table-cell>
          <table:table-cell office:value-type="float" office:value="2.9737862748000001" table:formula="of:=[.C158]/1000 * [.D158]*[.E158]/1000" table:style-name="ce1">
            <text:p>2,973786275</text:p>
          </table:table-cell>
          <table:table-cell table:number-columns-repeated="2" table:style-name="ce1"/>
          <table:table-cell office:value-type="float" office:value="0.27429326117196107" table:formula="of:=[.F158]-([.$J$3]*[.C158]/1000)" table:style-name="ce1">
            <text:p>0,274293261</text:p>
          </table:table-cell>
          <table:table-cell table:number-columns-repeated="16375"/>
        </table:table-row>
        <table:table-row table:style-name="ro3">
          <table:table-cell office:value-type="time" office:time-value="PT17H37M55S" table:style-name="ce4">
            <text:p>17:37:55</text:p>
          </table:table-cell>
          <table:table-cell office:value-type="time" office:time-value="PT17H37M57S" table:style-name="ce4">
            <text:p>17:37:5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6.78" table:style-name="ce1">
            <text:p>536,78</text:p>
          </table:table-cell>
          <table:table-cell office:value-type="float" office:value="2.9555375189999995" table:formula="of:=[.C159]/1000 * [.D159]*[.E159]/1000" table:style-name="ce1">
            <text:p>2,955537519</text:p>
          </table:table-cell>
          <table:table-cell table:number-columns-repeated="2" table:style-name="ce1"/>
          <table:table-cell office:value-type="float" office:value="0.24841881889278561" table:formula="of:=[.F159]-([.$J$3]*[.C159]/1000)" table:style-name="ce1">
            <text:p>0,248418819</text:p>
          </table:table-cell>
          <table:table-cell table:number-columns-repeated="16375"/>
        </table:table-row>
        <table:table-row table:style-name="ro3">
          <table:table-cell office:value-type="time" office:time-value="PT17H37M57S" table:style-name="ce4">
            <text:p>17:37:57</text:p>
          </table:table-cell>
          <table:table-cell office:value-type="time" office:time-value="PT17H37M58S" table:style-name="ce4">
            <text:p>17:37:5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9.36" table:style-name="ce1">
            <text:p>549,36</text:p>
          </table:table-cell>
          <table:table-cell office:value-type="float" office:value="3.0134428631999999" table:formula="of:=[.C160]/1000 * [.D160]*[.E160]/1000" table:style-name="ce1">
            <text:p>3,013442863</text:p>
          </table:table-cell>
          <table:table-cell table:number-columns-repeated="2" table:style-name="ce1"/>
          <table:table-cell office:value-type="float" office:value="0.31649174506501954" table:formula="of:=[.F160]-([.$J$3]*[.C160]/1000)" table:style-name="ce1">
            <text:p>0,316491745</text:p>
          </table:table-cell>
          <table:table-cell table:number-columns-repeated="16375"/>
        </table:table-row>
        <table:table-row table:style-name="ro3">
          <table:table-cell office:value-type="time" office:time-value="PT17H37M58S" table:style-name="ce4">
            <text:p>17:37:58</text:p>
          </table:table-cell>
          <table:table-cell office:value-type="time" office:time-value="PT17H37M59S" table:style-name="ce4">
            <text:p>17:37:5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1.61" table:style-name="ce1">
            <text:p>551,61</text:p>
          </table:table-cell>
          <table:table-cell office:value-type="float" office:value="3.0284712864000003" table:formula="of:=[.C161]/1000 * [.D161]*[.E161]/1000" table:style-name="ce1">
            <text:p>3,028471286</text:p>
          </table:table-cell>
          <table:table-cell table:number-columns-repeated="2" table:style-name="ce1"/>
          <table:table-cell office:value-type="float" office:value="0.32389448178584468" table:formula="of:=[.F161]-([.$J$3]*[.C161]/1000)" table:style-name="ce1">
            <text:p>0,323894482</text:p>
          </table:table-cell>
          <table:table-cell table:number-columns-repeated="16375"/>
        </table:table-row>
        <table:table-row table:style-name="ro3">
          <table:table-cell office:value-type="time" office:time-value="PT17H37M59S" table:style-name="ce4">
            <text:p>17:37:59</text:p>
          </table:table-cell>
          <table:table-cell office:value-type="time" office:time-value="PT17H38M0S" table:style-name="ce4">
            <text:p>17:38:0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3.92999999999995" table:style-name="ce1">
            <text:p>553,93</text:p>
          </table:table-cell>
          <table:table-cell office:value-type="float" office:value="3.0412086431999996" table:formula="of:=[.C162]/1000 * [.D162]*[.E162]/1000" table:style-name="ce1">
            <text:p>3,041208643</text:p>
          </table:table-cell>
          <table:table-cell table:number-columns-repeated="2" table:style-name="ce1"/>
          <table:table-cell office:value-type="float" office:value="0.336631838585844" table:formula="of:=[.F162]-([.$J$3]*[.C162]/1000)" table:style-name="ce1">
            <text:p>0,336631839</text:p>
          </table:table-cell>
          <table:table-cell table:number-columns-repeated="16375"/>
        </table:table-row>
        <table:table-row table:style-name="ro3">
          <table:table-cell office:value-type="time" office:time-value="PT17H38M0S" table:style-name="ce4">
            <text:p>17:38:00</text:p>
          </table:table-cell>
          <table:table-cell office:value-type="time" office:time-value="PT17H38M1S" table:style-name="ce4">
            <text:p>17:38:0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3.38" table:style-name="ce1">
            <text:p>543,38</text:p>
          </table:table-cell>
          <table:table-cell office:value-type="float" office:value="2.9918774489999995" table:formula="of:=[.C163]/1000 * [.D163]*[.E163]/1000" table:style-name="ce1">
            <text:p>2,991877449</text:p>
          </table:table-cell>
          <table:table-cell table:number-columns-repeated="2" table:style-name="ce1"/>
          <table:table-cell office:value-type="float" office:value="0.28475874889278563" table:formula="of:=[.F163]-([.$J$3]*[.C163]/1000)" table:style-name="ce1">
            <text:p>0,284758749</text:p>
          </table:table-cell>
          <table:table-cell table:number-columns-repeated="16375"/>
        </table:table-row>
        <table:table-row table:style-name="ro3">
          <table:table-cell office:value-type="time" office:time-value="PT17H38M1S" table:style-name="ce4">
            <text:p>17:38:01</text:p>
          </table:table-cell>
          <table:table-cell office:value-type="time" office:time-value="PT17H38M2S" table:style-name="ce4">
            <text:p>17:38:02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7.01" table:style-name="ce1">
            <text:p>537,01</text:p>
          </table:table-cell>
          <table:table-cell office:value-type="float" office:value="2.9455428108000001" table:formula="of:=[.C164]/1000 * [.D164]*[.E164]/1000" table:style-name="ce1">
            <text:p>2,945542811</text:p>
          </table:table-cell>
          <table:table-cell table:number-columns-repeated="2" table:style-name="ce1"/>
          <table:table-cell office:value-type="float" office:value="0.24350790167890279" table:formula="of:=[.F164]-([.$J$3]*[.C164]/1000)" table:style-name="ce1">
            <text:p>0,243507902</text:p>
          </table:table-cell>
          <table:table-cell table:number-columns-repeated="16375"/>
        </table:table-row>
        <table:table-row table:style-name="ro3">
          <table:table-cell office:value-type="time" office:time-value="PT17H38M2S" table:style-name="ce4">
            <text:p>17:38:02</text:p>
          </table:table-cell>
          <table:table-cell office:value-type="time" office:time-value="PT17H38M3S" table:style-name="ce4">
            <text:p>17:38:03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05.27" table:style-name="ce1">
            <text:p>505,27</text:p>
          </table:table-cell>
          <table:table-cell office:value-type="float" office:value="2.7768173916999999" table:formula="of:=[.C165]/1000 * [.D165]*[.E165]/1000" table:style-name="ce1">
            <text:p>2,776817392</text:p>
          </table:table-cell>
          <table:table-cell table:number-columns-repeated="2" table:style-name="ce1"/>
          <table:table-cell office:value-type="float" office:value="7.478248257890252E-2" table:formula="of:=[.F165]-([.$J$3]*[.C165]/1000)" table:style-name="ce1">
            <text:p>0,074782483</text:p>
          </table:table-cell>
          <table:table-cell table:number-columns-repeated="16375"/>
        </table:table-row>
        <table:table-row table:style-name="ro3">
          <table:table-cell office:value-type="time" office:time-value="PT17H38M3S" table:style-name="ce4">
            <text:p>17:38:03</text:p>
          </table:table-cell>
          <table:table-cell office:value-type="time" office:time-value="PT17H38M4S" table:style-name="ce4">
            <text:p>17:38:04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3.89" table:style-name="ce1">
            <text:p>543,89</text:p>
          </table:table-cell>
          <table:table-cell office:value-type="float" office:value="3.0087450910000002" table:formula="of:=[.C166]/1000 * [.D166]*[.E166]/1000" table:style-name="ce1">
            <text:p>3,008745091</text:p>
          </table:table-cell>
          <table:table-cell table:number-columns-repeated="2" table:style-name="ce1"/>
          <table:table-cell office:value-type="float" office:value="0.28891691342749404" table:formula="of:=[.F166]-([.$J$3]*[.C166]/1000)" table:style-name="ce1">
            <text:p>0,288916913</text:p>
          </table:table-cell>
          <table:table-cell table:number-columns-repeated="16375"/>
        </table:table-row>
        <table:table-row table:style-name="ro3">
          <table:table-cell office:value-type="time" office:time-value="PT17H38M4S" table:style-name="ce4">
            <text:p>17:38:04</text:p>
          </table:table-cell>
          <table:table-cell office:value-type="time" office:time-value="PT17H38M5S" table:style-name="ce4">
            <text:p>17:38:05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8.62" table:style-name="ce1">
            <text:p>528,62</text:p>
          </table:table-cell>
          <table:table-cell office:value-type="float" office:value="2.9160740817999997" table:formula="of:=[.C167]/1000 * [.D167]*[.E167]/1000" table:style-name="ce1">
            <text:p>2,916074082</text:p>
          </table:table-cell>
          <table:table-cell table:number-columns-repeated="2" table:style-name="ce1"/>
          <table:table-cell office:value-type="float" office:value="0.20387159070666883" table:formula="of:=[.F167]-([.$J$3]*[.C167]/1000)" table:style-name="ce1">
            <text:p>0,203871591</text:p>
          </table:table-cell>
          <table:table-cell table:number-columns-repeated="16375"/>
        </table:table-row>
        <table:table-row table:style-name="ro3">
          <table:table-cell office:value-type="time" office:time-value="PT17H38M5S" table:style-name="ce4">
            <text:p>17:38:05</text:p>
          </table:table-cell>
          <table:table-cell office:value-type="time" office:time-value="PT17H38M6S" table:style-name="ce4">
            <text:p>17:38:0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44000000000005" table:style-name="ce1">
            <text:p>543,44</text:p>
          </table:table-cell>
          <table:table-cell office:value-type="float" office:value="2.9809694728" table:formula="of:=[.C168]/1000 * [.D168]*[.E168]/1000" table:style-name="ce1">
            <text:p>2,980969473</text:p>
          </table:table-cell>
          <table:table-cell table:number-columns-repeated="2" table:style-name="ce1"/>
          <table:table-cell office:value-type="float" office:value="0.28401835466501968" table:formula="of:=[.F168]-([.$J$3]*[.C168]/1000)" table:style-name="ce1">
            <text:p>0,284018355</text:p>
          </table:table-cell>
          <table:table-cell table:number-columns-repeated="16375"/>
        </table:table-row>
        <table:table-row table:style-name="ro3">
          <table:table-cell office:value-type="time" office:time-value="PT17H38M6S" table:style-name="ce4">
            <text:p>17:38:06</text:p>
          </table:table-cell>
          <table:table-cell office:value-type="time" office:time-value="PT17H38M7S" table:style-name="ce4">
            <text:p>17:38:0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8.51" table:style-name="ce1">
            <text:p>548,51</text:p>
          </table:table-cell>
          <table:table-cell office:value-type="float" office:value="3.0201234854999992" table:formula="of:=[.C169]/1000 * [.D169]*[.E169]/1000" table:style-name="ce1">
            <text:p>3,020123486</text:p>
          </table:table-cell>
          <table:table-cell table:number-columns-repeated="2" table:style-name="ce1"/>
          <table:table-cell office:value-type="float" office:value="0.31300478539278531" table:formula="of:=[.F169]-([.$J$3]*[.C169]/1000)" table:style-name="ce1">
            <text:p>0,313004785</text:p>
          </table:table-cell>
          <table:table-cell table:number-columns-repeated="16375"/>
        </table:table-row>
        <table:table-row table:style-name="ro3">
          <table:table-cell office:value-type="time" office:time-value="PT17H38M7S" table:style-name="ce4">
            <text:p>17:38:07</text:p>
          </table:table-cell>
          <table:table-cell office:value-type="time" office:time-value="PT17H38M9S" table:style-name="ce4">
            <text:p>17:38:0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15.74" table:style-name="ce1">
            <text:p>515,74</text:p>
          </table:table-cell>
          <table:table-cell office:value-type="float" office:value="2.8395200327999999" table:formula="of:=[.C170]/1000 * [.D170]*[.E170]/1000" table:style-name="ce1">
            <text:p>2,839520033</text:p>
          </table:table-cell>
          <table:table-cell table:number-columns-repeated="2" table:style-name="ce1"/>
          <table:table-cell office:value-type="float" office:value="0.12731754170666898" table:formula="of:=[.F170]-([.$J$3]*[.C170]/1000)" table:style-name="ce1">
            <text:p>0,127317542</text:p>
          </table:table-cell>
          <table:table-cell table:number-columns-repeated="16375"/>
        </table:table-row>
        <table:table-row table:style-name="ro3">
          <table:table-cell office:value-type="time" office:time-value="PT17H38M9S" table:style-name="ce4">
            <text:p>17:38:09</text:p>
          </table:table-cell>
          <table:table-cell office:value-type="time" office:time-value="PT17H38M10S" table:style-name="ce4">
            <text:p>17:38:1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4.47" table:style-name="ce1">
            <text:p>544,47</text:p>
          </table:table-cell>
          <table:table-cell office:value-type="float" office:value="2.9922492237" table:formula="of:=[.C171]/1000 * [.D171]*[.E171]/1000" table:style-name="ce1">
            <text:p>2,992249224</text:p>
          </table:table-cell>
          <table:table-cell table:number-columns-repeated="2" table:style-name="ce1"/>
          <table:table-cell office:value-type="float" office:value="0.29021431457890268" table:formula="of:=[.F171]-([.$J$3]*[.C171]/1000)" table:style-name="ce1">
            <text:p>0,290214315</text:p>
          </table:table-cell>
          <table:table-cell table:number-columns-repeated="16375"/>
        </table:table-row>
        <table:table-row table:style-name="ro3">
          <table:table-cell office:value-type="time" office:time-value="PT17H38M10S" table:style-name="ce4">
            <text:p>17:38:10</text:p>
          </table:table-cell>
          <table:table-cell office:value-type="time" office:time-value="PT17H38M11S" table:style-name="ce4">
            <text:p>17:38:11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35.25" table:style-name="ce1">
            <text:p>535,25</text:p>
          </table:table-cell>
          <table:table-cell office:value-type="float" office:value="2.9720184449999998" table:formula="of:=[.C172]/1000 * [.D172]*[.E172]/1000" table:style-name="ce1">
            <text:p>2,972018445</text:p>
          </table:table-cell>
          <table:table-cell table:number-columns-repeated="2" table:style-name="ce1"/>
          <table:table-cell office:value-type="float" office:value="0.24202268545526007" table:formula="of:=[.F172]-([.$J$3]*[.C172]/1000)" table:style-name="ce1">
            <text:p>0,242022685</text:p>
          </table:table-cell>
          <table:table-cell table:number-columns-repeated="16375"/>
        </table:table-row>
        <table:table-row table:style-name="ro3">
          <table:table-cell office:value-type="time" office:time-value="PT17H38M11S" table:style-name="ce4">
            <text:p>17:38:11</text:p>
          </table:table-cell>
          <table:table-cell office:value-type="time" office:time-value="PT17H38M12S" table:style-name="ce4">
            <text:p>17:38:1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9.54" table:style-name="ce1">
            <text:p>539,54</text:p>
          </table:table-cell>
          <table:table-cell office:value-type="float" office:value="2.9679447952000002" table:formula="of:=[.C173]/1000 * [.D173]*[.E173]/1000" table:style-name="ce1">
            <text:p>2,967944795</text:p>
          </table:table-cell>
          <table:table-cell table:number-columns-repeated="2" table:style-name="ce1"/>
          <table:table-cell office:value-type="float" office:value="0.26336799058584459" table:formula="of:=[.F173]-([.$J$3]*[.C173]/1000)" table:style-name="ce1">
            <text:p>0,263367991</text:p>
          </table:table-cell>
          <table:table-cell table:number-columns-repeated="16375"/>
        </table:table-row>
        <table:table-row table:style-name="ro3">
          <table:table-cell office:value-type="time" office:time-value="PT17H38M12S" table:style-name="ce4">
            <text:p>17:38:12</text:p>
          </table:table-cell>
          <table:table-cell office:value-type="time" office:time-value="PT17H38M13S" table:style-name="ce4">
            <text:p>17:38:13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0.36" table:style-name="ce1">
            <text:p>530,36</text:p>
          </table:table-cell>
          <table:table-cell office:value-type="float" office:value="2.9090670288" table:formula="of:=[.C174]/1000 * [.D174]*[.E174]/1000" table:style-name="ce1">
            <text:p>2,909067029</text:p>
          </table:table-cell>
          <table:table-cell table:number-columns-repeated="2" table:style-name="ce1"/>
          <table:table-cell office:value-type="float" office:value="0.20703211967890267" table:formula="of:=[.F174]-([.$J$3]*[.C174]/1000)" table:style-name="ce1">
            <text:p>0,20703212</text:p>
          </table:table-cell>
          <table:table-cell table:number-columns-repeated="16375"/>
        </table:table-row>
        <table:table-row table:style-name="ro3">
          <table:table-cell office:value-type="time" office:time-value="PT17H38M13S" table:style-name="ce4">
            <text:p>17:38:13</text:p>
          </table:table-cell>
          <table:table-cell office:value-type="time" office:time-value="PT17H38M14S" table:style-name="ce4">
            <text:p>17:38:14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7.76" table:style-name="ce1">
            <text:p>547,76</text:p>
          </table:table-cell>
          <table:table-cell office:value-type="float" office:value="3.0271189535999996" table:formula="of:=[.C175]/1000 * [.D175]*[.E175]/1000" table:style-name="ce1">
            <text:p>3,027118954</text:p>
          </table:table-cell>
          <table:table-cell table:number-columns-repeated="2" table:style-name="ce1"/>
          <table:table-cell office:value-type="float" office:value="0.30474888053443516" table:formula="of:=[.F175]-([.$J$3]*[.C175]/1000)" table:style-name="ce1">
            <text:p>0,304748881</text:p>
          </table:table-cell>
          <table:table-cell table:number-columns-repeated="16375"/>
        </table:table-row>
        <table:table-row table:style-name="ro3">
          <table:table-cell office:value-type="time" office:time-value="PT17H38M14S" table:style-name="ce4">
            <text:p>17:38:14</text:p>
          </table:table-cell>
          <table:table-cell office:value-type="time" office:time-value="PT17H38M15S" table:style-name="ce4">
            <text:p>17:38:1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3.39" table:style-name="ce1">
            <text:p>533,39</text:p>
          </table:table-cell>
          <table:table-cell office:value-type="float" office:value="2.9313567568999996" table:formula="of:=[.C176]/1000 * [.D176]*[.E176]/1000" table:style-name="ce1">
            <text:p>2,931356757</text:p>
          </table:table-cell>
          <table:table-cell table:number-columns-repeated="2" table:style-name="ce1"/>
          <table:table-cell office:value-type="float" office:value="0.2293218477789023" table:formula="of:=[.F176]-([.$J$3]*[.C176]/1000)" table:style-name="ce1">
            <text:p>0,229321848</text:p>
          </table:table-cell>
          <table:table-cell table:number-columns-repeated="16375"/>
        </table:table-row>
        <table:table-row table:style-name="ro3">
          <table:table-cell office:value-type="time" office:time-value="PT17H38M15S" table:style-name="ce4">
            <text:p>17:38:15</text:p>
          </table:table-cell>
          <table:table-cell office:value-type="time" office:time-value="PT17H38M16S" table:style-name="ce4">
            <text:p>17:38:1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0.57" table:style-name="ce1">
            <text:p>510,57</text:p>
          </table:table-cell>
          <table:table-cell office:value-type="float" office:value="2.8033050078000001" table:formula="of:=[.C177]/1000 * [.D177]*[.E177]/1000" table:style-name="ce1">
            <text:p>2,803305008</text:p>
          </table:table-cell>
          <table:table-cell table:number-columns-repeated="2" table:style-name="ce1"/>
          <table:table-cell office:value-type="float" office:value="0.10381199417196108" table:formula="of:=[.F177]-([.$J$3]*[.C177]/1000)" table:style-name="ce1">
            <text:p>0,103811994</text:p>
          </table:table-cell>
          <table:table-cell table:number-columns-repeated="16375"/>
        </table:table-row>
        <table:table-row table:style-name="ro3">
          <table:table-cell office:value-type="time" office:time-value="PT17H38M16S" table:style-name="ce4">
            <text:p>17:38:16</text:p>
          </table:table-cell>
          <table:table-cell office:value-type="time" office:time-value="PT17H38M17S" table:style-name="ce4">
            <text:p>17:38:17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1.58000000000004" table:style-name="ce1">
            <text:p>521,58</text:p>
          </table:table-cell>
          <table:table-cell office:value-type="float" office:value="2.8582166736000008" table:formula="of:=[.C178]/1000 * [.D178]*[.E178]/1000" table:style-name="ce1">
            <text:p>2,858216674</text:p>
          </table:table-cell>
          <table:table-cell table:number-columns-repeated="2" table:style-name="ce1"/>
          <table:table-cell office:value-type="float" office:value="0.15872365997196169" table:formula="of:=[.F178]-([.$J$3]*[.C178]/1000)" table:style-name="ce1">
            <text:p>0,15872366</text:p>
          </table:table-cell>
          <table:table-cell table:number-columns-repeated="16375"/>
        </table:table-row>
        <table:table-row table:style-name="ro3">
          <table:table-cell office:value-type="time" office:time-value="PT17H38M17S" table:style-name="ce4">
            <text:p>17:38:17</text:p>
          </table:table-cell>
          <table:table-cell office:value-type="time" office:time-value="PT17H38M18S" table:style-name="ce4">
            <text:p>17:38:1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1.24" table:style-name="ce1">
            <text:p>551,24</text:p>
          </table:table-cell>
          <table:table-cell office:value-type="float" office:value="3.0266052696000001" table:formula="of:=[.C179]/1000 * [.D179]*[.E179]/1000" table:style-name="ce1">
            <text:p>3,02660527</text:p>
          </table:table-cell>
          <table:table-cell table:number-columns-repeated="2" table:style-name="ce1"/>
          <table:table-cell office:value-type="float" office:value="0.32711225597196103" table:formula="of:=[.F179]-([.$J$3]*[.C179]/1000)" table:style-name="ce1">
            <text:p>0,327112256</text:p>
          </table:table-cell>
          <table:table-cell table:number-columns-repeated="16375"/>
        </table:table-row>
        <table:table-row table:style-name="ro3">
          <table:table-cell office:value-type="time" office:time-value="PT17H38M18S" table:style-name="ce4">
            <text:p>17:38:18</text:p>
          </table:table-cell>
          <table:table-cell office:value-type="time" office:time-value="PT17H38M19S" table:style-name="ce4">
            <text:p>17:38:19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4.29999999999995" table:style-name="ce1">
            <text:p>544,3</text:p>
          </table:table-cell>
          <table:table-cell office:value-type="float" office:value="3.005385108" table:formula="of:=[.C180]/1000 * [.D180]*[.E180]/1000" table:style-name="ce1">
            <text:p>3,005385108</text:p>
          </table:table-cell>
          <table:table-cell table:number-columns-repeated="2" table:style-name="ce1"/>
          <table:table-cell office:value-type="float" office:value="0.29064072141361086" table:formula="of:=[.F180]-([.$J$3]*[.C180]/1000)" table:style-name="ce1">
            <text:p>0,290640721</text:p>
          </table:table-cell>
          <table:table-cell table:number-columns-repeated="16375"/>
        </table:table-row>
        <table:table-row table:style-name="ro3">
          <table:table-cell office:value-type="time" office:time-value="PT17H38M19S" table:style-name="ce4">
            <text:p>17:38:19</text:p>
          </table:table-cell>
          <table:table-cell office:value-type="time" office:time-value="PT17H38M21S" table:style-name="ce4">
            <text:p>17:38:21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4.21" table:style-name="ce1">
            <text:p>534,21</text:p>
          </table:table-cell>
          <table:table-cell office:value-type="float" office:value="2.9551962990000002" table:formula="of:=[.C181]/1000 * [.D181]*[.E181]/1000" table:style-name="ce1">
            <text:p>2,955196299</text:p>
          </table:table-cell>
          <table:table-cell table:number-columns-repeated="2" table:style-name="ce1"/>
          <table:table-cell office:value-type="float" office:value="0.23536812142749408" table:formula="of:=[.F181]-([.$J$3]*[.C181]/1000)" table:style-name="ce1">
            <text:p>0,235368121</text:p>
          </table:table-cell>
          <table:table-cell table:number-columns-repeated="16375"/>
        </table:table-row>
        <table:table-row table:style-name="ro3">
          <table:table-cell office:value-type="time" office:time-value="PT17H38M21S" table:style-name="ce4">
            <text:p>17:38:21</text:p>
          </table:table-cell>
          <table:table-cell office:value-type="time" office:time-value="PT17H38M22S" table:style-name="ce4">
            <text:p>17:38:22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20.74" table:style-name="ce1">
            <text:p>520,74</text:p>
          </table:table-cell>
          <table:table-cell office:value-type="float" office:value="2.8670486328" table:formula="of:=[.C182]/1000 * [.D182]*[.E182]/1000" table:style-name="ce1">
            <text:p>2,867048633</text:p>
          </table:table-cell>
          <table:table-cell table:number-columns-repeated="2" table:style-name="ce1"/>
          <table:table-cell office:value-type="float" office:value="0.1548461417066691" table:formula="of:=[.F182]-([.$J$3]*[.C182]/1000)" table:style-name="ce1">
            <text:p>0,154846142</text:p>
          </table:table-cell>
          <table:table-cell table:number-columns-repeated="16375"/>
        </table:table-row>
        <table:table-row table:style-name="ro3">
          <table:table-cell office:value-type="time" office:time-value="PT17H38M22S" table:style-name="ce4">
            <text:p>17:38:22</text:p>
          </table:table-cell>
          <table:table-cell office:value-type="time" office:time-value="PT17H38M23S" table:style-name="ce4">
            <text:p>17:38:23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3.85" table:style-name="ce1">
            <text:p>533,85</text:p>
          </table:table-cell>
          <table:table-cell office:value-type="float" office:value="2.9338847834999999" table:formula="of:=[.C183]/1000 * [.D183]*[.E183]/1000" table:style-name="ce1">
            <text:p>2,933884784</text:p>
          </table:table-cell>
          <table:table-cell table:number-columns-repeated="2" table:style-name="ce1"/>
          <table:table-cell office:value-type="float" office:value="0.23184987437890259" table:formula="of:=[.F183]-([.$J$3]*[.C183]/1000)" table:style-name="ce1">
            <text:p>0,231849874</text:p>
          </table:table-cell>
          <table:table-cell table:number-columns-repeated="16375"/>
        </table:table-row>
        <table:table-row table:style-name="ro3">
          <table:table-cell office:value-type="time" office:time-value="PT17H38M23S" table:style-name="ce4">
            <text:p>17:38:23</text:p>
          </table:table-cell>
          <table:table-cell office:value-type="time" office:time-value="PT17H38M24S" table:style-name="ce4">
            <text:p>17:38:2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9.03" table:style-name="ce1">
            <text:p>539,03</text:p>
          </table:table-cell>
          <table:table-cell office:value-type="float" office:value="2.9595657762000003" table:formula="of:=[.C184]/1000 * [.D184]*[.E184]/1000" table:style-name="ce1">
            <text:p>2,959565776</text:p>
          </table:table-cell>
          <table:table-cell table:number-columns-repeated="2" table:style-name="ce1"/>
          <table:table-cell office:value-type="float" office:value="0.26007276257196121" table:formula="of:=[.F184]-([.$J$3]*[.C184]/1000)" table:style-name="ce1">
            <text:p>0,260072763</text:p>
          </table:table-cell>
          <table:table-cell table:number-columns-repeated="16375"/>
        </table:table-row>
        <table:table-row table:style-name="ro3">
          <table:table-cell office:value-type="time" office:time-value="PT17H38M24S" table:style-name="ce4">
            <text:p>17:38:24</text:p>
          </table:table-cell>
          <table:table-cell office:value-type="time" office:time-value="PT17H38M25S" table:style-name="ce4">
            <text:p>17:38:2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6.36" table:style-name="ce1">
            <text:p>546,36</text:p>
          </table:table-cell>
          <table:table-cell office:value-type="float" office:value="3.0195842028" table:formula="of:=[.C185]/1000 * [.D185]*[.E185]/1000" table:style-name="ce1">
            <text:p>3,019584203</text:p>
          </table:table-cell>
          <table:table-cell table:number-columns-repeated="2" table:style-name="ce1"/>
          <table:table-cell office:value-type="float" office:value="0.3022979207205525" table:formula="of:=[.F185]-([.$J$3]*[.C185]/1000)" table:style-name="ce1">
            <text:p>0,302297921</text:p>
          </table:table-cell>
          <table:table-cell table:number-columns-repeated="16375"/>
        </table:table-row>
        <table:table-row table:style-name="ro3">
          <table:table-cell office:value-type="time" office:time-value="PT17H38M25S" table:style-name="ce4">
            <text:p>17:38:25</text:p>
          </table:table-cell>
          <table:table-cell office:value-type="time" office:time-value="PT17H38M26S" table:style-name="ce4">
            <text:p>17:38:2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3.76" table:style-name="ce1">
            <text:p>543,76</text:p>
          </table:table-cell>
          <table:table-cell office:value-type="float" office:value="2.9825671007999999" table:formula="of:=[.C186]/1000 * [.D186]*[.E186]/1000" table:style-name="ce1">
            <text:p>2,982567101</text:p>
          </table:table-cell>
          <table:table-cell table:number-columns-repeated="2" table:style-name="ce1"/>
          <table:table-cell office:value-type="float" office:value="0.28053219167890253" table:formula="of:=[.F186]-([.$J$3]*[.C186]/1000)" table:style-name="ce1">
            <text:p>0,280532192</text:p>
          </table:table-cell>
          <table:table-cell table:number-columns-repeated="16375"/>
        </table:table-row>
        <table:table-row table:style-name="ro3">
          <table:table-cell office:value-type="time" office:time-value="PT17H38M26S" table:style-name="ce4">
            <text:p>17:38:26</text:p>
          </table:table-cell>
          <table:table-cell office:value-type="time" office:time-value="PT17H38M27S" table:style-name="ce4">
            <text:p>17:38:2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3.38" table:style-name="ce1">
            <text:p>553,38</text:p>
          </table:table-cell>
          <table:table-cell office:value-type="float" office:value="3.0381890112000001" table:formula="of:=[.C187]/1000 * [.D187]*[.E187]/1000" table:style-name="ce1">
            <text:p>3,038189011</text:p>
          </table:table-cell>
          <table:table-cell table:number-columns-repeated="2" table:style-name="ce1"/>
          <table:table-cell office:value-type="float" office:value="0.33361220658584445" table:formula="of:=[.F187]-([.$J$3]*[.C187]/1000)" table:style-name="ce1">
            <text:p>0,333612207</text:p>
          </table:table-cell>
          <table:table-cell table:number-columns-repeated="16375"/>
        </table:table-row>
        <table:table-row table:style-name="ro3">
          <table:table-cell office:value-type="time" office:time-value="PT17H38M27S" table:style-name="ce4">
            <text:p>17:38:27</text:p>
          </table:table-cell>
          <table:table-cell office:value-type="time" office:time-value="PT17H38M28S" table:style-name="ce4">
            <text:p>17:38:28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1.48" table:style-name="ce1">
            <text:p>551,48</text:p>
          </table:table-cell>
          <table:table-cell office:value-type="float" office:value="3.0448313760000003" table:formula="of:=[.C188]/1000 * [.D188]*[.E188]/1000" table:style-name="ce1">
            <text:p>3,044831376</text:p>
          </table:table-cell>
          <table:table-cell table:number-columns-repeated="2" table:style-name="ce1"/>
          <table:table-cell office:value-type="float" office:value="0.32500319842749414" table:formula="of:=[.F188]-([.$J$3]*[.C188]/1000)" table:style-name="ce1">
            <text:p>0,325003198</text:p>
          </table:table-cell>
          <table:table-cell table:number-columns-repeated="16375"/>
        </table:table-row>
        <table:table-row table:style-name="ro3">
          <table:table-cell office:value-type="time" office:time-value="PT17H38M28S" table:style-name="ce4">
            <text:p>17:38:28</text:p>
          </table:table-cell>
          <table:table-cell office:value-type="time" office:time-value="PT17H38M29S" table:style-name="ce4">
            <text:p>17:38:2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1.98" table:style-name="ce1">
            <text:p>531,98</text:p>
          </table:table-cell>
          <table:table-cell office:value-type="float" office:value="2.9236078057999997" table:formula="of:=[.C189]/1000 * [.D189]*[.E189]/1000" table:style-name="ce1">
            <text:p>2,923607806</text:p>
          </table:table-cell>
          <table:table-cell table:number-columns-repeated="2" table:style-name="ce1"/>
          <table:table-cell office:value-type="float" office:value="0.22157289667890234" table:formula="of:=[.F189]-([.$J$3]*[.C189]/1000)" table:style-name="ce1">
            <text:p>0,221572897</text:p>
          </table:table-cell>
          <table:table-cell table:number-columns-repeated="16375"/>
        </table:table-row>
        <table:table-row table:style-name="ro3">
          <table:table-cell office:value-type="time" office:time-value="PT17H38M29S" table:style-name="ce4">
            <text:p>17:38:29</text:p>
          </table:table-cell>
          <table:table-cell office:value-type="time" office:time-value="PT17H38M30S" table:style-name="ce4">
            <text:p>17:38:30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2.91999999999996" table:style-name="ce1">
            <text:p>532,92</text:p>
          </table:table-cell>
          <table:table-cell office:value-type="float" office:value="2.9368581696000002" table:formula="of:=[.C190]/1000 * [.D190]*[.E190]/1000" table:style-name="ce1">
            <text:p>2,93685817</text:p>
          </table:table-cell>
          <table:table-cell table:number-columns-repeated="2" table:style-name="ce1"/>
          <table:table-cell office:value-type="float" office:value="0.22211378301361107" table:formula="of:=[.F190]-([.$J$3]*[.C190]/1000)" table:style-name="ce1">
            <text:p>0,222113783</text:p>
          </table:table-cell>
          <table:table-cell table:number-columns-repeated="16375"/>
        </table:table-row>
        <table:table-row table:style-name="ro3">
          <table:table-cell office:value-type="time" office:time-value="PT17H38M30S" table:style-name="ce4">
            <text:p>17:38:30</text:p>
          </table:table-cell>
          <table:table-cell office:value-type="time" office:time-value="PT17H38M31S" table:style-name="ce4">
            <text:p>17:38:3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7.49" table:style-name="ce1">
            <text:p>527,49</text:p>
          </table:table-cell>
          <table:table-cell office:value-type="float" office:value="2.9152948077" table:formula="of:=[.C191]/1000 * [.D191]*[.E191]/1000" table:style-name="ce1">
            <text:p>2,915294808</text:p>
          </table:table-cell>
          <table:table-cell table:number-columns-repeated="2" table:style-name="ce1"/>
          <table:table-cell office:value-type="float" office:value="0.1980085256205526" table:formula="of:=[.F191]-([.$J$3]*[.C191]/1000)" table:style-name="ce1">
            <text:p>0,198008526</text:p>
          </table:table-cell>
          <table:table-cell table:number-columns-repeated="16375"/>
        </table:table-row>
        <table:table-row table:style-name="ro3">
          <table:table-cell office:value-type="time" office:time-value="PT17H38M31S" table:style-name="ce4">
            <text:p>17:38:31</text:p>
          </table:table-cell>
          <table:table-cell office:value-type="time" office:time-value="PT17H38M32S" table:style-name="ce4">
            <text:p>17:38:3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58000000000004" table:style-name="ce1">
            <text:p>521,58</text:p>
          </table:table-cell>
          <table:table-cell office:value-type="float" office:value="2.8610592846" table:formula="of:=[.C192]/1000 * [.D192]*[.E192]/1000" table:style-name="ce1">
            <text:p>2,861059285</text:p>
          </table:table-cell>
          <table:table-cell table:number-columns-repeated="2" table:style-name="ce1"/>
          <table:table-cell office:value-type="float" office:value="0.16410816646501969" table:formula="of:=[.F192]-([.$J$3]*[.C192]/1000)" table:style-name="ce1">
            <text:p>0,164108166</text:p>
          </table:table-cell>
          <table:table-cell table:number-columns-repeated="16375"/>
        </table:table-row>
        <table:table-row table:style-name="ro3">
          <table:table-cell office:value-type="time" office:time-value="PT17H38M33S" table:style-name="ce4">
            <text:p>17:38:33</text:p>
          </table:table-cell>
          <table:table-cell office:value-type="time" office:time-value="PT17H38M34S" table:style-name="ce4">
            <text:p>17:38:34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2.02" table:style-name="ce1">
            <text:p>522,02</text:p>
          </table:table-cell>
          <table:table-cell office:value-type="float" office:value="2.8552405919999999" table:formula="of:=[.C193]/1000 * [.D193]*[.E193]/1000" table:style-name="ce1">
            <text:p>2,855240592</text:p>
          </table:table-cell>
          <table:table-cell table:number-columns-repeated="2" table:style-name="ce1"/>
          <table:table-cell office:value-type="float" office:value="0.16083136935807785" table:formula="of:=[.F193]-([.$J$3]*[.C193]/1000)" table:style-name="ce1">
            <text:p>0,160831369</text:p>
          </table:table-cell>
          <table:table-cell table:number-columns-repeated="16375"/>
        </table:table-row>
        <table:table-row table:style-name="ro3">
          <table:table-cell office:value-type="time" office:time-value="PT17H38M34S" table:style-name="ce4">
            <text:p>17:38:34</text:p>
          </table:table-cell>
          <table:table-cell office:value-type="time" office:time-value="PT17H38M35S" table:style-name="ce4">
            <text:p>17:38:3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8.97" table:style-name="ce1">
            <text:p>558,97</text:p>
          </table:table-cell>
          <table:table-cell office:value-type="float" office:value="3.0631108824000006" table:formula="of:=[.C194]/1000 * [.D194]*[.E194]/1000" table:style-name="ce1">
            <text:p>3,063110882</text:p>
          </table:table-cell>
          <table:table-cell table:number-columns-repeated="2" table:style-name="ce1"/>
          <table:table-cell office:value-type="float" office:value="0.36361786877196156" table:formula="of:=[.F194]-([.$J$3]*[.C194]/1000)" table:style-name="ce1">
            <text:p>0,363617869</text:p>
          </table:table-cell>
          <table:table-cell table:number-columns-repeated="16375"/>
        </table:table-row>
        <table:table-row table:style-name="ro3">
          <table:table-cell office:value-type="time" office:time-value="PT17H38M35S" table:style-name="ce4">
            <text:p>17:38:35</text:p>
          </table:table-cell>
          <table:table-cell office:value-type="time" office:time-value="PT17H38M36S" table:style-name="ce4">
            <text:p>17:38:36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5.91" table:style-name="ce1">
            <text:p>545,91</text:p>
          </table:table-cell>
          <table:table-cell office:value-type="float" office:value="3.0084445007999996" table:formula="of:=[.C195]/1000 * [.D195]*[.E195]/1000" table:style-name="ce1">
            <text:p>3,008444501</text:p>
          </table:table-cell>
          <table:table-cell table:number-columns-repeated="2" table:style-name="ce1"/>
          <table:table-cell office:value-type="float" office:value="0.29370011421361042" table:formula="of:=[.F195]-([.$J$3]*[.C195]/1000)" table:style-name="ce1">
            <text:p>0,293700114</text:p>
          </table:table-cell>
          <table:table-cell table:number-columns-repeated="16375"/>
        </table:table-row>
        <table:table-row table:style-name="ro3">
          <table:table-cell office:value-type="time" office:time-value="PT17H38M36S" table:style-name="ce4">
            <text:p>17:38:36</text:p>
          </table:table-cell>
          <table:table-cell office:value-type="time" office:time-value="PT17H38M37S" table:style-name="ce4">
            <text:p>17:38:3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0.74" table:style-name="ce1">
            <text:p>540,74</text:p>
          </table:table-cell>
          <table:table-cell office:value-type="float" office:value="2.9689545996" table:formula="of:=[.C196]/1000 * [.D196]*[.E196]/1000" table:style-name="ce1">
            <text:p>2,9689546</text:p>
          </table:table-cell>
          <table:table-cell table:number-columns-repeated="2" table:style-name="ce1"/>
          <table:table-cell office:value-type="float" office:value="0.2694615859719609" table:formula="of:=[.F196]-([.$J$3]*[.C196]/1000)" table:style-name="ce1">
            <text:p>0,269461586</text:p>
          </table:table-cell>
          <table:table-cell table:number-columns-repeated="16375"/>
        </table:table-row>
        <table:table-row table:style-name="ro3">
          <table:table-cell office:value-type="time" office:time-value="PT17H38M37S" table:style-name="ce4">
            <text:p>17:38:37</text:p>
          </table:table-cell>
          <table:table-cell office:value-type="time" office:time-value="PT17H38M38S" table:style-name="ce4">
            <text:p>17:38:38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13.82000000000005" table:style-name="ce1">
            <text:p>513,82</text:p>
          </table:table-cell>
          <table:table-cell office:value-type="float" office:value="2.8103898720000005" table:formula="of:=[.C197]/1000 * [.D197]*[.E197]/1000" table:style-name="ce1">
            <text:p>2,810389872</text:p>
          </table:table-cell>
          <table:table-cell table:number-columns-repeated="2" table:style-name="ce1"/>
          <table:table-cell office:value-type="float" office:value="0.11598064935807839" table:formula="of:=[.F197]-([.$J$3]*[.C197]/1000)" table:style-name="ce1">
            <text:p>0,115980649</text:p>
          </table:table-cell>
          <table:table-cell table:number-columns-repeated="16375"/>
        </table:table-row>
        <table:table-row table:style-name="ro3">
          <table:table-cell office:value-type="time" office:time-value="PT17H38M38S" table:style-name="ce4">
            <text:p>17:38:38</text:p>
          </table:table-cell>
          <table:table-cell office:value-type="time" office:time-value="PT17H38M39S" table:style-name="ce4">
            <text:p>17:38:39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1.33000000000004" table:style-name="ce1">
            <text:p>561,33</text:p>
          </table:table-cell>
          <table:table-cell office:value-type="float" office:value="3.0963187332000004" table:formula="of:=[.C198]/1000 * [.D198]*[.E198]/1000" table:style-name="ce1">
            <text:p>3,096318733</text:p>
          </table:table-cell>
          <table:table-cell table:number-columns-repeated="2" table:style-name="ce1"/>
          <table:table-cell office:value-type="float" office:value="0.37903245112055295" table:formula="of:=[.F198]-([.$J$3]*[.C198]/1000)" table:style-name="ce1">
            <text:p>0,379032451</text:p>
          </table:table-cell>
          <table:table-cell table:number-columns-repeated="16375"/>
        </table:table-row>
        <table:table-row table:style-name="ro3">
          <table:table-cell office:value-type="time" office:time-value="PT17H38M39S" table:style-name="ce4">
            <text:p>17:38:39</text:p>
          </table:table-cell>
          <table:table-cell office:value-type="time" office:time-value="PT17H38M40S" table:style-name="ce4">
            <text:p>17:38:4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9" table:style-name="ce1">
            <text:p>521,9</text:p>
          </table:table-cell>
          <table:table-cell office:value-type="float" office:value="2.8628146029999999" table:formula="of:=[.C199]/1000 * [.D199]*[.E199]/1000" table:style-name="ce1">
            <text:p>2,862814603</text:p>
          </table:table-cell>
          <table:table-cell table:number-columns-repeated="2" table:style-name="ce1"/>
          <table:table-cell office:value-type="float" office:value="0.16586348486501956" table:formula="of:=[.F199]-([.$J$3]*[.C199]/1000)" table:style-name="ce1">
            <text:p>0,165863485</text:p>
          </table:table-cell>
          <table:table-cell table:number-columns-repeated="16375"/>
        </table:table-row>
        <table:table-row table:style-name="ro3">
          <table:table-cell office:value-type="time" office:time-value="PT17H38M40S" table:style-name="ce4">
            <text:p>17:38:40</text:p>
          </table:table-cell>
          <table:table-cell office:value-type="time" office:time-value="PT17H38M41S" table:style-name="ce4">
            <text:p>17:38:4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09.01" table:style-name="ce1">
            <text:p>509,01</text:p>
          </table:table-cell>
          <table:table-cell office:value-type="float" office:value="2.7894766019999997" table:formula="of:=[.C200]/1000 * [.D200]*[.E200]/1000" table:style-name="ce1">
            <text:p>2,789476602</text:p>
          </table:table-cell>
          <table:table-cell table:number-columns-repeated="2" table:style-name="ce1"/>
          <table:table-cell office:value-type="float" office:value="9.5067379358077631E-2" table:formula="of:=[.F200]-([.$J$3]*[.C200]/1000)" table:style-name="ce1">
            <text:p>0,095067379</text:p>
          </table:table-cell>
          <table:table-cell table:number-columns-repeated="16375"/>
        </table:table-row>
        <table:table-row table:style-name="ro3">
          <table:table-cell office:value-type="time" office:time-value="PT17H38M41S" table:style-name="ce4">
            <text:p>17:38:41</text:p>
          </table:table-cell>
          <table:table-cell office:value-type="time" office:time-value="PT17H38M42S" table:style-name="ce4">
            <text:p>17:38:42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3.82000000000005" table:style-name="ce1">
            <text:p>523,82</text:p>
          </table:table-cell>
          <table:table-cell office:value-type="float" office:value="2.8895954098000001" table:formula="of:=[.C201]/1000 * [.D201]*[.E201]/1000" table:style-name="ce1">
            <text:p>2,88959541</text:p>
          </table:table-cell>
          <table:table-cell table:number-columns-repeated="2" table:style-name="ce1"/>
          <table:table-cell office:value-type="float" office:value="0.17739291870666918" table:formula="of:=[.F201]-([.$J$3]*[.C201]/1000)" table:style-name="ce1">
            <text:p>0,177392919</text:p>
          </table:table-cell>
          <table:table-cell table:number-columns-repeated="16375"/>
        </table:table-row>
        <table:table-row table:style-name="ro3">
          <table:table-cell office:value-type="time" office:time-value="PT17H38M42S" table:style-name="ce4">
            <text:p>17:38:42</text:p>
          </table:table-cell>
          <table:table-cell office:value-type="time" office:time-value="PT17H38M43S" table:style-name="ce4">
            <text:p>17:38:4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3.37" table:style-name="ce1">
            <text:p>513,37</text:p>
          </table:table-cell>
          <table:table-cell office:value-type="float" office:value="2.8107161510999998" table:formula="of:=[.C202]/1000 * [.D202]*[.E202]/1000" table:style-name="ce1">
            <text:p>2,810716151</text:p>
          </table:table-cell>
          <table:table-cell table:number-columns-repeated="2" table:style-name="ce1"/>
          <table:table-cell office:value-type="float" office:value="0.11884882395113605" table:formula="of:=[.F202]-([.$J$3]*[.C202]/1000)" table:style-name="ce1">
            <text:p>0,118848824</text:p>
          </table:table-cell>
          <table:table-cell table:number-columns-repeated="16375"/>
        </table:table-row>
        <table:table-row table:style-name="ro3">
          <table:table-cell office:value-type="time" office:time-value="PT17H38M43S" table:style-name="ce4">
            <text:p>17:38:43</text:p>
          </table:table-cell>
          <table:table-cell office:value-type="time" office:time-value="PT17H38M44S" table:style-name="ce4">
            <text:p>17:38:4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36" table:style-name="ce1">
            <text:p>521,36</text:p>
          </table:table-cell>
          <table:table-cell office:value-type="float" office:value="2.8571570720000001" table:formula="of:=[.C203]/1000 * [.D203]*[.E203]/1000" table:style-name="ce1">
            <text:p>2,857157072</text:p>
          </table:table-cell>
          <table:table-cell table:number-columns-repeated="2" table:style-name="ce1"/>
          <table:table-cell office:value-type="float" office:value="0.16274784935807807" table:formula="of:=[.F203]-([.$J$3]*[.C203]/1000)" table:style-name="ce1">
            <text:p>0,162747849</text:p>
          </table:table-cell>
          <table:table-cell table:number-columns-repeated="16375"/>
        </table:table-row>
        <table:table-row table:style-name="ro3">
          <table:table-cell office:value-type="time" office:time-value="PT17H38M44S" table:style-name="ce4">
            <text:p>17:38:44</text:p>
          </table:table-cell>
          <table:table-cell office:value-type="time" office:time-value="PT17H38M46S" table:style-name="ce4">
            <text:p>17:38:46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0.66999999999996" table:style-name="ce1">
            <text:p>540,67</text:p>
          </table:table-cell>
          <table:table-cell office:value-type="float" office:value="2.9909323730000001" table:formula="of:=[.C204]/1000 * [.D204]*[.E204]/1000" table:style-name="ce1">
            <text:p>2,990932373</text:p>
          </table:table-cell>
          <table:table-cell table:number-columns-repeated="2" table:style-name="ce1"/>
          <table:table-cell office:value-type="float" office:value="0.27110419542749398" table:formula="of:=[.F204]-([.$J$3]*[.C204]/1000)" table:style-name="ce1">
            <text:p>0,271104195</text:p>
          </table:table-cell>
          <table:table-cell table:number-columns-repeated="16375"/>
        </table:table-row>
        <table:table-row table:style-name="ro3">
          <table:table-cell office:value-type="time" office:time-value="PT17H38M46S" table:style-name="ce4">
            <text:p>17:38:46</text:p>
          </table:table-cell>
          <table:table-cell office:value-type="time" office:time-value="PT17H38M47S" table:style-name="ce4">
            <text:p>17:38:47</text:p>
          </table:table-cell>
          <table:table-cell office:value-type="float" office:value="1079" table:style-name="ce1">
            <text:p>1079</text:p>
          </table:table-cell>
          <table:table-cell office:value-type="float" office:value="5.17" table:style-name="ce1">
            <text:p>5,17</text:p>
          </table:table-cell>
          <table:table-cell office:value-type="float" office:value="534.03" table:style-name="ce1">
            <text:p>534,03</text:p>
          </table:table-cell>
          <table:table-cell office:value-type="float" office:value="2.9790489728999998" table:formula="of:=[.C205]/1000 * [.D205]*[.E205]/1000" table:style-name="ce1">
            <text:p>2,979048973</text:p>
          </table:table-cell>
          <table:table-cell table:number-columns-repeated="2" table:style-name="ce1"/>
          <table:table-cell office:value-type="float" office:value="0.23634373588996782" table:formula="of:=[.F205]-([.$J$3]*[.C205]/1000)" table:style-name="ce1">
            <text:p>0,236343736</text:p>
          </table:table-cell>
          <table:table-cell table:number-columns-repeated="16375"/>
        </table:table-row>
        <table:table-row table:style-name="ro3">
          <table:table-cell office:value-type="time" office:time-value="PT17H38M47S" table:style-name="ce4">
            <text:p>17:38:47</text:p>
          </table:table-cell>
          <table:table-cell office:value-type="time" office:time-value="PT17H38M48S" table:style-name="ce4">
            <text:p>17:38:4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42999999999995" table:style-name="ce1">
            <text:p>541,43</text:p>
          </table:table-cell>
          <table:table-cell office:value-type="float" office:value="2.9727430722000001" table:formula="of:=[.C206]/1000 * [.D206]*[.E206]/1000" table:style-name="ce1">
            <text:p>2,972743072</text:p>
          </table:table-cell>
          <table:table-cell table:number-columns-repeated="2" table:style-name="ce1"/>
          <table:table-cell office:value-type="float" office:value="0.27325005857196105" table:formula="of:=[.F206]-([.$J$3]*[.C206]/1000)" table:style-name="ce1">
            <text:p>0,273250059</text:p>
          </table:table-cell>
          <table:table-cell table:number-columns-repeated="16375"/>
        </table:table-row>
        <table:table-row table:style-name="ro3">
          <table:table-cell office:value-type="time" office:time-value="PT17H38M48S" table:style-name="ce4">
            <text:p>17:38:48</text:p>
          </table:table-cell>
          <table:table-cell office:value-type="time" office:time-value="PT17H38M49S" table:style-name="ce4">
            <text:p>17:38:49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0.64" table:style-name="ce1">
            <text:p>540,64</text:p>
          </table:table-cell>
          <table:table-cell office:value-type="float" office:value="2.9794021632000001" table:formula="of:=[.C207]/1000 * [.D207]*[.E207]/1000" table:style-name="ce1">
            <text:p>2,979402163</text:p>
          </table:table-cell>
          <table:table-cell table:number-columns-repeated="2" table:style-name="ce1"/>
          <table:table-cell office:value-type="float" office:value="0.2646577766136109" table:formula="of:=[.F207]-([.$J$3]*[.C207]/1000)" table:style-name="ce1">
            <text:p>0,264657777</text:p>
          </table:table-cell>
          <table:table-cell table:number-columns-repeated="16375"/>
        </table:table-row>
        <table:table-row table:style-name="ro3">
          <table:table-cell office:value-type="time" office:time-value="PT17H38M49S" table:style-name="ce4">
            <text:p>17:38:49</text:p>
          </table:table-cell>
          <table:table-cell office:value-type="time" office:time-value="PT17H38M50S" table:style-name="ce4">
            <text:p>17:38:5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3.77" table:style-name="ce1">
            <text:p>533,77</text:p>
          </table:table-cell>
          <table:table-cell office:value-type="float" office:value="2.9224067630999992" table:formula="of:=[.C208]/1000 * [.D208]*[.E208]/1000" table:style-name="ce1">
            <text:p>2,922406763</text:p>
          </table:table-cell>
          <table:table-cell table:number-columns-repeated="2" table:style-name="ce1"/>
          <table:table-cell office:value-type="float" office:value="0.23053943595113546" table:formula="of:=[.F208]-([.$J$3]*[.C208]/1000)" table:style-name="ce1">
            <text:p>0,230539436</text:p>
          </table:table-cell>
          <table:table-cell table:number-columns-repeated="16375"/>
        </table:table-row>
        <table:table-row table:style-name="ro3">
          <table:table-cell office:value-type="time" office:time-value="PT17H38M50S" table:style-name="ce4">
            <text:p>17:38:50</text:p>
          </table:table-cell>
          <table:table-cell office:value-type="time" office:time-value="PT17H38M51S" table:style-name="ce4">
            <text:p>17:38:5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94000000000005" table:style-name="ce1">
            <text:p>540,94</text:p>
          </table:table-cell>
          <table:table-cell office:value-type="float" office:value="2.9644593880000003" table:formula="of:=[.C209]/1000 * [.D209]*[.E209]/1000" table:style-name="ce1">
            <text:p>2,964459388</text:p>
          </table:table-cell>
          <table:table-cell table:number-columns-repeated="2" table:style-name="ce1"/>
          <table:table-cell office:value-type="float" office:value="0.27005016535807824" table:formula="of:=[.F209]-([.$J$3]*[.C209]/1000)" table:style-name="ce1">
            <text:p>0,270050165</text:p>
          </table:table-cell>
          <table:table-cell table:number-columns-repeated="16375"/>
        </table:table-row>
        <table:table-row table:style-name="ro3">
          <table:table-cell office:value-type="time" office:time-value="PT17H38M51S" table:style-name="ce4">
            <text:p>17:38:51</text:p>
          </table:table-cell>
          <table:table-cell office:value-type="time" office:time-value="PT17H38M52S" table:style-name="ce4">
            <text:p>17:38:5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5.12" table:style-name="ce1">
            <text:p>555,12</text:p>
          </table:table-cell>
          <table:table-cell office:value-type="float" office:value="3.0479085648000002" table:formula="of:=[.C210]/1000 * [.D210]*[.E210]/1000" table:style-name="ce1">
            <text:p>3,047908565</text:p>
          </table:table-cell>
          <table:table-cell table:number-columns-repeated="2" table:style-name="ce1"/>
          <table:table-cell office:value-type="float" office:value="0.3484155511719611" table:formula="of:=[.F210]-([.$J$3]*[.C210]/1000)" table:style-name="ce1">
            <text:p>0,348415551</text:p>
          </table:table-cell>
          <table:table-cell table:number-columns-repeated="16375"/>
        </table:table-row>
        <table:table-row table:style-name="ro3">
          <table:table-cell office:value-type="time" office:time-value="PT17H38M52S" table:style-name="ce4">
            <text:p>17:38:52</text:p>
          </table:table-cell>
          <table:table-cell office:value-type="time" office:time-value="PT17H38M53S" table:style-name="ce4">
            <text:p>17:38:5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52.77" table:style-name="ce1">
            <text:p>552,77</text:p>
          </table:table-cell>
          <table:table-cell office:value-type="float" office:value="3.0321479748999995" table:formula="of:=[.C211]/1000 * [.D211]*[.E211]/1000" table:style-name="ce1">
            <text:p>3,032147975</text:p>
          </table:table-cell>
          <table:table-cell table:number-columns-repeated="2" table:style-name="ce1"/>
          <table:table-cell office:value-type="float" office:value="0.3351968567650192" table:formula="of:=[.F211]-([.$J$3]*[.C211]/1000)" table:style-name="ce1">
            <text:p>0,335196857</text:p>
          </table:table-cell>
          <table:table-cell table:number-columns-repeated="16375"/>
        </table:table-row>
        <table:table-row table:style-name="ro3">
          <table:table-cell office:value-type="time" office:time-value="PT17H38M53S" table:style-name="ce4">
            <text:p>17:38:53</text:p>
          </table:table-cell>
          <table:table-cell office:value-type="time" office:time-value="PT17H38M54S" table:style-name="ce4">
            <text:p>17:38:5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50.86" table:style-name="ce1">
            <text:p>550,86</text:p>
          </table:table-cell>
          <table:table-cell office:value-type="float" office:value="3.0216709181999999" table:formula="of:=[.C212]/1000 * [.D212]*[.E212]/1000" table:style-name="ce1">
            <text:p>3,021670918</text:p>
          </table:table-cell>
          <table:table-cell table:number-columns-repeated="2" table:style-name="ce1"/>
          <table:table-cell office:value-type="float" office:value="0.32471980006501955" table:formula="of:=[.F212]-([.$J$3]*[.C212]/1000)" table:style-name="ce1">
            <text:p>0,3247198</text:p>
          </table:table-cell>
          <table:table-cell table:number-columns-repeated="16375"/>
        </table:table-row>
        <table:table-row table:style-name="ro3">
          <table:table-cell office:value-type="time" office:time-value="PT17H38M54S" table:style-name="ce4">
            <text:p>17:38:54</text:p>
          </table:table-cell>
          <table:table-cell office:value-type="time" office:time-value="PT17H38M55S" table:style-name="ce4">
            <text:p>17:38:55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31.41" table:style-name="ce1">
            <text:p>531,41</text:p>
          </table:table-cell>
          <table:table-cell office:value-type="float" office:value="2.9038580603999997" table:formula="of:=[.C213]/1000 * [.D213]*[.E213]/1000" table:style-name="ce1">
            <text:p>2,90385806</text:p>
          </table:table-cell>
          <table:table-cell table:number-columns-repeated="2" table:style-name="ce1"/>
          <table:table-cell office:value-type="float" office:value="0.21199073325113593" table:formula="of:=[.F213]-([.$J$3]*[.C213]/1000)" table:style-name="ce1">
            <text:p>0,211990733</text:p>
          </table:table-cell>
          <table:table-cell table:number-columns-repeated="16375"/>
        </table:table-row>
        <table:table-row table:style-name="ro3">
          <table:table-cell office:value-type="time" office:time-value="PT17H38M55S" table:style-name="ce4">
            <text:p>17:38:55</text:p>
          </table:table-cell>
          <table:table-cell office:value-type="time" office:time-value="PT17H38M56S" table:style-name="ce4">
            <text:p>17:38:5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0.66999999999996" table:style-name="ce1">
            <text:p>540,67</text:p>
          </table:table-cell>
          <table:table-cell office:value-type="float" office:value="2.9685702618000001" table:formula="of:=[.C214]/1000 * [.D214]*[.E214]/1000" table:style-name="ce1">
            <text:p>2,968570262</text:p>
          </table:table-cell>
          <table:table-cell table:number-columns-repeated="2" table:style-name="ce1"/>
          <table:table-cell office:value-type="float" office:value="0.26907724817196099" table:formula="of:=[.F214]-([.$J$3]*[.C214]/1000)" table:style-name="ce1">
            <text:p>0,269077248</text:p>
          </table:table-cell>
          <table:table-cell table:number-columns-repeated="16375"/>
        </table:table-row>
        <table:table-row table:style-name="ro3">
          <table:table-cell office:value-type="time" office:time-value="PT17H38M56S" table:style-name="ce4">
            <text:p>17:38:56</text:p>
          </table:table-cell>
          <table:table-cell office:value-type="time" office:time-value="PT17H38M57S" table:style-name="ce4">
            <text:p>17:38:5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9.52" table:style-name="ce1">
            <text:p>549,52</text:p>
          </table:table-cell>
          <table:table-cell office:value-type="float" office:value="3.0141611616000001" table:formula="of:=[.C215]/1000 * [.D215]*[.E215]/1000" table:style-name="ce1">
            <text:p>3,014161162</text:p>
          </table:table-cell>
          <table:table-cell table:number-columns-repeated="2" table:style-name="ce1"/>
          <table:table-cell office:value-type="float" office:value="0.3121262524789028" table:formula="of:=[.F215]-([.$J$3]*[.C215]/1000)" table:style-name="ce1">
            <text:p>0,312126252</text:p>
          </table:table-cell>
          <table:table-cell table:number-columns-repeated="16375"/>
        </table:table-row>
        <table:table-row table:style-name="ro3">
          <table:table-cell office:value-type="time" office:time-value="PT17H38M57S" table:style-name="ce4">
            <text:p>17:38:57</text:p>
          </table:table-cell>
          <table:table-cell office:value-type="time" office:time-value="PT17H38M59S" table:style-name="ce4">
            <text:p>17:38:5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1.47" table:style-name="ce1">
            <text:p>531,47</text:p>
          </table:table-cell>
          <table:table-cell office:value-type="float" office:value="2.9124130824000005" table:formula="of:=[.C216]/1000 * [.D216]*[.E216]/1000" table:style-name="ce1">
            <text:p>2,912413082</text:p>
          </table:table-cell>
          <table:table-cell table:number-columns-repeated="2" table:style-name="ce1"/>
          <table:table-cell office:value-type="float" office:value="0.21292006877196146" table:formula="of:=[.F216]-([.$J$3]*[.C216]/1000)" table:style-name="ce1">
            <text:p>0,212920069</text:p>
          </table:table-cell>
          <table:table-cell table:number-columns-repeated="16375"/>
        </table:table-row>
        <table:table-row table:style-name="ro3">
          <table:table-cell office:value-type="time" office:time-value="PT17H38M59S" table:style-name="ce4">
            <text:p>17:38:59</text:p>
          </table:table-cell>
          <table:table-cell office:value-type="time" office:time-value="PT17H39M0S" table:style-name="ce4">
            <text:p>17:39:00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9.97" table:style-name="ce1">
            <text:p>539,97</text:p>
          </table:table-cell>
          <table:table-cell office:value-type="float" office:value="2.9870600430000005" table:formula="of:=[.C217]/1000 * [.D217]*[.E217]/1000" table:style-name="ce1">
            <text:p>2,987060043</text:p>
          </table:table-cell>
          <table:table-cell table:number-columns-repeated="2" table:style-name="ce1"/>
          <table:table-cell office:value-type="float" office:value="0.26723186542749433" table:formula="of:=[.F217]-([.$J$3]*[.C217]/1000)" table:style-name="ce1">
            <text:p>0,267231865</text:p>
          </table:table-cell>
          <table:table-cell table:number-columns-repeated="16375"/>
        </table:table-row>
        <table:table-row table:style-name="ro3">
          <table:table-cell office:value-type="time" office:time-value="PT17H39M0S" table:style-name="ce4">
            <text:p>17:39:00</text:p>
          </table:table-cell>
          <table:table-cell office:value-type="time" office:time-value="PT17H39M1S" table:style-name="ce4">
            <text:p>17:39:0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4.24" table:style-name="ce1">
            <text:p>524,24</text:p>
          </table:table-cell>
          <table:table-cell office:value-type="float" office:value="2.8783606896" table:formula="of:=[.C218]/1000 * [.D218]*[.E218]/1000" table:style-name="ce1">
            <text:p>2,87836069</text:p>
          </table:table-cell>
          <table:table-cell table:number-columns-repeated="2" table:style-name="ce1"/>
          <table:table-cell office:value-type="float" office:value="0.17886767597196096" table:formula="of:=[.F218]-([.$J$3]*[.C218]/1000)" table:style-name="ce1">
            <text:p>0,178867676</text:p>
          </table:table-cell>
          <table:table-cell table:number-columns-repeated="16375"/>
        </table:table-row>
        <table:table-row table:style-name="ro3">
          <table:table-cell office:value-type="time" office:time-value="PT17H39M1S" table:style-name="ce4">
            <text:p>17:39:01</text:p>
          </table:table-cell>
          <table:table-cell office:value-type="time" office:time-value="PT17H39M2S" table:style-name="ce4">
            <text:p>17:39:0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0.41999999999996" table:style-name="ce1">
            <text:p>540,42</text:p>
          </table:table-cell>
          <table:table-cell office:value-type="float" office:value="2.9699915981999996" table:formula="of:=[.C219]/1000 * [.D219]*[.E219]/1000" table:style-name="ce1">
            <text:p>2,969991598</text:p>
          </table:table-cell>
          <table:table-cell table:number-columns-repeated="2" table:style-name="ce1"/>
          <table:table-cell office:value-type="float" office:value="0.26795668907890224" table:formula="of:=[.F219]-([.$J$3]*[.C219]/1000)" table:style-name="ce1">
            <text:p>0,267956689</text:p>
          </table:table-cell>
          <table:table-cell table:number-columns-repeated="16375"/>
        </table:table-row>
        <table:table-row table:style-name="ro3">
          <table:table-cell office:value-type="time" office:time-value="PT17H39M2S" table:style-name="ce4">
            <text:p>17:39:02</text:p>
          </table:table-cell>
          <table:table-cell office:value-type="time" office:time-value="PT17H39M3S" table:style-name="ce4">
            <text:p>17:39:0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6.61" table:style-name="ce1">
            <text:p>526,61</text:p>
          </table:table-cell>
          <table:table-cell office:value-type="float" office:value="2.8913732693999998" table:formula="of:=[.C220]/1000 * [.D220]*[.E220]/1000" table:style-name="ce1">
            <text:p>2,891373269</text:p>
          </table:table-cell>
          <table:table-cell table:number-columns-repeated="2" table:style-name="ce1"/>
          <table:table-cell office:value-type="float" office:value="0.19188025577196077" table:formula="of:=[.F220]-([.$J$3]*[.C220]/1000)" table:style-name="ce1">
            <text:p>0,191880256</text:p>
          </table:table-cell>
          <table:table-cell table:number-columns-repeated="16375"/>
        </table:table-row>
        <table:table-row table:style-name="ro3">
          <table:table-cell office:value-type="time" office:time-value="PT17H39M3S" table:style-name="ce4">
            <text:p>17:39:03</text:p>
          </table:table-cell>
          <table:table-cell office:value-type="time" office:time-value="PT17H39M4S" table:style-name="ce4">
            <text:p>17:39:0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1.94000000000005" table:style-name="ce1">
            <text:p>551,94</text:p>
          </table:table-cell>
          <table:table-cell office:value-type="float" office:value="3.0302830655999999" table:formula="of:=[.C221]/1000 * [.D221]*[.E221]/1000" table:style-name="ce1">
            <text:p>3,030283066</text:p>
          </table:table-cell>
          <table:table-cell table:number-columns-repeated="2" table:style-name="ce1"/>
          <table:table-cell office:value-type="float" office:value="0.32570626098584432" table:formula="of:=[.F221]-([.$J$3]*[.C221]/1000)" table:style-name="ce1">
            <text:p>0,325706261</text:p>
          </table:table-cell>
          <table:table-cell table:number-columns-repeated="16375"/>
        </table:table-row>
        <table:table-row table:style-name="ro3">
          <table:table-cell office:value-type="time" office:time-value="PT17H39M4S" table:style-name="ce4">
            <text:p>17:39:04</text:p>
          </table:table-cell>
          <table:table-cell office:value-type="time" office:time-value="PT17H39M5S" table:style-name="ce4">
            <text:p>17:39:0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3.94000000000005" table:style-name="ce1">
            <text:p>533,94</text:p>
          </table:table-cell>
          <table:table-cell office:value-type="float" office:value="2.9316189276000006" table:formula="of:=[.C222]/1000 * [.D222]*[.E222]/1000" table:style-name="ce1">
            <text:p>2,931618928</text:p>
          </table:table-cell>
          <table:table-cell table:number-columns-repeated="2" table:style-name="ce1"/>
          <table:table-cell office:value-type="float" office:value="0.23212591397196158" table:formula="of:=[.F222]-([.$J$3]*[.C222]/1000)" table:style-name="ce1">
            <text:p>0,232125914</text:p>
          </table:table-cell>
          <table:table-cell table:number-columns-repeated="16375"/>
        </table:table-row>
        <table:table-row table:style-name="ro3">
          <table:table-cell office:value-type="time" office:time-value="PT17H39M5S" table:style-name="ce4">
            <text:p>17:39:05</text:p>
          </table:table-cell>
          <table:table-cell office:value-type="time" office:time-value="PT17H39M6S" table:style-name="ce4">
            <text:p>17:39:0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1.08000000000004" table:style-name="ce1">
            <text:p>531,08</text:p>
          </table:table-cell>
          <table:table-cell office:value-type="float" office:value="2.9351357683999999" table:formula="of:=[.C223]/1000 * [.D223]*[.E223]/1000" table:style-name="ce1">
            <text:p>2,935135768</text:p>
          </table:table-cell>
          <table:table-cell table:number-columns-repeated="2" table:style-name="ce1"/>
          <table:table-cell office:value-type="float" office:value="0.21784948632055245" table:formula="of:=[.F223]-([.$J$3]*[.C223]/1000)" table:style-name="ce1">
            <text:p>0,217849486</text:p>
          </table:table-cell>
          <table:table-cell table:number-columns-repeated="16375"/>
        </table:table-row>
        <table:table-row table:style-name="ro3">
          <table:table-cell office:value-type="time" office:time-value="PT17H39M6S" table:style-name="ce4">
            <text:p>17:39:06</text:p>
          </table:table-cell>
          <table:table-cell office:value-type="time" office:time-value="PT17H39M7S" table:style-name="ce4">
            <text:p>17:39:0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2.33000000000004" table:style-name="ce1">
            <text:p>532,33</text:p>
          </table:table-cell>
          <table:table-cell office:value-type="float" office:value="2.9255313043000002" table:formula="of:=[.C224]/1000 * [.D224]*[.E224]/1000" table:style-name="ce1">
            <text:p>2,925531304</text:p>
          </table:table-cell>
          <table:table-cell table:number-columns-repeated="2" table:style-name="ce1"/>
          <table:table-cell office:value-type="float" office:value="0.22349639517890285" table:formula="of:=[.F224]-([.$J$3]*[.C224]/1000)" table:style-name="ce1">
            <text:p>0,223496395</text:p>
          </table:table-cell>
          <table:table-cell table:number-columns-repeated="16375"/>
        </table:table-row>
        <table:table-row table:style-name="ro3">
          <table:table-cell office:value-type="time" office:time-value="PT17H39M7S" table:style-name="ce4">
            <text:p>17:39:07</text:p>
          </table:table-cell>
          <table:table-cell office:value-type="time" office:time-value="PT17H39M8S" table:style-name="ce4">
            <text:p>17:39:08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17.32000000000005" table:style-name="ce1">
            <text:p>517,32</text:p>
          </table:table-cell>
          <table:table-cell office:value-type="float" office:value="2.8296679752000005" table:formula="of:=[.C225]/1000 * [.D225]*[.E225]/1000" table:style-name="ce1">
            <text:p>2,829667975</text:p>
          </table:table-cell>
          <table:table-cell table:number-columns-repeated="2" table:style-name="ce1"/>
          <table:table-cell office:value-type="float" office:value="0.1403425435441954" table:formula="of:=[.F225]-([.$J$3]*[.C225]/1000)" table:style-name="ce1">
            <text:p>0,140342544</text:p>
          </table:table-cell>
          <table:table-cell table:number-columns-repeated="16375"/>
        </table:table-row>
        <table:table-row table:style-name="ro3">
          <table:table-cell office:value-type="time" office:time-value="PT17H39M8S" table:style-name="ce4">
            <text:p>17:39:08</text:p>
          </table:table-cell>
          <table:table-cell office:value-type="time" office:time-value="PT17H39M9S" table:style-name="ce4">
            <text:p>17:39:09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7.79999999999995" table:style-name="ce1">
            <text:p>547,8</text:p>
          </table:table-cell>
          <table:table-cell office:value-type="float" office:value="3.0275426939999996" table:formula="of:=[.C226]/1000 * [.D226]*[.E226]/1000" table:style-name="ce1">
            <text:p>3,027542694</text:p>
          </table:table-cell>
          <table:table-cell table:number-columns-repeated="2" table:style-name="ce1"/>
          <table:table-cell office:value-type="float" office:value="0.3102564119205522" table:formula="of:=[.F226]-([.$J$3]*[.C226]/1000)" table:style-name="ce1">
            <text:p>0,310256412</text:p>
          </table:table-cell>
          <table:table-cell table:number-columns-repeated="16375"/>
        </table:table-row>
        <table:table-row table:style-name="ro3">
          <table:table-cell office:value-type="time" office:time-value="PT17H39M9S" table:style-name="ce4">
            <text:p>17:39:09</text:p>
          </table:table-cell>
          <table:table-cell office:value-type="time" office:time-value="PT17H39M11S" table:style-name="ce4">
            <text:p>17:39:1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4.97" table:style-name="ce1">
            <text:p>524,97</text:p>
          </table:table-cell>
          <table:table-cell office:value-type="float" office:value="2.8796546889000001" table:formula="of:=[.C227]/1000 * [.D227]*[.E227]/1000" table:style-name="ce1">
            <text:p>2,879654689</text:p>
          </table:table-cell>
          <table:table-cell table:number-columns-repeated="2" table:style-name="ce1"/>
          <table:table-cell office:value-type="float" office:value="0.18270357076501975" table:formula="of:=[.F227]-([.$J$3]*[.C227]/1000)" table:style-name="ce1">
            <text:p>0,182703571</text:p>
          </table:table-cell>
          <table:table-cell table:number-columns-repeated="16375"/>
        </table:table-row>
        <table:table-row table:style-name="ro3">
          <table:table-cell office:value-type="time" office:time-value="PT17H39M11S" table:style-name="ce4">
            <text:p>17:39:11</text:p>
          </table:table-cell>
          <table:table-cell office:value-type="time" office:time-value="PT17H39M12S" table:style-name="ce4">
            <text:p>17:39:1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0.86" table:style-name="ce1">
            <text:p>550,86</text:p>
          </table:table-cell>
          <table:table-cell office:value-type="float" office:value="3.0273668105999998" table:formula="of:=[.C228]/1000 * [.D228]*[.E228]/1000" table:style-name="ce1">
            <text:p>3,027366811</text:p>
          </table:table-cell>
          <table:table-cell table:number-columns-repeated="2" table:style-name="ce1"/>
          <table:table-cell office:value-type="float" office:value="0.32533190147890245" table:formula="of:=[.F228]-([.$J$3]*[.C228]/1000)" table:style-name="ce1">
            <text:p>0,325331901</text:p>
          </table:table-cell>
          <table:table-cell table:number-columns-repeated="16375"/>
        </table:table-row>
        <table:table-row table:style-name="ro3">
          <table:table-cell office:value-type="time" office:time-value="PT17H39M12S" table:style-name="ce4">
            <text:p>17:39:12</text:p>
          </table:table-cell>
          <table:table-cell office:value-type="time" office:time-value="PT17H39M13S" table:style-name="ce4">
            <text:p>17:39:1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8.28" table:style-name="ce1">
            <text:p>548,28</text:p>
          </table:table-cell>
          <table:table-cell office:value-type="float" office:value="3.0046840559999999" table:formula="of:=[.C229]/1000 * [.D229]*[.E229]/1000" table:style-name="ce1">
            <text:p>3,004684056</text:p>
          </table:table-cell>
          <table:table-cell table:number-columns-repeated="2" table:style-name="ce1"/>
          <table:table-cell office:value-type="float" office:value="0.31027483335807782" table:formula="of:=[.F229]-([.$J$3]*[.C229]/1000)" table:style-name="ce1">
            <text:p>0,310274833</text:p>
          </table:table-cell>
          <table:table-cell table:number-columns-repeated="16375"/>
        </table:table-row>
        <table:table-row table:style-name="ro3">
          <table:table-cell office:value-type="time" office:time-value="PT17H39M13S" table:style-name="ce4">
            <text:p>17:39:13</text:p>
          </table:table-cell>
          <table:table-cell office:value-type="time" office:time-value="PT17H39M14S" table:style-name="ce4">
            <text:p>17:39:14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6.30999999999995" table:style-name="ce1">
            <text:p>546,31</text:p>
          </table:table-cell>
          <table:table-cell office:value-type="float" office:value="2.9909161355999996" table:formula="of:=[.C230]/1000 * [.D230]*[.E230]/1000" table:style-name="ce1">
            <text:p>2,990916136</text:p>
          </table:table-cell>
          <table:table-cell table:number-columns-repeated="2" table:style-name="ce1"/>
          <table:table-cell office:value-type="float" office:value="0.29396501746501924" table:formula="of:=[.F230]-([.$J$3]*[.C230]/1000)" table:style-name="ce1">
            <text:p>0,293965017</text:p>
          </table:table-cell>
          <table:table-cell table:number-columns-repeated="16375"/>
        </table:table-row>
        <table:table-row table:style-name="ro3">
          <table:table-cell office:value-type="time" office:time-value="PT17H39M14S" table:style-name="ce4">
            <text:p>17:39:14</text:p>
          </table:table-cell>
          <table:table-cell office:value-type="time" office:time-value="PT17H39M15S" table:style-name="ce4">
            <text:p>17:39:1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3.35" table:style-name="ce1">
            <text:p>513,35</text:p>
          </table:table-cell>
          <table:table-cell office:value-type="float" office:value="2.818568709" table:formula="of:=[.C231]/1000 * [.D231]*[.E231]/1000" table:style-name="ce1">
            <text:p>2,818568709</text:p>
          </table:table-cell>
          <table:table-cell table:number-columns-repeated="2" table:style-name="ce1"/>
          <table:table-cell office:value-type="float" office:value="0.11907569537196094" table:formula="of:=[.F231]-([.$J$3]*[.C231]/1000)" table:style-name="ce1">
            <text:p>0,119075695</text:p>
          </table:table-cell>
          <table:table-cell table:number-columns-repeated="16375"/>
        </table:table-row>
        <table:table-row table:style-name="ro3">
          <table:table-cell office:value-type="time" office:time-value="PT17H39M15S" table:style-name="ce4">
            <text:p>17:39:15</text:p>
          </table:table-cell>
          <table:table-cell office:value-type="time" office:time-value="PT17H39M16S" table:style-name="ce4">
            <text:p>17:39:16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8.70000000000005" table:style-name="ce1">
            <text:p>528,7</text:p>
          </table:table-cell>
          <table:table-cell office:value-type="float" office:value="2.8946483610000002" table:formula="of:=[.C232]/1000 * [.D232]*[.E232]/1000" table:style-name="ce1">
            <text:p>2,894648361</text:p>
          </table:table-cell>
          <table:table-cell table:number-columns-repeated="2" table:style-name="ce1"/>
          <table:table-cell office:value-type="float" office:value="0.20278103385113644" table:formula="of:=[.F232]-([.$J$3]*[.C232]/1000)" table:style-name="ce1">
            <text:p>0,202781034</text:p>
          </table:table-cell>
          <table:table-cell table:number-columns-repeated="16375"/>
        </table:table-row>
        <table:table-row table:style-name="ro3">
          <table:table-cell office:value-type="time" office:time-value="PT17H39M16S" table:style-name="ce4">
            <text:p>17:39:16</text:p>
          </table:table-cell>
          <table:table-cell office:value-type="time" office:time-value="PT17H39M17S" table:style-name="ce4">
            <text:p>17:39:1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11.32" table:style-name="ce1">
            <text:p>511,32</text:p>
          </table:table-cell>
          <table:table-cell office:value-type="float" office:value="2.8153534859999994" table:formula="of:=[.C233]/1000 * [.D233]*[.E233]/1000" table:style-name="ce1">
            <text:p>2,815353486</text:p>
          </table:table-cell>
          <table:table-cell table:number-columns-repeated="2" table:style-name="ce1"/>
          <table:table-cell office:value-type="float" office:value="0.10823478589278546" table:formula="of:=[.F233]-([.$J$3]*[.C233]/1000)" table:style-name="ce1">
            <text:p>0,108234786</text:p>
          </table:table-cell>
          <table:table-cell table:number-columns-repeated="16375"/>
        </table:table-row>
        <table:table-row table:style-name="ro3">
          <table:table-cell office:value-type="time" office:time-value="PT17H39M17S" table:style-name="ce4">
            <text:p>17:39:17</text:p>
          </table:table-cell>
          <table:table-cell office:value-type="time" office:time-value="PT17H39M18S" table:style-name="ce4">
            <text:p>17:39:1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12" table:style-name="ce1">
            <text:p>536,12</text:p>
          </table:table-cell>
          <table:table-cell office:value-type="float" office:value="2.9380448239999999" table:formula="of:=[.C234]/1000 * [.D234]*[.E234]/1000" table:style-name="ce1">
            <text:p>2,938044824</text:p>
          </table:table-cell>
          <table:table-cell table:number-columns-repeated="2" table:style-name="ce1"/>
          <table:table-cell office:value-type="float" office:value="0.24363560135807782" table:formula="of:=[.F234]-([.$J$3]*[.C234]/1000)" table:style-name="ce1">
            <text:p>0,243635601</text:p>
          </table:table-cell>
          <table:table-cell table:number-columns-repeated="16375"/>
        </table:table-row>
        <table:table-row table:style-name="ro3">
          <table:table-cell office:value-type="time" office:time-value="PT17H39M18S" table:style-name="ce4">
            <text:p>17:39:18</text:p>
          </table:table-cell>
          <table:table-cell office:value-type="time" office:time-value="PT17H39M19S" table:style-name="ce4">
            <text:p>17:39:1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2.30999999999995" table:style-name="ce1">
            <text:p>532,31</text:p>
          </table:table-cell>
          <table:table-cell office:value-type="float" office:value="2.9226693473999998" table:formula="of:=[.C235]/1000 * [.D235]*[.E235]/1000" table:style-name="ce1">
            <text:p>2,922669347</text:p>
          </table:table-cell>
          <table:table-cell table:number-columns-repeated="2" table:style-name="ce1"/>
          <table:table-cell office:value-type="float" office:value="0.22317633377196078" table:formula="of:=[.F235]-([.$J$3]*[.C235]/1000)" table:style-name="ce1">
            <text:p>0,223176334</text:p>
          </table:table-cell>
          <table:table-cell table:number-columns-repeated="16375"/>
        </table:table-row>
        <table:table-row table:style-name="ro3">
          <table:table-cell office:value-type="time" office:time-value="PT17H39M19S" table:style-name="ce4">
            <text:p>17:39:19</text:p>
          </table:table-cell>
          <table:table-cell office:value-type="time" office:time-value="PT17H39M20S" table:style-name="ce4">
            <text:p>17:39:20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26.30999999999995" table:style-name="ce1">
            <text:p>526,31</text:p>
          </table:table-cell>
          <table:table-cell office:value-type="float" office:value="2.908578531599999" table:formula="of:=[.C236]/1000 * [.D236]*[.E236]/1000" table:style-name="ce1">
            <text:p>2,908578532</text:p>
          </table:table-cell>
          <table:table-cell table:number-columns-repeated="2" table:style-name="ce1"/>
          <table:table-cell office:value-type="float" office:value="0.18620845853443457" table:formula="of:=[.F236]-([.$J$3]*[.C236]/1000)" table:style-name="ce1">
            <text:p>0,186208459</text:p>
          </table:table-cell>
          <table:table-cell table:number-columns-repeated="16375"/>
        </table:table-row>
        <table:table-row table:style-name="ro3">
          <table:table-cell office:value-type="time" office:time-value="PT17H39M20S" table:style-name="ce4">
            <text:p>17:39:20</text:p>
          </table:table-cell>
          <table:table-cell office:value-type="time" office:time-value="PT17H39M21S" table:style-name="ce4">
            <text:p>17:39:2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38" table:style-name="ce1">
            <text:p>528,38</text:p>
          </table:table-cell>
          <table:table-cell office:value-type="float" office:value="2.8956280759999999" table:formula="of:=[.C237]/1000 * [.D237]*[.E237]/1000" table:style-name="ce1">
            <text:p>2,895628076</text:p>
          </table:table-cell>
          <table:table-cell table:number-columns-repeated="2" table:style-name="ce1"/>
          <table:table-cell office:value-type="float" office:value="0.20121885335807788" table:formula="of:=[.F237]-([.$J$3]*[.C237]/1000)" table:style-name="ce1">
            <text:p>0,201218853</text:p>
          </table:table-cell>
          <table:table-cell table:number-columns-repeated="16375"/>
        </table:table-row>
        <table:table-row table:style-name="ro3">
          <table:table-cell office:value-type="time" office:time-value="PT17H39M21S" table:style-name="ce4">
            <text:p>17:39:21</text:p>
          </table:table-cell>
          <table:table-cell office:value-type="time" office:time-value="PT17H39M22S" table:style-name="ce4">
            <text:p>17:39:22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50.34" table:style-name="ce1">
            <text:p>550,34</text:p>
          </table:table-cell>
          <table:table-cell office:value-type="float" office:value="3.0614973928000002" table:formula="of:=[.C238]/1000 * [.D238]*[.E238]/1000" table:style-name="ce1">
            <text:p>3,061497393</text:p>
          </table:table-cell>
          <table:table-cell table:number-columns-repeated="2" table:style-name="ce1"/>
          <table:table-cell office:value-type="float" office:value="0.3264178422691435" table:formula="of:=[.F238]-([.$J$3]*[.C238]/1000)" table:style-name="ce1">
            <text:p>0,326417842</text:p>
          </table:table-cell>
          <table:table-cell table:number-columns-repeated="16375"/>
        </table:table-row>
        <table:table-row table:style-name="ro3">
          <table:table-cell office:value-type="time" office:time-value="PT17H39M22S" table:style-name="ce4">
            <text:p>17:39:22</text:p>
          </table:table-cell>
          <table:table-cell office:value-type="time" office:time-value="PT17H39M24S" table:style-name="ce4">
            <text:p>17:39:24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2.63" table:style-name="ce1">
            <text:p>542,63</text:p>
          </table:table-cell>
          <table:table-cell office:value-type="float" office:value="2.9959687560000003" table:formula="of:=[.C239]/1000 * [.D239]*[.E239]/1000" table:style-name="ce1">
            <text:p>2,995968756</text:p>
          </table:table-cell>
          <table:table-cell table:number-columns-repeated="2" table:style-name="ce1"/>
          <table:table-cell office:value-type="float" office:value="0.27614057842749418" table:formula="of:=[.F239]-([.$J$3]*[.C239]/1000)" table:style-name="ce1">
            <text:p>0,276140578</text:p>
          </table:table-cell>
          <table:table-cell table:number-columns-repeated="16375"/>
        </table:table-row>
        <table:table-row table:style-name="ro3">
          <table:table-cell office:value-type="time" office:time-value="PT17H39M24S" table:style-name="ce4">
            <text:p>17:39:24</text:p>
          </table:table-cell>
          <table:table-cell office:value-type="time" office:time-value="PT17H39M25S" table:style-name="ce4">
            <text:p>17:39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32000000000005" table:style-name="ce1">
            <text:p>523,32</text:p>
          </table:table-cell>
          <table:table-cell office:value-type="float" office:value="2.8678982640000004" table:formula="of:=[.C240]/1000 * [.D240]*[.E240]/1000" table:style-name="ce1">
            <text:p>2,867898264</text:p>
          </table:table-cell>
          <table:table-cell table:number-columns-repeated="2" table:style-name="ce1"/>
          <table:table-cell office:value-type="float" office:value="0.1734890413580783" table:formula="of:=[.F240]-([.$J$3]*[.C240]/1000)" table:style-name="ce1">
            <text:p>0,173489041</text:p>
          </table:table-cell>
          <table:table-cell table:number-columns-repeated="16375"/>
        </table:table-row>
        <table:table-row table:style-name="ro3">
          <table:table-cell office:value-type="time" office:time-value="PT17H39M25S" table:style-name="ce4">
            <text:p>17:39:25</text:p>
          </table:table-cell>
          <table:table-cell office:value-type="time" office:time-value="PT17H39M26S" table:style-name="ce4">
            <text:p>17:39:2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8.37" table:style-name="ce1">
            <text:p>538,37</text:p>
          </table:table-cell>
          <table:table-cell office:value-type="float" office:value="2.9502245304000003" table:formula="of:=[.C241]/1000 * [.D241]*[.E241]/1000" table:style-name="ce1">
            <text:p>2,95022453</text:p>
          </table:table-cell>
          <table:table-cell table:number-columns-repeated="2" table:style-name="ce1"/>
          <table:table-cell office:value-type="float" office:value="0.25073151677196126" table:formula="of:=[.F241]-([.$J$3]*[.C241]/1000)" table:style-name="ce1">
            <text:p>0,250731517</text:p>
          </table:table-cell>
          <table:table-cell table:number-columns-repeated="16375"/>
        </table:table-row>
        <table:table-row table:style-name="ro3">
          <table:table-cell office:value-type="time" office:time-value="PT17H39M26S" table:style-name="ce4">
            <text:p>17:39:26</text:p>
          </table:table-cell>
          <table:table-cell office:value-type="time" office:time-value="PT17H39M27S" table:style-name="ce4">
            <text:p>17:39:2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5.85" table:style-name="ce1">
            <text:p>545,85</text:p>
          </table:table-cell>
          <table:table-cell office:value-type="float" office:value="3.0054773924999996" table:formula="of:=[.C242]/1000 * [.D242]*[.E242]/1000" table:style-name="ce1">
            <text:p>3,005477393</text:p>
          </table:table-cell>
          <table:table-cell table:number-columns-repeated="2" table:style-name="ce1"/>
          <table:table-cell office:value-type="float" office:value="0.29835869239278567" table:formula="of:=[.F242]-([.$J$3]*[.C242]/1000)" table:style-name="ce1">
            <text:p>0,298358692</text:p>
          </table:table-cell>
          <table:table-cell table:number-columns-repeated="16375"/>
        </table:table-row>
        <table:table-row table:style-name="ro3">
          <table:table-cell office:value-type="time" office:time-value="PT17H39M27S" table:style-name="ce4">
            <text:p>17:39:27</text:p>
          </table:table-cell>
          <table:table-cell office:value-type="time" office:time-value="PT17H39M28S" table:style-name="ce4">
            <text:p>17:39:2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3" table:style-name="ce1">
            <text:p>533</text:p>
          </table:table-cell>
          <table:table-cell office:value-type="float" office:value="2.92645782" table:formula="of:=[.C243]/1000 * [.D243]*[.E243]/1000" table:style-name="ce1">
            <text:p>2,92645782</text:p>
          </table:table-cell>
          <table:table-cell table:number-columns-repeated="2" table:style-name="ce1"/>
          <table:table-cell office:value-type="float" office:value="0.22696480637196093" table:formula="of:=[.F243]-([.$J$3]*[.C243]/1000)" table:style-name="ce1">
            <text:p>0,226964806</text:p>
          </table:table-cell>
          <table:table-cell table:number-columns-repeated="16375"/>
        </table:table-row>
        <table:table-row table:style-name="ro3">
          <table:table-cell office:value-type="time" office:time-value="PT17H39M28S" table:style-name="ce4">
            <text:p>17:39:28</text:p>
          </table:table-cell>
          <table:table-cell office:value-type="time" office:time-value="PT17H39M29S" table:style-name="ce4">
            <text:p>17:39:2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7.1" table:style-name="ce1">
            <text:p>547,1</text:p>
          </table:table-cell>
          <table:table-cell office:value-type="float" office:value="2.9980642320000008" table:formula="of:=[.C244]/1000 * [.D244]*[.E244]/1000" table:style-name="ce1">
            <text:p>2,998064232</text:p>
          </table:table-cell>
          <table:table-cell table:number-columns-repeated="2" table:style-name="ce1"/>
          <table:table-cell office:value-type="float" office:value="0.29857121837196177" table:formula="of:=[.F244]-([.$J$3]*[.C244]/1000)" table:style-name="ce1">
            <text:p>0,298571218</text:p>
          </table:table-cell>
          <table:table-cell table:number-columns-repeated="16375"/>
        </table:table-row>
        <table:table-row table:style-name="ro3">
          <table:table-cell office:value-type="time" office:time-value="PT17H39M29S" table:style-name="ce4">
            <text:p>17:39:29</text:p>
          </table:table-cell>
          <table:table-cell office:value-type="time" office:time-value="PT17H39M30S" table:style-name="ce4">
            <text:p>17:39:30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4.19000000000005" table:style-name="ce1">
            <text:p>534,19</text:p>
          </table:table-cell>
          <table:table-cell office:value-type="float" office:value="2.9468003741000004" table:formula="of:=[.C245]/1000 * [.D245]*[.E245]/1000" table:style-name="ce1">
            <text:p>2,946800374</text:p>
          </table:table-cell>
          <table:table-cell table:number-columns-repeated="2" table:style-name="ce1"/>
          <table:table-cell office:value-type="float" office:value="0.23459788300666951" table:formula="of:=[.F245]-([.$J$3]*[.C245]/1000)" table:style-name="ce1">
            <text:p>0,234597883</text:p>
          </table:table-cell>
          <table:table-cell table:number-columns-repeated="16375"/>
        </table:table-row>
        <table:table-row table:style-name="ro3">
          <table:table-cell office:value-type="time" office:time-value="PT17H39M30S" table:style-name="ce4">
            <text:p>17:39:30</text:p>
          </table:table-cell>
          <table:table-cell office:value-type="time" office:time-value="PT17H39M31S" table:style-name="ce4">
            <text:p>17:39:3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7.98" table:style-name="ce1">
            <text:p>517,98</text:p>
          </table:table-cell>
          <table:table-cell office:value-type="float" office:value="2.8413119525999999" table:formula="of:=[.C246]/1000 * [.D246]*[.E246]/1000" table:style-name="ce1">
            <text:p>2,841311953</text:p>
          </table:table-cell>
          <table:table-cell table:number-columns-repeated="2" table:style-name="ce1"/>
          <table:table-cell office:value-type="float" office:value="0.14436083446501957" table:formula="of:=[.F246]-([.$J$3]*[.C246]/1000)" table:style-name="ce1">
            <text:p>0,144360834</text:p>
          </table:table-cell>
          <table:table-cell table:number-columns-repeated="16375"/>
        </table:table-row>
        <table:table-row table:style-name="ro3">
          <table:table-cell office:value-type="time" office:time-value="PT17H39M31S" table:style-name="ce4">
            <text:p>17:39:31</text:p>
          </table:table-cell>
          <table:table-cell office:value-type="time" office:time-value="PT17H39M32S" table:style-name="ce4">
            <text:p>17:39:3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7.62" table:style-name="ce1">
            <text:p>517,62</text:p>
          </table:table-cell>
          <table:table-cell office:value-type="float" office:value="2.8339850285999995" table:formula="of:=[.C247]/1000 * [.D247]*[.E247]/1000" table:style-name="ce1">
            <text:p>2,833985029</text:p>
          </table:table-cell>
          <table:table-cell table:number-columns-repeated="2" table:style-name="ce1"/>
          <table:table-cell office:value-type="float" office:value="0.14211770145113567" table:formula="of:=[.F247]-([.$J$3]*[.C247]/1000)" table:style-name="ce1">
            <text:p>0,142117701</text:p>
          </table:table-cell>
          <table:table-cell table:number-columns-repeated="16375"/>
        </table:table-row>
        <table:table-row table:style-name="ro3">
          <table:table-cell office:value-type="time" office:time-value="PT17H39M32S" table:style-name="ce4">
            <text:p>17:39:32</text:p>
          </table:table-cell>
          <table:table-cell office:value-type="time" office:time-value="PT17H39M33S" table:style-name="ce4">
            <text:p>17:39:3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6.28" table:style-name="ce1">
            <text:p>536,28</text:p>
          </table:table-cell>
          <table:table-cell office:value-type="float" office:value="2.9387714976000003" table:formula="of:=[.C248]/1000 * [.D248]*[.E248]/1000" table:style-name="ce1">
            <text:p>2,938771498</text:p>
          </table:table-cell>
          <table:table-cell table:number-columns-repeated="2" table:style-name="ce1"/>
          <table:table-cell office:value-type="float" office:value="0.23927848397196128" table:formula="of:=[.F248]-([.$J$3]*[.C248]/1000)" table:style-name="ce1">
            <text:p>0,239278484</text:p>
          </table:table-cell>
          <table:table-cell table:number-columns-repeated="16375"/>
        </table:table-row>
        <table:table-row table:style-name="ro3">
          <table:table-cell office:value-type="time" office:time-value="PT17H39M33S" table:style-name="ce4">
            <text:p>17:39:33</text:p>
          </table:table-cell>
          <table:table-cell office:value-type="time" office:time-value="PT17H39M34S" table:style-name="ce4">
            <text:p>17:39:3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63.29999999999995" table:style-name="ce1">
            <text:p>563,3</text:p>
          </table:table-cell>
          <table:table-cell office:value-type="float" office:value="3.0868389359999999" table:formula="of:=[.C249]/1000 * [.D249]*[.E249]/1000" table:style-name="ce1">
            <text:p>3,086838936</text:p>
          </table:table-cell>
          <table:table-cell table:number-columns-repeated="2" table:style-name="ce1"/>
          <table:table-cell office:value-type="float" office:value="0.38734592237196086" table:formula="of:=[.F249]-([.$J$3]*[.C249]/1000)" table:style-name="ce1">
            <text:p>0,387345922</text:p>
          </table:table-cell>
          <table:table-cell table:number-columns-repeated="16375"/>
        </table:table-row>
        <table:table-row table:style-name="ro3">
          <table:table-cell office:value-type="time" office:time-value="PT17H39M34S" table:style-name="ce4">
            <text:p>17:39:34</text:p>
          </table:table-cell>
          <table:table-cell office:value-type="time" office:time-value="PT17H39M35S" table:style-name="ce4">
            <text:p>17:39:3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3.48" table:style-name="ce1">
            <text:p>533,48</text:p>
          </table:table-cell>
          <table:table-cell office:value-type="float" office:value="2.9344387488000003" table:formula="of:=[.C250]/1000 * [.D250]*[.E250]/1000" table:style-name="ce1">
            <text:p>2,934438749</text:p>
          </table:table-cell>
          <table:table-cell table:number-columns-repeated="2" table:style-name="ce1"/>
          <table:table-cell office:value-type="float" office:value="0.22477815319972771" table:formula="of:=[.F250]-([.$J$3]*[.C250]/1000)" table:style-name="ce1">
            <text:p>0,224778153</text:p>
          </table:table-cell>
          <table:table-cell table:number-columns-repeated="16375"/>
        </table:table-row>
        <table:table-row table:style-name="ro3">
          <table:table-cell office:value-type="time" office:time-value="PT17H39M36S" table:style-name="ce4">
            <text:p>17:39:36</text:p>
          </table:table-cell>
          <table:table-cell office:value-type="time" office:time-value="PT17H39M37S" table:style-name="ce4">
            <text:p>17:39:3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3.83000000000004" table:style-name="ce1">
            <text:p>513,83</text:p>
          </table:table-cell>
          <table:table-cell office:value-type="float" office:value="2.8158911660000006" table:formula="of:=[.C251]/1000 * [.D251]*[.E251]/1000" table:style-name="ce1">
            <text:p>2,815891166</text:p>
          </table:table-cell>
          <table:table-cell table:number-columns-repeated="2" table:style-name="ce1"/>
          <table:table-cell office:value-type="float" office:value="0.12148194335807849" table:formula="of:=[.F251]-([.$J$3]*[.C251]/1000)" table:style-name="ce1">
            <text:p>0,121481943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426.23324084999996" table:formula="of:=SUM([.F108:.F251])" table:style-name="ce3">
            <text:p>426,2332409</text:p>
          </table:table-cell>
          <table:table-cell table:style-name="ce3"/>
          <table:table-cell office:value-type="string" table:style-name="ce3">
            <text:p>Total energy without SO</text:p>
          </table:table-cell>
          <table:table-cell office:value-type="float" office:value="36.588622614568337" table:formula="of:=SUM([.I108:.I251])" table:style-name="ce3">
            <text:p>36,5886226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Experiment 6</text:p>
          </table:table-cell>
          <table:table-cell table:style-name="ce2"/>
          <table:table-cell table:number-columns-repeated="6" table:style-name="ce3"/>
          <table:table-cell table:style-name="ce1"/>
          <table:table-cell table:number-columns-repeated="16375" table:style-name="ce3"/>
        </table:table-row>
        <table:table-row table:style-name="ro3">
          <table:table-cell office:value-type="time" office:time-value="PT17H41M0S" table:style-name="ce4">
            <text:p>17:41:00</text:p>
          </table:table-cell>
          <table:table-cell office:value-type="time" office:time-value="PT17H41M1S" table:style-name="ce4">
            <text:p>17:41:0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08000000000004" table:style-name="ce1">
            <text:p>521,08</text:p>
          </table:table-cell>
          <table:table-cell office:value-type="float" office:value="2.8583165996000002" table:formula="of:=[.C254]/1000 * [.D254]*[.E254]/1000" table:style-name="ce1">
            <text:p>2,8583166</text:p>
          </table:table-cell>
          <table:table-cell table:number-columns-repeated="2" table:style-name="ce1"/>
          <table:table-cell office:value-type="float" office:value="0.16136548146501983" table:formula="of:=[.F254]-([.$J$3]*[.C254]/1000)" table:style-name="ce1">
            <text:p>0,161365481</text:p>
          </table:table-cell>
          <table:table-cell table:number-columns-repeated="16375"/>
        </table:table-row>
        <table:table-row table:style-name="ro3">
          <table:table-cell office:value-type="time" office:time-value="PT17H41M2S" table:style-name="ce4">
            <text:p>17:41:02</text:p>
          </table:table-cell>
          <table:table-cell office:value-type="time" office:time-value="PT17H41M3S" table:style-name="ce4">
            <text:p>17:41:0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0.89" table:style-name="ce1">
            <text:p>520,89</text:p>
          </table:table-cell>
          <table:table-cell office:value-type="float" office:value="2.8599673806000001" table:formula="of:=[.C255]/1000 * [.D255]*[.E255]/1000" table:style-name="ce1">
            <text:p>2,859967381</text:p>
          </table:table-cell>
          <table:table-cell table:number-columns-repeated="2" table:style-name="ce1"/>
          <table:table-cell office:value-type="float" office:value="0.16047436697196105" table:formula="of:=[.F255]-([.$J$3]*[.C255]/1000)" table:style-name="ce1">
            <text:p>0,160474367</text:p>
          </table:table-cell>
          <table:table-cell table:number-columns-repeated="16375"/>
        </table:table-row>
        <table:table-row table:style-name="ro3">
          <table:table-cell office:value-type="time" office:time-value="PT17H41M3S" table:style-name="ce4">
            <text:p>17:41:03</text:p>
          </table:table-cell>
          <table:table-cell office:value-type="time" office:time-value="PT17H41M4S" table:style-name="ce4">
            <text:p>17:41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63" table:style-name="ce1">
            <text:p>542,63</text:p>
          </table:table-cell>
          <table:table-cell office:value-type="float" office:value="2.9737209259999999" table:formula="of:=[.C256]/1000 * [.D256]*[.E256]/1000" table:style-name="ce1">
            <text:p>2,973720926</text:p>
          </table:table-cell>
          <table:table-cell table:number-columns-repeated="2" table:style-name="ce1"/>
          <table:table-cell office:value-type="float" office:value="0.27931170335807787" table:formula="of:=[.F256]-([.$J$3]*[.C256]/1000)" table:style-name="ce1">
            <text:p>0,279311703</text:p>
          </table:table-cell>
          <table:table-cell table:number-columns-repeated="16375"/>
        </table:table-row>
        <table:table-row table:style-name="ro3">
          <table:table-cell office:value-type="time" office:time-value="PT17H41M4S" table:style-name="ce4">
            <text:p>17:41:04</text:p>
          </table:table-cell>
          <table:table-cell office:value-type="time" office:time-value="PT17H41M5S" table:style-name="ce4">
            <text:p>17:41:0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13" table:style-name="ce1">
            <text:p>524,13</text:p>
          </table:table-cell>
          <table:table-cell office:value-type="float" office:value="2.872337226" table:formula="of:=[.C257]/1000 * [.D257]*[.E257]/1000" table:style-name="ce1">
            <text:p>2,872337226</text:p>
          </table:table-cell>
          <table:table-cell table:number-columns-repeated="2" table:style-name="ce1"/>
          <table:table-cell office:value-type="float" office:value="0.1779280033580779" table:formula="of:=[.F257]-([.$J$3]*[.C257]/1000)" table:style-name="ce1">
            <text:p>0,177928003</text:p>
          </table:table-cell>
          <table:table-cell table:number-columns-repeated="16375"/>
        </table:table-row>
        <table:table-row table:style-name="ro3">
          <table:table-cell office:value-type="time" office:time-value="PT17H41M5S" table:style-name="ce4">
            <text:p>17:41:05</text:p>
          </table:table-cell>
          <table:table-cell office:value-type="time" office:time-value="PT17H41M6S" table:style-name="ce4">
            <text:p>17:41:06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1.91" table:style-name="ce1">
            <text:p>531,91</text:p>
          </table:table-cell>
          <table:table-cell office:value-type="float" office:value="2.9122232072999994" table:formula="of:=[.C258]/1000 * [.D258]*[.E258]/1000" table:style-name="ce1">
            <text:p>2,912223207</text:p>
          </table:table-cell>
          <table:table-cell table:number-columns-repeated="2" table:style-name="ce1"/>
          <table:table-cell office:value-type="float" office:value="0.22035588015113561" table:formula="of:=[.F258]-([.$J$3]*[.C258]/1000)" table:style-name="ce1">
            <text:p>0,22035588</text:p>
          </table:table-cell>
          <table:table-cell table:number-columns-repeated="16375"/>
        </table:table-row>
        <table:table-row table:style-name="ro3">
          <table:table-cell office:value-type="time" office:time-value="PT17H41M6S" table:style-name="ce4">
            <text:p>17:41:06</text:p>
          </table:table-cell>
          <table:table-cell office:value-type="time" office:time-value="PT17H41M7S" table:style-name="ce4">
            <text:p>17:41:0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8.97" table:style-name="ce1">
            <text:p>518,97</text:p>
          </table:table-cell>
          <table:table-cell office:value-type="float" office:value="2.8467424689" table:formula="of:=[.C259]/1000 * [.D259]*[.E259]/1000" table:style-name="ce1">
            <text:p>2,846742469</text:p>
          </table:table-cell>
          <table:table-cell table:number-columns-repeated="2" table:style-name="ce1"/>
          <table:table-cell office:value-type="float" office:value="0.1497913507650197" table:formula="of:=[.F259]-([.$J$3]*[.C259]/1000)" table:style-name="ce1">
            <text:p>0,149791351</text:p>
          </table:table-cell>
          <table:table-cell table:number-columns-repeated="16375"/>
        </table:table-row>
        <table:table-row table:style-name="ro3">
          <table:table-cell office:value-type="time" office:time-value="PT17H41M7S" table:style-name="ce4">
            <text:p>17:41:07</text:p>
          </table:table-cell>
          <table:table-cell office:value-type="time" office:time-value="PT17H41M8S" table:style-name="ce4">
            <text:p>17:41:0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2.5" table:style-name="ce1">
            <text:p>512,5</text:p>
          </table:table-cell>
          <table:table-cell office:value-type="float" office:value="2.8086025000000001" table:formula="of:=[.C260]/1000 * [.D260]*[.E260]/1000" table:style-name="ce1">
            <text:p>2,8086025</text:p>
          </table:table-cell>
          <table:table-cell table:number-columns-repeated="2" table:style-name="ce1"/>
          <table:table-cell office:value-type="float" office:value="0.11419327735807805" table:formula="of:=[.F260]-([.$J$3]*[.C260]/1000)" table:style-name="ce1">
            <text:p>0,114193277</text:p>
          </table:table-cell>
          <table:table-cell table:number-columns-repeated="16375"/>
        </table:table-row>
        <table:table-row table:style-name="ro3">
          <table:table-cell office:value-type="time" office:time-value="PT17H41M8S" table:style-name="ce4">
            <text:p>17:41:08</text:p>
          </table:table-cell>
          <table:table-cell office:value-type="time" office:time-value="PT17H41M9S" table:style-name="ce4">
            <text:p>17:41:0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3.78" table:style-name="ce1">
            <text:p>543,78</text:p>
          </table:table-cell>
          <table:table-cell office:value-type="float" office:value="2.9800231559999997" table:formula="of:=[.C261]/1000 * [.D261]*[.E261]/1000" table:style-name="ce1">
            <text:p>2,980023156</text:p>
          </table:table-cell>
          <table:table-cell table:number-columns-repeated="2" table:style-name="ce1"/>
          <table:table-cell office:value-type="float" office:value="0.28561393335807761" table:formula="of:=[.F261]-([.$J$3]*[.C261]/1000)" table:style-name="ce1">
            <text:p>0,285613933</text:p>
          </table:table-cell>
          <table:table-cell table:number-columns-repeated="16375"/>
        </table:table-row>
        <table:table-row table:style-name="ro3">
          <table:table-cell office:value-type="time" office:time-value="PT17H41M9S" table:style-name="ce4">
            <text:p>17:41:09</text:p>
          </table:table-cell>
          <table:table-cell office:value-type="time" office:time-value="PT17H41M10S" table:style-name="ce4">
            <text:p>17:41:1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9.94000000000005" table:style-name="ce1">
            <text:p>549,94</text:p>
          </table:table-cell>
          <table:table-cell office:value-type="float" office:value="3.0166243778000004" table:formula="of:=[.C262]/1000 * [.D262]*[.E262]/1000" table:style-name="ce1">
            <text:p>3,016624378</text:p>
          </table:table-cell>
          <table:table-cell table:number-columns-repeated="2" table:style-name="ce1"/>
          <table:table-cell office:value-type="float" office:value="0.31967325966502003" table:formula="of:=[.F262]-([.$J$3]*[.C262]/1000)" table:style-name="ce1">
            <text:p>0,31967326</text:p>
          </table:table-cell>
          <table:table-cell table:number-columns-repeated="16375"/>
        </table:table-row>
        <table:table-row table:style-name="ro3">
          <table:table-cell office:value-type="time" office:time-value="PT17H41M10S" table:style-name="ce4">
            <text:p>17:41:10</text:p>
          </table:table-cell>
          <table:table-cell office:value-type="time" office:time-value="PT17H41M11S" table:style-name="ce4">
            <text:p>17:41:11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6.05999999999995" table:style-name="ce1">
            <text:p>526,06</text:p>
          </table:table-cell>
          <table:table-cell office:value-type="float" office:value="2.9019521233999996" table:formula="of:=[.C263]/1000 * [.D263]*[.E263]/1000" table:style-name="ce1">
            <text:p>2,901952123</text:p>
          </table:table-cell>
          <table:table-cell table:number-columns-repeated="2" table:style-name="ce1"/>
          <table:table-cell office:value-type="float" office:value="0.18974963230666875" table:formula="of:=[.F263]-([.$J$3]*[.C263]/1000)" table:style-name="ce1">
            <text:p>0,189749632</text:p>
          </table:table-cell>
          <table:table-cell table:number-columns-repeated="16375"/>
        </table:table-row>
        <table:table-row table:style-name="ro3">
          <table:table-cell office:value-type="time" office:time-value="PT17H41M11S" table:style-name="ce4">
            <text:p>17:41:11</text:p>
          </table:table-cell>
          <table:table-cell office:value-type="time" office:time-value="PT17H41M12S" table:style-name="ce4">
            <text:p>17:41:1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9.53" table:style-name="ce1">
            <text:p>519,53</text:p>
          </table:table-cell>
          <table:table-cell office:value-type="float" office:value="2.8444423358999997" table:formula="of:=[.C264]/1000 * [.D264]*[.E264]/1000" table:style-name="ce1">
            <text:p>2,844442336</text:p>
          </table:table-cell>
          <table:table-cell table:number-columns-repeated="2" table:style-name="ce1"/>
          <table:table-cell office:value-type="float" office:value="0.15257500875113594" table:formula="of:=[.F264]-([.$J$3]*[.C264]/1000)" table:style-name="ce1">
            <text:p>0,152575009</text:p>
          </table:table-cell>
          <table:table-cell table:number-columns-repeated="16375"/>
        </table:table-row>
        <table:table-row table:style-name="ro3">
          <table:table-cell office:value-type="time" office:time-value="PT17H41M12S" table:style-name="ce4">
            <text:p>17:41:12</text:p>
          </table:table-cell>
          <table:table-cell office:value-type="time" office:time-value="PT17H41M13S" table:style-name="ce4">
            <text:p>17:41:1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0.02" table:style-name="ce1">
            <text:p>530,02</text:p>
          </table:table-cell>
          <table:table-cell office:value-type="float" office:value="2.9018754005999994" table:formula="of:=[.C265]/1000 * [.D265]*[.E265]/1000" table:style-name="ce1">
            <text:p>2,901875401</text:p>
          </table:table-cell>
          <table:table-cell table:number-columns-repeated="2" table:style-name="ce1"/>
          <table:table-cell office:value-type="float" office:value="0.21000807345113559" table:formula="of:=[.F265]-([.$J$3]*[.C265]/1000)" table:style-name="ce1">
            <text:p>0,210008073</text:p>
          </table:table-cell>
          <table:table-cell table:number-columns-repeated="16375"/>
        </table:table-row>
        <table:table-row table:style-name="ro3">
          <table:table-cell office:value-type="time" office:time-value="PT17H41M13S" table:style-name="ce4">
            <text:p>17:41:13</text:p>
          </table:table-cell>
          <table:table-cell office:value-type="time" office:time-value="PT17H41M14S" table:style-name="ce4">
            <text:p>17:41:14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2.5" table:style-name="ce1">
            <text:p>562,5</text:p>
          </table:table-cell>
          <table:table-cell office:value-type="float" office:value="3.1056750000000002" table:formula="of:=[.C266]/1000 * [.D266]*[.E266]/1000" table:style-name="ce1">
            <text:p>3,105675</text:p>
          </table:table-cell>
          <table:table-cell table:number-columns-repeated="2" table:style-name="ce1"/>
          <table:table-cell office:value-type="float" office:value="0.38584682242749402" table:formula="of:=[.F266]-([.$J$3]*[.C266]/1000)" table:style-name="ce1">
            <text:p>0,385846822</text:p>
          </table:table-cell>
          <table:table-cell table:number-columns-repeated="16375"/>
        </table:table-row>
        <table:table-row table:style-name="ro3">
          <table:table-cell office:value-type="time" office:time-value="PT17H41M15S" table:style-name="ce4">
            <text:p>17:41:15</text:p>
          </table:table-cell>
          <table:table-cell office:value-type="time" office:time-value="PT17H41M16S" table:style-name="ce4">
            <text:p>17:41:16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9.28" table:style-name="ce1">
            <text:p>539,28</text:p>
          </table:table-cell>
          <table:table-cell office:value-type="float" office:value="2.9525741783999999" table:formula="of:=[.C267]/1000 * [.D267]*[.E267]/1000" table:style-name="ce1">
            <text:p>2,952574178</text:p>
          </table:table-cell>
          <table:table-cell table:number-columns-repeated="2" table:style-name="ce1"/>
          <table:table-cell office:value-type="float" office:value="0.26070685125113613" table:formula="of:=[.F267]-([.$J$3]*[.C267]/1000)" table:style-name="ce1">
            <text:p>0,260706851</text:p>
          </table:table-cell>
          <table:table-cell table:number-columns-repeated="16375"/>
        </table:table-row>
        <table:table-row table:style-name="ro3">
          <table:table-cell office:value-type="time" office:time-value="PT17H41M16S" table:style-name="ce4">
            <text:p>17:41:16</text:p>
          </table:table-cell>
          <table:table-cell office:value-type="time" office:time-value="PT17H41M17S" table:style-name="ce4">
            <text:p>17:41:1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3.36" table:style-name="ce1">
            <text:p>513,36</text:p>
          </table:table-cell>
          <table:table-cell office:value-type="float" office:value="2.8159695432" table:formula="of:=[.C268]/1000 * [.D268]*[.E268]/1000" table:style-name="ce1">
            <text:p>2,815969543</text:p>
          </table:table-cell>
          <table:table-cell table:number-columns-repeated="2" table:style-name="ce1"/>
          <table:table-cell office:value-type="float" office:value="0.1190184250650197" table:formula="of:=[.F268]-([.$J$3]*[.C268]/1000)" table:style-name="ce1">
            <text:p>0,119018425</text:p>
          </table:table-cell>
          <table:table-cell table:number-columns-repeated="16375"/>
        </table:table-row>
        <table:table-row table:style-name="ro3">
          <table:table-cell office:value-type="time" office:time-value="PT17H41M17S" table:style-name="ce4">
            <text:p>17:41:17</text:p>
          </table:table-cell>
          <table:table-cell office:value-type="time" office:time-value="PT17H41M18S" table:style-name="ce4">
            <text:p>17:41:1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6.9" table:style-name="ce1">
            <text:p>536,9</text:p>
          </table:table-cell>
          <table:table-cell office:value-type="float" office:value="2.9645255640000001" table:formula="of:=[.C269]/1000 * [.D269]*[.E269]/1000" table:style-name="ce1">
            <text:p>2,964525564</text:p>
          </table:table-cell>
          <table:table-cell table:number-columns-repeated="2" table:style-name="ce1"/>
          <table:table-cell office:value-type="float" office:value="0.24978117741361094" table:formula="of:=[.F269]-([.$J$3]*[.C269]/1000)" table:style-name="ce1">
            <text:p>0,249781177</text:p>
          </table:table-cell>
          <table:table-cell table:number-columns-repeated="16375"/>
        </table:table-row>
        <table:table-row table:style-name="ro3">
          <table:table-cell office:value-type="time" office:time-value="PT17H41M18S" table:style-name="ce4">
            <text:p>17:41:18</text:p>
          </table:table-cell>
          <table:table-cell office:value-type="time" office:time-value="PT17H41M19S" table:style-name="ce4">
            <text:p>17:41:1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68.98" table:style-name="ce1">
            <text:p>568,98</text:p>
          </table:table-cell>
          <table:table-cell office:value-type="float" office:value="3.1179648816000003" table:formula="of:=[.C270]/1000 * [.D270]*[.E270]/1000" table:style-name="ce1">
            <text:p>3,117964882</text:p>
          </table:table-cell>
          <table:table-cell table:number-columns-repeated="2" table:style-name="ce1"/>
          <table:table-cell office:value-type="float" office:value="0.41847186797196123" table:formula="of:=[.F270]-([.$J$3]*[.C270]/1000)" table:style-name="ce1">
            <text:p>0,418471868</text:p>
          </table:table-cell>
          <table:table-cell table:number-columns-repeated="16375"/>
        </table:table-row>
        <table:table-row table:style-name="ro3">
          <table:table-cell office:value-type="time" office:time-value="PT17H41M19S" table:style-name="ce4">
            <text:p>17:41:19</text:p>
          </table:table-cell>
          <table:table-cell office:value-type="time" office:time-value="PT17H41M20S" table:style-name="ce4">
            <text:p>17:41:2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7.37" table:style-name="ce1">
            <text:p>537,37</text:p>
          </table:table-cell>
          <table:table-cell office:value-type="float" office:value="2.9421168710999996" table:formula="of:=[.C271]/1000 * [.D271]*[.E271]/1000" table:style-name="ce1">
            <text:p>2,942116871</text:p>
          </table:table-cell>
          <table:table-cell table:number-columns-repeated="2" table:style-name="ce1"/>
          <table:table-cell office:value-type="float" office:value="0.25024954395113586" table:formula="of:=[.F271]-([.$J$3]*[.C271]/1000)" table:style-name="ce1">
            <text:p>0,250249544</text:p>
          </table:table-cell>
          <table:table-cell table:number-columns-repeated="16375"/>
        </table:table-row>
        <table:table-row table:style-name="ro3">
          <table:table-cell office:value-type="time" office:time-value="PT17H41M20S" table:style-name="ce4">
            <text:p>17:41:20</text:p>
          </table:table-cell>
          <table:table-cell office:value-type="time" office:time-value="PT17H41M21S" table:style-name="ce4">
            <text:p>17:41:21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9.41" table:style-name="ce1">
            <text:p>539,41</text:p>
          </table:table-cell>
          <table:table-cell office:value-type="float" office:value="2.9755959298999994" table:formula="of:=[.C272]/1000 * [.D272]*[.E272]/1000" table:style-name="ce1">
            <text:p>2,97559593</text:p>
          </table:table-cell>
          <table:table-cell table:number-columns-repeated="2" table:style-name="ce1"/>
          <table:table-cell office:value-type="float" office:value="0.26339343880666855" table:formula="of:=[.F272]-([.$J$3]*[.C272]/1000)" table:style-name="ce1">
            <text:p>0,263393439</text:p>
          </table:table-cell>
          <table:table-cell table:number-columns-repeated="16375"/>
        </table:table-row>
        <table:table-row table:style-name="ro3">
          <table:table-cell office:value-type="time" office:time-value="PT17H41M21S" table:style-name="ce4">
            <text:p>17:41:21</text:p>
          </table:table-cell>
          <table:table-cell office:value-type="time" office:time-value="PT17H41M22S" table:style-name="ce4">
            <text:p>17:41:2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7.32000000000005" table:style-name="ce1">
            <text:p>527,32</text:p>
          </table:table-cell>
          <table:table-cell office:value-type="float" office:value="2.8870928195999999" table:formula="of:=[.C273]/1000 * [.D273]*[.E273]/1000" table:style-name="ce1">
            <text:p>2,88709282</text:p>
          </table:table-cell>
          <table:table-cell table:number-columns-repeated="2" table:style-name="ce1"/>
          <table:table-cell office:value-type="float" office:value="0.19522549245113607" table:formula="of:=[.F273]-([.$J$3]*[.C273]/1000)" table:style-name="ce1">
            <text:p>0,195225492</text:p>
          </table:table-cell>
          <table:table-cell table:number-columns-repeated="16375"/>
        </table:table-row>
        <table:table-row table:style-name="ro3">
          <table:table-cell office:value-type="time" office:time-value="PT17H41M22S" table:style-name="ce4">
            <text:p>17:41:22</text:p>
          </table:table-cell>
          <table:table-cell office:value-type="time" office:time-value="PT17H41M23S" table:style-name="ce4">
            <text:p>17:41:2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3.48" table:style-name="ce1">
            <text:p>573,48</text:p>
          </table:table-cell>
          <table:table-cell office:value-type="float" office:value="3.151501992" table:formula="of:=[.C274]/1000 * [.D274]*[.E274]/1000" table:style-name="ce1">
            <text:p>3,151501992</text:p>
          </table:table-cell>
          <table:table-cell table:number-columns-repeated="2" table:style-name="ce1"/>
          <table:table-cell office:value-type="float" office:value="0.44438329189278614" table:formula="of:=[.F274]-([.$J$3]*[.C274]/1000)" table:style-name="ce1">
            <text:p>0,444383292</text:p>
          </table:table-cell>
          <table:table-cell table:number-columns-repeated="16375"/>
        </table:table-row>
        <table:table-row table:style-name="ro3">
          <table:table-cell office:value-type="time" office:time-value="PT17H41M23S" table:style-name="ce4">
            <text:p>17:41:23</text:p>
          </table:table-cell>
          <table:table-cell office:value-type="time" office:time-value="PT17H41M24S" table:style-name="ce4">
            <text:p>17:41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2.75" table:style-name="ce1">
            <text:p>532,75</text:p>
          </table:table-cell>
          <table:table-cell office:value-type="float" office:value="2.9195765499999999" table:formula="of:=[.C275]/1000 * [.D275]*[.E275]/1000" table:style-name="ce1">
            <text:p>2,91957655</text:p>
          </table:table-cell>
          <table:table-cell table:number-columns-repeated="2" table:style-name="ce1"/>
          <table:table-cell office:value-type="float" office:value="0.22516732735807787" table:formula="of:=[.F275]-([.$J$3]*[.C275]/1000)" table:style-name="ce1">
            <text:p>0,225167327</text:p>
          </table:table-cell>
          <table:table-cell table:number-columns-repeated="16375"/>
        </table:table-row>
        <table:table-row table:style-name="ro3">
          <table:table-cell office:value-type="time" office:time-value="PT17H41M24S" table:style-name="ce4">
            <text:p>17:41:24</text:p>
          </table:table-cell>
          <table:table-cell office:value-type="time" office:time-value="PT17H41M25S" table:style-name="ce4">
            <text:p>17:41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98" table:style-name="ce1">
            <text:p>536,98</text:p>
          </table:table-cell>
          <table:table-cell office:value-type="float" office:value="2.942757796" table:formula="of:=[.C276]/1000 * [.D276]*[.E276]/1000" table:style-name="ce1">
            <text:p>2,942757796</text:p>
          </table:table-cell>
          <table:table-cell table:number-columns-repeated="2" table:style-name="ce1"/>
          <table:table-cell office:value-type="float" office:value="0.24834857335807792" table:formula="of:=[.F276]-([.$J$3]*[.C276]/1000)" table:style-name="ce1">
            <text:p>0,248348573</text:p>
          </table:table-cell>
          <table:table-cell table:number-columns-repeated="16375"/>
        </table:table-row>
        <table:table-row table:style-name="ro3">
          <table:table-cell office:value-type="time" office:time-value="PT17H41M25S" table:style-name="ce4">
            <text:p>17:41:25</text:p>
          </table:table-cell>
          <table:table-cell office:value-type="time" office:time-value="PT17H41M26S" table:style-name="ce4">
            <text:p>17:41:2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6.59" table:style-name="ce1">
            <text:p>536,59</text:p>
          </table:table-cell>
          <table:table-cell office:value-type="float" office:value="2.9433946882999997" table:formula="of:=[.C277]/1000 * [.D277]*[.E277]/1000" table:style-name="ce1">
            <text:p>2,943394688</text:p>
          </table:table-cell>
          <table:table-cell table:number-columns-repeated="2" table:style-name="ce1"/>
          <table:table-cell office:value-type="float" office:value="0.24644357016501939" table:formula="of:=[.F277]-([.$J$3]*[.C277]/1000)" table:style-name="ce1">
            <text:p>0,24644357</text:p>
          </table:table-cell>
          <table:table-cell table:number-columns-repeated="16375"/>
        </table:table-row>
        <table:table-row table:style-name="ro3">
          <table:table-cell office:value-type="time" office:time-value="PT17H41M26S" table:style-name="ce4">
            <text:p>17:41:26</text:p>
          </table:table-cell>
          <table:table-cell office:value-type="time" office:time-value="PT17H41M28S" table:style-name="ce4">
            <text:p>17:41:2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0.78" table:style-name="ce1">
            <text:p>550,78</text:p>
          </table:table-cell>
          <table:table-cell office:value-type="float" office:value="3.0269271538" table:formula="of:=[.C278]/1000 * [.D278]*[.E278]/1000" table:style-name="ce1">
            <text:p>3,026927154</text:p>
          </table:table-cell>
          <table:table-cell table:number-columns-repeated="2" table:style-name="ce1"/>
          <table:table-cell office:value-type="float" office:value="0.32489224467890265" table:formula="of:=[.F278]-([.$J$3]*[.C278]/1000)" table:style-name="ce1">
            <text:p>0,324892245</text:p>
          </table:table-cell>
          <table:table-cell table:number-columns-repeated="16375"/>
        </table:table-row>
        <table:table-row table:style-name="ro3">
          <table:table-cell office:value-type="time" office:time-value="PT17H41M28S" table:style-name="ce4">
            <text:p>17:41:28</text:p>
          </table:table-cell>
          <table:table-cell office:value-type="time" office:time-value="PT17H41M29S" table:style-name="ce4">
            <text:p>17:41:2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4.64" table:style-name="ce1">
            <text:p>524,64</text:p>
          </table:table-cell>
          <table:table-cell office:value-type="float" office:value="2.8776923711999998" table:formula="of:=[.C279]/1000 * [.D279]*[.E279]/1000" table:style-name="ce1">
            <text:p>2,877692371</text:p>
          </table:table-cell>
          <table:table-cell table:number-columns-repeated="2" table:style-name="ce1"/>
          <table:table-cell office:value-type="float" office:value="0.17565746207890243" table:formula="of:=[.F279]-([.$J$3]*[.C279]/1000)" table:style-name="ce1">
            <text:p>0,175657462</text:p>
          </table:table-cell>
          <table:table-cell table:number-columns-repeated="16375"/>
        </table:table-row>
        <table:table-row table:style-name="ro3">
          <table:table-cell office:value-type="time" office:time-value="PT17H41M29S" table:style-name="ce4">
            <text:p>17:41:29</text:p>
          </table:table-cell>
          <table:table-cell office:value-type="time" office:time-value="PT17H41M30S" table:style-name="ce4">
            <text:p>17:41:3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8.92999999999995" table:style-name="ce1">
            <text:p>518,93</text:p>
          </table:table-cell>
          <table:table-cell office:value-type="float" office:value="2.8465230540999995" table:formula="of:=[.C280]/1000 * [.D280]*[.E280]/1000" table:style-name="ce1">
            <text:p>2,846523054</text:p>
          </table:table-cell>
          <table:table-cell table:number-columns-repeated="2" table:style-name="ce1"/>
          <table:table-cell office:value-type="float" office:value="0.14957193596501916" table:formula="of:=[.F280]-([.$J$3]*[.C280]/1000)" table:style-name="ce1">
            <text:p>0,149571936</text:p>
          </table:table-cell>
          <table:table-cell table:number-columns-repeated="16375"/>
        </table:table-row>
        <table:table-row table:style-name="ro3">
          <table:table-cell office:value-type="time" office:time-value="PT17H41M30S" table:style-name="ce4">
            <text:p>17:41:30</text:p>
          </table:table-cell>
          <table:table-cell office:value-type="time" office:time-value="PT17H41M31S" table:style-name="ce4">
            <text:p>17:41:3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03" table:style-name="ce1">
            <text:p>528,03</text:p>
          </table:table-cell>
          <table:table-cell office:value-type="float" office:value="2.8937100059999996" table:formula="of:=[.C281]/1000 * [.D281]*[.E281]/1000" table:style-name="ce1">
            <text:p>2,893710006</text:p>
          </table:table-cell>
          <table:table-cell table:number-columns-repeated="2" table:style-name="ce1"/>
          <table:table-cell office:value-type="float" office:value="0.19930078335807755" table:formula="of:=[.F281]-([.$J$3]*[.C281]/1000)" table:style-name="ce1">
            <text:p>0,199300783</text:p>
          </table:table-cell>
          <table:table-cell table:number-columns-repeated="16375"/>
        </table:table-row>
        <table:table-row table:style-name="ro3">
          <table:table-cell office:value-type="time" office:time-value="PT17H41M31S" table:style-name="ce4">
            <text:p>17:41:31</text:p>
          </table:table-cell>
          <table:table-cell office:value-type="time" office:time-value="PT17H41M32S" table:style-name="ce4">
            <text:p>17:41:3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0.66" table:style-name="ce1">
            <text:p>530,66</text:p>
          </table:table-cell>
          <table:table-cell office:value-type="float" office:value="2.9300710295999997" table:formula="of:=[.C282]/1000 * [.D282]*[.E282]/1000" table:style-name="ce1">
            <text:p>2,93007103</text:p>
          </table:table-cell>
          <table:table-cell table:number-columns-repeated="2" table:style-name="ce1"/>
          <table:table-cell office:value-type="float" office:value="0.21532664301361049" table:formula="of:=[.F282]-([.$J$3]*[.C282]/1000)" table:style-name="ce1">
            <text:p>0,215326643</text:p>
          </table:table-cell>
          <table:table-cell table:number-columns-repeated="16375"/>
        </table:table-row>
        <table:table-row table:style-name="ro3">
          <table:table-cell office:value-type="time" office:time-value="PT17H41M32S" table:style-name="ce4">
            <text:p>17:41:32</text:p>
          </table:table-cell>
          <table:table-cell office:value-type="time" office:time-value="PT17H41M33S" table:style-name="ce4">
            <text:p>17:41:3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91999999999996" table:style-name="ce1">
            <text:p>521,92</text:p>
          </table:table-cell>
          <table:table-cell office:value-type="float" office:value="2.8602259839999995" table:formula="of:=[.C283]/1000 * [.D283]*[.E283]/1000" table:style-name="ce1">
            <text:p>2,860225984</text:p>
          </table:table-cell>
          <table:table-cell table:number-columns-repeated="2" table:style-name="ce1"/>
          <table:table-cell office:value-type="float" office:value="0.16581676135807744" table:formula="of:=[.F283]-([.$J$3]*[.C283]/1000)" table:style-name="ce1">
            <text:p>0,165816761</text:p>
          </table:table-cell>
          <table:table-cell table:number-columns-repeated="16375"/>
        </table:table-row>
        <table:table-row table:style-name="ro3">
          <table:table-cell office:value-type="time" office:time-value="PT17H41M33S" table:style-name="ce4">
            <text:p>17:41:33</text:p>
          </table:table-cell>
          <table:table-cell office:value-type="time" office:time-value="PT17H41M34S" table:style-name="ce4">
            <text:p>17:41:3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52" table:style-name="ce1">
            <text:p>522,52</text:p>
          </table:table-cell>
          <table:table-cell office:value-type="float" office:value="2.8635141040000001" table:formula="of:=[.C284]/1000 * [.D284]*[.E284]/1000" table:style-name="ce1">
            <text:p>2,863514104</text:p>
          </table:table-cell>
          <table:table-cell table:number-columns-repeated="2" table:style-name="ce1"/>
          <table:table-cell office:value-type="float" office:value="0.169104881358078" table:formula="of:=[.F284]-([.$J$3]*[.C284]/1000)" table:style-name="ce1">
            <text:p>0,169104881</text:p>
          </table:table-cell>
          <table:table-cell table:number-columns-repeated="16375"/>
        </table:table-row>
        <table:table-row table:style-name="ro3">
          <table:table-cell office:value-type="time" office:time-value="PT17H41M34S" table:style-name="ce4">
            <text:p>17:41:34</text:p>
          </table:table-cell>
          <table:table-cell office:value-type="time" office:time-value="PT17H41M35S" table:style-name="ce4">
            <text:p>17:41:3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3.52" table:style-name="ce1">
            <text:p>533,52</text:p>
          </table:table-cell>
          <table:table-cell office:value-type="float" office:value="2.9486209895999997" table:formula="of:=[.C285]/1000 * [.D285]*[.E285]/1000" table:style-name="ce1">
            <text:p>2,94862099</text:p>
          </table:table-cell>
          <table:table-cell table:number-columns-repeated="2" table:style-name="ce1"/>
          <table:table-cell office:value-type="float" office:value="0.2313347075205523" table:formula="of:=[.F285]-([.$J$3]*[.C285]/1000)" table:style-name="ce1">
            <text:p>0,231334708</text:p>
          </table:table-cell>
          <table:table-cell table:number-columns-repeated="16375"/>
        </table:table-row>
        <table:table-row table:style-name="ro3">
          <table:table-cell office:value-type="time" office:time-value="PT17H41M35S" table:style-name="ce4">
            <text:p>17:41:35</text:p>
          </table:table-cell>
          <table:table-cell office:value-type="time" office:time-value="PT17H41M36S" table:style-name="ce4">
            <text:p>17:41:3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5.71" table:style-name="ce1">
            <text:p>525,71</text:p>
          </table:table-cell>
          <table:table-cell office:value-type="float" office:value="2.8781360796" table:formula="of:=[.C286]/1000 * [.D286]*[.E286]/1000" table:style-name="ce1">
            <text:p>2,87813608</text:p>
          </table:table-cell>
          <table:table-cell table:number-columns-repeated="2" table:style-name="ce1"/>
          <table:table-cell office:value-type="float" office:value="0.18118496146501961" table:formula="of:=[.F286]-([.$J$3]*[.C286]/1000)" table:style-name="ce1">
            <text:p>0,181184961</text:p>
          </table:table-cell>
          <table:table-cell table:number-columns-repeated="16375"/>
        </table:table-row>
        <table:table-row table:style-name="ro3">
          <table:table-cell office:value-type="time" office:time-value="PT17H41M36S" table:style-name="ce4">
            <text:p>17:41:36</text:p>
          </table:table-cell>
          <table:table-cell office:value-type="time" office:time-value="PT17H41M37S" table:style-name="ce4">
            <text:p>17:41:3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8.66999999999996" table:style-name="ce1">
            <text:p>538,67</text:p>
          </table:table-cell>
          <table:table-cell office:value-type="float" office:value="2.9631590295999999" table:formula="of:=[.C287]/1000 * [.D287]*[.E287]/1000" table:style-name="ce1">
            <text:p>2,96315903</text:p>
          </table:table-cell>
          <table:table-cell table:number-columns-repeated="2" table:style-name="ce1"/>
          <table:table-cell office:value-type="float" office:value="0.25858222498584427" table:formula="of:=[.F287]-([.$J$3]*[.C287]/1000)" table:style-name="ce1">
            <text:p>0,258582225</text:p>
          </table:table-cell>
          <table:table-cell table:number-columns-repeated="16375"/>
        </table:table-row>
        <table:table-row table:style-name="ro3">
          <table:table-cell office:value-type="time" office:time-value="PT17H41M37S" table:style-name="ce4">
            <text:p>17:41:37</text:p>
          </table:table-cell>
          <table:table-cell office:value-type="time" office:time-value="PT17H41M38S" table:style-name="ce4">
            <text:p>17:41:38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8.46" table:style-name="ce1">
            <text:p>548,46</text:p>
          </table:table-cell>
          <table:table-cell office:value-type="float" office:value="3.0170126448000008" table:formula="of:=[.C288]/1000 * [.D288]*[.E288]/1000" table:style-name="ce1">
            <text:p>3,017012645</text:p>
          </table:table-cell>
          <table:table-cell table:number-columns-repeated="2" table:style-name="ce1"/>
          <table:table-cell office:value-type="float" office:value="0.31243584018584514" table:formula="of:=[.F288]-([.$J$3]*[.C288]/1000)" table:style-name="ce1">
            <text:p>0,31243584</text:p>
          </table:table-cell>
          <table:table-cell table:number-columns-repeated="16375"/>
        </table:table-row>
        <table:table-row table:style-name="ro3">
          <table:table-cell office:value-type="time" office:time-value="PT17H41M38S" table:style-name="ce4">
            <text:p>17:41:38</text:p>
          </table:table-cell>
          <table:table-cell office:value-type="time" office:time-value="PT17H41M39S" table:style-name="ce4">
            <text:p>17:41:3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1.91" table:style-name="ce1">
            <text:p>521,91</text:p>
          </table:table-cell>
          <table:table-cell office:value-type="float" office:value="2.8655677314000001" table:formula="of:=[.C289]/1000 * [.D289]*[.E289]/1000" table:style-name="ce1">
            <text:p>2,865567731</text:p>
          </table:table-cell>
          <table:table-cell table:number-columns-repeated="2" table:style-name="ce1"/>
          <table:table-cell office:value-type="float" office:value="0.16607471777196103" table:formula="of:=[.F289]-([.$J$3]*[.C289]/1000)" table:style-name="ce1">
            <text:p>0,166074718</text:p>
          </table:table-cell>
          <table:table-cell table:number-columns-repeated="16375"/>
        </table:table-row>
        <table:table-row table:style-name="ro3">
          <table:table-cell office:value-type="time" office:time-value="PT17H41M39S" table:style-name="ce4">
            <text:p>17:41:39</text:p>
          </table:table-cell>
          <table:table-cell office:value-type="time" office:time-value="PT17H41M41S" table:style-name="ce4">
            <text:p>17:41:4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59" table:style-name="ce1">
            <text:p>537,59</text:p>
          </table:table-cell>
          <table:table-cell office:value-type="float" office:value="2.9488800583000003" table:formula="of:=[.C290]/1000 * [.D290]*[.E290]/1000" table:style-name="ce1">
            <text:p>2,948880058</text:p>
          </table:table-cell>
          <table:table-cell table:number-columns-repeated="2" table:style-name="ce1"/>
          <table:table-cell office:value-type="float" office:value="0.25192894016501999" table:formula="of:=[.F290]-([.$J$3]*[.C290]/1000)" table:style-name="ce1">
            <text:p>0,25192894</text:p>
          </table:table-cell>
          <table:table-cell table:number-columns-repeated="16375"/>
        </table:table-row>
        <table:table-row table:style-name="ro3">
          <table:table-cell office:value-type="time" office:time-value="PT17H41M41S" table:style-name="ce4">
            <text:p>17:41:41</text:p>
          </table:table-cell>
          <table:table-cell office:value-type="time" office:time-value="PT17H41M42S" table:style-name="ce4">
            <text:p>17:41:4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20000000000005" table:style-name="ce1">
            <text:p>537,2</text:p>
          </table:table-cell>
          <table:table-cell office:value-type="float" office:value="2.9439634400000005" table:formula="of:=[.C291]/1000 * [.D291]*[.E291]/1000" table:style-name="ce1">
            <text:p>2,94396344</text:p>
          </table:table-cell>
          <table:table-cell table:number-columns-repeated="2" table:style-name="ce1"/>
          <table:table-cell office:value-type="float" office:value="0.24955421735807848" table:formula="of:=[.F291]-([.$J$3]*[.C291]/1000)" table:style-name="ce1">
            <text:p>0,249554217</text:p>
          </table:table-cell>
          <table:table-cell table:number-columns-repeated="16375"/>
        </table:table-row>
        <table:table-row table:style-name="ro3">
          <table:table-cell office:value-type="time" office:time-value="PT17H41M42S" table:style-name="ce4">
            <text:p>17:41:42</text:p>
          </table:table-cell>
          <table:table-cell office:value-type="time" office:time-value="PT17H41M43S" table:style-name="ce4">
            <text:p>17:41:4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0.91999999999996" table:style-name="ce1">
            <text:p>540,92</text:p>
          </table:table-cell>
          <table:table-cell office:value-type="float" office:value="2.9699428967999997" table:formula="of:=[.C292]/1000 * [.D292]*[.E292]/1000" table:style-name="ce1">
            <text:p>2,969942897</text:p>
          </table:table-cell>
          <table:table-cell table:number-columns-repeated="2" table:style-name="ce1"/>
          <table:table-cell office:value-type="float" office:value="0.27044988317196061" table:formula="of:=[.F292]-([.$J$3]*[.C292]/1000)" table:style-name="ce1">
            <text:p>0,270449883</text:p>
          </table:table-cell>
          <table:table-cell table:number-columns-repeated="16375"/>
        </table:table-row>
        <table:table-row table:style-name="ro3">
          <table:table-cell office:value-type="time" office:time-value="PT17H41M43S" table:style-name="ce4">
            <text:p>17:41:43</text:p>
          </table:table-cell>
          <table:table-cell office:value-type="time" office:time-value="PT17H41M44S" table:style-name="ce4">
            <text:p>17:41:4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6.15" table:style-name="ce1">
            <text:p>536,15</text:p>
          </table:table-cell>
          <table:table-cell office:value-type="float" office:value="2.9435921759999997" table:formula="of:=[.C293]/1000 * [.D293]*[.E293]/1000" table:style-name="ce1">
            <text:p>2,943592176</text:p>
          </table:table-cell>
          <table:table-cell table:number-columns-repeated="2" table:style-name="ce1"/>
          <table:table-cell office:value-type="float" office:value="0.23901537138584406" table:formula="of:=[.F293]-([.$J$3]*[.C293]/1000)" table:style-name="ce1">
            <text:p>0,239015371</text:p>
          </table:table-cell>
          <table:table-cell table:number-columns-repeated="16375"/>
        </table:table-row>
        <table:table-row table:style-name="ro3">
          <table:table-cell office:value-type="time" office:time-value="PT17H41M44S" table:style-name="ce4">
            <text:p>17:41:44</text:p>
          </table:table-cell>
          <table:table-cell office:value-type="time" office:time-value="PT17H41M45S" table:style-name="ce4">
            <text:p>17:41:4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5.63" table:style-name="ce1">
            <text:p>525,63</text:p>
          </table:table-cell>
          <table:table-cell office:value-type="float" office:value="2.8778400188999993" table:formula="of:=[.C294]/1000 * [.D294]*[.E294]/1000" table:style-name="ce1">
            <text:p>2,877840019</text:p>
          </table:table-cell>
          <table:table-cell table:number-columns-repeated="2" table:style-name="ce1"/>
          <table:table-cell office:value-type="float" office:value="0.18597269175113551" table:formula="of:=[.F294]-([.$J$3]*[.C294]/1000)" table:style-name="ce1">
            <text:p>0,185972692</text:p>
          </table:table-cell>
          <table:table-cell table:number-columns-repeated="16375"/>
        </table:table-row>
        <table:table-row table:style-name="ro3">
          <table:table-cell office:value-type="time" office:time-value="PT17H41M45S" table:style-name="ce4">
            <text:p>17:41:45</text:p>
          </table:table-cell>
          <table:table-cell office:value-type="time" office:time-value="PT17H41M46S" table:style-name="ce4">
            <text:p>17:41:4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4.69000000000005" table:style-name="ce1">
            <text:p>514,69</text:p>
          </table:table-cell>
          <table:table-cell office:value-type="float" office:value="2.8232650853000001" table:formula="of:=[.C295]/1000 * [.D295]*[.E295]/1000" table:style-name="ce1">
            <text:p>2,823265085</text:p>
          </table:table-cell>
          <table:table-cell table:number-columns-repeated="2" table:style-name="ce1"/>
          <table:table-cell office:value-type="float" office:value="0.12631396716501975" table:formula="of:=[.F295]-([.$J$3]*[.C295]/1000)" table:style-name="ce1">
            <text:p>0,126313967</text:p>
          </table:table-cell>
          <table:table-cell table:number-columns-repeated="16375"/>
        </table:table-row>
        <table:table-row table:style-name="ro3">
          <table:table-cell office:value-type="time" office:time-value="PT17H41M46S" table:style-name="ce4">
            <text:p>17:41:46</text:p>
          </table:table-cell>
          <table:table-cell office:value-type="time" office:time-value="PT17H41M47S" table:style-name="ce4">
            <text:p>17:41:4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48" table:style-name="ce1">
            <text:p>516,48</text:p>
          </table:table-cell>
          <table:table-cell office:value-type="float" office:value="2.8304136959999999" table:formula="of:=[.C296]/1000 * [.D296]*[.E296]/1000" table:style-name="ce1">
            <text:p>2,830413696</text:p>
          </table:table-cell>
          <table:table-cell table:number-columns-repeated="2" table:style-name="ce1"/>
          <table:table-cell office:value-type="float" office:value="0.13600447335807786" table:formula="of:=[.F296]-([.$J$3]*[.C296]/1000)" table:style-name="ce1">
            <text:p>0,136004473</text:p>
          </table:table-cell>
          <table:table-cell table:number-columns-repeated="16375"/>
        </table:table-row>
        <table:table-row table:style-name="ro3">
          <table:table-cell office:value-type="time" office:time-value="PT17H41M47S" table:style-name="ce4">
            <text:p>17:41:47</text:p>
          </table:table-cell>
          <table:table-cell office:value-type="time" office:time-value="PT17H41M48S" table:style-name="ce4">
            <text:p>17:41:4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2.83000000000004" table:style-name="ce1">
            <text:p>542,83</text:p>
          </table:table-cell>
          <table:table-cell office:value-type="float" office:value="2.9746649736000008" table:formula="of:=[.C297]/1000 * [.D297]*[.E297]/1000" table:style-name="ce1">
            <text:p>2,974664974</text:p>
          </table:table-cell>
          <table:table-cell table:number-columns-repeated="2" table:style-name="ce1"/>
          <table:table-cell office:value-type="float" office:value="0.27517195997196175" table:formula="of:=[.F297]-([.$J$3]*[.C297]/1000)" table:style-name="ce1">
            <text:p>0,27517196</text:p>
          </table:table-cell>
          <table:table-cell table:number-columns-repeated="16375"/>
        </table:table-row>
        <table:table-row table:style-name="ro3">
          <table:table-cell office:value-type="time" office:time-value="PT17H41M48S" table:style-name="ce4">
            <text:p>17:41:48</text:p>
          </table:table-cell>
          <table:table-cell office:value-type="time" office:time-value="PT17H41M49S" table:style-name="ce4">
            <text:p>17:41:49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5.42999999999995" table:style-name="ce1">
            <text:p>545,43</text:p>
          </table:table-cell>
          <table:table-cell office:value-type="float" office:value="3.0116244707999997" table:formula="of:=[.C298]/1000 * [.D298]*[.E298]/1000" table:style-name="ce1">
            <text:p>3,011624471</text:p>
          </table:table-cell>
          <table:table-cell table:number-columns-repeated="2" table:style-name="ce1"/>
          <table:table-cell office:value-type="float" office:value="0.29688008421361056" table:formula="of:=[.F298]-([.$J$3]*[.C298]/1000)" table:style-name="ce1">
            <text:p>0,296880084</text:p>
          </table:table-cell>
          <table:table-cell table:number-columns-repeated="16375"/>
        </table:table-row>
        <table:table-row table:style-name="ro3">
          <table:table-cell office:value-type="time" office:time-value="PT17H41M49S" table:style-name="ce4">
            <text:p>17:41:49</text:p>
          </table:table-cell>
          <table:table-cell office:value-type="time" office:time-value="PT17H41M50S" table:style-name="ce4">
            <text:p>17:41:5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78" table:style-name="ce1">
            <text:p>543,78</text:p>
          </table:table-cell>
          <table:table-cell office:value-type="float" office:value="2.9828344985999999" table:formula="of:=[.C299]/1000 * [.D299]*[.E299]/1000" table:style-name="ce1">
            <text:p>2,982834499</text:p>
          </table:table-cell>
          <table:table-cell table:number-columns-repeated="2" table:style-name="ce1"/>
          <table:table-cell office:value-type="float" office:value="0.2858833804650196" table:formula="of:=[.F299]-([.$J$3]*[.C299]/1000)" table:style-name="ce1">
            <text:p>0,28588338</text:p>
          </table:table-cell>
          <table:table-cell table:number-columns-repeated="16375"/>
        </table:table-row>
        <table:table-row table:style-name="ro3">
          <table:table-cell office:value-type="time" office:time-value="PT17H41M50S" table:style-name="ce4">
            <text:p>17:41:50</text:p>
          </table:table-cell>
          <table:table-cell office:value-type="time" office:time-value="PT17H41M51S" table:style-name="ce4">
            <text:p>17:41:5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79999999999995" table:style-name="ce1">
            <text:p>534,8</text:p>
          </table:table-cell>
          <table:table-cell office:value-type="float" office:value="2.9308109599999996" table:formula="of:=[.C300]/1000 * [.D300]*[.E300]/1000" table:style-name="ce1">
            <text:p>2,93081096</text:p>
          </table:table-cell>
          <table:table-cell table:number-columns-repeated="2" table:style-name="ce1"/>
          <table:table-cell office:value-type="float" office:value="0.23640173735807757" table:formula="of:=[.F300]-([.$J$3]*[.C300]/1000)" table:style-name="ce1">
            <text:p>0,236401737</text:p>
          </table:table-cell>
          <table:table-cell table:number-columns-repeated="16375"/>
        </table:table-row>
        <table:table-row table:style-name="ro3">
          <table:table-cell office:value-type="time" office:time-value="PT17H41M51S" table:style-name="ce4">
            <text:p>17:41:51</text:p>
          </table:table-cell>
          <table:table-cell office:value-type="time" office:time-value="PT17H41M52S" table:style-name="ce4">
            <text:p>17:41:52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71.62" table:style-name="ce1">
            <text:p>571,62</text:p>
          </table:table-cell>
          <table:table-cell office:value-type="float" office:value="3.1648770215999997" table:formula="of:=[.C301]/1000 * [.D301]*[.E301]/1000" table:style-name="ce1">
            <text:p>3,164877022</text:p>
          </table:table-cell>
          <table:table-cell table:number-columns-repeated="2" table:style-name="ce1"/>
          <table:table-cell office:value-type="float" office:value="0.43742315754831829" table:formula="of:=[.F301]-([.$J$3]*[.C301]/1000)" table:style-name="ce1">
            <text:p>0,437423158</text:p>
          </table:table-cell>
          <table:table-cell table:number-columns-repeated="16375"/>
        </table:table-row>
        <table:table-row table:style-name="ro3">
          <table:table-cell office:value-type="time" office:time-value="PT17H41M52S" table:style-name="ce4">
            <text:p>17:41:52</text:p>
          </table:table-cell>
          <table:table-cell office:value-type="time" office:time-value="PT17H41M54S" table:style-name="ce4">
            <text:p>17:41:5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0.6" table:style-name="ce1">
            <text:p>520,6</text:p>
          </table:table-cell>
          <table:table-cell office:value-type="float" office:value="2.8610666260000004" table:formula="of:=[.C302]/1000 * [.D302]*[.E302]/1000" table:style-name="ce1">
            <text:p>2,861066626</text:p>
          </table:table-cell>
          <table:table-cell table:number-columns-repeated="2" table:style-name="ce1"/>
          <table:table-cell office:value-type="float" office:value="0.15903171687890305" table:formula="of:=[.F302]-([.$J$3]*[.C302]/1000)" table:style-name="ce1">
            <text:p>0,159031717</text:p>
          </table:table-cell>
          <table:table-cell table:number-columns-repeated="16375"/>
        </table:table-row>
        <table:table-row table:style-name="ro3">
          <table:table-cell office:value-type="time" office:time-value="PT17H41M54S" table:style-name="ce4">
            <text:p>17:41:54</text:p>
          </table:table-cell>
          <table:table-cell office:value-type="time" office:time-value="PT17H41M55S" table:style-name="ce4">
            <text:p>17:41:5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3" table:style-name="ce1">
            <text:p>523</text:p>
          </table:table-cell>
          <table:table-cell office:value-type="float" office:value="2.8742563299999997" table:formula="of:=[.C303]/1000 * [.D303]*[.E303]/1000" table:style-name="ce1">
            <text:p>2,87425633</text:p>
          </table:table-cell>
          <table:table-cell table:number-columns-repeated="2" table:style-name="ce1"/>
          <table:table-cell office:value-type="float" office:value="0.17222142087890235" table:formula="of:=[.F303]-([.$J$3]*[.C303]/1000)" table:style-name="ce1">
            <text:p>0,172221421</text:p>
          </table:table-cell>
          <table:table-cell table:number-columns-repeated="16375"/>
        </table:table-row>
        <table:table-row table:style-name="ro3">
          <table:table-cell office:value-type="time" office:time-value="PT17H41M55S" table:style-name="ce4">
            <text:p>17:41:55</text:p>
          </table:table-cell>
          <table:table-cell office:value-type="time" office:time-value="PT17H41M56S" table:style-name="ce4">
            <text:p>17:41:5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8.03" table:style-name="ce1">
            <text:p>538,03</text:p>
          </table:table-cell>
          <table:table-cell office:value-type="float" office:value="2.9707649267999998" table:formula="of:=[.C304]/1000 * [.D304]*[.E304]/1000" table:style-name="ce1">
            <text:p>2,970764927</text:p>
          </table:table-cell>
          <table:table-cell table:number-columns-repeated="2" table:style-name="ce1"/>
          <table:table-cell office:value-type="float" office:value="0.25602054021361065" table:formula="of:=[.F304]-([.$J$3]*[.C304]/1000)" table:style-name="ce1">
            <text:p>0,25602054</text:p>
          </table:table-cell>
          <table:table-cell table:number-columns-repeated="16375"/>
        </table:table-row>
        <table:table-row table:style-name="ro3">
          <table:table-cell office:value-type="time" office:time-value="PT17H41M56S" table:style-name="ce4">
            <text:p>17:41:56</text:p>
          </table:table-cell>
          <table:table-cell office:value-type="time" office:time-value="PT17H41M57S" table:style-name="ce4">
            <text:p>17:41:5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4.16999999999996" table:style-name="ce1">
            <text:p>544,17</text:p>
          </table:table-cell>
          <table:table-cell office:value-type="float" office:value="2.9848159835999994" table:formula="of:=[.C305]/1000 * [.D305]*[.E305]/1000" table:style-name="ce1">
            <text:p>2,984815984</text:p>
          </table:table-cell>
          <table:table-cell table:number-columns-repeated="2" table:style-name="ce1"/>
          <table:table-cell office:value-type="float" office:value="0.28278107447890211" table:formula="of:=[.F305]-([.$J$3]*[.C305]/1000)" table:style-name="ce1">
            <text:p>0,282781074</text:p>
          </table:table-cell>
          <table:table-cell table:number-columns-repeated="16375"/>
        </table:table-row>
        <table:table-row table:style-name="ro3">
          <table:table-cell office:value-type="time" office:time-value="PT17H41M57S" table:style-name="ce4">
            <text:p>17:41:57</text:p>
          </table:table-cell>
          <table:table-cell office:value-type="time" office:time-value="PT17H41M58S" table:style-name="ce4">
            <text:p>17:41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79999999999995" table:style-name="ce1">
            <text:p>520,8</text:p>
          </table:table-cell>
          <table:table-cell office:value-type="float" office:value="2.8540881599999999" table:formula="of:=[.C306]/1000 * [.D306]*[.E306]/1000" table:style-name="ce1">
            <text:p>2,85408816</text:p>
          </table:table-cell>
          <table:table-cell table:number-columns-repeated="2" table:style-name="ce1"/>
          <table:table-cell office:value-type="float" office:value="0.15967893735807781" table:formula="of:=[.F306]-([.$J$3]*[.C306]/1000)" table:style-name="ce1">
            <text:p>0,159678937</text:p>
          </table:table-cell>
          <table:table-cell table:number-columns-repeated="16375"/>
        </table:table-row>
        <table:table-row table:style-name="ro3">
          <table:table-cell office:value-type="time" office:time-value="PT17H41M58S" table:style-name="ce4">
            <text:p>17:41:58</text:p>
          </table:table-cell>
          <table:table-cell office:value-type="time" office:time-value="PT17H41M59S" table:style-name="ce4">
            <text:p>17:41:5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9" table:style-name="ce1">
            <text:p>520,9</text:p>
          </table:table-cell>
          <table:table-cell office:value-type="float" office:value="2.85463618" table:formula="of:=[.C307]/1000 * [.D307]*[.E307]/1000" table:style-name="ce1">
            <text:p>2,85463618</text:p>
          </table:table-cell>
          <table:table-cell table:number-columns-repeated="2" table:style-name="ce1"/>
          <table:table-cell office:value-type="float" office:value="0.1602269573580779" table:formula="of:=[.F307]-([.$J$3]*[.C307]/1000)" table:style-name="ce1">
            <text:p>0,160226957</text:p>
          </table:table-cell>
          <table:table-cell table:number-columns-repeated="16375"/>
        </table:table-row>
        <table:table-row table:style-name="ro3">
          <table:table-cell office:value-type="time" office:time-value="PT17H41M59S" table:style-name="ce4">
            <text:p>17:41:59</text:p>
          </table:table-cell>
          <table:table-cell office:value-type="time" office:time-value="PT17H42M0S" table:style-name="ce4">
            <text:p>17:42:0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7.15" table:style-name="ce1">
            <text:p>527,15</text:p>
          </table:table-cell>
          <table:table-cell office:value-type="float" office:value="2.8916127954999995" table:formula="of:=[.C308]/1000 * [.D308]*[.E308]/1000" table:style-name="ce1">
            <text:p>2,891612796</text:p>
          </table:table-cell>
          <table:table-cell table:number-columns-repeated="2" table:style-name="ce1"/>
          <table:table-cell office:value-type="float" office:value="0.19466167736501916" table:formula="of:=[.F308]-([.$J$3]*[.C308]/1000)" table:style-name="ce1">
            <text:p>0,194661677</text:p>
          </table:table-cell>
          <table:table-cell table:number-columns-repeated="16375"/>
        </table:table-row>
        <table:table-row table:style-name="ro3">
          <table:table-cell office:value-type="time" office:time-value="PT17H42M0S" table:style-name="ce4">
            <text:p>17:42:00</text:p>
          </table:table-cell>
          <table:table-cell office:value-type="time" office:time-value="PT17H42M1S" table:style-name="ce4">
            <text:p>17:42:0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3.77" table:style-name="ce1">
            <text:p>523,77</text:p>
          </table:table-cell>
          <table:table-cell office:value-type="float" office:value="2.8756230047999995" table:formula="of:=[.C309]/1000 * [.D309]*[.E309]/1000" table:style-name="ce1">
            <text:p>2,875623005</text:p>
          </table:table-cell>
          <table:table-cell table:number-columns-repeated="2" table:style-name="ce1"/>
          <table:table-cell office:value-type="float" office:value="0.17104620018584393" table:formula="of:=[.F309]-([.$J$3]*[.C309]/1000)" table:style-name="ce1">
            <text:p>0,1710462</text:p>
          </table:table-cell>
          <table:table-cell table:number-columns-repeated="16375"/>
        </table:table-row>
        <table:table-row table:style-name="ro3">
          <table:table-cell office:value-type="time" office:time-value="PT17H42M1S" table:style-name="ce4">
            <text:p>17:42:01</text:p>
          </table:table-cell>
          <table:table-cell office:value-type="time" office:time-value="PT17H42M2S" table:style-name="ce4">
            <text:p>17:42:0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0.21" table:style-name="ce1">
            <text:p>510,21</text:p>
          </table:table-cell>
          <table:table-cell office:value-type="float" office:value="2.7934150562999993" table:formula="of:=[.C310]/1000 * [.D310]*[.E310]/1000" table:style-name="ce1">
            <text:p>2,793415056</text:p>
          </table:table-cell>
          <table:table-cell table:number-columns-repeated="2" table:style-name="ce1"/>
          <table:table-cell office:value-type="float" office:value="0.10154772915113552" table:formula="of:=[.F310]-([.$J$3]*[.C310]/1000)" table:style-name="ce1">
            <text:p>0,101547729</text:p>
          </table:table-cell>
          <table:table-cell table:number-columns-repeated="16375"/>
        </table:table-row>
        <table:table-row table:style-name="ro3">
          <table:table-cell office:value-type="time" office:time-value="PT17H42M2S" table:style-name="ce4">
            <text:p>17:42:02</text:p>
          </table:table-cell>
          <table:table-cell office:value-type="time" office:time-value="PT17H42M3S" table:style-name="ce4">
            <text:p>17:42:0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0.4" table:style-name="ce1">
            <text:p>540,4</text:p>
          </table:table-cell>
          <table:table-cell office:value-type="float" office:value="2.9670878160000003" table:formula="of:=[.C311]/1000 * [.D311]*[.E311]/1000" table:style-name="ce1">
            <text:p>2,967087816</text:p>
          </table:table-cell>
          <table:table-cell table:number-columns-repeated="2" table:style-name="ce1"/>
          <table:table-cell office:value-type="float" office:value="0.2675948023719612" table:formula="of:=[.F311]-([.$J$3]*[.C311]/1000)" table:style-name="ce1">
            <text:p>0,267594802</text:p>
          </table:table-cell>
          <table:table-cell table:number-columns-repeated="16375"/>
        </table:table-row>
        <table:table-row table:style-name="ro3">
          <table:table-cell office:value-type="time" office:time-value="PT17H42M3S" table:style-name="ce4">
            <text:p>17:42:03</text:p>
          </table:table-cell>
          <table:table-cell office:value-type="time" office:time-value="PT17H42M4S" table:style-name="ce4">
            <text:p>17:42:04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6.30999999999995" table:style-name="ce1">
            <text:p>546,31</text:p>
          </table:table-cell>
          <table:table-cell office:value-type="float" office:value="3.0162867719999999" table:formula="of:=[.C312]/1000 * [.D312]*[.E312]/1000" table:style-name="ce1">
            <text:p>3,016286772</text:p>
          </table:table-cell>
          <table:table-cell table:number-columns-repeated="2" table:style-name="ce1"/>
          <table:table-cell office:value-type="float" office:value="0.29645859442749378" table:formula="of:=[.F312]-([.$J$3]*[.C312]/1000)" table:style-name="ce1">
            <text:p>0,296458594</text:p>
          </table:table-cell>
          <table:table-cell table:number-columns-repeated="16375"/>
        </table:table-row>
        <table:table-row table:style-name="ro3">
          <table:table-cell office:value-type="time" office:time-value="PT17H42M4S" table:style-name="ce4">
            <text:p>17:42:04</text:p>
          </table:table-cell>
          <table:table-cell office:value-type="time" office:time-value="PT17H42M5S" table:style-name="ce4">
            <text:p>17:42:0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7.53" table:style-name="ce1">
            <text:p>527,53</text:p>
          </table:table-cell>
          <table:table-cell office:value-type="float" office:value="2.8882425758999992" table:formula="of:=[.C313]/1000 * [.D313]*[.E313]/1000" table:style-name="ce1">
            <text:p>2,888242576</text:p>
          </table:table-cell>
          <table:table-cell table:number-columns-repeated="2" table:style-name="ce1"/>
          <table:table-cell office:value-type="float" office:value="0.19637524875113543" table:formula="of:=[.F313]-([.$J$3]*[.C313]/1000)" table:style-name="ce1">
            <text:p>0,196375249</text:p>
          </table:table-cell>
          <table:table-cell table:number-columns-repeated="16375"/>
        </table:table-row>
        <table:table-row table:style-name="ro3">
          <table:table-cell office:value-type="time" office:time-value="PT17H42M6S" table:style-name="ce4">
            <text:p>17:42:06</text:p>
          </table:table-cell>
          <table:table-cell office:value-type="time" office:time-value="PT17H42M7S" table:style-name="ce4">
            <text:p>17:42:07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3.04" table:style-name="ce1">
            <text:p>543,04</text:p>
          </table:table-cell>
          <table:table-cell office:value-type="float" office:value="2.9956204255999994" table:formula="of:=[.C314]/1000 * [.D314]*[.E314]/1000" table:style-name="ce1">
            <text:p>2,995620426</text:p>
          </table:table-cell>
          <table:table-cell table:number-columns-repeated="2" table:style-name="ce1"/>
          <table:table-cell office:value-type="float" office:value="0.28341793450666852" table:formula="of:=[.F314]-([.$J$3]*[.C314]/1000)" table:style-name="ce1">
            <text:p>0,283417935</text:p>
          </table:table-cell>
          <table:table-cell table:number-columns-repeated="16375"/>
        </table:table-row>
        <table:table-row table:style-name="ro3">
          <table:table-cell office:value-type="time" office:time-value="PT17H42M7S" table:style-name="ce4">
            <text:p>17:42:07</text:p>
          </table:table-cell>
          <table:table-cell office:value-type="time" office:time-value="PT17H42M8S" table:style-name="ce4">
            <text:p>17:42:0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99" table:style-name="ce1">
            <text:p>543,99</text:p>
          </table:table-cell>
          <table:table-cell office:value-type="float" office:value="2.9839864263" table:formula="of:=[.C315]/1000 * [.D315]*[.E315]/1000" table:style-name="ce1">
            <text:p>2,983986426</text:p>
          </table:table-cell>
          <table:table-cell table:number-columns-repeated="2" table:style-name="ce1"/>
          <table:table-cell office:value-type="float" office:value="0.28703530816501965" table:formula="of:=[.F315]-([.$J$3]*[.C315]/1000)" table:style-name="ce1">
            <text:p>0,287035308</text:p>
          </table:table-cell>
          <table:table-cell table:number-columns-repeated="16375"/>
        </table:table-row>
        <table:table-row table:style-name="ro3">
          <table:table-cell office:value-type="time" office:time-value="PT17H42M8S" table:style-name="ce4">
            <text:p>17:42:08</text:p>
          </table:table-cell>
          <table:table-cell office:value-type="time" office:time-value="PT17H42M9S" table:style-name="ce4">
            <text:p>17:42:0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3.72" table:style-name="ce1">
            <text:p>543,72</text:p>
          </table:table-cell>
          <table:table-cell office:value-type="float" office:value="2.9907644832" table:formula="of:=[.C316]/1000 * [.D316]*[.E316]/1000" table:style-name="ce1">
            <text:p>2,990764483</text:p>
          </table:table-cell>
          <table:table-cell table:number-columns-repeated="2" table:style-name="ce1"/>
          <table:table-cell office:value-type="float" office:value="0.28110388759972738" table:formula="of:=[.F316]-([.$J$3]*[.C316]/1000)" table:style-name="ce1">
            <text:p>0,281103888</text:p>
          </table:table-cell>
          <table:table-cell table:number-columns-repeated="16375"/>
        </table:table-row>
        <table:table-row table:style-name="ro3">
          <table:table-cell office:value-type="time" office:time-value="PT17H42M9S" table:style-name="ce4">
            <text:p>17:42:09</text:p>
          </table:table-cell>
          <table:table-cell office:value-type="time" office:time-value="PT17H42M10S" table:style-name="ce4">
            <text:p>17:42:10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7.32000000000005" table:style-name="ce1">
            <text:p>527,32</text:p>
          </table:table-cell>
          <table:table-cell office:value-type="float" office:value="2.9089027748" table:formula="of:=[.C317]/1000 * [.D317]*[.E317]/1000" table:style-name="ce1">
            <text:p>2,908902775</text:p>
          </table:table-cell>
          <table:table-cell table:number-columns-repeated="2" table:style-name="ce1"/>
          <table:table-cell office:value-type="float" office:value="0.19670028370666914" table:formula="of:=[.F317]-([.$J$3]*[.C317]/1000)" table:style-name="ce1">
            <text:p>0,196700284</text:p>
          </table:table-cell>
          <table:table-cell table:number-columns-repeated="16375"/>
        </table:table-row>
        <table:table-row table:style-name="ro3">
          <table:table-cell office:value-type="time" office:time-value="PT17H42M10S" table:style-name="ce4">
            <text:p>17:42:10</text:p>
          </table:table-cell>
          <table:table-cell office:value-type="time" office:time-value="PT17H42M11S" table:style-name="ce4">
            <text:p>17:42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4.52" table:style-name="ce1">
            <text:p>514,52</text:p>
          </table:table-cell>
          <table:table-cell office:value-type="float" office:value="2.8196725039999997" table:formula="of:=[.C318]/1000 * [.D318]*[.E318]/1000" table:style-name="ce1">
            <text:p>2,819672504</text:p>
          </table:table-cell>
          <table:table-cell table:number-columns-repeated="2" table:style-name="ce1"/>
          <table:table-cell office:value-type="float" office:value="0.12526328135807763" table:formula="of:=[.F318]-([.$J$3]*[.C318]/1000)" table:style-name="ce1">
            <text:p>0,125263281</text:p>
          </table:table-cell>
          <table:table-cell table:number-columns-repeated="16375"/>
        </table:table-row>
        <table:table-row table:style-name="ro3">
          <table:table-cell office:value-type="time" office:time-value="PT17H42M11S" table:style-name="ce4">
            <text:p>17:42:11</text:p>
          </table:table-cell>
          <table:table-cell office:value-type="time" office:time-value="PT17H42M12S" table:style-name="ce4">
            <text:p>17:42:1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7.91" table:style-name="ce1">
            <text:p>517,91</text:p>
          </table:table-cell>
          <table:table-cell office:value-type="float" office:value="2.8382503819999996" table:formula="of:=[.C319]/1000 * [.D319]*[.E319]/1000" table:style-name="ce1">
            <text:p>2,838250382</text:p>
          </table:table-cell>
          <table:table-cell table:number-columns-repeated="2" table:style-name="ce1"/>
          <table:table-cell office:value-type="float" office:value="0.14384115935807751" table:formula="of:=[.F319]-([.$J$3]*[.C319]/1000)" table:style-name="ce1">
            <text:p>0,143841159</text:p>
          </table:table-cell>
          <table:table-cell table:number-columns-repeated="16375"/>
        </table:table-row>
        <table:table-row table:style-name="ro3">
          <table:table-cell office:value-type="time" office:time-value="PT17H42M12S" table:style-name="ce4">
            <text:p>17:42:12</text:p>
          </table:table-cell>
          <table:table-cell office:value-type="time" office:time-value="PT17H42M13S" table:style-name="ce4">
            <text:p>17:42:13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64.13" table:style-name="ce1">
            <text:p>564,13</text:p>
          </table:table-cell>
          <table:table-cell office:value-type="float" office:value="3.1292291099999998" table:formula="of:=[.C320]/1000 * [.D320]*[.E320]/1000" table:style-name="ce1">
            <text:p>3,12922911</text:p>
          </table:table-cell>
          <table:table-cell table:number-columns-repeated="2" table:style-name="ce1"/>
          <table:table-cell office:value-type="float" office:value="0.39669145496220137" table:formula="of:=[.F320]-([.$J$3]*[.C320]/1000)" table:style-name="ce1">
            <text:p>0,396691455</text:p>
          </table:table-cell>
          <table:table-cell table:number-columns-repeated="16375"/>
        </table:table-row>
        <table:table-row table:style-name="ro3">
          <table:table-cell office:value-type="time" office:time-value="PT17H42M13S" table:style-name="ce4">
            <text:p>17:42:13</text:p>
          </table:table-cell>
          <table:table-cell office:value-type="time" office:time-value="PT17H42M14S" table:style-name="ce4">
            <text:p>17:42:1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49" table:style-name="ce1">
            <text:p>530,49</text:p>
          </table:table-cell>
          <table:table-cell office:value-type="float" office:value="2.9071912980000003" table:formula="of:=[.C321]/1000 * [.D321]*[.E321]/1000" table:style-name="ce1">
            <text:p>2,907191298</text:p>
          </table:table-cell>
          <table:table-cell table:number-columns-repeated="2" table:style-name="ce1"/>
          <table:table-cell office:value-type="float" office:value="0.21278207535807825" table:formula="of:=[.F321]-([.$J$3]*[.C321]/1000)" table:style-name="ce1">
            <text:p>0,212782075</text:p>
          </table:table-cell>
          <table:table-cell table:number-columns-repeated="16375"/>
        </table:table-row>
        <table:table-row table:style-name="ro3">
          <table:table-cell office:value-type="time" office:time-value="PT17H42M14S" table:style-name="ce4">
            <text:p>17:42:14</text:p>
          </table:table-cell>
          <table:table-cell office:value-type="time" office:time-value="PT17H42M15S" table:style-name="ce4">
            <text:p>17:42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54999999999995" table:style-name="ce1">
            <text:p>521,55</text:p>
          </table:table-cell>
          <table:table-cell office:value-type="float" office:value="2.8581983099999997" table:formula="of:=[.C322]/1000 * [.D322]*[.E322]/1000" table:style-name="ce1">
            <text:p>2,85819831</text:p>
          </table:table-cell>
          <table:table-cell table:number-columns-repeated="2" table:style-name="ce1"/>
          <table:table-cell office:value-type="float" office:value="0.16378908735807762" table:formula="of:=[.F322]-([.$J$3]*[.C322]/1000)" table:style-name="ce1">
            <text:p>0,163789087</text:p>
          </table:table-cell>
          <table:table-cell table:number-columns-repeated="16375"/>
        </table:table-row>
        <table:table-row table:style-name="ro3">
          <table:table-cell office:value-type="time" office:time-value="PT17H42M15S" table:style-name="ce4">
            <text:p>17:42:15</text:p>
          </table:table-cell>
          <table:table-cell office:value-type="time" office:time-value="PT17H42M16S" table:style-name="ce4">
            <text:p>17:42:16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0.39" table:style-name="ce1">
            <text:p>520,39</text:p>
          </table:table-cell>
          <table:table-cell office:value-type="float" office:value="2.8678068431999999" table:formula="of:=[.C323]/1000 * [.D323]*[.E323]/1000" table:style-name="ce1">
            <text:p>2,867806843</text:p>
          </table:table-cell>
          <table:table-cell table:number-columns-repeated="2" table:style-name="ce1"/>
          <table:table-cell office:value-type="float" office:value="0.15306245661361073" table:formula="of:=[.F323]-([.$J$3]*[.C323]/1000)" table:style-name="ce1">
            <text:p>0,153062457</text:p>
          </table:table-cell>
          <table:table-cell table:number-columns-repeated="16375"/>
        </table:table-row>
        <table:table-row table:style-name="ro3">
          <table:table-cell office:value-type="time" office:time-value="PT17H42M16S" table:style-name="ce4">
            <text:p>17:42:16</text:p>
          </table:table-cell>
          <table:table-cell office:value-type="time" office:time-value="PT17H42M17S" table:style-name="ce4">
            <text:p>17:42:1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1.27" table:style-name="ce1">
            <text:p>551,27</text:p>
          </table:table-cell>
          <table:table-cell office:value-type="float" office:value="3.0237600515999996" table:formula="of:=[.C324]/1000 * [.D324]*[.E324]/1000" table:style-name="ce1">
            <text:p>3,023760052</text:p>
          </table:table-cell>
          <table:table-cell table:number-columns-repeated="2" table:style-name="ce1"/>
          <table:table-cell office:value-type="float" office:value="0.32172514247890227" table:formula="of:=[.F324]-([.$J$3]*[.C324]/1000)" table:style-name="ce1">
            <text:p>0,321725142</text:p>
          </table:table-cell>
          <table:table-cell table:number-columns-repeated="16375"/>
        </table:table-row>
        <table:table-row table:style-name="ro3">
          <table:table-cell office:value-type="time" office:time-value="PT17H42M17S" table:style-name="ce4">
            <text:p>17:42:17</text:p>
          </table:table-cell>
          <table:table-cell office:value-type="time" office:time-value="PT17H42M19S" table:style-name="ce4">
            <text:p>17:42:1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01" table:style-name="ce1">
            <text:p>537,01</text:p>
          </table:table-cell>
          <table:table-cell office:value-type="float" office:value="2.9429222019999997" table:formula="of:=[.C325]/1000 * [.D325]*[.E325]/1000" table:style-name="ce1">
            <text:p>2,942922202</text:p>
          </table:table-cell>
          <table:table-cell table:number-columns-repeated="2" table:style-name="ce1"/>
          <table:table-cell office:value-type="float" office:value="0.24851297935807759" table:formula="of:=[.F325]-([.$J$3]*[.C325]/1000)" table:style-name="ce1">
            <text:p>0,248512979</text:p>
          </table:table-cell>
          <table:table-cell table:number-columns-repeated="16375"/>
        </table:table-row>
        <table:table-row table:style-name="ro3">
          <table:table-cell office:value-type="time" office:time-value="PT17H42M19S" table:style-name="ce4">
            <text:p>17:42:19</text:p>
          </table:table-cell>
          <table:table-cell office:value-type="time" office:time-value="PT17H42M20S" table:style-name="ce4">
            <text:p>17:42:2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62" table:style-name="ce1">
            <text:p>536,62</text:p>
          </table:table-cell>
          <table:table-cell office:value-type="float" office:value="2.9407849239999999" table:formula="of:=[.C326]/1000 * [.D326]*[.E326]/1000" table:style-name="ce1">
            <text:p>2,940784924</text:p>
          </table:table-cell>
          <table:table-cell table:number-columns-repeated="2" table:style-name="ce1"/>
          <table:table-cell office:value-type="float" office:value="0.24637570135807785" table:formula="of:=[.F326]-([.$J$3]*[.C326]/1000)" table:style-name="ce1">
            <text:p>0,246375701</text:p>
          </table:table-cell>
          <table:table-cell table:number-columns-repeated="16375"/>
        </table:table-row>
        <table:table-row table:style-name="ro3">
          <table:table-cell office:value-type="time" office:time-value="PT17H42M20S" table:style-name="ce4">
            <text:p>17:42:20</text:p>
          </table:table-cell>
          <table:table-cell office:value-type="time" office:time-value="PT17H42M21S" table:style-name="ce4">
            <text:p>17:42:2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8.49" table:style-name="ce1">
            <text:p>538,49</text:p>
          </table:table-cell>
          <table:table-cell office:value-type="float" office:value="2.9538168912999998" table:formula="of:=[.C327]/1000 * [.D327]*[.E327]/1000" table:style-name="ce1">
            <text:p>2,953816891</text:p>
          </table:table-cell>
          <table:table-cell table:number-columns-repeated="2" table:style-name="ce1"/>
          <table:table-cell office:value-type="float" office:value="0.25686577316501946" table:formula="of:=[.F327]-([.$J$3]*[.C327]/1000)" table:style-name="ce1">
            <text:p>0,256865773</text:p>
          </table:table-cell>
          <table:table-cell table:number-columns-repeated="16375"/>
        </table:table-row>
        <table:table-row table:style-name="ro3">
          <table:table-cell office:value-type="time" office:time-value="PT17H42M21S" table:style-name="ce4">
            <text:p>17:42:21</text:p>
          </table:table-cell>
          <table:table-cell office:value-type="time" office:time-value="PT17H42M22S" table:style-name="ce4">
            <text:p>17:42:2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17999999999995" table:style-name="ce1">
            <text:p>516,18</text:p>
          </table:table-cell>
          <table:table-cell office:value-type="float" office:value="2.8287696359999996" table:formula="of:=[.C328]/1000 * [.D328]*[.E328]/1000" table:style-name="ce1">
            <text:p>2,828769636</text:p>
          </table:table-cell>
          <table:table-cell table:number-columns-repeated="2" table:style-name="ce1"/>
          <table:table-cell office:value-type="float" office:value="0.13436041335807758" table:formula="of:=[.F328]-([.$J$3]*[.C328]/1000)" table:style-name="ce1">
            <text:p>0,134360413</text:p>
          </table:table-cell>
          <table:table-cell table:number-columns-repeated="16375"/>
        </table:table-row>
        <table:table-row table:style-name="ro3">
          <table:table-cell office:value-type="time" office:time-value="PT17H42M22S" table:style-name="ce4">
            <text:p>17:42:22</text:p>
          </table:table-cell>
          <table:table-cell office:value-type="time" office:time-value="PT17H42M23S" table:style-name="ce4">
            <text:p>17:42:23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27.48" table:style-name="ce1">
            <text:p>527,48</text:p>
          </table:table-cell>
          <table:table-cell office:value-type="float" office:value="2.9288748983999997" table:formula="of:=[.C329]/1000 * [.D329]*[.E329]/1000" table:style-name="ce1">
            <text:p>2,928874898</text:p>
          </table:table-cell>
          <table:table-cell table:number-columns-repeated="2" table:style-name="ce1"/>
          <table:table-cell office:value-type="float" office:value="0.19887913885525998" table:formula="of:=[.F329]-([.$J$3]*[.C329]/1000)" table:style-name="ce1">
            <text:p>0,198879139</text:p>
          </table:table-cell>
          <table:table-cell table:number-columns-repeated="16375"/>
        </table:table-row>
        <table:table-row table:style-name="ro3">
          <table:table-cell office:value-type="time" office:time-value="PT17H42M23S" table:style-name="ce4">
            <text:p>17:42:23</text:p>
          </table:table-cell>
          <table:table-cell office:value-type="time" office:time-value="PT17H42M24S" table:style-name="ce4">
            <text:p>17:42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13" table:style-name="ce1">
            <text:p>542,13</text:p>
          </table:table-cell>
          <table:table-cell office:value-type="float" office:value="2.9709808259999999" table:formula="of:=[.C330]/1000 * [.D330]*[.E330]/1000" table:style-name="ce1">
            <text:p>2,970980826</text:p>
          </table:table-cell>
          <table:table-cell table:number-columns-repeated="2" table:style-name="ce1"/>
          <table:table-cell office:value-type="float" office:value="0.27657160335807784" table:formula="of:=[.F330]-([.$J$3]*[.C330]/1000)" table:style-name="ce1">
            <text:p>0,276571603</text:p>
          </table:table-cell>
          <table:table-cell table:number-columns-repeated="16375"/>
        </table:table-row>
        <table:table-row table:style-name="ro3">
          <table:table-cell office:value-type="time" office:time-value="PT17H42M24S" table:style-name="ce4">
            <text:p>17:42:24</text:p>
          </table:table-cell>
          <table:table-cell office:value-type="time" office:time-value="PT17H42M25S" table:style-name="ce4">
            <text:p>17:42:2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3.19000000000005" table:style-name="ce1">
            <text:p>553,19</text:p>
          </table:table-cell>
          <table:table-cell office:value-type="float" office:value="3.0342914052000003" table:formula="of:=[.C331]/1000 * [.D331]*[.E331]/1000" table:style-name="ce1">
            <text:p>3,034291405</text:p>
          </table:table-cell>
          <table:table-cell table:number-columns-repeated="2" table:style-name="ce1"/>
          <table:table-cell office:value-type="float" office:value="0.33225649607890295" table:formula="of:=[.F331]-([.$J$3]*[.C331]/1000)" table:style-name="ce1">
            <text:p>0,332256496</text:p>
          </table:table-cell>
          <table:table-cell table:number-columns-repeated="16375"/>
        </table:table-row>
        <table:table-row table:style-name="ro3">
          <table:table-cell office:value-type="time" office:time-value="PT17H42M25S" table:style-name="ce4">
            <text:p>17:42:25</text:p>
          </table:table-cell>
          <table:table-cell office:value-type="time" office:time-value="PT17H42M26S" table:style-name="ce4">
            <text:p>17:42:2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6.38" table:style-name="ce1">
            <text:p>536,38</text:p>
          </table:table-cell>
          <table:table-cell office:value-type="float" office:value="2.9422427605999997" table:formula="of:=[.C332]/1000 * [.D332]*[.E332]/1000" table:style-name="ce1">
            <text:p>2,942242761</text:p>
          </table:table-cell>
          <table:table-cell table:number-columns-repeated="2" table:style-name="ce1"/>
          <table:table-cell office:value-type="float" office:value="0.24529164246501933" table:formula="of:=[.F332]-([.$J$3]*[.C332]/1000)" table:style-name="ce1">
            <text:p>0,245291642</text:p>
          </table:table-cell>
          <table:table-cell table:number-columns-repeated="16375"/>
        </table:table-row>
        <table:table-row table:style-name="ro3">
          <table:table-cell office:value-type="time" office:time-value="PT17H42M26S" table:style-name="ce4">
            <text:p>17:42:26</text:p>
          </table:table-cell>
          <table:table-cell office:value-type="time" office:time-value="PT17H42M27S" table:style-name="ce4">
            <text:p>17:42:2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15.91999999999996" table:style-name="ce1">
            <text:p>515,92</text:p>
          </table:table-cell>
          <table:table-cell office:value-type="float" office:value="2.8405110624000001" table:formula="of:=[.C333]/1000 * [.D333]*[.E333]/1000" table:style-name="ce1">
            <text:p>2,840511062</text:p>
          </table:table-cell>
          <table:table-cell table:number-columns-repeated="2" table:style-name="ce1"/>
          <table:table-cell office:value-type="float" office:value="0.12830857130666917" table:formula="of:=[.F333]-([.$J$3]*[.C333]/1000)" table:style-name="ce1">
            <text:p>0,128308571</text:p>
          </table:table-cell>
          <table:table-cell table:number-columns-repeated="16375"/>
        </table:table-row>
        <table:table-row table:style-name="ro3">
          <table:table-cell office:value-type="time" office:time-value="PT17H42M27S" table:style-name="ce4">
            <text:p>17:42:27</text:p>
          </table:table-cell>
          <table:table-cell office:value-type="time" office:time-value="PT17H42M28S" table:style-name="ce4">
            <text:p>17:42:2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3.05999999999995" table:style-name="ce1">
            <text:p>523,06</text:p>
          </table:table-cell>
          <table:table-cell office:value-type="float" office:value="2.8637691917999994" table:formula="of:=[.C334]/1000 * [.D334]*[.E334]/1000" table:style-name="ce1">
            <text:p>2,863769192</text:p>
          </table:table-cell>
          <table:table-cell table:number-columns-repeated="2" table:style-name="ce1"/>
          <table:table-cell office:value-type="float" office:value="0.17190186465113566" table:formula="of:=[.F334]-([.$J$3]*[.C334]/1000)" table:style-name="ce1">
            <text:p>0,171901865</text:p>
          </table:table-cell>
          <table:table-cell table:number-columns-repeated="16375"/>
        </table:table-row>
        <table:table-row table:style-name="ro3">
          <table:table-cell office:value-type="time" office:time-value="PT17H42M28S" table:style-name="ce4">
            <text:p>17:42:28</text:p>
          </table:table-cell>
          <table:table-cell office:value-type="time" office:time-value="PT17H42M29S" table:style-name="ce4">
            <text:p>17:42:29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4.67999999999995" table:style-name="ce1">
            <text:p>564,68</text:p>
          </table:table-cell>
          <table:table-cell office:value-type="float" office:value="3.1118837184000001" table:formula="of:=[.C335]/1000 * [.D335]*[.E335]/1000" table:style-name="ce1">
            <text:p>3,111883718</text:p>
          </table:table-cell>
          <table:table-cell table:number-columns-repeated="2" table:style-name="ce1"/>
          <table:table-cell office:value-type="float" office:value="0.39713933181361094" table:formula="of:=[.F335]-([.$J$3]*[.C335]/1000)" table:style-name="ce1">
            <text:p>0,397139332</text:p>
          </table:table-cell>
          <table:table-cell table:number-columns-repeated="16375"/>
        </table:table-row>
        <table:table-row table:style-name="ro3">
          <table:table-cell office:value-type="time" office:time-value="PT17H42M29S" table:style-name="ce4">
            <text:p>17:42:29</text:p>
          </table:table-cell>
          <table:table-cell office:value-type="time" office:time-value="PT17H42M30S" table:style-name="ce4">
            <text:p>17:42:30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8.58000000000004" table:style-name="ce1">
            <text:p>538,58</text:p>
          </table:table-cell>
          <table:table-cell office:value-type="float" office:value="2.9821551606000001" table:formula="of:=[.C336]/1000 * [.D336]*[.E336]/1000" table:style-name="ce1">
            <text:p>2,982155161</text:p>
          </table:table-cell>
          <table:table-cell table:number-columns-repeated="2" table:style-name="ce1"/>
          <table:table-cell office:value-type="float" office:value="0.25978508753443563" table:formula="of:=[.F336]-([.$J$3]*[.C336]/1000)" table:style-name="ce1">
            <text:p>0,259785088</text:p>
          </table:table-cell>
          <table:table-cell table:number-columns-repeated="16375"/>
        </table:table-row>
        <table:table-row table:style-name="ro3">
          <table:table-cell office:value-type="time" office:time-value="PT17H42M30S" table:style-name="ce4">
            <text:p>17:42:30</text:p>
          </table:table-cell>
          <table:table-cell office:value-type="time" office:time-value="PT17H42M32S" table:style-name="ce4">
            <text:p>17:42:3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27" table:style-name="ce1">
            <text:p>527,27</text:p>
          </table:table-cell>
          <table:table-cell office:value-type="float" office:value="2.8895450539999996" table:formula="of:=[.C337]/1000 * [.D337]*[.E337]/1000" table:style-name="ce1">
            <text:p>2,889545054</text:p>
          </table:table-cell>
          <table:table-cell table:number-columns-repeated="2" table:style-name="ce1"/>
          <table:table-cell office:value-type="float" office:value="0.19513583135807755" table:formula="of:=[.F337]-([.$J$3]*[.C337]/1000)" table:style-name="ce1">
            <text:p>0,195135831</text:p>
          </table:table-cell>
          <table:table-cell table:number-columns-repeated="16375"/>
        </table:table-row>
        <table:table-row table:style-name="ro3">
          <table:table-cell office:value-type="time" office:time-value="PT17H42M32S" table:style-name="ce4">
            <text:p>17:42:32</text:p>
          </table:table-cell>
          <table:table-cell office:value-type="time" office:time-value="PT17H42M33S" table:style-name="ce4">
            <text:p>17:42:3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9.78" table:style-name="ce1">
            <text:p>539,78</text:p>
          </table:table-cell>
          <table:table-cell office:value-type="float" office:value="2.9553116933999997" table:formula="of:=[.C338]/1000 * [.D338]*[.E338]/1000" table:style-name="ce1">
            <text:p>2,955311693</text:p>
          </table:table-cell>
          <table:table-cell table:number-columns-repeated="2" table:style-name="ce1"/>
          <table:table-cell office:value-type="float" office:value="0.26344436625113588" table:formula="of:=[.F338]-([.$J$3]*[.C338]/1000)" table:style-name="ce1">
            <text:p>0,263444366</text:p>
          </table:table-cell>
          <table:table-cell table:number-columns-repeated="16375"/>
        </table:table-row>
        <table:table-row table:style-name="ro3">
          <table:table-cell office:value-type="time" office:time-value="PT17H42M33S" table:style-name="ce4">
            <text:p>17:42:33</text:p>
          </table:table-cell>
          <table:table-cell office:value-type="time" office:time-value="PT17H42M34S" table:style-name="ce4">
            <text:p>17:42:34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6.01" table:style-name="ce1">
            <text:p>566,01</text:p>
          </table:table-cell>
          <table:table-cell office:value-type="float" office:value="3.1279750235999995" table:formula="of:=[.C339]/1000 * [.D339]*[.E339]/1000" table:style-name="ce1">
            <text:p>3,127975024</text:p>
          </table:table-cell>
          <table:table-cell table:number-columns-repeated="2" table:style-name="ce1"/>
          <table:table-cell office:value-type="float" office:value="0.40560495053443502" table:formula="of:=[.F339]-([.$J$3]*[.C339]/1000)" table:style-name="ce1">
            <text:p>0,405604951</text:p>
          </table:table-cell>
          <table:table-cell table:number-columns-repeated="16375"/>
        </table:table-row>
        <table:table-row table:style-name="ro3">
          <table:table-cell office:value-type="time" office:time-value="PT17H42M34S" table:style-name="ce4">
            <text:p>17:42:34</text:p>
          </table:table-cell>
          <table:table-cell office:value-type="time" office:time-value="PT17H42M35S" table:style-name="ce4">
            <text:p>17:42:3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67999999999995" table:style-name="ce1">
            <text:p>522,68</text:p>
          </table:table-cell>
          <table:table-cell office:value-type="float" office:value="2.8670931915999995" table:formula="of:=[.C340]/1000 * [.D340]*[.E340]/1000" table:style-name="ce1">
            <text:p>2,867093192</text:p>
          </table:table-cell>
          <table:table-cell table:number-columns-repeated="2" table:style-name="ce1"/>
          <table:table-cell office:value-type="float" office:value="0.17014207346501919" table:formula="of:=[.F340]-([.$J$3]*[.C340]/1000)" table:style-name="ce1">
            <text:p>0,170142073</text:p>
          </table:table-cell>
          <table:table-cell table:number-columns-repeated="16375"/>
        </table:table-row>
        <table:table-row table:style-name="ro3">
          <table:table-cell office:value-type="time" office:time-value="PT17H42M35S" table:style-name="ce4">
            <text:p>17:42:35</text:p>
          </table:table-cell>
          <table:table-cell office:value-type="time" office:time-value="PT17H42M36S" table:style-name="ce4">
            <text:p>17:42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34" table:style-name="ce1">
            <text:p>519,34</text:p>
          </table:table-cell>
          <table:table-cell office:value-type="float" office:value="2.8460870680000001" table:formula="of:=[.C341]/1000 * [.D341]*[.E341]/1000" table:style-name="ce1">
            <text:p>2,846087068</text:p>
          </table:table-cell>
          <table:table-cell table:number-columns-repeated="2" table:style-name="ce1"/>
          <table:table-cell office:value-type="float" office:value="0.15167784535807805" table:formula="of:=[.F341]-([.$J$3]*[.C341]/1000)" table:style-name="ce1">
            <text:p>0,151677845</text:p>
          </table:table-cell>
          <table:table-cell table:number-columns-repeated="16375"/>
        </table:table-row>
        <table:table-row table:style-name="ro3">
          <table:table-cell office:value-type="time" office:time-value="PT17H42M36S" table:style-name="ce4">
            <text:p>17:42:36</text:p>
          </table:table-cell>
          <table:table-cell office:value-type="time" office:time-value="PT17H42M37S" table:style-name="ce4">
            <text:p>17:42:37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0.92999999999995" table:style-name="ce1">
            <text:p>520,93</text:p>
          </table:table-cell>
          <table:table-cell office:value-type="float" office:value="2.8817326669999996" table:formula="of:=[.C342]/1000 * [.D342]*[.E342]/1000" table:style-name="ce1">
            <text:p>2,881732667</text:p>
          </table:table-cell>
          <table:table-cell table:number-columns-repeated="2" table:style-name="ce1"/>
          <table:table-cell office:value-type="float" office:value="0.16190448942749347" table:formula="of:=[.F342]-([.$J$3]*[.C342]/1000)" table:style-name="ce1">
            <text:p>0,161904489</text:p>
          </table:table-cell>
          <table:table-cell table:number-columns-repeated="16375"/>
        </table:table-row>
        <table:table-row table:style-name="ro3">
          <table:table-cell office:value-type="time" office:time-value="PT17H42M37S" table:style-name="ce4">
            <text:p>17:42:37</text:p>
          </table:table-cell>
          <table:table-cell office:value-type="time" office:time-value="PT17H42M38S" table:style-name="ce4">
            <text:p>17:42:3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1.13" table:style-name="ce1">
            <text:p>541,13</text:p>
          </table:table-cell>
          <table:table-cell office:value-type="float" office:value="2.9682982680999999" table:formula="of:=[.C343]/1000 * [.D343]*[.E343]/1000" table:style-name="ce1">
            <text:p>2,968298268</text:p>
          </table:table-cell>
          <table:table-cell table:number-columns-repeated="2" table:style-name="ce1"/>
          <table:table-cell office:value-type="float" office:value="0.27134714996501952" table:formula="of:=[.F343]-([.$J$3]*[.C343]/1000)" table:style-name="ce1">
            <text:p>0,27134715</text:p>
          </table:table-cell>
          <table:table-cell table:number-columns-repeated="16375"/>
        </table:table-row>
        <table:table-row table:style-name="ro3">
          <table:table-cell office:value-type="time" office:time-value="PT17H42M38S" table:style-name="ce4">
            <text:p>17:42:38</text:p>
          </table:table-cell>
          <table:table-cell office:value-type="time" office:time-value="PT17H42M39S" table:style-name="ce4">
            <text:p>17:42:39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26.79" table:style-name="ce1">
            <text:p>526,79</text:p>
          </table:table-cell>
          <table:table-cell office:value-type="float" office:value="2.9168731052999997" table:formula="of:=[.C344]/1000 * [.D344]*[.E344]/1000" table:style-name="ce1">
            <text:p>2,916873105</text:p>
          </table:table-cell>
          <table:table-cell table:number-columns-repeated="2" table:style-name="ce1"/>
          <table:table-cell office:value-type="float" office:value="0.19450303223443521" table:formula="of:=[.F344]-([.$J$3]*[.C344]/1000)" table:style-name="ce1">
            <text:p>0,194503032</text:p>
          </table:table-cell>
          <table:table-cell table:number-columns-repeated="16375"/>
        </table:table-row>
        <table:table-row table:style-name="ro3">
          <table:table-cell office:value-type="time" office:time-value="PT17H42M39S" table:style-name="ce4">
            <text:p>17:42:39</text:p>
          </table:table-cell>
          <table:table-cell office:value-type="time" office:time-value="PT17H42M40S" table:style-name="ce4">
            <text:p>17:42:4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88" table:style-name="ce1">
            <text:p>520,88</text:p>
          </table:table-cell>
          <table:table-cell office:value-type="float" office:value="2.8545265759999996" table:formula="of:=[.C345]/1000 * [.D345]*[.E345]/1000" table:style-name="ce1">
            <text:p>2,854526576</text:p>
          </table:table-cell>
          <table:table-cell table:number-columns-repeated="2" table:style-name="ce1"/>
          <table:table-cell office:value-type="float" office:value="0.16011735335807753" table:formula="of:=[.F345]-([.$J$3]*[.C345]/1000)" table:style-name="ce1">
            <text:p>0,160117353</text:p>
          </table:table-cell>
          <table:table-cell table:number-columns-repeated="16375"/>
        </table:table-row>
        <table:table-row table:style-name="ro3">
          <table:table-cell office:value-type="time" office:time-value="PT17H42M40S" table:style-name="ce4">
            <text:p>17:42:40</text:p>
          </table:table-cell>
          <table:table-cell office:value-type="time" office:time-value="PT17H42M41S" table:style-name="ce4">
            <text:p>17:42:4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1.82000000000005" table:style-name="ce1">
            <text:p>561,82</text:p>
          </table:table-cell>
          <table:table-cell office:value-type="float" office:value="3.0845266368000002" table:formula="of:=[.C346]/1000 * [.D346]*[.E346]/1000" table:style-name="ce1">
            <text:p>3,084526637</text:p>
          </table:table-cell>
          <table:table-cell table:number-columns-repeated="2" table:style-name="ce1"/>
          <table:table-cell office:value-type="float" office:value="0.37994983218584455" table:formula="of:=[.F346]-([.$J$3]*[.C346]/1000)" table:style-name="ce1">
            <text:p>0,379949832</text:p>
          </table:table-cell>
          <table:table-cell table:number-columns-repeated="16375"/>
        </table:table-row>
        <table:table-row table:style-name="ro3">
          <table:table-cell office:value-type="time" office:time-value="PT17H42M41S" table:style-name="ce4">
            <text:p>17:42:41</text:p>
          </table:table-cell>
          <table:table-cell office:value-type="time" office:time-value="PT17H42M42S" table:style-name="ce4">
            <text:p>17:42:4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69000000000005" table:style-name="ce1">
            <text:p>524,69</text:p>
          </table:table-cell>
          <table:table-cell office:value-type="float" office:value="2.8754061380000002" table:formula="of:=[.C347]/1000 * [.D347]*[.E347]/1000" table:style-name="ce1">
            <text:p>2,875406138</text:p>
          </table:table-cell>
          <table:table-cell table:number-columns-repeated="2" table:style-name="ce1"/>
          <table:table-cell office:value-type="float" office:value="0.18099691535807816" table:formula="of:=[.F347]-([.$J$3]*[.C347]/1000)" table:style-name="ce1">
            <text:p>0,180996915</text:p>
          </table:table-cell>
          <table:table-cell table:number-columns-repeated="16375"/>
        </table:table-row>
        <table:table-row table:style-name="ro3">
          <table:table-cell office:value-type="time" office:time-value="PT17H42M42S" table:style-name="ce4">
            <text:p>17:42:42</text:p>
          </table:table-cell>
          <table:table-cell office:value-type="time" office:time-value="PT17H42M44S" table:style-name="ce4">
            <text:p>17:42:4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4" table:style-name="ce1">
            <text:p>534,4</text:p>
          </table:table-cell>
          <table:table-cell office:value-type="float" office:value="2.9313817279999999" table:formula="of:=[.C348]/1000 * [.D348]*[.E348]/1000" table:style-name="ce1">
            <text:p>2,931381728</text:p>
          </table:table-cell>
          <table:table-cell table:number-columns-repeated="2" table:style-name="ce1"/>
          <table:table-cell office:value-type="float" office:value="0.23443060986501951" table:formula="of:=[.F348]-([.$J$3]*[.C348]/1000)" table:style-name="ce1">
            <text:p>0,23443061</text:p>
          </table:table-cell>
          <table:table-cell table:number-columns-repeated="16375"/>
        </table:table-row>
        <table:table-row table:style-name="ro3">
          <table:table-cell office:value-type="time" office:time-value="PT17H42M44S" table:style-name="ce4">
            <text:p>17:42:44</text:p>
          </table:table-cell>
          <table:table-cell office:value-type="time" office:time-value="PT17H42M45S" table:style-name="ce4">
            <text:p>17:42:45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18.02" table:style-name="ce1">
            <text:p>518,02</text:p>
          </table:table-cell>
          <table:table-cell office:value-type="float" office:value="2.8656348380000001" table:formula="of:=[.C349]/1000 * [.D349]*[.E349]/1000" table:style-name="ce1">
            <text:p>2,865634838</text:p>
          </table:table-cell>
          <table:table-cell table:number-columns-repeated="2" table:style-name="ce1"/>
          <table:table-cell office:value-type="float" office:value="0.14580666042749391" table:formula="of:=[.F349]-([.$J$3]*[.C349]/1000)" table:style-name="ce1">
            <text:p>0,14580666</text:p>
          </table:table-cell>
          <table:table-cell table:number-columns-repeated="16375"/>
        </table:table-row>
        <table:table-row table:style-name="ro3">
          <table:table-cell office:value-type="time" office:time-value="PT17H42M45S" table:style-name="ce4">
            <text:p>17:42:45</text:p>
          </table:table-cell>
          <table:table-cell office:value-type="time" office:time-value="PT17H42M46S" table:style-name="ce4">
            <text:p>17:42:4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1.41" table:style-name="ce1">
            <text:p>561,41</text:p>
          </table:table-cell>
          <table:table-cell office:value-type="float" office:value="3.0793787628000002" table:formula="of:=[.C350]/1000 * [.D350]*[.E350]/1000" table:style-name="ce1">
            <text:p>3,079378763</text:p>
          </table:table-cell>
          <table:table-cell table:number-columns-repeated="2" table:style-name="ce1"/>
          <table:table-cell office:value-type="float" office:value="0.37734385367890289" table:formula="of:=[.F350]-([.$J$3]*[.C350]/1000)" table:style-name="ce1">
            <text:p>0,377343854</text:p>
          </table:table-cell>
          <table:table-cell table:number-columns-repeated="16375"/>
        </table:table-row>
        <table:table-row table:style-name="ro3">
          <table:table-cell office:value-type="time" office:time-value="PT17H42M46S" table:style-name="ce4">
            <text:p>17:42:46</text:p>
          </table:table-cell>
          <table:table-cell office:value-type="time" office:time-value="PT17H42M47S" table:style-name="ce4">
            <text:p>17:42:4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5.12" table:style-name="ce1">
            <text:p>535,12</text:p>
          </table:table-cell>
          <table:table-cell office:value-type="float" office:value="2.9353311943999998" table:formula="of:=[.C351]/1000 * [.D351]*[.E351]/1000" table:style-name="ce1">
            <text:p>2,935331194</text:p>
          </table:table-cell>
          <table:table-cell table:number-columns-repeated="2" table:style-name="ce1"/>
          <table:table-cell office:value-type="float" office:value="0.23838007626501945" table:formula="of:=[.F351]-([.$J$3]*[.C351]/1000)" table:style-name="ce1">
            <text:p>0,238380076</text:p>
          </table:table-cell>
          <table:table-cell table:number-columns-repeated="16375"/>
        </table:table-row>
        <table:table-row table:style-name="ro3">
          <table:table-cell office:value-type="time" office:time-value="PT17H42M47S" table:style-name="ce4">
            <text:p>17:42:47</text:p>
          </table:table-cell>
          <table:table-cell office:value-type="time" office:time-value="PT17H42M48S" table:style-name="ce4">
            <text:p>17:42:48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4.5" table:style-name="ce1">
            <text:p>534,5</text:p>
          </table:table-cell>
          <table:table-cell office:value-type="float" office:value="2.9595639150000004" table:formula="of:=[.C352]/1000 * [.D352]*[.E352]/1000" table:style-name="ce1">
            <text:p>2,959563915</text:p>
          </table:table-cell>
          <table:table-cell table:number-columns-repeated="2" table:style-name="ce1"/>
          <table:table-cell office:value-type="float" office:value="0.23719384193443593" table:formula="of:=[.F352]-([.$J$3]*[.C352]/1000)" table:style-name="ce1">
            <text:p>0,237193842</text:p>
          </table:table-cell>
          <table:table-cell table:number-columns-repeated="16375"/>
        </table:table-row>
        <table:table-row table:style-name="ro3">
          <table:table-cell office:value-type="time" office:time-value="PT17H42M48S" table:style-name="ce4">
            <text:p>17:42:48</text:p>
          </table:table-cell>
          <table:table-cell office:value-type="time" office:time-value="PT17H42M49S" table:style-name="ce4">
            <text:p>17:42:4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05999999999995" table:style-name="ce1">
            <text:p>537,06</text:p>
          </table:table-cell>
          <table:table-cell office:value-type="float" office:value="2.9431962119999997" table:formula="of:=[.C353]/1000 * [.D353]*[.E353]/1000" table:style-name="ce1">
            <text:p>2,943196212</text:p>
          </table:table-cell>
          <table:table-cell table:number-columns-repeated="2" table:style-name="ce1"/>
          <table:table-cell office:value-type="float" office:value="0.24878698935807764" table:formula="of:=[.F353]-([.$J$3]*[.C353]/1000)" table:style-name="ce1">
            <text:p>0,248786989</text:p>
          </table:table-cell>
          <table:table-cell table:number-columns-repeated="16375"/>
        </table:table-row>
        <table:table-row table:style-name="ro3">
          <table:table-cell office:value-type="time" office:time-value="PT17H42M49S" table:style-name="ce4">
            <text:p>17:42:49</text:p>
          </table:table-cell>
          <table:table-cell office:value-type="time" office:time-value="PT17H42M50S" table:style-name="ce4">
            <text:p>17:42:5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0.35" table:style-name="ce1">
            <text:p>530,35</text:p>
          </table:table-cell>
          <table:table-cell office:value-type="float" office:value="2.9062755720000006" table:formula="of:=[.C354]/1000 * [.D354]*[.E354]/1000" table:style-name="ce1">
            <text:p>2,906275572</text:p>
          </table:table-cell>
          <table:table-cell table:number-columns-repeated="2" table:style-name="ce1"/>
          <table:table-cell office:value-type="float" office:value="0.20678255837196158" table:formula="of:=[.F354]-([.$J$3]*[.C354]/1000)" table:style-name="ce1">
            <text:p>0,206782558</text:p>
          </table:table-cell>
          <table:table-cell table:number-columns-repeated="16375"/>
        </table:table-row>
        <table:table-row table:style-name="ro3">
          <table:table-cell office:value-type="time" office:time-value="PT17H42M50S" table:style-name="ce4">
            <text:p>17:42:50</text:p>
          </table:table-cell>
          <table:table-cell office:value-type="time" office:time-value="PT17H42M51S" table:style-name="ce4">
            <text:p>17:42:5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9.1" table:style-name="ce1">
            <text:p>519,1</text:p>
          </table:table-cell>
          <table:table-cell office:value-type="float" office:value="2.8446264720000003" table:formula="of:=[.C355]/1000 * [.D355]*[.E355]/1000" table:style-name="ce1">
            <text:p>2,844626472</text:p>
          </table:table-cell>
          <table:table-cell table:number-columns-repeated="2" table:style-name="ce1"/>
          <table:table-cell office:value-type="float" office:value="0.14513345837196123" table:formula="of:=[.F355]-([.$J$3]*[.C355]/1000)" table:style-name="ce1">
            <text:p>0,145133458</text:p>
          </table:table-cell>
          <table:table-cell table:number-columns-repeated="16375"/>
        </table:table-row>
        <table:table-row table:style-name="ro3">
          <table:table-cell office:value-type="time" office:time-value="PT17H42M51S" table:style-name="ce4">
            <text:p>17:42:51</text:p>
          </table:table-cell>
          <table:table-cell office:value-type="time" office:time-value="PT17H42M52S" table:style-name="ce4">
            <text:p>17:42:5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61" table:style-name="ce1">
            <text:p>515,61</text:p>
          </table:table-cell>
          <table:table-cell office:value-type="float" office:value="2.8256459220000001" table:formula="of:=[.C356]/1000 * [.D356]*[.E356]/1000" table:style-name="ce1">
            <text:p>2,825645922</text:p>
          </table:table-cell>
          <table:table-cell table:number-columns-repeated="2" table:style-name="ce1"/>
          <table:table-cell office:value-type="float" office:value="0.13123669935807802" table:formula="of:=[.F356]-([.$J$3]*[.C356]/1000)" table:style-name="ce1">
            <text:p>0,131236699</text:p>
          </table:table-cell>
          <table:table-cell table:number-columns-repeated="16375"/>
        </table:table-row>
        <table:table-row table:style-name="ro3">
          <table:table-cell office:value-type="time" office:time-value="PT17H42M52S" table:style-name="ce4">
            <text:p>17:42:52</text:p>
          </table:table-cell>
          <table:table-cell office:value-type="time" office:time-value="PT17H42M53S" table:style-name="ce4">
            <text:p>17:42:5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26" table:style-name="ce1">
            <text:p>515,26</text:p>
          </table:table-cell>
          <table:table-cell office:value-type="float" office:value="2.8237278520000002" table:formula="of:=[.C357]/1000 * [.D357]*[.E357]/1000" table:style-name="ce1">
            <text:p>2,823727852</text:p>
          </table:table-cell>
          <table:table-cell table:number-columns-repeated="2" table:style-name="ce1"/>
          <table:table-cell office:value-type="float" office:value="0.12931862935807814" table:formula="of:=[.F357]-([.$J$3]*[.C357]/1000)" table:style-name="ce1">
            <text:p>0,129318629</text:p>
          </table:table-cell>
          <table:table-cell table:number-columns-repeated="16375"/>
        </table:table-row>
        <table:table-row table:style-name="ro3">
          <table:table-cell office:value-type="time" office:time-value="PT17H42M53S" table:style-name="ce4">
            <text:p>17:42:53</text:p>
          </table:table-cell>
          <table:table-cell office:value-type="time" office:time-value="PT17H42M54S" table:style-name="ce4">
            <text:p>17:42:54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0.34" table:style-name="ce1">
            <text:p>540,34</text:p>
          </table:table-cell>
          <table:table-cell office:value-type="float" office:value="2.9863132881999999" table:formula="of:=[.C358]/1000 * [.D358]*[.E358]/1000" table:style-name="ce1">
            <text:p>2,986313288</text:p>
          </table:table-cell>
          <table:table-cell table:number-columns-repeated="2" table:style-name="ce1"/>
          <table:table-cell office:value-type="float" office:value="0.26902700612055241" table:formula="of:=[.F358]-([.$J$3]*[.C358]/1000)" table:style-name="ce1">
            <text:p>0,269027006</text:p>
          </table:table-cell>
          <table:table-cell table:number-columns-repeated="16375"/>
        </table:table-row>
        <table:table-row table:style-name="ro3">
          <table:table-cell office:value-type="time" office:time-value="PT17H42M54S" table:style-name="ce4">
            <text:p>17:42:54</text:p>
          </table:table-cell>
          <table:table-cell office:value-type="time" office:time-value="PT17H42M55S" table:style-name="ce4">
            <text:p>17:42:5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3.62" table:style-name="ce1">
            <text:p>533,62</text:p>
          </table:table-cell>
          <table:table-cell office:value-type="float" office:value="2.9215855085999998" table:formula="of:=[.C359]/1000 * [.D359]*[.E359]/1000" table:style-name="ce1">
            <text:p>2,921585509</text:p>
          </table:table-cell>
          <table:table-cell table:number-columns-repeated="2" table:style-name="ce1"/>
          <table:table-cell office:value-type="float" office:value="0.22971818145113598" table:formula="of:=[.F359]-([.$J$3]*[.C359]/1000)" table:style-name="ce1">
            <text:p>0,229718181</text:p>
          </table:table-cell>
          <table:table-cell table:number-columns-repeated="16375"/>
        </table:table-row>
        <table:table-row table:style-name="ro3">
          <table:table-cell office:value-type="time" office:time-value="PT17H42M55S" table:style-name="ce4">
            <text:p>17:42:55</text:p>
          </table:table-cell>
          <table:table-cell office:value-type="time" office:time-value="PT17H42M57S" table:style-name="ce4">
            <text:p>17:42:5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54" table:style-name="ce1">
            <text:p>536,54</text:p>
          </table:table-cell>
          <table:table-cell office:value-type="float" office:value="2.9403465079999997" table:formula="of:=[.C360]/1000 * [.D360]*[.E360]/1000" table:style-name="ce1">
            <text:p>2,940346508</text:p>
          </table:table-cell>
          <table:table-cell table:number-columns-repeated="2" table:style-name="ce1"/>
          <table:table-cell office:value-type="float" office:value="0.24593728535807768" table:formula="of:=[.F360]-([.$J$3]*[.C360]/1000)" table:style-name="ce1">
            <text:p>0,245937285</text:p>
          </table:table-cell>
          <table:table-cell table:number-columns-repeated="16375"/>
        </table:table-row>
        <table:table-row table:style-name="ro3">
          <table:table-cell office:value-type="time" office:time-value="PT17H42M57S" table:style-name="ce4">
            <text:p>17:42:57</text:p>
          </table:table-cell>
          <table:table-cell office:value-type="time" office:time-value="PT17H42M58S" table:style-name="ce4">
            <text:p>17:42:5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9.62" table:style-name="ce1">
            <text:p>539,62</text:p>
          </table:table-cell>
          <table:table-cell office:value-type="float" office:value="2.9600153593999998" table:formula="of:=[.C361]/1000 * [.D361]*[.E361]/1000" table:style-name="ce1">
            <text:p>2,960015359</text:p>
          </table:table-cell>
          <table:table-cell table:number-columns-repeated="2" table:style-name="ce1"/>
          <table:table-cell office:value-type="float" office:value="0.26306424126501948" table:formula="of:=[.F361]-([.$J$3]*[.C361]/1000)" table:style-name="ce1">
            <text:p>0,263064241</text:p>
          </table:table-cell>
          <table:table-cell table:number-columns-repeated="16375"/>
        </table:table-row>
        <table:table-row table:style-name="ro3">
          <table:table-cell office:value-type="time" office:time-value="PT17H42M58S" table:style-name="ce4">
            <text:p>17:42:58</text:p>
          </table:table-cell>
          <table:table-cell office:value-type="time" office:time-value="PT17H42M59S" table:style-name="ce4">
            <text:p>17:42:5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7.13" table:style-name="ce1">
            <text:p>537,13</text:p>
          </table:table-cell>
          <table:table-cell office:value-type="float" office:value="2.9408028638999997" table:formula="of:=[.C362]/1000 * [.D362]*[.E362]/1000" table:style-name="ce1">
            <text:p>2,940802864</text:p>
          </table:table-cell>
          <table:table-cell table:number-columns-repeated="2" table:style-name="ce1"/>
          <table:table-cell office:value-type="float" office:value="0.24893553675113589" table:formula="of:=[.F362]-([.$J$3]*[.C362]/1000)" table:style-name="ce1">
            <text:p>0,248935537</text:p>
          </table:table-cell>
          <table:table-cell table:number-columns-repeated="16375"/>
        </table:table-row>
        <table:table-row table:style-name="ro3">
          <table:table-cell office:value-type="time" office:time-value="PT17H42M59S" table:style-name="ce4">
            <text:p>17:42:59</text:p>
          </table:table-cell>
          <table:table-cell office:value-type="time" office:time-value="PT17H43M0S" table:style-name="ce4">
            <text:p>17:43:0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5.48" table:style-name="ce1">
            <text:p>525,48</text:p>
          </table:table-cell>
          <table:table-cell office:value-type="float" office:value="2.8770187643999998" table:formula="of:=[.C363]/1000 * [.D363]*[.E363]/1000" table:style-name="ce1">
            <text:p>2,877018764</text:p>
          </table:table-cell>
          <table:table-cell table:number-columns-repeated="2" table:style-name="ce1"/>
          <table:table-cell office:value-type="float" office:value="0.18515143725113603" table:formula="of:=[.F363]-([.$J$3]*[.C363]/1000)" table:style-name="ce1">
            <text:p>0,185151437</text:p>
          </table:table-cell>
          <table:table-cell table:number-columns-repeated="16375"/>
        </table:table-row>
        <table:table-row table:style-name="ro3">
          <table:table-cell office:value-type="time" office:time-value="PT17H43M0S" table:style-name="ce4">
            <text:p>17:43:00</text:p>
          </table:table-cell>
          <table:table-cell office:value-type="time" office:time-value="PT17H43M1S" table:style-name="ce4">
            <text:p>17:43:0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07.67" table:style-name="ce1">
            <text:p>507,67</text:p>
          </table:table-cell>
          <table:table-cell office:value-type="float" office:value="2.7795084800999996" table:formula="of:=[.C364]/1000 * [.D364]*[.E364]/1000" table:style-name="ce1">
            <text:p>2,77950848</text:p>
          </table:table-cell>
          <table:table-cell table:number-columns-repeated="2" table:style-name="ce1"/>
          <table:table-cell office:value-type="float" office:value="8.7641152951135837E-2" table:formula="of:=[.F364]-([.$J$3]*[.C364]/1000)" table:style-name="ce1">
            <text:p>0,087641153</text:p>
          </table:table-cell>
          <table:table-cell table:number-columns-repeated="16375"/>
        </table:table-row>
        <table:table-row table:style-name="ro3">
          <table:table-cell office:value-type="time" office:time-value="PT17H43M1S" table:style-name="ce4">
            <text:p>17:43:01</text:p>
          </table:table-cell>
          <table:table-cell office:value-type="time" office:time-value="PT17H43M2S" table:style-name="ce4">
            <text:p>17:43:0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58000000000004" table:style-name="ce1">
            <text:p>525,58</text:p>
          </table:table-cell>
          <table:table-cell office:value-type="float" office:value="2.8802835160000004" table:formula="of:=[.C365]/1000 * [.D365]*[.E365]/1000" table:style-name="ce1">
            <text:p>2,880283516</text:p>
          </table:table-cell>
          <table:table-cell table:number-columns-repeated="2" table:style-name="ce1"/>
          <table:table-cell office:value-type="float" office:value="0.18587429335807837" table:formula="of:=[.F365]-([.$J$3]*[.C365]/1000)" table:style-name="ce1">
            <text:p>0,185874293</text:p>
          </table:table-cell>
          <table:table-cell table:number-columns-repeated="16375"/>
        </table:table-row>
        <table:table-row table:style-name="ro3">
          <table:table-cell office:value-type="time" office:time-value="PT17H43M2S" table:style-name="ce4">
            <text:p>17:43:02</text:p>
          </table:table-cell>
          <table:table-cell office:value-type="time" office:time-value="PT17H43M3S" table:style-name="ce4">
            <text:p>17:43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76" table:style-name="ce1">
            <text:p>530,76</text:p>
          </table:table-cell>
          <table:table-cell office:value-type="float" office:value="2.908670952" table:formula="of:=[.C366]/1000 * [.D366]*[.E366]/1000" table:style-name="ce1">
            <text:p>2,908670952</text:p>
          </table:table-cell>
          <table:table-cell table:number-columns-repeated="2" table:style-name="ce1"/>
          <table:table-cell office:value-type="float" office:value="0.21426172935807797" table:formula="of:=[.F366]-([.$J$3]*[.C366]/1000)" table:style-name="ce1">
            <text:p>0,214261729</text:p>
          </table:table-cell>
          <table:table-cell table:number-columns-repeated="16375"/>
        </table:table-row>
        <table:table-row table:style-name="ro3">
          <table:table-cell office:value-type="time" office:time-value="PT17H43M3S" table:style-name="ce4">
            <text:p>17:43:03</text:p>
          </table:table-cell>
          <table:table-cell office:value-type="time" office:time-value="PT17H43M4S" table:style-name="ce4">
            <text:p>17:43:04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25.4" table:style-name="ce1">
            <text:p>525,4</text:p>
          </table:table-cell>
          <table:table-cell office:value-type="float" office:value="2.8738644440000001" table:formula="of:=[.C367]/1000 * [.D367]*[.E367]/1000" table:style-name="ce1">
            <text:p>2,873864444</text:p>
          </table:table-cell>
          <table:table-cell table:number-columns-repeated="2" table:style-name="ce1"/>
          <table:table-cell office:value-type="float" office:value="0.18453901234419501" table:formula="of:=[.F367]-([.$J$3]*[.C367]/1000)" table:style-name="ce1">
            <text:p>0,184539012</text:p>
          </table:table-cell>
          <table:table-cell table:number-columns-repeated="16375"/>
        </table:table-row>
        <table:table-row table:style-name="ro3">
          <table:table-cell office:value-type="time" office:time-value="PT17H43M4S" table:style-name="ce4">
            <text:p>17:43:04</text:p>
          </table:table-cell>
          <table:table-cell office:value-type="time" office:time-value="PT17H43M5S" table:style-name="ce4">
            <text:p>17:43:0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3.25" table:style-name="ce1">
            <text:p>523,25</text:p>
          </table:table-cell>
          <table:table-cell office:value-type="float" office:value="2.8756302575000001" table:formula="of:=[.C368]/1000 * [.D368]*[.E368]/1000" table:style-name="ce1">
            <text:p>2,875630258</text:p>
          </table:table-cell>
          <table:table-cell table:number-columns-repeated="2" table:style-name="ce1"/>
          <table:table-cell office:value-type="float" office:value="0.17359534837890278" table:formula="of:=[.F368]-([.$J$3]*[.C368]/1000)" table:style-name="ce1">
            <text:p>0,173595348</text:p>
          </table:table-cell>
          <table:table-cell table:number-columns-repeated="16375"/>
        </table:table-row>
        <table:table-row table:style-name="ro3">
          <table:table-cell office:value-type="time" office:time-value="PT17H43M5S" table:style-name="ce4">
            <text:p>17:43:05</text:p>
          </table:table-cell>
          <table:table-cell office:value-type="time" office:time-value="PT17H43M6S" table:style-name="ce4">
            <text:p>17:43:0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14" table:style-name="ce1">
            <text:p>524,14</text:p>
          </table:table-cell>
          <table:table-cell office:value-type="float" office:value="2.8723920279999997" table:formula="of:=[.C369]/1000 * [.D369]*[.E369]/1000" table:style-name="ce1">
            <text:p>2,872392028</text:p>
          </table:table-cell>
          <table:table-cell table:number-columns-repeated="2" table:style-name="ce1"/>
          <table:table-cell office:value-type="float" office:value="0.17798280535807764" table:formula="of:=[.F369]-([.$J$3]*[.C369]/1000)" table:style-name="ce1">
            <text:p>0,177982805</text:p>
          </table:table-cell>
          <table:table-cell table:number-columns-repeated="16375"/>
        </table:table-row>
        <table:table-row table:style-name="ro3">
          <table:table-cell office:value-type="time" office:time-value="PT17H43M6S" table:style-name="ce4">
            <text:p>17:43:06</text:p>
          </table:table-cell>
          <table:table-cell office:value-type="time" office:time-value="PT17H43M7S" table:style-name="ce4">
            <text:p>17:43:07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0.79999999999995" table:style-name="ce1">
            <text:p>540,8</text:p>
          </table:table-cell>
          <table:table-cell office:value-type="float" office:value="2.9635407360000006" table:formula="of:=[.C370]/1000 * [.D370]*[.E370]/1000" table:style-name="ce1">
            <text:p>2,963540736</text:p>
          </table:table-cell>
          <table:table-cell table:number-columns-repeated="2" table:style-name="ce1"/>
          <table:table-cell office:value-type="float" office:value="0.2640477223719615" table:formula="of:=[.F370]-([.$J$3]*[.C370]/1000)" table:style-name="ce1">
            <text:p>0,264047722</text:p>
          </table:table-cell>
          <table:table-cell table:number-columns-repeated="16375"/>
        </table:table-row>
        <table:table-row table:style-name="ro3">
          <table:table-cell office:value-type="time" office:time-value="PT17H43M7S" table:style-name="ce4">
            <text:p>17:43:07</text:p>
          </table:table-cell>
          <table:table-cell office:value-type="time" office:time-value="PT17H43M8S" table:style-name="ce4">
            <text:p>17:43:0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1.54" table:style-name="ce1">
            <text:p>521,54</text:p>
          </table:table-cell>
          <table:table-cell office:value-type="float" office:value="2.8797144023999999" table:formula="of:=[.C371]/1000 * [.D371]*[.E371]/1000" table:style-name="ce1">
            <text:p>2,879714402</text:p>
          </table:table-cell>
          <table:table-cell table:number-columns-repeated="2" table:style-name="ce1"/>
          <table:table-cell office:value-type="float" office:value="0.1649700158136107" table:formula="of:=[.F371]-([.$J$3]*[.C371]/1000)" table:style-name="ce1">
            <text:p>0,164970016</text:p>
          </table:table-cell>
          <table:table-cell table:number-columns-repeated="16375"/>
        </table:table-row>
        <table:table-row table:style-name="ro3">
          <table:table-cell office:value-type="time" office:time-value="PT17H43M8S" table:style-name="ce4">
            <text:p>17:43:08</text:p>
          </table:table-cell>
          <table:table-cell office:value-type="time" office:time-value="PT17H43M10S" table:style-name="ce4">
            <text:p>17:43:1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36" table:style-name="ce1">
            <text:p>523,36</text:p>
          </table:table-cell>
          <table:table-cell office:value-type="float" office:value="2.8681174719999998" table:formula="of:=[.C372]/1000 * [.D372]*[.E372]/1000" table:style-name="ce1">
            <text:p>2,868117472</text:p>
          </table:table-cell>
          <table:table-cell table:number-columns-repeated="2" table:style-name="ce1"/>
          <table:table-cell office:value-type="float" office:value="0.17370824935807772" table:formula="of:=[.F372]-([.$J$3]*[.C372]/1000)" table:style-name="ce1">
            <text:p>0,173708249</text:p>
          </table:table-cell>
          <table:table-cell table:number-columns-repeated="16375"/>
        </table:table-row>
        <table:table-row table:style-name="ro3">
          <table:table-cell office:value-type="time" office:time-value="PT17H43M10S" table:style-name="ce4">
            <text:p>17:43:10</text:p>
          </table:table-cell>
          <table:table-cell office:value-type="time" office:time-value="PT17H43M11S" table:style-name="ce4">
            <text:p>17:43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04" table:style-name="ce1">
            <text:p>527,04</text:p>
          </table:table-cell>
          <table:table-cell office:value-type="float" office:value="2.8882846079999998" table:formula="of:=[.C373]/1000 * [.D373]*[.E373]/1000" table:style-name="ce1">
            <text:p>2,888284608</text:p>
          </table:table-cell>
          <table:table-cell table:number-columns-repeated="2" table:style-name="ce1"/>
          <table:table-cell office:value-type="float" office:value="0.19387538535807769" table:formula="of:=[.F373]-([.$J$3]*[.C373]/1000)" table:style-name="ce1">
            <text:p>0,193875385</text:p>
          </table:table-cell>
          <table:table-cell table:number-columns-repeated="16375"/>
        </table:table-row>
        <table:table-row table:style-name="ro3">
          <table:table-cell office:value-type="time" office:time-value="PT17H43M11S" table:style-name="ce4">
            <text:p>17:43:11</text:p>
          </table:table-cell>
          <table:table-cell office:value-type="time" office:time-value="PT17H43M12S" table:style-name="ce4">
            <text:p>17:43:1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9.59" table:style-name="ce1">
            <text:p>539,59</text:p>
          </table:table-cell>
          <table:table-cell office:value-type="float" office:value="2.9821682406999996" table:formula="of:=[.C374]/1000 * [.D374]*[.E374]/1000" table:style-name="ce1">
            <text:p>2,982168241</text:p>
          </table:table-cell>
          <table:table-cell table:number-columns-repeated="2" table:style-name="ce1"/>
          <table:table-cell office:value-type="float" office:value="0.26488195862055219" table:formula="of:=[.F374]-([.$J$3]*[.C374]/1000)" table:style-name="ce1">
            <text:p>0,264881959</text:p>
          </table:table-cell>
          <table:table-cell table:number-columns-repeated="16375"/>
        </table:table-row>
        <table:table-row table:style-name="ro3">
          <table:table-cell office:value-type="time" office:time-value="PT17H43M12S" table:style-name="ce4">
            <text:p>17:43:12</text:p>
          </table:table-cell>
          <table:table-cell office:value-type="time" office:time-value="PT17H43M13S" table:style-name="ce4">
            <text:p>17:43:1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3.36" table:style-name="ce1">
            <text:p>533,36</text:p>
          </table:table-cell>
          <table:table-cell office:value-type="float" office:value="2.9201620007999995" table:formula="of:=[.C375]/1000 * [.D375]*[.E375]/1000" table:style-name="ce1">
            <text:p>2,920162001</text:p>
          </table:table-cell>
          <table:table-cell table:number-columns-repeated="2" table:style-name="ce1"/>
          <table:table-cell office:value-type="float" office:value="0.22829467365113576" table:formula="of:=[.F375]-([.$J$3]*[.C375]/1000)" table:style-name="ce1">
            <text:p>0,228294674</text:p>
          </table:table-cell>
          <table:table-cell table:number-columns-repeated="16375"/>
        </table:table-row>
        <table:table-row table:style-name="ro3">
          <table:table-cell office:value-type="time" office:time-value="PT17H43M13S" table:style-name="ce4">
            <text:p>17:43:13</text:p>
          </table:table-cell>
          <table:table-cell office:value-type="time" office:time-value="PT17H43M14S" table:style-name="ce4">
            <text:p>17:43:14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40.11" table:style-name="ce1">
            <text:p>540,11</text:p>
          </table:table-cell>
          <table:table-cell office:value-type="float" office:value="2.9571184532999997" table:formula="of:=[.C376]/1000 * [.D376]*[.E376]/1000" table:style-name="ce1">
            <text:p>2,957118453</text:p>
          </table:table-cell>
          <table:table-cell table:number-columns-repeated="2" table:style-name="ce1"/>
          <table:table-cell office:value-type="float" office:value="0.26525112615113589" table:formula="of:=[.F376]-([.$J$3]*[.C376]/1000)" table:style-name="ce1">
            <text:p>0,265251126</text:p>
          </table:table-cell>
          <table:table-cell table:number-columns-repeated="16375"/>
        </table:table-row>
        <table:table-row table:style-name="ro3">
          <table:table-cell office:value-type="time" office:time-value="PT17H43M14S" table:style-name="ce4">
            <text:p>17:43:14</text:p>
          </table:table-cell>
          <table:table-cell office:value-type="time" office:time-value="PT17H43M15S" table:style-name="ce4">
            <text:p>17:43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22" table:style-name="ce1">
            <text:p>533,22</text:p>
          </table:table-cell>
          <table:table-cell office:value-type="float" office:value="2.9221522440000003" table:formula="of:=[.C377]/1000 * [.D377]*[.E377]/1000" table:style-name="ce1">
            <text:p>2,922152244</text:p>
          </table:table-cell>
          <table:table-cell table:number-columns-repeated="2" table:style-name="ce1"/>
          <table:table-cell office:value-type="float" office:value="0.22774302135807822" table:formula="of:=[.F377]-([.$J$3]*[.C377]/1000)" table:style-name="ce1">
            <text:p>0,227743021</text:p>
          </table:table-cell>
          <table:table-cell table:number-columns-repeated="16375"/>
        </table:table-row>
        <table:table-row table:style-name="ro3">
          <table:table-cell office:value-type="time" office:time-value="PT17H43M15S" table:style-name="ce4">
            <text:p>17:43:15</text:p>
          </table:table-cell>
          <table:table-cell office:value-type="time" office:time-value="PT17H43M16S" table:style-name="ce4">
            <text:p>17:43:1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75" table:style-name="ce1">
            <text:p>541,75</text:p>
          </table:table-cell>
          <table:table-cell office:value-type="float" office:value="2.9688983499999999" table:formula="of:=[.C378]/1000 * [.D378]*[.E378]/1000" table:style-name="ce1">
            <text:p>2,96889835</text:p>
          </table:table-cell>
          <table:table-cell table:number-columns-repeated="2" table:style-name="ce1"/>
          <table:table-cell office:value-type="float" office:value="0.27448912735807784" table:formula="of:=[.F378]-([.$J$3]*[.C378]/1000)" table:style-name="ce1">
            <text:p>0,274489127</text:p>
          </table:table-cell>
          <table:table-cell table:number-columns-repeated="16375"/>
        </table:table-row>
        <table:table-row table:style-name="ro3">
          <table:table-cell office:value-type="time" office:time-value="PT17H43M16S" table:style-name="ce4">
            <text:p>17:43:16</text:p>
          </table:table-cell>
          <table:table-cell office:value-type="time" office:time-value="PT17H43M17S" table:style-name="ce4">
            <text:p>17:43:1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6.11" table:style-name="ce1">
            <text:p>536,11</text:p>
          </table:table-cell>
          <table:table-cell office:value-type="float" office:value="2.9407617106999999" table:formula="of:=[.C379]/1000 * [.D379]*[.E379]/1000" table:style-name="ce1">
            <text:p>2,940761711</text:p>
          </table:table-cell>
          <table:table-cell table:number-columns-repeated="2" table:style-name="ce1"/>
          <table:table-cell office:value-type="float" office:value="0.24381059256501958" table:formula="of:=[.F379]-([.$J$3]*[.C379]/1000)" table:style-name="ce1">
            <text:p>0,243810593</text:p>
          </table:table-cell>
          <table:table-cell table:number-columns-repeated="16375"/>
        </table:table-row>
        <table:table-row table:style-name="ro3">
          <table:table-cell office:value-type="time" office:time-value="PT17H43M17S" table:style-name="ce4">
            <text:p>17:43:17</text:p>
          </table:table-cell>
          <table:table-cell office:value-type="time" office:time-value="PT17H43M18S" table:style-name="ce4">
            <text:p>17:43:1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36" table:style-name="ce1">
            <text:p>528,36</text:p>
          </table:table-cell>
          <table:table-cell office:value-type="float" office:value="2.895518472" table:formula="of:=[.C380]/1000 * [.D380]*[.E380]/1000" table:style-name="ce1">
            <text:p>2,895518472</text:p>
          </table:table-cell>
          <table:table-cell table:number-columns-repeated="2" table:style-name="ce1"/>
          <table:table-cell office:value-type="float" office:value="0.20110924935807795" table:formula="of:=[.F380]-([.$J$3]*[.C380]/1000)" table:style-name="ce1">
            <text:p>0,201109249</text:p>
          </table:table-cell>
          <table:table-cell table:number-columns-repeated="16375"/>
        </table:table-row>
        <table:table-row table:style-name="ro3">
          <table:table-cell office:value-type="time" office:time-value="PT17H43M18S" table:style-name="ce4">
            <text:p>17:43:18</text:p>
          </table:table-cell>
          <table:table-cell office:value-type="time" office:time-value="PT17H43M19S" table:style-name="ce4">
            <text:p>17:43:19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52.07000000000005" table:style-name="ce1">
            <text:p>552,07</text:p>
          </table:table-cell>
          <table:table-cell office:value-type="float" office:value="3.0196020720000005" table:formula="of:=[.C381]/1000 * [.D381]*[.E381]/1000" table:style-name="ce1">
            <text:p>3,019602072</text:p>
          </table:table-cell>
          <table:table-cell table:number-columns-repeated="2" table:style-name="ce1"/>
          <table:table-cell office:value-type="float" office:value="0.32519284935807846" table:formula="of:=[.F381]-([.$J$3]*[.C381]/1000)" table:style-name="ce1">
            <text:p>0,325192849</text:p>
          </table:table-cell>
          <table:table-cell table:number-columns-repeated="16375"/>
        </table:table-row>
        <table:table-row table:style-name="ro3">
          <table:table-cell office:value-type="time" office:time-value="PT17H43M19S" table:style-name="ce4">
            <text:p>17:43:19</text:p>
          </table:table-cell>
          <table:table-cell office:value-type="time" office:time-value="PT17H43M20S" table:style-name="ce4">
            <text:p>17:43:2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9.05999999999995" table:style-name="ce1">
            <text:p>529,06</text:p>
          </table:table-cell>
          <table:table-cell office:value-type="float" office:value="2.8966193717999995" table:formula="of:=[.C382]/1000 * [.D382]*[.E382]/1000" table:style-name="ce1">
            <text:p>2,896619372</text:p>
          </table:table-cell>
          <table:table-cell table:number-columns-repeated="2" table:style-name="ce1"/>
          <table:table-cell office:value-type="float" office:value="0.20475204465113572" table:formula="of:=[.F382]-([.$J$3]*[.C382]/1000)" table:style-name="ce1">
            <text:p>0,204752045</text:p>
          </table:table-cell>
          <table:table-cell table:number-columns-repeated="16375"/>
        </table:table-row>
        <table:table-row table:style-name="ro3">
          <table:table-cell office:value-type="time" office:time-value="PT17H43M20S" table:style-name="ce4">
            <text:p>17:43:20</text:p>
          </table:table-cell>
          <table:table-cell office:value-type="time" office:time-value="PT17H43M21S" table:style-name="ce4">
            <text:p>17:43:21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23.52" table:style-name="ce1">
            <text:p>523,52</text:p>
          </table:table-cell>
          <table:table-cell office:value-type="float" office:value="2.8635811071999999" table:formula="of:=[.C383]/1000 * [.D383]*[.E383]/1000" table:style-name="ce1">
            <text:p>2,863581107</text:p>
          </table:table-cell>
          <table:table-cell table:number-columns-repeated="2" table:style-name="ce1"/>
          <table:table-cell office:value-type="float" office:value="0.17425567554419485" table:formula="of:=[.F383]-([.$J$3]*[.C383]/1000)" table:style-name="ce1">
            <text:p>0,174255676</text:p>
          </table:table-cell>
          <table:table-cell table:number-columns-repeated="16375"/>
        </table:table-row>
        <table:table-row table:style-name="ro3">
          <table:table-cell office:value-type="time" office:time-value="PT17H43M21S" table:style-name="ce4">
            <text:p>17:43:21</text:p>
          </table:table-cell>
          <table:table-cell office:value-type="time" office:time-value="PT17H43M23S" table:style-name="ce4">
            <text:p>17:43:23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22.41999999999996" table:style-name="ce1">
            <text:p>522,42</text:p>
          </table:table-cell>
          <table:table-cell office:value-type="float" office:value="2.8791715523999994" table:formula="of:=[.C384]/1000 * [.D384]*[.E384]/1000" table:style-name="ce1">
            <text:p>2,879171552</text:p>
          </table:table-cell>
          <table:table-cell table:number-columns-repeated="2" table:style-name="ce1"/>
          <table:table-cell office:value-type="float" office:value="0.16951095679972683" table:formula="of:=[.F384]-([.$J$3]*[.C384]/1000)" table:style-name="ce1">
            <text:p>0,169510957</text:p>
          </table:table-cell>
          <table:table-cell table:number-columns-repeated="16375"/>
        </table:table-row>
        <table:table-row table:style-name="ro3">
          <table:table-cell office:value-type="time" office:time-value="PT17H43M23S" table:style-name="ce4">
            <text:p>17:43:23</text:p>
          </table:table-cell>
          <table:table-cell office:value-type="time" office:time-value="PT17H43M24S" table:style-name="ce4">
            <text:p>17:43:2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8.24" table:style-name="ce1">
            <text:p>548,24</text:p>
          </table:table-cell>
          <table:table-cell office:value-type="float" office:value="3.0043113408000002" table:formula="of:=[.C385]/1000 * [.D385]*[.E385]/1000" table:style-name="ce1">
            <text:p>3,004311341</text:p>
          </table:table-cell>
          <table:table-cell table:number-columns-repeated="2" table:style-name="ce1"/>
          <table:table-cell office:value-type="float" office:value="0.30481832717196111" table:formula="of:=[.F385]-([.$J$3]*[.C385]/1000)" table:style-name="ce1">
            <text:p>0,304818327</text:p>
          </table:table-cell>
          <table:table-cell table:number-columns-repeated="16375"/>
        </table:table-row>
        <table:table-row table:style-name="ro3">
          <table:table-cell office:value-type="time" office:time-value="PT17H43M24S" table:style-name="ce4">
            <text:p>17:43:24</text:p>
          </table:table-cell>
          <table:table-cell office:value-type="time" office:time-value="PT17H43M25S" table:style-name="ce4">
            <text:p>17:43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25" table:style-name="ce1">
            <text:p>524,25</text:p>
          </table:table-cell>
          <table:table-cell office:value-type="float" office:value="2.87299485" table:formula="of:=[.C386]/1000 * [.D386]*[.E386]/1000" table:style-name="ce1">
            <text:p>2,87299485</text:p>
          </table:table-cell>
          <table:table-cell table:number-columns-repeated="2" table:style-name="ce1"/>
          <table:table-cell office:value-type="float" office:value="0.17858562735807793" table:formula="of:=[.F386]-([.$J$3]*[.C386]/1000)" table:style-name="ce1">
            <text:p>0,178585627</text:p>
          </table:table-cell>
          <table:table-cell table:number-columns-repeated="16375"/>
        </table:table-row>
        <table:table-row table:style-name="ro3">
          <table:table-cell office:value-type="time" office:time-value="PT17H43M25S" table:style-name="ce4">
            <text:p>17:43:25</text:p>
          </table:table-cell>
          <table:table-cell office:value-type="time" office:time-value="PT17H43M26S" table:style-name="ce4">
            <text:p>17:43:2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18.32000000000005" table:style-name="ce1">
            <text:p>518,32</text:p>
          </table:table-cell>
          <table:table-cell office:value-type="float" office:value="2.8485364072000001" table:formula="of:=[.C387]/1000 * [.D387]*[.E387]/1000" table:style-name="ce1">
            <text:p>2,848536407</text:p>
          </table:table-cell>
          <table:table-cell table:number-columns-repeated="2" table:style-name="ce1"/>
          <table:table-cell office:value-type="float" office:value="0.14650149807890278" table:formula="of:=[.F387]-([.$J$3]*[.C387]/1000)" table:style-name="ce1">
            <text:p>0,146501498</text:p>
          </table:table-cell>
          <table:table-cell table:number-columns-repeated="16375"/>
        </table:table-row>
        <table:table-row table:style-name="ro3">
          <table:table-cell office:value-type="time" office:time-value="PT17H43M26S" table:style-name="ce4">
            <text:p>17:43:26</text:p>
          </table:table-cell>
          <table:table-cell office:value-type="time" office:time-value="PT17H43M27S" table:style-name="ce4">
            <text:p>17:43:2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7.84" table:style-name="ce1">
            <text:p>527,84</text:p>
          </table:table-cell>
          <table:table-cell office:value-type="float" office:value="2.8953977008000003" table:formula="of:=[.C388]/1000 * [.D388]*[.E388]/1000" table:style-name="ce1">
            <text:p>2,895397701</text:p>
          </table:table-cell>
          <table:table-cell table:number-columns-repeated="2" table:style-name="ce1"/>
          <table:table-cell office:value-type="float" office:value="0.19844658266501991" table:formula="of:=[.F388]-([.$J$3]*[.C388]/1000)" table:style-name="ce1">
            <text:p>0,198446583</text:p>
          </table:table-cell>
          <table:table-cell table:number-columns-repeated="16375"/>
        </table:table-row>
        <table:table-row table:style-name="ro3">
          <table:table-cell office:value-type="time" office:time-value="PT17H43M27S" table:style-name="ce4">
            <text:p>17:43:27</text:p>
          </table:table-cell>
          <table:table-cell office:value-type="time" office:time-value="PT17H43M28S" table:style-name="ce4">
            <text:p>17:43:2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8.17999999999995" table:style-name="ce1">
            <text:p>558,18</text:p>
          </table:table-cell>
          <table:table-cell office:value-type="float" office:value="3.0674223719999993" table:formula="of:=[.C389]/1000 * [.D389]*[.E389]/1000" table:style-name="ce1">
            <text:p>3,067422372</text:p>
          </table:table-cell>
          <table:table-cell table:number-columns-repeated="2" table:style-name="ce1"/>
          <table:table-cell office:value-type="float" office:value="0.36030367189278545" table:formula="of:=[.F389]-([.$J$3]*[.C389]/1000)" table:style-name="ce1">
            <text:p>0,360303672</text:p>
          </table:table-cell>
          <table:table-cell table:number-columns-repeated="16375"/>
        </table:table-row>
        <table:table-row table:style-name="ro3">
          <table:table-cell office:value-type="time" office:time-value="PT17H43M28S" table:style-name="ce4">
            <text:p>17:43:28</text:p>
          </table:table-cell>
          <table:table-cell office:value-type="time" office:time-value="PT17H43M29S" table:style-name="ce4">
            <text:p>17:43:2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4.85" table:style-name="ce1">
            <text:p>524,85</text:p>
          </table:table-cell>
          <table:table-cell office:value-type="float" office:value="2.8952772915000002" table:formula="of:=[.C390]/1000 * [.D390]*[.E390]/1000" table:style-name="ce1">
            <text:p>2,895277292</text:p>
          </table:table-cell>
          <table:table-cell table:number-columns-repeated="2" table:style-name="ce1"/>
          <table:table-cell office:value-type="float" office:value="0.18307480040666935" table:formula="of:=[.F390]-([.$J$3]*[.C390]/1000)" table:style-name="ce1">
            <text:p>0,1830748</text:p>
          </table:table-cell>
          <table:table-cell table:number-columns-repeated="16375"/>
        </table:table-row>
        <table:table-row table:style-name="ro3">
          <table:table-cell office:value-type="time" office:time-value="PT17H43M29S" table:style-name="ce4">
            <text:p>17:43:29</text:p>
          </table:table-cell>
          <table:table-cell office:value-type="time" office:time-value="PT17H43M30S" table:style-name="ce4">
            <text:p>17:43:3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9.29999999999995" table:style-name="ce1">
            <text:p>519,3</text:p>
          </table:table-cell>
          <table:table-cell office:value-type="float" office:value="2.8431830789999997" table:formula="of:=[.C391]/1000 * [.D391]*[.E391]/1000" table:style-name="ce1">
            <text:p>2,843183079</text:p>
          </table:table-cell>
          <table:table-cell table:number-columns-repeated="2" table:style-name="ce1"/>
          <table:table-cell office:value-type="float" office:value="0.15131575185113588" table:formula="of:=[.F391]-([.$J$3]*[.C391]/1000)" table:style-name="ce1">
            <text:p>0,151315752</text:p>
          </table:table-cell>
          <table:table-cell table:number-columns-repeated="16375"/>
        </table:table-row>
        <table:table-row table:style-name="ro3">
          <table:table-cell office:value-type="time" office:time-value="PT17H43M30S" table:style-name="ce4">
            <text:p>17:43:30</text:p>
          </table:table-cell>
          <table:table-cell office:value-type="time" office:time-value="PT17H43M31S" table:style-name="ce4">
            <text:p>17:43:3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88" table:style-name="ce1">
            <text:p>524,88</text:p>
          </table:table-cell>
          <table:table-cell office:value-type="float" office:value="2.8764473760000002" table:formula="of:=[.C392]/1000 * [.D392]*[.E392]/1000" table:style-name="ce1">
            <text:p>2,876447376</text:p>
          </table:table-cell>
          <table:table-cell table:number-columns-repeated="2" table:style-name="ce1"/>
          <table:table-cell office:value-type="float" office:value="0.18203815335807816" table:formula="of:=[.F392]-([.$J$3]*[.C392]/1000)" table:style-name="ce1">
            <text:p>0,182038153</text:p>
          </table:table-cell>
          <table:table-cell table:number-columns-repeated="16375"/>
        </table:table-row>
        <table:table-row table:style-name="ro3">
          <table:table-cell office:value-type="time" office:time-value="PT17H43M31S" table:style-name="ce4">
            <text:p>17:43:31</text:p>
          </table:table-cell>
          <table:table-cell office:value-type="time" office:time-value="PT17H43M32S" table:style-name="ce4">
            <text:p>17:43:3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5.69000000000005" table:style-name="ce1">
            <text:p>555,69</text:p>
          </table:table-cell>
          <table:table-cell office:value-type="float" office:value="3.0680756280000003" table:formula="of:=[.C393]/1000 * [.D393]*[.E393]/1000" table:style-name="ce1">
            <text:p>3,068075628</text:p>
          </table:table-cell>
          <table:table-cell table:number-columns-repeated="2" table:style-name="ce1"/>
          <table:table-cell office:value-type="float" office:value="0.34824745042749417" table:formula="of:=[.F393]-([.$J$3]*[.C393]/1000)" table:style-name="ce1">
            <text:p>0,34824745</text:p>
          </table:table-cell>
          <table:table-cell table:number-columns-repeated="16375"/>
        </table:table-row>
        <table:table-row table:style-name="ro3">
          <table:table-cell office:value-type="time" office:time-value="PT17H43M32S" table:style-name="ce4">
            <text:p>17:43:32</text:p>
          </table:table-cell>
          <table:table-cell office:value-type="time" office:time-value="PT17H43M33S" table:style-name="ce4">
            <text:p>17:43:3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91" table:style-name="ce1">
            <text:p>521,91</text:p>
          </table:table-cell>
          <table:table-cell office:value-type="float" office:value="2.8601711819999998" table:formula="of:=[.C394]/1000 * [.D394]*[.E394]/1000" table:style-name="ce1">
            <text:p>2,860171182</text:p>
          </table:table-cell>
          <table:table-cell table:number-columns-repeated="2" table:style-name="ce1"/>
          <table:table-cell office:value-type="float" office:value="0.16576195935807769" table:formula="of:=[.F394]-([.$J$3]*[.C394]/1000)" table:style-name="ce1">
            <text:p>0,165761959</text:p>
          </table:table-cell>
          <table:table-cell table:number-columns-repeated="16375"/>
        </table:table-row>
        <table:table-row table:style-name="ro3">
          <table:table-cell office:value-type="time" office:time-value="PT17H43M33S" table:style-name="ce4">
            <text:p>17:43:33</text:p>
          </table:table-cell>
          <table:table-cell office:value-type="time" office:time-value="PT17H43M34S" table:style-name="ce4">
            <text:p>17:43:3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83000000000004" table:style-name="ce1">
            <text:p>521,83</text:p>
          </table:table-cell>
          <table:table-cell office:value-type="float" office:value="2.859732766" table:formula="of:=[.C395]/1000 * [.D395]*[.E395]/1000" table:style-name="ce1">
            <text:p>2,859732766</text:p>
          </table:table-cell>
          <table:table-cell table:number-columns-repeated="2" table:style-name="ce1"/>
          <table:table-cell office:value-type="float" office:value="0.16532354335807797" table:formula="of:=[.F395]-([.$J$3]*[.C395]/1000)" table:style-name="ce1">
            <text:p>0,165323543</text:p>
          </table:table-cell>
          <table:table-cell table:number-columns-repeated="16375"/>
        </table:table-row>
        <table:table-row table:style-name="ro3">
          <table:table-cell office:value-type="time" office:time-value="PT17H43M34S" table:style-name="ce4">
            <text:p>17:43:34</text:p>
          </table:table-cell>
          <table:table-cell office:value-type="time" office:time-value="PT17H43M36S" table:style-name="ce4">
            <text:p>17:43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79999999999995" table:style-name="ce1">
            <text:p>526,8</text:p>
          </table:table-cell>
          <table:table-cell office:value-type="float" office:value="2.8869693599999997" table:formula="of:=[.C396]/1000 * [.D396]*[.E396]/1000" table:style-name="ce1">
            <text:p>2,88696936</text:p>
          </table:table-cell>
          <table:table-cell table:number-columns-repeated="2" table:style-name="ce1"/>
          <table:table-cell office:value-type="float" office:value="0.19256013735807764" table:formula="of:=[.F396]-([.$J$3]*[.C396]/1000)" table:style-name="ce1">
            <text:p>0,192560137</text:p>
          </table:table-cell>
          <table:table-cell table:number-columns-repeated="16375"/>
        </table:table-row>
        <table:table-row table:style-name="ro3">
          <table:table-cell office:value-type="time" office:time-value="PT17H43M36S" table:style-name="ce4">
            <text:p>17:43:36</text:p>
          </table:table-cell>
          <table:table-cell office:value-type="time" office:time-value="PT17H43M37S" table:style-name="ce4">
            <text:p>17:43:37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3.41999999999996" table:style-name="ce1">
            <text:p>513,42</text:p>
          </table:table-cell>
          <table:table-cell office:value-type="float" office:value="2.8109899025999994" table:formula="of:=[.C397]/1000 * [.D397]*[.E397]/1000" table:style-name="ce1">
            <text:p>2,810989903</text:p>
          </table:table-cell>
          <table:table-cell table:number-columns-repeated="2" table:style-name="ce1"/>
          <table:table-cell office:value-type="float" office:value="0.11912257545113558" table:formula="of:=[.F397]-([.$J$3]*[.C397]/1000)" table:style-name="ce1">
            <text:p>0,119122575</text:p>
          </table:table-cell>
          <table:table-cell table:number-columns-repeated="16375"/>
        </table:table-row>
        <table:table-row table:style-name="ro3">
          <table:table-cell office:value-type="time" office:time-value="PT17H43M37S" table:style-name="ce4">
            <text:p>17:43:37</text:p>
          </table:table-cell>
          <table:table-cell office:value-type="time" office:time-value="PT17H43M38S" table:style-name="ce4">
            <text:p>17:43:3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57000000000005" table:style-name="ce1">
            <text:p>522,57</text:p>
          </table:table-cell>
          <table:table-cell office:value-type="float" office:value="2.8637881140000006" table:formula="of:=[.C398]/1000 * [.D398]*[.E398]/1000" table:style-name="ce1">
            <text:p>2,863788114</text:p>
          </table:table-cell>
          <table:table-cell table:number-columns-repeated="2" table:style-name="ce1"/>
          <table:table-cell office:value-type="float" office:value="0.16937889135807849" table:formula="of:=[.F398]-([.$J$3]*[.C398]/1000)" table:style-name="ce1">
            <text:p>0,169378891</text:p>
          </table:table-cell>
          <table:table-cell table:number-columns-repeated="16375"/>
        </table:table-row>
        <table:table-row table:style-name="ro3">
          <table:table-cell office:value-type="time" office:time-value="PT17H43M38S" table:style-name="ce4">
            <text:p>17:43:38</text:p>
          </table:table-cell>
          <table:table-cell office:value-type="time" office:time-value="PT17H43M39S" table:style-name="ce4">
            <text:p>17:43:3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09" table:style-name="ce1">
            <text:p>530,09</text:p>
          </table:table-cell>
          <table:table-cell office:value-type="float" office:value="2.9049992179999999" table:formula="of:=[.C399]/1000 * [.D399]*[.E399]/1000" table:style-name="ce1">
            <text:p>2,904999218</text:p>
          </table:table-cell>
          <table:table-cell table:number-columns-repeated="2" table:style-name="ce1"/>
          <table:table-cell office:value-type="float" office:value="0.21058999535807787" table:formula="of:=[.F399]-([.$J$3]*[.C399]/1000)" table:style-name="ce1">
            <text:p>0,210589995</text:p>
          </table:table-cell>
          <table:table-cell table:number-columns-repeated="16375"/>
        </table:table-row>
        <table:table-row table:style-name="ro3">
          <table:table-cell office:value-type="time" office:time-value="PT17H43M39S" table:style-name="ce4">
            <text:p>17:43:39</text:p>
          </table:table-cell>
          <table:table-cell office:value-type="time" office:time-value="PT17H43M40S" table:style-name="ce4">
            <text:p>17:43:4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0.44000000000005" table:style-name="ce1">
            <text:p>520,44</text:p>
          </table:table-cell>
          <table:table-cell office:value-type="float" office:value="2.8655686619999998" table:formula="of:=[.C400]/1000 * [.D400]*[.E400]/1000" table:style-name="ce1">
            <text:p>2,865568662</text:p>
          </table:table-cell>
          <table:table-cell table:number-columns-repeated="2" table:style-name="ce1"/>
          <table:table-cell office:value-type="float" office:value="0.15844996189278593" table:formula="of:=[.F400]-([.$J$3]*[.C400]/1000)" table:style-name="ce1">
            <text:p>0,158449962</text:p>
          </table:table-cell>
          <table:table-cell table:number-columns-repeated="16375"/>
        </table:table-row>
        <table:table-row table:style-name="ro3">
          <table:table-cell office:value-type="time" office:time-value="PT17H43M40S" table:style-name="ce4">
            <text:p>17:43:40</text:p>
          </table:table-cell>
          <table:table-cell office:value-type="time" office:time-value="PT17H43M41S" table:style-name="ce4">
            <text:p>17:43:4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07.09" table:style-name="ce1">
            <text:p>507,09</text:p>
          </table:table-cell>
          <table:table-cell office:value-type="float" office:value="2.7789546179999998" table:formula="of:=[.C401]/1000 * [.D401]*[.E401]/1000" table:style-name="ce1">
            <text:p>2,778954618</text:p>
          </table:table-cell>
          <table:table-cell table:number-columns-repeated="2" table:style-name="ce1"/>
          <table:table-cell office:value-type="float" office:value="8.4545395358077702E-2" table:formula="of:=[.F401]-([.$J$3]*[.C401]/1000)" table:style-name="ce1">
            <text:p>0,084545395</text:p>
          </table:table-cell>
          <table:table-cell table:number-columns-repeated="16375"/>
        </table:table-row>
        <table:table-row table:style-name="ro3">
          <table:table-cell office:value-type="time" office:time-value="PT17H43M41S" table:style-name="ce4">
            <text:p>17:43:41</text:p>
          </table:table-cell>
          <table:table-cell office:value-type="time" office:time-value="PT17H43M42S" table:style-name="ce4">
            <text:p>17:43:4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4.98" table:style-name="ce1">
            <text:p>514,98</text:p>
          </table:table-cell>
          <table:table-cell office:value-type="float" office:value="2.8221933960000003" table:formula="of:=[.C402]/1000 * [.D402]*[.E402]/1000" table:style-name="ce1">
            <text:p>2,822193396</text:p>
          </table:table-cell>
          <table:table-cell table:number-columns-repeated="2" table:style-name="ce1"/>
          <table:table-cell office:value-type="float" office:value="0.12778417335807823" table:formula="of:=[.F402]-([.$J$3]*[.C402]/1000)" table:style-name="ce1">
            <text:p>0,127784173</text:p>
          </table:table-cell>
          <table:table-cell table:number-columns-repeated="16375"/>
        </table:table-row>
        <table:table-row table:style-name="ro3">
          <table:table-cell office:value-type="time" office:time-value="PT17H43M42S" table:style-name="ce4">
            <text:p>17:43:42</text:p>
          </table:table-cell>
          <table:table-cell office:value-type="time" office:time-value="PT17H43M43S" table:style-name="ce4">
            <text:p>17:43:43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7.02" table:style-name="ce1">
            <text:p>527,02</text:p>
          </table:table-cell>
          <table:table-cell office:value-type="float" office:value="2.9126972445999995" table:formula="of:=[.C403]/1000 * [.D403]*[.E403]/1000" table:style-name="ce1">
            <text:p>2,912697245</text:p>
          </table:table-cell>
          <table:table-cell table:number-columns-repeated="2" table:style-name="ce1"/>
          <table:table-cell office:value-type="float" office:value="0.19541096252055201" table:formula="of:=[.F403]-([.$J$3]*[.C403]/1000)" table:style-name="ce1">
            <text:p>0,195410963</text:p>
          </table:table-cell>
          <table:table-cell table:number-columns-repeated="16375"/>
        </table:table-row>
        <table:table-row table:style-name="ro3">
          <table:table-cell office:value-type="time" office:time-value="PT17H43M43S" table:style-name="ce4">
            <text:p>17:43:43</text:p>
          </table:table-cell>
          <table:table-cell office:value-type="time" office:time-value="PT17H43M44S" table:style-name="ce4">
            <text:p>17:43:4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4" table:style-name="ce1">
            <text:p>534</text:p>
          </table:table-cell>
          <table:table-cell office:value-type="float" office:value="2.9347091399999998" table:formula="of:=[.C404]/1000 * [.D404]*[.E404]/1000" table:style-name="ce1">
            <text:p>2,93470914</text:p>
          </table:table-cell>
          <table:table-cell table:number-columns-repeated="2" table:style-name="ce1"/>
          <table:table-cell office:value-type="float" office:value="0.23267423087890249" table:formula="of:=[.F404]-([.$J$3]*[.C404]/1000)" table:style-name="ce1">
            <text:p>0,232674231</text:p>
          </table:table-cell>
          <table:table-cell table:number-columns-repeated="16375"/>
        </table:table-row>
        <table:table-row table:style-name="ro3">
          <table:table-cell office:value-type="time" office:time-value="PT17H43M44S" table:style-name="ce4">
            <text:p>17:43:44</text:p>
          </table:table-cell>
          <table:table-cell office:value-type="time" office:time-value="PT17H43M45S" table:style-name="ce4">
            <text:p>17:43:4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09.13" table:style-name="ce1">
            <text:p>509,13</text:p>
          </table:table-cell>
          <table:table-cell office:value-type="float" office:value="2.7901342260000002" table:formula="of:=[.C405]/1000 * [.D405]*[.E405]/1000" table:style-name="ce1">
            <text:p>2,790134226</text:p>
          </table:table-cell>
          <table:table-cell table:number-columns-repeated="2" table:style-name="ce1"/>
          <table:table-cell office:value-type="float" office:value="9.5725003358078098E-2" table:formula="of:=[.F405]-([.$J$3]*[.C405]/1000)" table:style-name="ce1">
            <text:p>0,095725003</text:p>
          </table:table-cell>
          <table:table-cell table:number-columns-repeated="16375"/>
        </table:table-row>
        <table:table-row table:style-name="ro3">
          <table:table-cell office:value-type="time" office:time-value="PT17H43M45S" table:style-name="ce4">
            <text:p>17:43:45</text:p>
          </table:table-cell>
          <table:table-cell office:value-type="time" office:time-value="PT17H43M46S" table:style-name="ce4">
            <text:p>17:43:4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3.86" table:style-name="ce1">
            <text:p>523,86</text:p>
          </table:table-cell>
          <table:table-cell office:value-type="float" office:value="2.8925244216000001" table:formula="of:=[.C406]/1000 * [.D406]*[.E406]/1000" table:style-name="ce1">
            <text:p>2,892524422</text:p>
          </table:table-cell>
          <table:table-cell table:number-columns-repeated="2" table:style-name="ce1"/>
          <table:table-cell office:value-type="float" office:value="0.17778003501361095" table:formula="of:=[.F406]-([.$J$3]*[.C406]/1000)" table:style-name="ce1">
            <text:p>0,177780035</text:p>
          </table:table-cell>
          <table:table-cell table:number-columns-repeated="16375"/>
        </table:table-row>
        <table:table-row table:style-name="ro3">
          <table:table-cell office:value-type="time" office:time-value="PT17H43M46S" table:style-name="ce4">
            <text:p>17:43:46</text:p>
          </table:table-cell>
          <table:table-cell office:value-type="time" office:time-value="PT17H43M47S" table:style-name="ce4">
            <text:p>17:43:4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22" table:style-name="ce1">
            <text:p>526,22</text:p>
          </table:table-cell>
          <table:table-cell office:value-type="float" office:value="2.883790844" table:formula="of:=[.C407]/1000 * [.D407]*[.E407]/1000" table:style-name="ce1">
            <text:p>2,883790844</text:p>
          </table:table-cell>
          <table:table-cell table:number-columns-repeated="2" table:style-name="ce1"/>
          <table:table-cell office:value-type="float" office:value="0.1893816213580779" table:formula="of:=[.F407]-([.$J$3]*[.C407]/1000)" table:style-name="ce1">
            <text:p>0,189381621</text:p>
          </table:table-cell>
          <table:table-cell table:number-columns-repeated="16375"/>
        </table:table-row>
        <table:table-row table:style-name="ro3">
          <table:table-cell office:value-type="time" office:time-value="PT17H43M47S" table:style-name="ce4">
            <text:p>17:43:47</text:p>
          </table:table-cell>
          <table:table-cell office:value-type="time" office:time-value="PT17H43M49S" table:style-name="ce4">
            <text:p>17:43:4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37" table:style-name="ce1">
            <text:p>537,37</text:p>
          </table:table-cell>
          <table:table-cell office:value-type="float" office:value="2.9476732768999998" table:formula="of:=[.C408]/1000 * [.D408]*[.E408]/1000" table:style-name="ce1">
            <text:p>2,947673277</text:p>
          </table:table-cell>
          <table:table-cell table:number-columns-repeated="2" table:style-name="ce1"/>
          <table:table-cell office:value-type="float" office:value="0.25072215876501946" table:formula="of:=[.F408]-([.$J$3]*[.C408]/1000)" table:style-name="ce1">
            <text:p>0,250722159</text:p>
          </table:table-cell>
          <table:table-cell table:number-columns-repeated="16375"/>
        </table:table-row>
        <table:table-row table:style-name="ro3">
          <table:table-cell office:value-type="time" office:time-value="PT17H43M49S" table:style-name="ce4">
            <text:p>17:43:49</text:p>
          </table:table-cell>
          <table:table-cell office:value-type="time" office:time-value="PT17H43M50S" table:style-name="ce4">
            <text:p>17:43:50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1.79999999999995" table:style-name="ce1">
            <text:p>521,8</text:p>
          </table:table-cell>
          <table:table-cell office:value-type="float" office:value="2.8811500079999997" table:formula="of:=[.C409]/1000 * [.D409]*[.E409]/1000" table:style-name="ce1">
            <text:p>2,881150008</text:p>
          </table:table-cell>
          <table:table-cell table:number-columns-repeated="2" table:style-name="ce1"/>
          <table:table-cell office:value-type="float" office:value="0.16640562141361048" table:formula="of:=[.F409]-([.$J$3]*[.C409]/1000)" table:style-name="ce1">
            <text:p>0,166405621</text:p>
          </table:table-cell>
          <table:table-cell table:number-columns-repeated="16375"/>
        </table:table-row>
        <table:table-row table:style-name="ro3">
          <table:table-cell office:value-type="time" office:time-value="PT17H43M50S" table:style-name="ce4">
            <text:p>17:43:50</text:p>
          </table:table-cell>
          <table:table-cell office:value-type="time" office:time-value="PT17H43M51S" table:style-name="ce4">
            <text:p>17:43:5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8.42999999999995" table:style-name="ce1">
            <text:p>528,43</text:p>
          </table:table-cell>
          <table:table-cell office:value-type="float" office:value="2.8931701028999997" table:formula="of:=[.C410]/1000 * [.D410]*[.E410]/1000" table:style-name="ce1">
            <text:p>2,893170103</text:p>
          </table:table-cell>
          <table:table-cell table:number-columns-repeated="2" table:style-name="ce1"/>
          <table:table-cell office:value-type="float" office:value="0.20130277575113587" table:formula="of:=[.F410]-([.$J$3]*[.C410]/1000)" table:style-name="ce1">
            <text:p>0,201302776</text:p>
          </table:table-cell>
          <table:table-cell table:number-columns-repeated="16375"/>
        </table:table-row>
        <table:table-row table:style-name="ro3">
          <table:table-cell office:value-type="time" office:time-value="PT17H43M51S" table:style-name="ce4">
            <text:p>17:43:51</text:p>
          </table:table-cell>
          <table:table-cell office:value-type="time" office:time-value="PT17H43M52S" table:style-name="ce4">
            <text:p>17:43:5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58000000000004" table:style-name="ce1">
            <text:p>530,58</text:p>
          </table:table-cell>
          <table:table-cell office:value-type="float" office:value="2.9076845160000002" table:formula="of:=[.C411]/1000 * [.D411]*[.E411]/1000" table:style-name="ce1">
            <text:p>2,907684516</text:p>
          </table:table-cell>
          <table:table-cell table:number-columns-repeated="2" table:style-name="ce1"/>
          <table:table-cell office:value-type="float" office:value="0.21327529335807816" table:formula="of:=[.F411]-([.$J$3]*[.C411]/1000)" table:style-name="ce1">
            <text:p>0,213275293</text:p>
          </table:table-cell>
          <table:table-cell table:number-columns-repeated="16375"/>
        </table:table-row>
        <table:table-row table:style-name="ro3">
          <table:table-cell office:value-type="time" office:time-value="PT17H43M52S" table:style-name="ce4">
            <text:p>17:43:52</text:p>
          </table:table-cell>
          <table:table-cell office:value-type="time" office:time-value="PT17H43M53S" table:style-name="ce4">
            <text:p>17:43:53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1.58000000000004" table:style-name="ce1">
            <text:p>541,58</text:p>
          </table:table-cell>
          <table:table-cell office:value-type="float" office:value="2.9706096264000004" table:formula="of:=[.C412]/1000 * [.D412]*[.E412]/1000" table:style-name="ce1">
            <text:p>2,970609626</text:p>
          </table:table-cell>
          <table:table-cell table:number-columns-repeated="2" table:style-name="ce1"/>
          <table:table-cell office:value-type="float" office:value="0.26857471727890303" table:formula="of:=[.F412]-([.$J$3]*[.C412]/1000)" table:style-name="ce1">
            <text:p>0,268574717</text:p>
          </table:table-cell>
          <table:table-cell table:number-columns-repeated="16375"/>
        </table:table-row>
        <table:table-row table:style-name="ro3">
          <table:table-cell office:value-type="time" office:time-value="PT17H43M53S" table:style-name="ce4">
            <text:p>17:43:53</text:p>
          </table:table-cell>
          <table:table-cell office:value-type="time" office:time-value="PT17H43M54S" table:style-name="ce4">
            <text:p>17:43:54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6.85" table:style-name="ce1">
            <text:p>526,85</text:p>
          </table:table-cell>
          <table:table-cell office:value-type="float" office:value="2.8816587600000005" table:formula="of:=[.C413]/1000 * [.D413]*[.E413]/1000" table:style-name="ce1">
            <text:p>2,88165876</text:p>
          </table:table-cell>
          <table:table-cell table:number-columns-repeated="2" table:style-name="ce1"/>
          <table:table-cell office:value-type="float" office:value="0.18724953735807848" table:formula="of:=[.F413]-([.$J$3]*[.C413]/1000)" table:style-name="ce1">
            <text:p>0,187249537</text:p>
          </table:table-cell>
          <table:table-cell table:number-columns-repeated="16375"/>
        </table:table-row>
        <table:table-row table:style-name="ro3">
          <table:table-cell office:value-type="time" office:time-value="PT17H43M54S" table:style-name="ce4">
            <text:p>17:43:54</text:p>
          </table:table-cell>
          <table:table-cell office:value-type="time" office:time-value="PT17H43M55S" table:style-name="ce4">
            <text:p>17:43:55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1.74" table:style-name="ce1">
            <text:p>521,74</text:p>
          </table:table-cell>
          <table:table-cell office:value-type="float" office:value="2.8537091040000004" table:formula="of:=[.C414]/1000 * [.D414]*[.E414]/1000" table:style-name="ce1">
            <text:p>2,853709104</text:p>
          </table:table-cell>
          <table:table-cell table:number-columns-repeated="2" table:style-name="ce1"/>
          <table:table-cell office:value-type="float" office:value="0.15929988135807838" table:formula="of:=[.F414]-([.$J$3]*[.C414]/1000)" table:style-name="ce1">
            <text:p>0,159299881</text:p>
          </table:table-cell>
          <table:table-cell table:number-columns-repeated="16375"/>
        </table:table-row>
        <table:table-row table:style-name="ro3">
          <table:table-cell office:value-type="time" office:time-value="PT17H43M55S" table:style-name="ce4">
            <text:p>17:43:55</text:p>
          </table:table-cell>
          <table:table-cell office:value-type="time" office:time-value="PT17H43M56S" table:style-name="ce4">
            <text:p>17:43:5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4.11" table:style-name="ce1">
            <text:p>514,11</text:p>
          </table:table-cell>
          <table:table-cell office:value-type="float" office:value="2.817425622" table:formula="of:=[.C415]/1000 * [.D415]*[.E415]/1000" table:style-name="ce1">
            <text:p>2,817425622</text:p>
          </table:table-cell>
          <table:table-cell table:number-columns-repeated="2" table:style-name="ce1"/>
          <table:table-cell office:value-type="float" office:value="0.12301639935807795" table:formula="of:=[.F415]-([.$J$3]*[.C415]/1000)" table:style-name="ce1">
            <text:p>0,123016399</text:p>
          </table:table-cell>
          <table:table-cell table:number-columns-repeated="16375"/>
        </table:table-row>
        <table:table-row table:style-name="ro3">
          <table:table-cell office:value-type="time" office:time-value="PT17H43M56S" table:style-name="ce4">
            <text:p>17:43:56</text:p>
          </table:table-cell>
          <table:table-cell office:value-type="time" office:time-value="PT17H43M57S" table:style-name="ce4">
            <text:p>17:43:5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1.89" table:style-name="ce1">
            <text:p>571,89</text:p>
          </table:table-cell>
          <table:table-cell office:value-type="float" office:value="3.1398133536000001" table:formula="of:=[.C416]/1000 * [.D416]*[.E416]/1000" table:style-name="ce1">
            <text:p>3,139813354</text:p>
          </table:table-cell>
          <table:table-cell table:number-columns-repeated="2" table:style-name="ce1"/>
          <table:table-cell office:value-type="float" office:value="0.43523654898584452" table:formula="of:=[.F416]-([.$J$3]*[.C416]/1000)" table:style-name="ce1">
            <text:p>0,435236549</text:p>
          </table:table-cell>
          <table:table-cell table:number-columns-repeated="16375"/>
        </table:table-row>
        <table:table-row table:style-name="ro3">
          <table:table-cell office:value-type="time" office:time-value="PT17H43M57S" table:style-name="ce4">
            <text:p>17:43:57</text:p>
          </table:table-cell>
          <table:table-cell office:value-type="time" office:time-value="PT17H43M58S" table:style-name="ce4">
            <text:p>17:43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54999999999995" table:style-name="ce1">
            <text:p>541,55</text:p>
          </table:table-cell>
          <table:table-cell office:value-type="float" office:value="2.9678023099999997" table:formula="of:=[.C417]/1000 * [.D417]*[.E417]/1000" table:style-name="ce1">
            <text:p>2,96780231</text:p>
          </table:table-cell>
          <table:table-cell table:number-columns-repeated="2" table:style-name="ce1"/>
          <table:table-cell office:value-type="float" office:value="0.27339308735807766" table:formula="of:=[.F417]-([.$J$3]*[.C417]/1000)" table:style-name="ce1">
            <text:p>0,273393087</text:p>
          </table:table-cell>
          <table:table-cell table:number-columns-repeated="16375"/>
        </table:table-row>
        <table:table-row table:style-name="ro3">
          <table:table-cell office:value-type="time" office:time-value="PT17H43M58S" table:style-name="ce4">
            <text:p>17:43:58</text:p>
          </table:table-cell>
          <table:table-cell office:value-type="time" office:time-value="PT17H43M59S" table:style-name="ce4">
            <text:p>17:43:5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2.87" table:style-name="ce1">
            <text:p>512,87</text:p>
          </table:table-cell>
          <table:table-cell office:value-type="float" office:value="2.8106301739999999" table:formula="of:=[.C418]/1000 * [.D418]*[.E418]/1000" table:style-name="ce1">
            <text:p>2,810630174</text:p>
          </table:table-cell>
          <table:table-cell table:number-columns-repeated="2" table:style-name="ce1"/>
          <table:table-cell office:value-type="float" office:value="0.11622095135807786" table:formula="of:=[.F418]-([.$J$3]*[.C418]/1000)" table:style-name="ce1">
            <text:p>0,116220951</text:p>
          </table:table-cell>
          <table:table-cell table:number-columns-repeated="16375"/>
        </table:table-row>
        <table:table-row table:style-name="ro3">
          <table:table-cell office:value-type="time" office:time-value="PT17H43M59S" table:style-name="ce4">
            <text:p>17:43:59</text:p>
          </table:table-cell>
          <table:table-cell office:value-type="time" office:time-value="PT17H44M0S" table:style-name="ce4">
            <text:p>17:44:0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3.58000000000004" table:style-name="ce1">
            <text:p>523,58</text:p>
          </table:table-cell>
          <table:table-cell office:value-type="float" office:value="2.8745798592000003" table:formula="of:=[.C419]/1000 * [.D419]*[.E419]/1000" table:style-name="ce1">
            <text:p>2,874579859</text:p>
          </table:table-cell>
          <table:table-cell table:number-columns-repeated="2" table:style-name="ce1"/>
          <table:table-cell office:value-type="float" office:value="0.17000305458584464" table:formula="of:=[.F419]-([.$J$3]*[.C419]/1000)" table:style-name="ce1">
            <text:p>0,170003055</text:p>
          </table:table-cell>
          <table:table-cell table:number-columns-repeated="16375"/>
        </table:table-row>
        <table:table-row table:style-name="ro3">
          <table:table-cell office:value-type="time" office:time-value="PT17H44M1S" table:style-name="ce4">
            <text:p>17:44:01</text:p>
          </table:table-cell>
          <table:table-cell office:value-type="time" office:time-value="PT17H44M2S" table:style-name="ce4">
            <text:p>17:44:02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5.62" table:style-name="ce1">
            <text:p>525,62</text:p>
          </table:table-cell>
          <table:table-cell office:value-type="float" office:value="2.8830677495999999" table:formula="of:=[.C420]/1000 * [.D420]*[.E420]/1000" table:style-name="ce1">
            <text:p>2,88306775</text:p>
          </table:table-cell>
          <table:table-cell table:number-columns-repeated="2" table:style-name="ce1"/>
          <table:table-cell office:value-type="float" office:value="0.18103284047890256" table:formula="of:=[.F420]-([.$J$3]*[.C420]/1000)" table:style-name="ce1">
            <text:p>0,18103284</text:p>
          </table:table-cell>
          <table:table-cell table:number-columns-repeated="16375"/>
        </table:table-row>
        <table:table-row table:style-name="ro3">
          <table:table-cell office:value-type="time" office:time-value="PT17H44M2S" table:style-name="ce4">
            <text:p>17:44:02</text:p>
          </table:table-cell>
          <table:table-cell office:value-type="time" office:time-value="PT17H44M3S" table:style-name="ce4">
            <text:p>17:44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80999999999995" table:style-name="ce1">
            <text:p>534,81</text:p>
          </table:table-cell>
          <table:table-cell office:value-type="float" office:value="2.9308657619999998" table:formula="of:=[.C421]/1000 * [.D421]*[.E421]/1000" table:style-name="ce1">
            <text:p>2,930865762</text:p>
          </table:table-cell>
          <table:table-cell table:number-columns-repeated="2" table:style-name="ce1"/>
          <table:table-cell office:value-type="float" office:value="0.23645653935807776" table:formula="of:=[.F421]-([.$J$3]*[.C421]/1000)" table:style-name="ce1">
            <text:p>0,236456539</text:p>
          </table:table-cell>
          <table:table-cell table:number-columns-repeated="16375"/>
        </table:table-row>
        <table:table-row table:style-name="ro3">
          <table:table-cell office:value-type="time" office:time-value="PT17H44M3S" table:style-name="ce4">
            <text:p>17:44:03</text:p>
          </table:table-cell>
          <table:table-cell office:value-type="time" office:time-value="PT17H44M4S" table:style-name="ce4">
            <text:p>17:44:04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0.23" table:style-name="ce1">
            <text:p>530,23</text:p>
          </table:table-cell>
          <table:table-cell office:value-type="float" office:value="2.9249554697" table:formula="of:=[.C422]/1000 * [.D422]*[.E422]/1000" table:style-name="ce1">
            <text:p>2,92495547</text:p>
          </table:table-cell>
          <table:table-cell table:number-columns-repeated="2" table:style-name="ce1"/>
          <table:table-cell office:value-type="float" office:value="0.21275297860666909" table:formula="of:=[.F422]-([.$J$3]*[.C422]/1000)" table:style-name="ce1">
            <text:p>0,212752979</text:p>
          </table:table-cell>
          <table:table-cell table:number-columns-repeated="16375"/>
        </table:table-row>
        <table:table-row table:style-name="ro3">
          <table:table-cell office:value-type="time" office:time-value="PT17H44M4S" table:style-name="ce4">
            <text:p>17:44:04</text:p>
          </table:table-cell>
          <table:table-cell office:value-type="time" office:time-value="PT17H44M5S" table:style-name="ce4">
            <text:p>17:44:0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0.66" table:style-name="ce1">
            <text:p>530,66</text:p>
          </table:table-cell>
          <table:table-cell office:value-type="float" office:value="2.9108664441999994" table:formula="of:=[.C423]/1000 * [.D423]*[.E423]/1000" table:style-name="ce1">
            <text:p>2,910866444</text:p>
          </table:table-cell>
          <table:table-cell table:number-columns-repeated="2" table:style-name="ce1"/>
          <table:table-cell office:value-type="float" office:value="0.21391532606501906" table:formula="of:=[.F423]-([.$J$3]*[.C423]/1000)" table:style-name="ce1">
            <text:p>0,213915326</text:p>
          </table:table-cell>
          <table:table-cell table:number-columns-repeated="16375"/>
        </table:table-row>
        <table:table-row table:style-name="ro3">
          <table:table-cell office:value-type="time" office:time-value="PT17H44M5S" table:style-name="ce4">
            <text:p>17:44:05</text:p>
          </table:table-cell>
          <table:table-cell office:value-type="time" office:time-value="PT17H44M6S" table:style-name="ce4">
            <text:p>17:44:06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8.95000000000005" table:style-name="ce1">
            <text:p>518,95</text:p>
          </table:table-cell>
          <table:table-cell office:value-type="float" office:value="2.8412668184999998" table:formula="of:=[.C424]/1000 * [.D424]*[.E424]/1000" table:style-name="ce1">
            <text:p>2,841266819</text:p>
          </table:table-cell>
          <table:table-cell table:number-columns-repeated="2" table:style-name="ce1"/>
          <table:table-cell office:value-type="float" office:value="0.14939949135113606" table:formula="of:=[.F424]-([.$J$3]*[.C424]/1000)" table:style-name="ce1">
            <text:p>0,149399491</text:p>
          </table:table-cell>
          <table:table-cell table:number-columns-repeated="16375"/>
        </table:table-row>
        <table:table-row table:style-name="ro3">
          <table:table-cell office:value-type="time" office:time-value="PT17H44M6S" table:style-name="ce4">
            <text:p>17:44:06</text:p>
          </table:table-cell>
          <table:table-cell office:value-type="time" office:time-value="PT17H44M7S" table:style-name="ce4">
            <text:p>17:44:0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2.02" table:style-name="ce1">
            <text:p>522,02</text:p>
          </table:table-cell>
          <table:table-cell office:value-type="float" office:value="2.8661716907999999" table:formula="of:=[.C425]/1000 * [.D425]*[.E425]/1000" table:style-name="ce1">
            <text:p>2,866171691</text:p>
          </table:table-cell>
          <table:table-cell table:number-columns-repeated="2" table:style-name="ce1"/>
          <table:table-cell office:value-type="float" office:value="0.16667867717196083" table:formula="of:=[.F425]-([.$J$3]*[.C425]/1000)" table:style-name="ce1">
            <text:p>0,166678677</text:p>
          </table:table-cell>
          <table:table-cell table:number-columns-repeated="16375"/>
        </table:table-row>
        <table:table-row table:style-name="ro3">
          <table:table-cell office:value-type="time" office:time-value="PT17H44M7S" table:style-name="ce4">
            <text:p>17:44:07</text:p>
          </table:table-cell>
          <table:table-cell office:value-type="time" office:time-value="PT17H44M8S" table:style-name="ce4">
            <text:p>17:44:0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3.28" table:style-name="ce1">
            <text:p>513,28</text:p>
          </table:table-cell>
          <table:table-cell office:value-type="float" office:value="2.8102233983999994" table:formula="of:=[.C426]/1000 * [.D426]*[.E426]/1000" table:style-name="ce1">
            <text:p>2,810223398</text:p>
          </table:table-cell>
          <table:table-cell table:number-columns-repeated="2" table:style-name="ce1"/>
          <table:table-cell office:value-type="float" office:value="0.11835607125113556" table:formula="of:=[.F426]-([.$J$3]*[.C426]/1000)" table:style-name="ce1">
            <text:p>0,118356071</text:p>
          </table:table-cell>
          <table:table-cell table:number-columns-repeated="16375"/>
        </table:table-row>
        <table:table-row table:style-name="ro3">
          <table:table-cell office:value-type="time" office:time-value="PT17H44M8S" table:style-name="ce4">
            <text:p>17:44:08</text:p>
          </table:table-cell>
          <table:table-cell office:value-type="time" office:time-value="PT17H44M9S" table:style-name="ce4">
            <text:p>17:44:0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0.80999999999995" table:style-name="ce1">
            <text:p>520,81</text:p>
          </table:table-cell>
          <table:table-cell office:value-type="float" office:value="2.8514503742999997" table:formula="of:=[.C427]/1000 * [.D427]*[.E427]/1000" table:style-name="ce1">
            <text:p>2,851450374</text:p>
          </table:table-cell>
          <table:table-cell table:number-columns-repeated="2" table:style-name="ce1"/>
          <table:table-cell office:value-type="float" office:value="0.15958304715113591" table:formula="of:=[.F427]-([.$J$3]*[.C427]/1000)" table:style-name="ce1">
            <text:p>0,159583047</text:p>
          </table:table-cell>
          <table:table-cell table:number-columns-repeated="16375"/>
        </table:table-row>
        <table:table-row table:style-name="ro3">
          <table:table-cell office:value-type="time" office:time-value="PT17H44M9S" table:style-name="ce4">
            <text:p>17:44:09</text:p>
          </table:table-cell>
          <table:table-cell office:value-type="time" office:time-value="PT17H44M10S" table:style-name="ce4">
            <text:p>17:44:10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3.88" table:style-name="ce1">
            <text:p>523,88</text:p>
          </table:table-cell>
          <table:table-cell office:value-type="float" office:value="2.8870398144" table:formula="of:=[.C428]/1000 * [.D428]*[.E428]/1000" table:style-name="ce1">
            <text:p>2,887039814</text:p>
          </table:table-cell>
          <table:table-cell table:number-columns-repeated="2" table:style-name="ce1"/>
          <table:table-cell office:value-type="float" office:value="0.17229542781361085" table:formula="of:=[.F428]-([.$J$3]*[.C428]/1000)" table:style-name="ce1">
            <text:p>0,172295428</text:p>
          </table:table-cell>
          <table:table-cell table:number-columns-repeated="16375"/>
        </table:table-row>
        <table:table-row table:style-name="ro3">
          <table:table-cell office:value-type="time" office:time-value="PT17H44M10S" table:style-name="ce4">
            <text:p>17:44:10</text:p>
          </table:table-cell>
          <table:table-cell office:value-type="time" office:time-value="PT17H44M11S" table:style-name="ce4">
            <text:p>17:44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2.62" table:style-name="ce1">
            <text:p>532,62</text:p>
          </table:table-cell>
          <table:table-cell office:value-type="float" office:value="2.9188641240000002" table:formula="of:=[.C429]/1000 * [.D429]*[.E429]/1000" table:style-name="ce1">
            <text:p>2,918864124</text:p>
          </table:table-cell>
          <table:table-cell table:number-columns-repeated="2" table:style-name="ce1"/>
          <table:table-cell office:value-type="float" office:value="0.22445490135807811" table:formula="of:=[.F429]-([.$J$3]*[.C429]/1000)" table:style-name="ce1">
            <text:p>0,224454901</text:p>
          </table:table-cell>
          <table:table-cell table:number-columns-repeated="16375"/>
        </table:table-row>
        <table:table-row table:style-name="ro3">
          <table:table-cell office:value-type="time" office:time-value="PT17H44M11S" table:style-name="ce4">
            <text:p>17:44:11</text:p>
          </table:table-cell>
          <table:table-cell office:value-type="time" office:time-value="PT17H44M12S" table:style-name="ce4">
            <text:p>17:44:1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41.33000000000004" table:style-name="ce1">
            <text:p>541,33</text:p>
          </table:table-cell>
          <table:table-cell office:value-type="float" office:value="2.9637979898999998" table:formula="of:=[.C430]/1000 * [.D430]*[.E430]/1000" table:style-name="ce1">
            <text:p>2,96379799</text:p>
          </table:table-cell>
          <table:table-cell table:number-columns-repeated="2" table:style-name="ce1"/>
          <table:table-cell office:value-type="float" office:value="0.27193066275113598" table:formula="of:=[.F430]-([.$J$3]*[.C430]/1000)" table:style-name="ce1">
            <text:p>0,271930663</text:p>
          </table:table-cell>
          <table:table-cell table:number-columns-repeated="16375"/>
        </table:table-row>
        <table:table-row table:style-name="ro3">
          <table:table-cell office:value-type="time" office:time-value="PT17H44M12S" table:style-name="ce4">
            <text:p>17:44:12</text:p>
          </table:table-cell>
          <table:table-cell office:value-type="time" office:time-value="PT17H44M13S" table:style-name="ce4">
            <text:p>17:44:13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21.94000000000005" table:style-name="ce1">
            <text:p>521,94</text:p>
          </table:table-cell>
          <table:table-cell office:value-type="float" office:value="2.8549387284000005" table:formula="of:=[.C431]/1000 * [.D431]*[.E431]/1000" table:style-name="ce1">
            <text:p>2,854938728</text:p>
          </table:table-cell>
          <table:table-cell table:number-columns-repeated="2" table:style-name="ce1"/>
          <table:table-cell office:value-type="float" office:value="0.16561329674419545" table:formula="of:=[.F431]-([.$J$3]*[.C431]/1000)" table:style-name="ce1">
            <text:p>0,165613297</text:p>
          </table:table-cell>
          <table:table-cell table:number-columns-repeated="16375"/>
        </table:table-row>
        <table:table-row table:style-name="ro3">
          <table:table-cell office:value-type="time" office:time-value="PT17H44M14S" table:style-name="ce4">
            <text:p>17:44:14</text:p>
          </table:table-cell>
          <table:table-cell office:value-type="time" office:time-value="PT17H44M15S" table:style-name="ce4">
            <text:p>17:44:1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79" table:style-name="ce1">
            <text:p>533,79</text:p>
          </table:table-cell>
          <table:table-cell office:value-type="float" office:value="2.9280356522999997" table:formula="of:=[.C432]/1000 * [.D432]*[.E432]/1000" table:style-name="ce1">
            <text:p>2,928035652</text:p>
          </table:table-cell>
          <table:table-cell table:number-columns-repeated="2" table:style-name="ce1"/>
          <table:table-cell office:value-type="float" office:value="0.2310845341650194" table:formula="of:=[.F432]-([.$J$3]*[.C432]/1000)" table:style-name="ce1">
            <text:p>0,231084534</text:p>
          </table:table-cell>
          <table:table-cell table:number-columns-repeated="16375"/>
        </table:table-row>
        <table:table-row table:style-name="ro3">
          <table:table-cell office:value-type="time" office:time-value="PT17H44M15S" table:style-name="ce4">
            <text:p>17:44:15</text:p>
          </table:table-cell>
          <table:table-cell office:value-type="time" office:time-value="PT17H44M16S" table:style-name="ce4">
            <text:p>17:44:16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10.75" table:style-name="ce1">
            <text:p>510,75</text:p>
          </table:table-cell>
          <table:table-cell office:value-type="float" office:value="2.7937309950000002" table:formula="of:=[.C433]/1000 * [.D433]*[.E433]/1000" table:style-name="ce1">
            <text:p>2,793730995</text:p>
          </table:table-cell>
          <table:table-cell table:number-columns-repeated="2" table:style-name="ce1"/>
          <table:table-cell office:value-type="float" office:value="0.10440556334419515" table:formula="of:=[.F433]-([.$J$3]*[.C433]/1000)" table:style-name="ce1">
            <text:p>0,104405563</text:p>
          </table:table-cell>
          <table:table-cell table:number-columns-repeated="16375"/>
        </table:table-row>
        <table:table-row table:style-name="ro3">
          <table:table-cell office:value-type="time" office:time-value="PT17H44M16S" table:style-name="ce4">
            <text:p>17:44:16</text:p>
          </table:table-cell>
          <table:table-cell office:value-type="time" office:time-value="PT17H44M17S" table:style-name="ce4">
            <text:p>17:44:17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1.1" table:style-name="ce1">
            <text:p>521,1</text:p>
          </table:table-cell>
          <table:table-cell office:value-type="float" office:value="2.8530381330000001" table:formula="of:=[.C434]/1000 * [.D434]*[.E434]/1000" table:style-name="ce1">
            <text:p>2,853038133</text:p>
          </table:table-cell>
          <table:table-cell table:number-columns-repeated="2" table:style-name="ce1"/>
          <table:table-cell office:value-type="float" office:value="0.1611708058511363" table:formula="of:=[.F434]-([.$J$3]*[.C434]/1000)" table:style-name="ce1">
            <text:p>0,161170806</text:p>
          </table:table-cell>
          <table:table-cell table:number-columns-repeated="16375"/>
        </table:table-row>
        <table:table-row table:style-name="ro3">
          <table:table-cell office:value-type="time" office:time-value="PT17H44M17S" table:style-name="ce4">
            <text:p>17:44:17</text:p>
          </table:table-cell>
          <table:table-cell office:value-type="time" office:time-value="PT17H44M18S" table:style-name="ce4">
            <text:p>17:44:1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6.67999999999995" table:style-name="ce1">
            <text:p>526,68</text:p>
          </table:table-cell>
          <table:table-cell office:value-type="float" office:value="2.9080952207999999" table:formula="of:=[.C435]/1000 * [.D435]*[.E435]/1000" table:style-name="ce1">
            <text:p>2,908095221</text:p>
          </table:table-cell>
          <table:table-cell table:number-columns-repeated="2" table:style-name="ce1"/>
          <table:table-cell office:value-type="float" office:value="0.19335083421361077" table:formula="of:=[.F435]-([.$J$3]*[.C435]/1000)" table:style-name="ce1">
            <text:p>0,193350834</text:p>
          </table:table-cell>
          <table:table-cell table:number-columns-repeated="16375"/>
        </table:table-row>
        <table:table-row table:style-name="ro3">
          <table:table-cell office:value-type="time" office:time-value="PT17H44M18S" table:style-name="ce4">
            <text:p>17:44:18</text:p>
          </table:table-cell>
          <table:table-cell office:value-type="time" office:time-value="PT17H44M19S" table:style-name="ce4">
            <text:p>17:44:1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8.83000000000004" table:style-name="ce1">
            <text:p>518,83</text:p>
          </table:table-cell>
          <table:table-cell office:value-type="float" office:value="2.8432921660000003" table:formula="of:=[.C436]/1000 * [.D436]*[.E436]/1000" table:style-name="ce1">
            <text:p>2,843292166</text:p>
          </table:table-cell>
          <table:table-cell table:number-columns-repeated="2" table:style-name="ce1"/>
          <table:table-cell office:value-type="float" office:value="0.14888294335807828" table:formula="of:=[.F436]-([.$J$3]*[.C436]/1000)" table:style-name="ce1">
            <text:p>0,148882943</text:p>
          </table:table-cell>
          <table:table-cell table:number-columns-repeated="16375"/>
        </table:table-row>
        <table:table-row table:style-name="ro3">
          <table:table-cell office:value-type="time" office:time-value="PT17H44M19S" table:style-name="ce4">
            <text:p>17:44:19</text:p>
          </table:table-cell>
          <table:table-cell office:value-type="time" office:time-value="PT17H44M20S" table:style-name="ce4">
            <text:p>17:44:2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88" table:style-name="ce1">
            <text:p>523,88</text:p>
          </table:table-cell>
          <table:table-cell office:value-type="float" office:value="2.8736756355999997" table:formula="of:=[.C437]/1000 * [.D437]*[.E437]/1000" table:style-name="ce1">
            <text:p>2,873675636</text:p>
          </table:table-cell>
          <table:table-cell table:number-columns-repeated="2" table:style-name="ce1"/>
          <table:table-cell office:value-type="float" office:value="0.17672451746501938" table:formula="of:=[.F437]-([.$J$3]*[.C437]/1000)" table:style-name="ce1">
            <text:p>0,176724517</text:p>
          </table:table-cell>
          <table:table-cell table:number-columns-repeated="16375"/>
        </table:table-row>
        <table:table-row table:style-name="ro3">
          <table:table-cell office:value-type="time" office:time-value="PT17H44M20S" table:style-name="ce4">
            <text:p>17:44:20</text:p>
          </table:table-cell>
          <table:table-cell office:value-type="time" office:time-value="PT17H44M21S" table:style-name="ce4">
            <text:p>17:44:21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0.41" table:style-name="ce1">
            <text:p>530,41</text:p>
          </table:table-cell>
          <table:table-cell office:value-type="float" office:value="2.9259484198999992" table:formula="of:=[.C438]/1000 * [.D438]*[.E438]/1000" table:style-name="ce1">
            <text:p>2,92594842</text:p>
          </table:table-cell>
          <table:table-cell table:number-columns-repeated="2" table:style-name="ce1"/>
          <table:table-cell office:value-type="float" office:value="0.21374592880666832" table:formula="of:=[.F438]-([.$J$3]*[.C438]/1000)" table:style-name="ce1">
            <text:p>0,213745929</text:p>
          </table:table-cell>
          <table:table-cell table:number-columns-repeated="16375"/>
        </table:table-row>
        <table:table-row table:style-name="ro3">
          <table:table-cell office:value-type="time" office:time-value="PT17H44M21S" table:style-name="ce4">
            <text:p>17:44:21</text:p>
          </table:table-cell>
          <table:table-cell office:value-type="time" office:time-value="PT17H44M22S" table:style-name="ce4">
            <text:p>17:44:22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10.48" table:style-name="ce1">
            <text:p>510,48</text:p>
          </table:table-cell>
          <table:table-cell office:value-type="float" office:value="2.8133675856" table:formula="of:=[.C439]/1000 * [.D439]*[.E439]/1000" table:style-name="ce1">
            <text:p>2,813367586</text:p>
          </table:table-cell>
          <table:table-cell table:number-columns-repeated="2" table:style-name="ce1"/>
          <table:table-cell office:value-type="float" office:value="0.10370698999972738" table:formula="of:=[.F439]-([.$J$3]*[.C439]/1000)" table:style-name="ce1">
            <text:p>0,10370699</text:p>
          </table:table-cell>
          <table:table-cell table:number-columns-repeated="16375"/>
        </table:table-row>
        <table:table-row table:style-name="ro3">
          <table:table-cell office:value-type="time" office:time-value="PT17H44M22S" table:style-name="ce4">
            <text:p>17:44:22</text:p>
          </table:table-cell>
          <table:table-cell office:value-type="time" office:time-value="PT17H44M23S" table:style-name="ce4">
            <text:p>17:44:2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8.20000000000005" table:style-name="ce1">
            <text:p>548,2</text:p>
          </table:table-cell>
          <table:table-cell office:value-type="float" office:value="3.0070798340000002" table:formula="of:=[.C440]/1000 * [.D440]*[.E440]/1000" table:style-name="ce1">
            <text:p>3,007079834</text:p>
          </table:table-cell>
          <table:table-cell table:number-columns-repeated="2" table:style-name="ce1"/>
          <table:table-cell office:value-type="float" office:value="0.31012871586501989" table:formula="of:=[.F440]-([.$J$3]*[.C440]/1000)" table:style-name="ce1">
            <text:p>0,310128716</text:p>
          </table:table-cell>
          <table:table-cell table:number-columns-repeated="16375"/>
        </table:table-row>
        <table:table-row table:style-name="ro3">
          <table:table-cell office:value-type="time" office:time-value="PT17H44M23S" table:style-name="ce4">
            <text:p>17:44:23</text:p>
          </table:table-cell>
          <table:table-cell office:value-type="time" office:time-value="PT17H44M24S" table:style-name="ce4">
            <text:p>17:44:24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7.57000000000005" table:style-name="ce1">
            <text:p>527,57</text:p>
          </table:table-cell>
          <table:table-cell office:value-type="float" office:value="2.9130094092000003" table:formula="of:=[.C441]/1000 * [.D441]*[.E441]/1000" table:style-name="ce1">
            <text:p>2,913009409</text:p>
          </table:table-cell>
          <table:table-cell table:number-columns-repeated="2" table:style-name="ce1"/>
          <table:table-cell office:value-type="float" office:value="0.19826502261361112" table:formula="of:=[.F441]-([.$J$3]*[.C441]/1000)" table:style-name="ce1">
            <text:p>0,198265023</text:p>
          </table:table-cell>
          <table:table-cell table:number-columns-repeated="16375"/>
        </table:table-row>
        <table:table-row table:style-name="ro3">
          <table:table-cell office:value-type="time" office:time-value="PT17H44M24S" table:style-name="ce4">
            <text:p>17:44:24</text:p>
          </table:table-cell>
          <table:table-cell office:value-type="time" office:time-value="PT17H44M25S" table:style-name="ce4">
            <text:p>17:44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76" table:style-name="ce1">
            <text:p>525,76</text:p>
          </table:table-cell>
          <table:table-cell office:value-type="float" office:value="2.8812699520000002" table:formula="of:=[.C442]/1000 * [.D442]*[.E442]/1000" table:style-name="ce1">
            <text:p>2,881269952</text:p>
          </table:table-cell>
          <table:table-cell table:number-columns-repeated="2" table:style-name="ce1"/>
          <table:table-cell office:value-type="float" office:value="0.18686072935807818" table:formula="of:=[.F442]-([.$J$3]*[.C442]/1000)" table:style-name="ce1">
            <text:p>0,186860729</text:p>
          </table:table-cell>
          <table:table-cell table:number-columns-repeated="16375"/>
        </table:table-row>
        <table:table-row table:style-name="ro3">
          <table:table-cell office:value-type="time" office:time-value="PT17H44M25S" table:style-name="ce4">
            <text:p>17:44:25</text:p>
          </table:table-cell>
          <table:table-cell office:value-type="time" office:time-value="PT17H44M27S" table:style-name="ce4">
            <text:p>17:44:2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6.16" table:style-name="ce1">
            <text:p>526,16</text:p>
          </table:table-cell>
          <table:table-cell office:value-type="float" office:value="2.8805997215999994" table:formula="of:=[.C443]/1000 * [.D443]*[.E443]/1000" table:style-name="ce1">
            <text:p>2,880599722</text:p>
          </table:table-cell>
          <table:table-cell table:number-columns-repeated="2" table:style-name="ce1"/>
          <table:table-cell office:value-type="float" office:value="0.1836486034650191" table:formula="of:=[.F443]-([.$J$3]*[.C443]/1000)" table:style-name="ce1">
            <text:p>0,183648603</text:p>
          </table:table-cell>
          <table:table-cell table:number-columns-repeated="16375"/>
        </table:table-row>
        <table:table-row table:style-name="ro1">
          <table:table-cell table:number-columns-repeated="4" table:style-name="ce3"/>
          <table:table-cell office:value-type="string" table:style-name="ce3">
            <text:p>Total energy</text:p>
          </table:table-cell>
          <table:table-cell office:value-type="float" office:value="554.05913209779999" table:formula="of:=SUM([.F254:.F443])" table:style-name="ce3">
            <text:p>554,0591321</text:p>
          </table:table-cell>
          <table:table-cell table:style-name="ce3"/>
          <table:table-cell office:value-type="string" table:style-name="ce3">
            <text:p>Total energy without SO</text:p>
          </table:table-cell>
          <table:table-cell office:value-type="float" office:value="41.005487674382174" table:formula="of:=SUM([.I254:.I443])" table:style-name="ce3">
            <text:p>41,00548767</text:p>
          </table:table-cell>
          <table:table-cell table:number-columns-repeated="16375" table:style-name="ce3"/>
        </table:table-row>
        <table:table-row table:number-rows-repeated="10481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01:55:09Z</meta:creation-date>
    <dc:date>2024-04-30T14:46:09Z</dc:date>
    <meta:editing-cycles>3</meta:editing-cycles>
    <meta:editing-duration>PT516S</meta:editing-duration>
  </office:meta>
</office:document-meta>
</file>